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589946638864" text:id="ct94589946638864">
          <text:insertion>
            <office:change-info>
              <dc:creator>Julia Ringo</dc:creator>
              <dc:date>2023-10-21T11:11:00</dc:date>
            </office:change-info>
          </text:insertion>
        </text:changed-region>
        <text:changed-region xml:id="ct94589946650080" text:id="ct94589946650080">
          <text:insertion>
            <office:change-info>
              <dc:creator>Julia Ringo</dc:creator>
              <dc:date>2023-10-21T11:11:00</dc:date>
            </office:change-info>
          </text:insertion>
        </text:changed-region>
        <text:changed-region xml:id="ct94589946650368" text:id="ct94589946650368">
          <text:deletion>
            <office:change-info>
              <dc:creator>Julia Ringo</dc:creator>
              <dc:date>2023-10-21T11:11:00</dc:date>
            </office:change-info>
            <text:p text:style-name="Text_20_body"><text:span text:style-name="T1">u</text:span></text:p>
          </text:deletion>
        </text:changed-region>
        <text:changed-region xml:id="ct94589946650656" text:id="ct94589946650656">
          <text:deletion>
            <office:change-info>
              <dc:creator>Julia Ringo</dc:creator>
              <dc:date>2023-10-21T11:11:00</dc:date>
            </office:change-info>
            <text:p text:style-name="Text_20_body"><text:span text:style-name="T1">would </text:span></text:p>
          </text:deletion>
        </text:changed-region>
        <text:changed-region xml:id="ct94589946649744" text:id="ct94589946649744">
          <text:insertion>
            <office:change-info>
              <dc:creator>Julia Ringo</dc:creator>
              <dc:date>2023-10-21T11:11:00</dc:date>
            </office:change-info>
          </text:insertion>
        </text:changed-region>
        <text:changed-region xml:id="ct94589946643248" text:id="ct94589946643248">
          <text:insertion>
            <office:change-info>
              <dc:creator>Julia Ringo</dc:creator>
              <dc:date>2023-10-21T11:11:00</dc:date>
            </office:change-info>
          </text:insertion>
        </text:changed-region>
        <text:changed-region xml:id="ct94589946667664" text:id="ct94589946667664">
          <text:insertion>
            <office:change-info>
              <dc:creator>Julia Ringo</dc:creator>
              <dc:date>2023-10-21T11:11:00</dc:date>
            </office:change-info>
          </text:insertion>
        </text:changed-region>
        <text:changed-region xml:id="ct94589946673168" text:id="ct94589946673168">
          <text:insertion>
            <office:change-info>
              <dc:creator>Julia Ringo</dc:creator>
              <dc:date>2023-10-21T11:11:00</dc:date>
            </office:change-info>
          </text:insertion>
        </text:changed-region>
        <text:changed-region xml:id="ct94589946665296" text:id="ct94589946665296">
          <text:insertion>
            <office:change-info>
              <dc:creator>Julia Ringo</dc:creator>
              <dc:date>2023-10-21T11:12:00</dc:date>
            </office:change-info>
          </text:insertion>
        </text:changed-region>
        <text:changed-region xml:id="ct94589946684256" text:id="ct94589946684256">
          <text:insertion>
            <office:change-info>
              <dc:creator>Julia Ringo</dc:creator>
              <dc:date>2023-10-21T11:11:00</dc:date>
            </office:change-info>
          </text:insertion>
        </text:changed-region>
        <text:changed-region xml:id="ct94589946684544" text:id="ct94589946684544">
          <text:deletion>
            <office:change-info>
              <dc:creator>Julia Ringo</dc:creator>
              <dc:date>2023-10-21T11:11:00</dc:date>
            </office:change-info>
            <text:p text:style-name="Text_20_body"><text:span text:style-name="T1">-</text:span></text:p>
          </text:deletion>
        </text:changed-region>
        <text:changed-region xml:id="ct94589946686176" text:id="ct94589946686176">
          <text:insertion>
            <office:change-info>
              <dc:creator>Julia Ringo</dc:creator>
              <dc:date>2023-10-21T11:12:00</dc:date>
            </office:change-info>
          </text:insertion>
        </text:changed-region>
        <text:changed-region xml:id="ct94589946686464" text:id="ct94589946686464">
          <text:deletion>
            <office:change-info>
              <dc:creator>Julia Ringo</dc:creator>
              <dc:date>2023-10-21T11:12:00</dc:date>
            </office:change-info>
            <text:p text:style-name="Text_20_body"><text:span text:style-name="T1">ing</text:span></text:p>
          </text:deletion>
        </text:changed-region>
        <text:changed-region xml:id="ct94589945236992" text:id="ct94589945236992">
          <text:deletion>
            <office:change-info>
              <dc:creator>Julia Ringo</dc:creator>
              <dc:date>2023-10-21T11:12:00</dc:date>
            </office:change-info>
            <text:p text:style-name="Text_20_body"><text:span text:style-name="T1">the </text:span></text:p>
          </text:deletion>
        </text:changed-region>
        <text:changed-region xml:id="ct94589946687792" text:id="ct94589946687792">
          <text:insertion>
            <office:change-info>
              <dc:creator>Julia Ringo</dc:creator>
              <dc:date>2023-10-21T11:12:00</dc:date>
            </office:change-info>
          </text:insertion>
        </text:changed-region>
        <text:changed-region xml:id="ct94589946652528" text:id="ct94589946652528">
          <text:deletion>
            <office:change-info>
              <dc:creator>Julia Ringo</dc:creator>
              <dc:date>2023-10-05T13:15:00</dc:date>
            </office:change-info>
            <text:p text:style-name="Text_20_body"><text:span text:style-name="T1"><text:s/>— </text:span></text:p>
          </text:deletion>
        </text:changed-region>
        <text:changed-region xml:id="ct94589940072512" text:id="ct94589940072512">
          <text:insertion>
            <office:change-info>
              <dc:creator>Julia Ringo</dc:creator>
              <dc:date>2023-10-05T13:15:00</dc:date>
            </office:change-info>
          </text:insertion>
        </text:changed-region>
        <text:changed-region xml:id="ct94589946669696" text:id="ct94589946669696">
          <text:insertion>
            <office:change-info>
              <dc:creator>Julia Ringo</dc:creator>
              <dc:date>2023-10-21T11:13:00</dc:date>
            </office:change-info>
          </text:insertion>
        </text:changed-region>
        <text:changed-region xml:id="ct94589946690288" text:id="ct94589946690288">
          <text:deletion>
            <office:change-info>
              <dc:creator>Julia Ringo</dc:creator>
              <dc:date>2023-10-21T11:13:00</dc:date>
            </office:change-info>
            <text:p text:style-name="Text_20_body"><text:span text:style-name="T1">face of the </text:span></text:p>
          </text:deletion>
        </text:changed-region>
        <text:changed-region xml:id="ct94589946652816" text:id="ct94589946652816">
          <text:insertion>
            <office:change-info>
              <dc:creator>Julia Ringo</dc:creator>
              <dc:date>2023-10-21T11:13:00</dc:date>
            </office:change-info>
          </text:insertion>
        </text:changed-region>
        <text:changed-region xml:id="ct94589946717904" text:id="ct94589946717904">
          <text:deletion>
            <office:change-info>
              <dc:creator>Julia Ringo</dc:creator>
              <dc:date>2023-10-21T11:13:00</dc:date>
            </office:change-info>
            <text:p text:style-name="Text_20_body"><text:span text:style-name="T1">returned to</text:span></text:p>
          </text:deletion>
        </text:changed-region>
        <text:changed-region xml:id="ct94589946727552" text:id="ct94589946727552">
          <text:insertion>
            <office:change-info>
              <dc:creator>Julia Ringo</dc:creator>
              <dc:date>2023-10-21T11:13:00</dc:date>
            </office:change-info>
          </text:insertion>
        </text:changed-region>
        <text:changed-region xml:id="ct94589946733552" text:id="ct94589946733552">
          <text:deletion>
            <office:change-info>
              <dc:creator>Julia Ringo</dc:creator>
              <dc:date>2023-10-05T13:15:00</dc:date>
            </office:change-info>
            <text:p text:style-name="Text_20_body"><text:span text:style-name="T1"><text:s/>— </text:span></text:p>
          </text:deletion>
        </text:changed-region>
        <text:changed-region xml:id="ct94589946728176" text:id="ct94589946728176">
          <text:insertion>
            <office:change-info>
              <dc:creator>Julia Ringo</dc:creator>
              <dc:date>2023-10-05T13:15:00</dc:date>
            </office:change-info>
          </text:insertion>
        </text:changed-region>
        <text:changed-region xml:id="ct94589946672832" text:id="ct94589946672832">
          <text:deletion>
            <office:change-info>
              <dc:creator>Julia Ringo</dc:creator>
              <dc:date>2023-10-21T11:14:00</dc:date>
            </office:change-info>
            <text:p text:style-name="Text_20_body"><text:span text:style-name="T1">that </text:span></text:p>
          </text:deletion>
        </text:changed-region>
        <text:changed-region xml:id="ct94589946736880" text:id="ct94589946736880">
          <text:insertion>
            <office:change-info>
              <dc:creator>Julia Ringo</dc:creator>
              <dc:date>2023-10-21T11:14:00</dc:date>
            </office:change-info>
          </text:insertion>
        </text:changed-region>
        <text:changed-region xml:id="ct94589946738064" text:id="ct94589946738064">
          <text:deletion>
            <office:change-info>
              <dc:creator>Julia Ringo</dc:creator>
              <dc:date>2023-10-21T11:14:00</dc:date>
            </office:change-info>
            <text:p text:style-name="Text_20_body"><text:span text:style-name="T1">s</text:span></text:p>
          </text:deletion>
        </text:changed-region>
        <text:changed-region xml:id="ct94589946636112" text:id="ct94589946636112">
          <text:deletion>
            <office:change-info>
              <dc:creator>Julia Ringo</dc:creator>
              <dc:date>2023-10-05T13:15:00</dc:date>
            </office:change-info>
            <text:p text:style-name="Text_20_body"><text:span text:style-name="T1"><text:s/>— </text:span></text:p>
          </text:deletion>
        </text:changed-region>
        <text:changed-region xml:id="ct94589946728464" text:id="ct94589946728464">
          <text:insertion>
            <office:change-info>
              <dc:creator>Julia Ringo</dc:creator>
              <dc:date>2023-10-05T13:15:00</dc:date>
            </office:change-info>
          </text:insertion>
        </text:changed-region>
        <text:changed-region xml:id="ct94589946743200" text:id="ct94589946743200">
          <text:insertion>
            <office:change-info>
              <dc:creator>Julia Ringo</dc:creator>
              <dc:date>2023-10-21T11:14:00</dc:date>
            </office:change-info>
          </text:insertion>
        </text:changed-region>
        <text:changed-region xml:id="ct94589946748336" text:id="ct94589946748336">
          <text:deletion>
            <office:change-info>
              <dc:creator>Julia Ringo</dc:creator>
              <dc:date>2023-10-05T13:15:00</dc:date>
            </office:change-info>
            <text:p text:style-name="Text_20_body"><text:span text:style-name="T1"><text:s/>— </text:span></text:p>
          </text:deletion>
        </text:changed-region>
        <text:changed-region xml:id="ct94589946749296" text:id="ct94589946749296">
          <text:insertion>
            <office:change-info>
              <dc:creator>Julia Ringo</dc:creator>
              <dc:date>2023-10-05T13:15:00</dc:date>
            </office:change-info>
          </text:insertion>
        </text:changed-region>
        <text:changed-region xml:id="ct94589946750256" text:id="ct94589946750256">
          <text:deletion>
            <office:change-info>
              <dc:creator>Julia Ringo</dc:creator>
              <dc:date>2023-10-10T11:08:00</dc:date>
            </office:change-info>
            <text:p text:style-name="Text_20_body"><text:span text:style-name="T1">…</text:span></text:p>
          </text:deletion>
        </text:changed-region>
        <text:changed-region xml:id="ct94589946751216" text:id="ct94589946751216">
          <text:insertion>
            <office:change-info>
              <dc:creator>Julia Ringo</dc:creator>
              <dc:date>2023-10-10T11:08:00</dc:date>
            </office:change-info>
          </text:insertion>
        </text:changed-region>
        <text:changed-region xml:id="ct94589946750544" text:id="ct94589946750544">
          <text:deletion>
            <office:change-info>
              <dc:creator>Julia Ringo</dc:creator>
              <dc:date>2023-10-05T13:15:00</dc:date>
            </office:change-info>
            <text:p text:style-name="Text_20_body"><text:span text:style-name="T1"><text:s/>— </text:span></text:p>
          </text:deletion>
        </text:changed-region>
        <text:changed-region xml:id="ct94589946758032" text:id="ct94589946758032">
          <text:insertion>
            <office:change-info>
              <dc:creator>Julia Ringo</dc:creator>
              <dc:date>2023-10-05T13:15:00</dc:date>
            </office:change-info>
          </text:insertion>
        </text:changed-region>
        <text:changed-region xml:id="ct94589946750832" text:id="ct94589946750832">
          <text:insertion>
            <office:change-info>
              <dc:creator>Julia Ringo</dc:creator>
              <dc:date>2023-10-21T11:14:00</dc:date>
            </office:change-info>
          </text:insertion>
        </text:changed-region>
        <text:changed-region xml:id="ct94589946759472" text:id="ct94589946759472">
          <text:deletion>
            <office:change-info>
              <dc:creator>Julia Ringo</dc:creator>
              <dc:date>2023-10-05T13:15:00</dc:date>
            </office:change-info>
            <text:p text:style-name="Text_20_body"><text:span text:style-name="T1"><text:s/>— </text:span></text:p>
          </text:deletion>
        </text:changed-region>
        <text:changed-region xml:id="ct94589946763168" text:id="ct94589946763168">
          <text:insertion>
            <office:change-info>
              <dc:creator>Julia Ringo</dc:creator>
              <dc:date>2023-10-05T13:15:00</dc:date>
            </office:change-info>
          </text:insertion>
        </text:changed-region>
        <text:changed-region xml:id="ct94589946763936" text:id="ct94589946763936">
          <text:deletion>
            <office:change-info>
              <dc:creator>Julia Ringo</dc:creator>
              <dc:date>2023-10-21T11:14:00</dc:date>
            </office:change-info>
            <text:p text:style-name="Text_20_body"><text:span text:style-name="T1">did </text:span></text:p>
          </text:deletion>
        </text:changed-region>
        <text:changed-region xml:id="ct94589946771328" text:id="ct94589946771328">
          <text:insertion>
            <office:change-info>
              <dc:creator>Julia Ringo</dc:creator>
              <dc:date>2023-10-21T11:15:00</dc:date>
            </office:change-info>
          </text:insertion>
        </text:changed-region>
        <text:changed-region xml:id="ct94589945235808" text:id="ct94589945235808">
          <text:insertion>
            <office:change-info>
              <dc:creator>Julia Ringo</dc:creator>
              <dc:date>2023-10-21T11:15:00</dc:date>
            </office:change-info>
          </text:insertion>
        </text:changed-region>
        <text:changed-region xml:id="ct94589946776960" text:id="ct94589946776960">
          <text:deletion>
            <office:change-info>
              <dc:creator>Julia Ringo</dc:creator>
              <dc:date>2023-10-21T11:15:00</dc:date>
            </office:change-info>
            <text:p text:style-name="Text_20_body"><text:span text:style-name="T1">supporting </text:span></text:p>
          </text:deletion>
        </text:changed-region>
        <text:changed-region xml:id="ct94589946765952" text:id="ct94589946765952">
          <text:deletion>
            <office:change-info>
              <dc:creator>Julia Ringo</dc:creator>
              <dc:date>2023-10-05T13:15:00</dc:date>
            </office:change-info>
            <text:p text:style-name="Text_20_body"><text:span text:style-name="T1"><text:s/>— </text:span></text:p>
          </text:deletion>
        </text:changed-region>
        <text:changed-region xml:id="ct94589946775616" text:id="ct94589946775616">
          <text:insertion>
            <office:change-info>
              <dc:creator>Julia Ringo</dc:creator>
              <dc:date>2023-10-05T13:15:00</dc:date>
            </office:change-info>
          </text:insertion>
        </text:changed-region>
        <text:changed-region xml:id="ct94589946778064" text:id="ct94589946778064">
          <text:deletion>
            <office:change-info>
              <dc:creator>Julia Ringo</dc:creator>
              <dc:date>2023-10-05T13:15:00</dc:date>
            </office:change-info>
            <text:p text:style-name="Text_20_body"><text:span text:style-name="T1"><text:s/>— </text:span></text:p>
          </text:deletion>
        </text:changed-region>
        <text:changed-region xml:id="ct94589946744640" text:id="ct94589946744640">
          <text:insertion>
            <office:change-info>
              <dc:creator>Julia Ringo</dc:creator>
              <dc:date>2023-10-05T13:15:00</dc:date>
            </office:change-info>
          </text:insertion>
        </text:changed-region>
        <text:changed-region xml:id="ct94589946794816" text:id="ct94589946794816">
          <text:insertion>
            <office:change-info>
              <dc:creator>Julia Ringo</dc:creator>
              <dc:date>2023-10-21T11:15:00</dc:date>
            </office:change-info>
          </text:insertion>
        </text:changed-region>
        <text:changed-region xml:id="ct94589946795104" text:id="ct94589946795104">
          <text:deletion>
            <office:change-info>
              <dc:creator>Julia Ringo</dc:creator>
              <dc:date>2023-10-21T11:15:00</dc:date>
            </office:change-info>
            <text:p text:style-name="Text_20_body"><text:span text:style-name="T1">that were least coated with rust </text:span></text:p>
          </text:deletion>
        </text:changed-region>
        <text:changed-region xml:id="ct94589946796064" text:id="ct94589946796064">
          <text:deletion>
            <office:change-info>
              <dc:creator>Julia Ringo</dc:creator>
              <dc:date>2023-10-21T11:15:00</dc:date>
            </office:change-info>
            <text:p text:style-name="Text_20_body"><text:span text:style-name="T1"><text:s/></text:span></text:p>
          </text:deletion>
        </text:changed-region>
        <text:changed-region xml:id="ct94589946797024" text:id="ct94589946797024">
          <text:deletion>
            <office:change-info>
              <dc:creator>Julia Ringo</dc:creator>
              <dc:date>2023-10-21T11:15:00</dc:date>
            </office:change-info>
            <text:p text:style-name="Text_20_body"><text:span text:style-name="T1">25 </text:span></text:p>
          </text:deletion>
        </text:changed-region>
        <text:changed-region xml:id="ct94589946797984" text:id="ct94589946797984">
          <text:insertion>
            <office:change-info>
              <dc:creator>Julia Ringo</dc:creator>
              <dc:date>2023-10-21T11:15:00</dc:date>
            </office:change-info>
          </text:insertion>
        </text:changed-region>
        <text:changed-region xml:id="ct94589946798944" text:id="ct94589946798944">
          <text:deletion>
            <office:change-info>
              <dc:creator>Julia Ringo</dc:creator>
              <dc:date>2023-10-21T11:15:00</dc:date>
            </office:change-info>
            <text:p text:style-name="Text_20_body"><text:span text:style-name="T1">300 </text:span></text:p>
          </text:deletion>
        </text:changed-region>
        <text:changed-region xml:id="ct94589946799904" text:id="ct94589946799904">
          <text:insertion>
            <office:change-info>
              <dc:creator>Julia Ringo</dc:creator>
              <dc:date>2023-10-21T11:15:00</dc:date>
            </office:change-info>
          </text:insertion>
        </text:changed-region>
        <text:changed-region xml:id="ct94589946659920" text:id="ct94589946659920">
          <text:deletion>
            <office:change-info>
              <dc:creator>Julia Ringo</dc:creator>
              <dc:date>2023-10-21T11:16:00</dc:date>
            </office:change-info>
            <text:p text:style-name="Text_20_body"><text:span text:style-name="T1">would enable any</text:span></text:p>
          </text:deletion>
        </text:changed-region>
        <text:changed-region xml:id="ct94589946796352" text:id="ct94589946796352">
          <text:insertion>
            <office:change-info>
              <dc:creator>Julia Ringo</dc:creator>
              <dc:date>2023-10-21T11:16:00</dc:date>
            </office:change-info>
          </text:insertion>
        </text:changed-region>
        <text:changed-region xml:id="ct94589946796640" text:id="ct94589946796640">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589946812720" text:id="ct94589946812720">
          <text:insertion>
            <office:change-info>
              <dc:creator>Julia Ringo</dc:creator>
              <dc:date>2023-10-21T11:16:00</dc:date>
            </office:change-info>
          </text:insertion>
        </text:changed-region>
        <text:changed-region xml:id="ct94589946798608" text:id="ct94589946798608">
          <text:deletion>
            <office:change-info>
              <dc:creator>Julia Ringo</dc:creator>
              <dc:date>2023-10-21T11:17:00</dc:date>
            </office:change-info>
            <text:p text:style-name="Text_20_body"><text:span text:style-name="T1">From </text:span></text:p>
          </text:deletion>
        </text:changed-region>
        <text:changed-region xml:id="ct94589946819200" text:id="ct94589946819200">
          <text:insertion>
            <office:change-info>
              <dc:creator>Julia Ringo</dc:creator>
              <dc:date>2023-10-21T11:17:00</dc:date>
            </office:change-info>
          </text:insertion>
        </text:changed-region>
        <text:changed-region xml:id="ct94589946821808" text:id="ct94589946821808">
          <text:insertion>
            <office:change-info>
              <dc:creator>Julia Ringo</dc:creator>
              <dc:date>2023-10-21T11:17:00</dc:date>
            </office:change-info>
          </text:insertion>
        </text:changed-region>
        <text:changed-region xml:id="ct94589946757696" text:id="ct94589946757696">
          <text:deletion>
            <office:change-info>
              <dc:creator>Julia Ringo</dc:creator>
              <dc:date>2023-10-21T11:21:00</dc:date>
            </office:change-info>
            <text:p text:style-name="Text_20_body"><text:span text:style-name="T1">50 </text:span></text:p>
          </text:deletion>
        </text:changed-region>
        <text:changed-region xml:id="ct94589946820800" text:id="ct94589946820800">
          <text:insertion>
            <office:change-info>
              <dc:creator>Julia Ringo</dc:creator>
              <dc:date>2023-10-21T11:21:00</dc:date>
            </office:change-info>
          </text:insertion>
        </text:changed-region>
        <text:changed-region xml:id="ct94589946827280" text:id="ct94589946827280">
          <text:insertion>
            <office:change-info>
              <dc:creator>Julia Ringo</dc:creator>
              <dc:date>2023-10-21T11:21:00</dc:date>
            </office:change-info>
          </text:insertion>
        </text:changed-region>
        <text:changed-region xml:id="ct94589946803984" text:id="ct94589946803984">
          <text:insertion>
            <office:change-info>
              <dc:creator>Julia Ringo</dc:creator>
              <dc:date>2023-10-21T11:21:00</dc:date>
            </office:change-info>
          </text:insertion>
        </text:changed-region>
        <text:changed-region xml:id="ct94589946804336" text:id="ct94589946804336">
          <text:deletion>
            <office:change-info>
              <dc:creator>Julia Ringo</dc:creator>
              <dc:date>2023-10-21T11:21:00</dc:date>
            </office:change-info>
            <text:p text:style-name="Text_20_body"><text:span text:style-name="T1">gathered together </text:span></text:p>
          </text:deletion>
        </text:changed-region>
        <text:changed-region xml:id="ct94589946836528" text:id="ct94589946836528">
          <text:deletion>
            <office:change-info>
              <dc:creator>Julia Ringo</dc:creator>
              <dc:date>2023-10-21T11:22:00</dc:date>
            </office:change-info>
            <text:p text:style-name="Text_20_body"><text:span text:style-name="T1">of </text:span></text:p>
          </text:deletion>
        </text:changed-region>
        <text:changed-region xml:id="ct94589946838832" text:id="ct94589946838832">
          <text:format-change>
            <office:change-info>
              <dc:creator>Julia Ringo</dc:creator>
              <dc:date>2023-10-21T11:22:00</dc:date>
            </office:change-info>
          </text:format-change>
        </text:changed-region>
        <text:changed-region xml:id="ct94589946821088" text:id="ct94589946821088">
          <text:insertion>
            <office:change-info>
              <dc:creator>Julia Ringo</dc:creator>
              <dc:date>2023-10-21T11:22:00</dc:date>
            </office:change-info>
          </text:insertion>
        </text:changed-region>
        <text:changed-region xml:id="ct94589946839456" text:id="ct94589946839456">
          <text:format-change>
            <office:change-info>
              <dc:creator>Julia Ringo</dc:creator>
              <dc:date>2023-10-21T11:22:00</dc:date>
            </office:change-info>
          </text:format-change>
        </text:changed-region>
        <text:changed-region xml:id="ct94589946773440" text:id="ct94589946773440">
          <text:insertion>
            <office:change-info>
              <dc:creator>Julia Ringo</dc:creator>
              <dc:date>2023-10-21T11:22:00</dc:date>
            </office:change-info>
          </text:insertion>
        </text:changed-region>
        <text:changed-region xml:id="ct94589946839744" text:id="ct94589946839744">
          <text:deletion>
            <office:change-info>
              <dc:creator>Julia Ringo</dc:creator>
              <dc:date>2023-10-05T13:15:00</dc:date>
            </office:change-info>
            <text:p text:style-name="Text_20_body"><text:span text:style-name="T1"><text:s/>— </text:span></text:p>
          </text:deletion>
        </text:changed-region>
        <text:changed-region xml:id="ct94589946836816" text:id="ct94589946836816">
          <text:insertion>
            <office:change-info>
              <dc:creator>Julia Ringo</dc:creator>
              <dc:date>2023-10-05T13:15:00</dc:date>
            </office:change-info>
          </text:insertion>
        </text:changed-region>
        <text:changed-region xml:id="ct94589946837104" text:id="ct94589946837104">
          <text:insertion>
            <office:change-info>
              <dc:creator>Julia Ringo</dc:creator>
              <dc:date>2023-10-21T11:22:00</dc:date>
            </office:change-info>
          </text:insertion>
        </text:changed-region>
        <text:changed-region xml:id="ct94589946872464" text:id="ct94589946872464">
          <text:insertion>
            <office:change-info>
              <dc:creator>Julia Ringo</dc:creator>
              <dc:date>2023-10-21T11:23:00</dc:date>
            </office:change-info>
          </text:insertion>
        </text:changed-region>
        <text:changed-region xml:id="ct94589946872752" text:id="ct94589946872752">
          <text:deletion>
            <office:change-info>
              <dc:creator>Julia Ringo</dc:creator>
              <dc:date>2023-10-21T11:23:00</dc:date>
            </office:change-info>
            <text:p text:style-name="Text_20_body"><text:span text:style-name="T1">was </text:span></text:p>
          </text:deletion>
        </text:changed-region>
        <text:changed-region xml:id="ct94589946873712" text:id="ct94589946873712">
          <text:insertion>
            <office:change-info>
              <dc:creator>Julia Ringo</dc:creator>
              <dc:date>2023-10-21T11:23:00</dc:date>
            </office:change-info>
          </text:insertion>
        </text:changed-region>
        <text:changed-region xml:id="ct94589946884992" text:id="ct94589946884992">
          <text:insertion>
            <office:change-info>
              <dc:creator>Julia Ringo</dc:creator>
              <dc:date>2023-10-21T11:23:00</dc:date>
            </office:change-info>
          </text:insertion>
        </text:changed-region>
        <text:changed-region xml:id="ct94589946885280" text:id="ct94589946885280">
          <text:deletion>
            <office:change-info>
              <dc:creator>Julia Ringo</dc:creator>
              <dc:date>2023-10-21T11:23:00</dc:date>
            </office:change-info>
            <text:p text:style-name="Text_20_body"><text:span text:style-name="T1">.</text:span></text:p>
          </text:deletion>
        </text:changed-region>
        <text:changed-region xml:id="ct94589946886528" text:id="ct94589946886528">
          <text:insertion>
            <office:change-info>
              <dc:creator>Julia Ringo</dc:creator>
              <dc:date>2023-10-21T11:23:00</dc:date>
            </office:change-info>
          </text:insertion>
        </text:changed-region>
        <text:changed-region xml:id="ct94589946898096" text:id="ct94589946898096">
          <text:insertion>
            <office:change-info>
              <dc:creator>Julia Ringo</dc:creator>
              <dc:date>2023-10-21T11:32:00</dc:date>
            </office:change-info>
          </text:insertion>
        </text:changed-region>
        <text:changed-region xml:id="ct94589946908320" text:id="ct94589946908320">
          <text:insertion>
            <office:change-info>
              <dc:creator>Julia Ringo</dc:creator>
              <dc:date>2023-10-21T11:33:00</dc:date>
            </office:change-info>
          </text:insertion>
        </text:changed-region>
        <text:changed-region xml:id="ct94589946874816" text:id="ct94589946874816">
          <text:format-change>
            <office:change-info>
              <dc:creator>Julia Ringo</dc:creator>
              <dc:date>2023-10-21T11:33:00</dc:date>
            </office:change-info>
          </text:format-change>
        </text:changed-region>
        <text:changed-region xml:id="ct94589946913216" text:id="ct94589946913216">
          <text:deletion>
            <office:change-info>
              <dc:creator>Julia Ringo</dc:creator>
              <dc:date>2023-10-21T11:33:00</dc:date>
            </office:change-info>
            <text:p text:style-name="Text_20_body"><text:span text:style-name="T1">It was o</text:span></text:p>
          </text:deletion>
        </text:changed-region>
        <text:changed-region xml:id="ct94589946914176" text:id="ct94589946914176">
          <text:insertion>
            <office:change-info>
              <dc:creator>Julia Ringo</dc:creator>
              <dc:date>2023-10-21T11:33:00</dc:date>
            </office:change-info>
          </text:insertion>
        </text:changed-region>
        <text:changed-region xml:id="ct94589946915808" text:id="ct94589946915808">
          <text:insertion>
            <office:change-info>
              <dc:creator>Julia Ringo</dc:creator>
              <dc:date>2023-10-21T11:33:00</dc:date>
            </office:change-info>
          </text:insertion>
        </text:changed-region>
        <text:changed-region xml:id="ct94589946916768" text:id="ct94589946916768">
          <text:deletion>
            <office:change-info>
              <dc:creator>Julia Ringo</dc:creator>
              <dc:date>2023-10-21T11:33:00</dc:date>
            </office:change-info>
            <text:p text:style-name="Text_20_body"><text:span text:style-name="T1">that </text:span></text:p>
          </text:deletion>
        </text:changed-region>
        <text:changed-region xml:id="ct94589946919616" text:id="ct94589946919616">
          <text:insertion>
            <office:change-info>
              <dc:creator>Julia Ringo</dc:creator>
              <dc:date>2023-10-21T11:40:00</dc:date>
            </office:change-info>
          </text:insertion>
        </text:changed-region>
        <text:changed-region xml:id="ct94589946919904" text:id="ct94589946919904">
          <text:deletion>
            <office:change-info>
              <dc:creator>Julia Ringo</dc:creator>
              <dc:date>2023-10-21T11:40:00</dc:date>
            </office:change-info>
            <text:p text:style-name="Text_20_body"><text:span text:style-name="T1"><text:s/>with </text:span></text:p>
          </text:deletion>
        </text:changed-region>
        <text:changed-region xml:id="ct94589946909616" text:id="ct94589946909616">
          <text:insertion>
            <office:change-info>
              <dc:creator>Julia Ringo</dc:creator>
              <dc:date>2023-10-21T11:40:00</dc:date>
            </office:change-info>
          </text:insertion>
        </text:changed-region>
        <text:changed-region xml:id="ct94589946912208" text:id="ct94589946912208">
          <text:insertion>
            <office:change-info>
              <dc:creator>Julia Ringo</dc:creator>
              <dc:date>2023-10-21T11:40:00</dc:date>
            </office:change-info>
          </text:insertion>
        </text:changed-region>
        <text:changed-region xml:id="ct94589946952544" text:id="ct94589946952544">
          <text:insertion>
            <office:change-info>
              <dc:creator>Julia Ringo</dc:creator>
              <dc:date>2023-10-21T11:41:00</dc:date>
            </office:change-info>
          </text:insertion>
        </text:changed-region>
        <text:changed-region xml:id="ct94589946952832" text:id="ct94589946952832">
          <text:deletion>
            <office:change-info>
              <dc:creator>Julia Ringo</dc:creator>
              <dc:date>2023-10-05T13:15:00</dc:date>
            </office:change-info>
            <text:p text:style-name="Text_20_body"><text:span text:style-name="T1"><text:s/>— </text:span></text:p>
          </text:deletion>
        </text:changed-region>
        <text:changed-region xml:id="ct94589946954784" text:id="ct94589946954784">
          <text:insertion>
            <office:change-info>
              <dc:creator>Julia Ringo</dc:creator>
              <dc:date>2023-10-05T13:15:00</dc:date>
            </office:change-info>
          </text:insertion>
        </text:changed-region>
        <text:changed-region xml:id="ct94589946956832" text:id="ct94589946956832">
          <text:insertion>
            <office:change-info>
              <dc:creator>Julia Ringo</dc:creator>
              <dc:date>2023-10-21T11:41:00</dc:date>
            </office:change-info>
          </text:insertion>
        </text:changed-region>
        <text:changed-region xml:id="ct94589946957792" text:id="ct94589946957792">
          <text:deletion>
            <office:change-info>
              <dc:creator>Julia Ringo</dc:creator>
              <dc:date>2023-10-05T13:15:00</dc:date>
            </office:change-info>
            <text:p text:style-name="Text_20_body"><text:span text:style-name="T1"><text:s/>— </text:span></text:p>
          </text:deletion>
        </text:changed-region>
        <text:changed-region xml:id="ct94589946959024" text:id="ct94589946959024">
          <text:insertion>
            <office:change-info>
              <dc:creator>Julia Ringo</dc:creator>
              <dc:date>2023-10-05T13:15:00</dc:date>
            </office:change-info>
          </text:insertion>
        </text:changed-region>
        <text:changed-region xml:id="ct94589946961168" text:id="ct94589946961168">
          <text:insertion>
            <office:change-info>
              <dc:creator>Julia Ringo</dc:creator>
              <dc:date>2023-10-21T11:41:00</dc:date>
            </office:change-info>
          </text:insertion>
        </text:changed-region>
        <text:changed-region xml:id="ct94589946962736" text:id="ct94589946962736">
          <text:deletion>
            <office:change-info>
              <dc:creator>Julia Ringo</dc:creator>
              <dc:date>2023-10-10T11:08:00</dc:date>
            </office:change-info>
            <text:p text:style-name="Text_20_body"><text:span text:style-name="T1">…</text:span></text:p>
          </text:deletion>
        </text:changed-region>
        <text:changed-region xml:id="ct94589946963696" text:id="ct94589946963696">
          <text:insertion>
            <office:change-info>
              <dc:creator>Julia Ringo</dc:creator>
              <dc:date>2023-10-10T11:08:00</dc:date>
            </office:change-info>
          </text:insertion>
        </text:changed-region>
        <text:changed-region xml:id="ct94589946953120" text:id="ct94589946953120">
          <text:deletion>
            <office:change-info>
              <dc:creator>Julia Ringo</dc:creator>
              <dc:date>2023-10-21T11:41:00</dc:date>
            </office:change-info>
            <text:p text:style-name="Text_20_body"><text:span text:style-name="T1">100 </text:span></text:p>
          </text:deletion>
        </text:changed-region>
        <text:changed-region xml:id="ct94589946953408" text:id="ct94589946953408">
          <text:insertion>
            <office:change-info>
              <dc:creator>Julia Ringo</dc:creator>
              <dc:date>2023-10-21T11:41:00</dc:date>
            </office:change-info>
          </text:insertion>
        </text:changed-region>
        <text:changed-region xml:id="ct94589946957456" text:id="ct94589946957456">
          <text:deletion>
            <office:change-info>
              <dc:creator>Julia Ringo</dc:creator>
              <dc:date>2023-10-05T13:15:00</dc:date>
            </office:change-info>
            <text:p text:style-name="Text_20_body"><text:span text:style-name="T1"><text:s/>— </text:span></text:p>
          </text:deletion>
        </text:changed-region>
        <text:changed-region xml:id="ct94589946962064" text:id="ct94589946962064">
          <text:insertion>
            <office:change-info>
              <dc:creator>Julia Ringo</dc:creator>
              <dc:date>2023-10-05T13:15:00</dc:date>
            </office:change-info>
          </text:insertion>
        </text:changed-region>
        <text:changed-region xml:id="ct94589946956528" text:id="ct94589946956528">
          <text:deletion>
            <office:change-info>
              <dc:creator>Julia Ringo</dc:creator>
              <dc:date>2023-10-21T11:41:00</dc:date>
            </office:change-info>
            <text:p text:style-name="Text_20_body"><text:span text:style-name="T1">70</text:span></text:p>
          </text:deletion>
        </text:changed-region>
        <text:changed-region xml:id="ct94589946975216" text:id="ct94589946975216">
          <text:insertion>
            <office:change-info>
              <dc:creator>Julia Ringo</dc:creator>
              <dc:date>2023-10-21T11:41:00</dc:date>
            </office:change-info>
          </text:insertion>
        </text:changed-region>
        <text:changed-region xml:id="ct94589946959312" text:id="ct94589946959312">
          <text:deletion>
            <office:change-info>
              <dc:creator>Julia Ringo</dc:creator>
              <dc:date>2023-10-05T13:15:00</dc:date>
            </office:change-info>
            <text:p text:style-name="Text_20_body"><text:span text:style-name="T1"><text:s/>— </text:span></text:p>
          </text:deletion>
        </text:changed-region>
        <text:changed-region xml:id="ct94589946962352" text:id="ct94589946962352">
          <text:insertion>
            <office:change-info>
              <dc:creator>Julia Ringo</dc:creator>
              <dc:date>2023-10-05T13:15:00</dc:date>
            </office:change-info>
          </text:insertion>
        </text:changed-region>
        <text:changed-region xml:id="ct94589946965072" text:id="ct94589946965072">
          <text:insertion>
            <office:change-info>
              <dc:creator>Julia Ringo</dc:creator>
              <dc:date>2023-10-21T11:42:00</dc:date>
            </office:change-info>
          </text:insertion>
        </text:changed-region>
        <text:changed-region xml:id="ct94589946984240" text:id="ct94589946984240">
          <text:deletion>
            <office:change-info>
              <dc:creator>Julia Ringo</dc:creator>
              <dc:date>2023-10-21T11:42:00</dc:date>
            </office:change-info>
            <text:p text:style-name="Text_20_body"><text:span text:style-name="T1">a</text:span></text:p>
          </text:deletion>
        </text:changed-region>
        <text:changed-region xml:id="ct94589946985536" text:id="ct94589946985536">
          <text:insertion>
            <office:change-info>
              <dc:creator>Julia Ringo</dc:creator>
              <dc:date>2023-10-21T11:42:00</dc:date>
            </office:change-info>
          </text:insertion>
        </text:changed-region>
        <text:changed-region xml:id="ct94589946903952" text:id="ct94589946903952">
          <text:deletion>
            <office:change-info>
              <dc:creator>Julia Ringo</dc:creator>
              <dc:date>2023-10-10T11:08:00</dc:date>
            </office:change-info>
            <text:p text:style-name="Text_20_body"><text:span text:style-name="T1">…</text:span></text:p>
          </text:deletion>
        </text:changed-region>
        <text:changed-region xml:id="ct94589946999184" text:id="ct94589946999184">
          <text:insertion>
            <office:change-info>
              <dc:creator>Julia Ringo</dc:creator>
              <dc:date>2023-10-10T11:08:00</dc:date>
            </office:change-info>
          </text:insertion>
        </text:changed-region>
        <text:changed-region xml:id="ct94589946999472" text:id="ct94589946999472">
          <text:deletion>
            <office:change-info>
              <dc:creator>Julia Ringo</dc:creator>
              <dc:date>2023-10-21T11:42:00</dc:date>
            </office:change-info>
            <text:p text:style-name="Text_20_body"><text:span text:style-name="T1"><text:s/></text:span></text:p>
          </text:deletion>
        </text:changed-region>
        <text:changed-region xml:id="ct94589947012672" text:id="ct94589947012672">
          <text:insertion>
            <office:change-info>
              <dc:creator>Julia Ringo</dc:creator>
              <dc:date>2023-10-21T11:43:00</dc:date>
            </office:change-info>
          </text:insertion>
        </text:changed-region>
        <text:changed-region xml:id="ct94589947022992" text:id="ct94589947022992">
          <text:insertion>
            <office:change-info>
              <dc:creator>Julia Ringo</dc:creator>
              <dc:date>2023-10-21T11:43:00</dc:date>
            </office:change-info>
          </text:insertion>
        </text:changed-region>
        <text:changed-region xml:id="ct94589947023280" text:id="ct94589947023280">
          <text:deletion>
            <office:change-info>
              <dc:creator>Julia Ringo</dc:creator>
              <dc:date>2023-10-21T11:43:00</dc:date>
            </office:change-info>
            <text:p text:style-name="Text_20_body"><text:span text:style-name="T1">,</text:span></text:p>
          </text:deletion>
        </text:changed-region>
        <text:changed-region xml:id="ct94589947027216" text:id="ct94589947027216">
          <text:insertion>
            <office:change-info>
              <dc:creator>Julia Ringo</dc:creator>
              <dc:date>2023-10-21T11:43:00</dc:date>
            </office:change-info>
          </text:insertion>
        </text:changed-region>
        <text:changed-region xml:id="ct94589947027504" text:id="ct94589947027504">
          <text:deletion>
            <office:change-info>
              <dc:creator>Julia Ringo</dc:creator>
              <dc:date>2023-10-21T11:43:00</dc:date>
            </office:change-info>
            <text:p text:style-name="Text_20_body"><text:span text:style-name="T1">,</text:span></text:p>
          </text:deletion>
        </text:changed-region>
        <text:changed-region xml:id="ct94589947029136" text:id="ct94589947029136">
          <text:insertion>
            <office:change-info>
              <dc:creator>Julia Ringo</dc:creator>
              <dc:date>2023-10-21T11:43:00</dc:date>
            </office:change-info>
          </text:insertion>
        </text:changed-region>
        <text:changed-region xml:id="ct94589947029424" text:id="ct94589947029424">
          <text:deletion>
            <office:change-info>
              <dc:creator>Julia Ringo</dc:creator>
              <dc:date>2023-10-21T11:43:00</dc:date>
            </office:change-info>
            <text:p text:style-name="Text_20_body"><text:span text:style-name="T1">w</text:span></text:p>
          </text:deletion>
        </text:changed-region>
        <text:changed-region xml:id="ct94589947028272" text:id="ct94589947028272">
          <text:insertion>
            <office:change-info>
              <dc:creator>Julia Ringo</dc:creator>
              <dc:date>2023-10-21T11:43:00</dc:date>
            </office:change-info>
          </text:insertion>
        </text:changed-region>
        <text:changed-region xml:id="ct94589947034560" text:id="ct94589947034560">
          <text:deletion>
            <office:change-info>
              <dc:creator>Julia Ringo</dc:creator>
              <dc:date>2023-10-10T11:08:00</dc:date>
            </office:change-info>
            <text:p text:style-name="Text_20_body"><text:span text:style-name="T1">…</text:span></text:p>
          </text:deletion>
        </text:changed-region>
        <text:changed-region xml:id="ct94589947035520" text:id="ct94589947035520">
          <text:insertion>
            <office:change-info>
              <dc:creator>Julia Ringo</dc:creator>
              <dc:date>2023-10-10T11:08:00</dc:date>
            </office:change-info>
          </text:insertion>
        </text:changed-region>
        <text:changed-region xml:id="ct94589947034848" text:id="ct94589947034848">
          <text:insertion>
            <office:change-info>
              <dc:creator>Julia Ringo</dc:creator>
              <dc:date>2023-10-21T11:43:00</dc:date>
            </office:change-info>
          </text:insertion>
        </text:changed-region>
        <text:changed-region xml:id="ct94589947035136" text:id="ct94589947035136">
          <text:deletion>
            <office:change-info>
              <dc:creator>Julia Ringo</dc:creator>
              <dc:date>2023-10-21T11:43:00</dc:date>
            </office:change-info>
            <text:p text:style-name="Text_20_body"><text:span text:style-name="T1"><text:s/>that </text:span></text:p>
          </text:deletion>
        </text:changed-region>
        <text:changed-region xml:id="ct94589947042064" text:id="ct94589947042064">
          <text:insertion>
            <office:change-info>
              <dc:creator>Julia Ringo</dc:creator>
              <dc:date>2023-10-21T11:43:00</dc:date>
            </office:change-info>
          </text:insertion>
        </text:changed-region>
        <text:changed-region xml:id="ct94589947041728" text:id="ct94589947041728">
          <text:format-change>
            <office:change-info>
              <dc:creator>Julia Ringo</dc:creator>
              <dc:date>2023-10-21T11:44:00</dc:date>
            </office:change-info>
          </text:format-change>
        </text:changed-region>
        <text:changed-region xml:id="ct94589947049216" text:id="ct94589947049216">
          <text:insertion>
            <office:change-info>
              <dc:creator>Julia Ringo</dc:creator>
              <dc:date>2023-10-21T11:44:00</dc:date>
            </office:change-info>
          </text:insertion>
        </text:changed-region>
        <text:changed-region xml:id="ct94589947041056" text:id="ct94589947041056">
          <text:insertion>
            <office:change-info>
              <dc:creator>Julia Ringo</dc:creator>
              <dc:date>2023-10-21T11:44:00</dc:date>
            </office:change-info>
          </text:insertion>
        </text:changed-region>
        <text:changed-region xml:id="ct94589947067664" text:id="ct94589947067664">
          <text:insertion>
            <office:change-info>
              <dc:creator>Julia Ringo</dc:creator>
              <dc:date>2023-10-21T11:45:00</dc:date>
            </office:change-info>
          </text:insertion>
        </text:changed-region>
        <text:changed-region xml:id="ct94589947067952" text:id="ct94589947067952">
          <text:deletion>
            <office:change-info>
              <dc:creator>Julia Ringo</dc:creator>
              <dc:date>2023-10-21T11:45:00</dc:date>
            </office:change-info>
            <text:p text:style-name="Text_20_body"><text:span text:style-name="T1">,</text:span></text:p>
          </text:deletion>
        </text:changed-region>
        <text:changed-region xml:id="ct94589947099392" text:id="ct94589947099392">
          <text:insertion>
            <office:change-info>
              <dc:creator>Julia Ringo</dc:creator>
              <dc:date>2023-10-21T11:46:00</dc:date>
            </office:change-info>
          </text:insertion>
        </text:changed-region>
        <text:changed-region xml:id="ct94589947106576" text:id="ct94589947106576">
          <text:deletion>
            <office:change-info>
              <dc:creator>Julia Ringo</dc:creator>
              <dc:date>2023-10-21T11:46:00</dc:date>
            </office:change-info>
            <text:p text:style-name="Text_20_body"><text:span text:style-name="T1">,</text:span></text:p>
          </text:deletion>
        </text:changed-region>
        <text:changed-region xml:id="ct94589947109552" text:id="ct94589947109552">
          <text:deletion>
            <office:change-info>
              <dc:creator>Julia Ringo</dc:creator>
              <dc:date>2023-10-21T11:46:00</dc:date>
            </office:change-info>
            <text:p text:style-name="Text_20_body"><text:span text:style-name="T1">,</text:span></text:p>
          </text:deletion>
        </text:changed-region>
        <text:changed-region xml:id="ct94589947114016" text:id="ct94589947114016">
          <text:deletion>
            <office:change-info>
              <dc:creator>Julia Ringo</dc:creator>
              <dc:date>2023-10-21T11:46:00</dc:date>
            </office:change-info>
            <text:p text:style-name="Text_20_body"><text:span text:style-name="T1">,</text:span></text:p>
          </text:deletion>
        </text:changed-region>
        <text:changed-region xml:id="ct94589947110224" text:id="ct94589947110224">
          <text:insertion>
            <office:change-info>
              <dc:creator>Julia Ringo</dc:creator>
              <dc:date>2023-10-21T11:50:00</dc:date>
            </office:change-info>
          </text:insertion>
        </text:changed-region>
        <text:changed-region xml:id="ct94589947123072" text:id="ct94589947123072">
          <text:insertion>
            <office:change-info>
              <dc:creator>Julia Ringo</dc:creator>
              <dc:date>2023-10-21T11:50:00</dc:date>
            </office:change-info>
          </text:insertion>
        </text:changed-region>
        <text:changed-region xml:id="ct94589947123360" text:id="ct94589947123360">
          <text:deletion>
            <office:change-info>
              <dc:creator>Julia Ringo</dc:creator>
              <dc:date>2023-10-21T11:50:00</dc:date>
            </office:change-info>
            <text:p text:style-name="Text_20_body"><text:span text:style-name="T1">‘</text:span></text:p>
          </text:deletion>
        </text:changed-region>
        <text:changed-region xml:id="ct94589947124992" text:id="ct94589947124992">
          <text:insertion>
            <office:change-info>
              <dc:creator>Julia Ringo</dc:creator>
              <dc:date>2023-10-21T11:50:00</dc:date>
            </office:change-info>
          </text:insertion>
        </text:changed-region>
        <text:changed-region xml:id="ct94589947125280" text:id="ct94589947125280">
          <text:deletion>
            <office:change-info>
              <dc:creator>Julia Ringo</dc:creator>
              <dc:date>2023-10-21T11:50:00</dc:date>
            </office:change-info>
            <text:p text:style-name="Text_20_body"><text:span text:style-name="T1">’</text:span></text:p>
          </text:deletion>
        </text:changed-region>
        <text:changed-region xml:id="ct94589947126240" text:id="ct94589947126240">
          <text:deletion>
            <office:change-info>
              <dc:creator>Julia Ringo</dc:creator>
              <dc:date>2023-10-21T11:50:00</dc:date>
            </office:change-info>
            <text:p text:style-name="Text_20_body"><text:span text:style-name="T1">then </text:span></text:p>
          </text:deletion>
        </text:changed-region>
        <text:changed-region xml:id="ct94589947100384" text:id="ct94589947100384">
          <text:deletion>
            <office:change-info>
              <dc:creator>Julia Ringo</dc:creator>
              <dc:date>2023-10-05T13:15:00</dc:date>
            </office:change-info>
            <text:p text:style-name="Text_20_body"><text:span text:style-name="T1"><text:s/>— </text:span></text:p>
          </text:deletion>
        </text:changed-region>
        <text:changed-region xml:id="ct94589947125568" text:id="ct94589947125568">
          <text:insertion>
            <office:change-info>
              <dc:creator>Julia Ringo</dc:creator>
              <dc:date>2023-10-05T13:15:00</dc:date>
            </office:change-info>
          </text:insertion>
        </text:changed-region>
        <text:changed-region xml:id="ct94589947127680" text:id="ct94589947127680">
          <text:deletion>
            <office:change-info>
              <dc:creator>Julia Ringo</dc:creator>
              <dc:date>2023-10-05T13:15:00</dc:date>
            </office:change-info>
            <text:p text:style-name="Text_20_body"><text:span text:style-name="T1"><text:s/>— </text:span></text:p>
          </text:deletion>
        </text:changed-region>
        <text:changed-region xml:id="ct94589947113536" text:id="ct94589947113536">
          <text:insertion>
            <office:change-info>
              <dc:creator>Julia Ringo</dc:creator>
              <dc:date>2023-10-05T13:15:00</dc:date>
            </office:change-info>
          </text:insertion>
        </text:changed-region>
        <text:changed-region xml:id="ct94589947138096" text:id="ct94589947138096">
          <text:insertion>
            <office:change-info>
              <dc:creator>Julia Ringo</dc:creator>
              <dc:date>2023-10-21T11:50:00</dc:date>
            </office:change-info>
          </text:insertion>
        </text:changed-region>
        <text:changed-region xml:id="ct94589947030528" text:id="ct94589947030528">
          <text:deletion>
            <office:change-info>
              <dc:creator>Julia Ringo</dc:creator>
              <dc:date>2023-10-10T11:08:00</dc:date>
            </office:change-info>
            <text:p text:style-name="Text_20_body"><text:span text:style-name="T1">…</text:span></text:p>
          </text:deletion>
        </text:changed-region>
        <text:changed-region xml:id="ct94589947142704" text:id="ct94589947142704">
          <text:insertion>
            <office:change-info>
              <dc:creator>Julia Ringo</dc:creator>
              <dc:date>2023-10-10T11:08:00</dc:date>
            </office:change-info>
          </text:insertion>
        </text:changed-region>
        <text:changed-region xml:id="ct94589947142992" text:id="ct94589947142992">
          <text:deletion>
            <office:change-info>
              <dc:creator>Julia Ringo</dc:creator>
              <dc:date>2023-10-21T11:50:00</dc:date>
            </office:change-info>
            <text:p text:style-name="Text_20_body"><text:span text:style-name="T1"><text:s/></text:span></text:p>
          </text:deletion>
        </text:changed-region>
        <text:changed-region xml:id="ct94589947150304" text:id="ct94589947150304">
          <text:deletion>
            <office:change-info>
              <dc:creator>Julia Ringo</dc:creator>
              <dc:date>2023-10-05T13:15:00</dc:date>
            </office:change-info>
            <text:p text:style-name="Text_20_body"><text:span text:style-name="T1"><text:s/>— </text:span></text:p>
          </text:deletion>
        </text:changed-region>
        <text:changed-region xml:id="ct94589947151264" text:id="ct94589947151264">
          <text:insertion>
            <office:change-info>
              <dc:creator>Julia Ringo</dc:creator>
              <dc:date>2023-10-05T13:15:00</dc:date>
            </office:change-info>
          </text:insertion>
        </text:changed-region>
        <text:changed-region xml:id="ct94589947153488" text:id="ct94589947153488">
          <text:insertion>
            <office:change-info>
              <dc:creator>Julia Ringo</dc:creator>
              <dc:date>2023-10-21T11:55:00</dc:date>
            </office:change-info>
          </text:insertion>
        </text:changed-region>
        <text:changed-region xml:id="ct94589947155792" text:id="ct94589947155792">
          <text:deletion>
            <office:change-info>
              <dc:creator>Julia Ringo</dc:creator>
              <dc:date>2023-10-05T13:15:00</dc:date>
            </office:change-info>
            <text:p text:style-name="Text_20_body"><text:span text:style-name="T1"><text:s/>— </text:span></text:p>
          </text:deletion>
        </text:changed-region>
        <text:changed-region xml:id="ct94589947156752" text:id="ct94589947156752">
          <text:insertion>
            <office:change-info>
              <dc:creator>Julia Ringo</dc:creator>
              <dc:date>2023-10-05T13:15:00</dc:date>
            </office:change-info>
          </text:insertion>
        </text:changed-region>
        <text:changed-region xml:id="ct94589947155296" text:id="ct94589947155296">
          <text:format-change>
            <office:change-info>
              <dc:creator>Julia Ringo</dc:creator>
              <dc:date>2023-10-21T11:55:00</dc:date>
            </office:change-info>
          </text:format-change>
        </text:changed-region>
        <text:changed-region xml:id="ct94589947150016" text:id="ct94589947150016">
          <text:insertion>
            <office:change-info>
              <dc:creator>Julia Ringo</dc:creator>
              <dc:date>2023-10-21T11:55:00</dc:date>
            </office:change-info>
          </text:insertion>
        </text:changed-region>
        <text:changed-region xml:id="ct94589946948480" text:id="ct94589946948480">
          <text:deletion>
            <office:change-info>
              <dc:creator>Julia Ringo</dc:creator>
              <dc:date>2023-10-10T11:08:00</dc:date>
            </office:change-info>
            <text:p text:style-name="Text_20_body"><text:span text:style-name="T1">…</text:span></text:p>
          </text:deletion>
        </text:changed-region>
        <text:changed-region xml:id="ct94589947154624" text:id="ct94589947154624">
          <text:insertion>
            <office:change-info>
              <dc:creator>Julia Ringo</dc:creator>
              <dc:date>2023-10-10T11:08:00</dc:date>
            </office:change-info>
          </text:insertion>
        </text:changed-region>
        <text:changed-region xml:id="ct94589947183296" text:id="ct94589947183296">
          <text:deletion>
            <office:change-info>
              <dc:creator>Julia Ringo</dc:creator>
              <dc:date>2023-10-21T11:55:00</dc:date>
            </office:change-info>
            <text:p text:style-name="Text_20_body"><text:span text:style-name="T1"><text:s/></text:span></text:p>
          </text:deletion>
        </text:changed-region>
        <text:changed-region xml:id="ct94589947183584" text:id="ct94589947183584">
          <text:deletion>
            <office:change-info>
              <dc:creator>Julia Ringo</dc:creator>
              <dc:date>2023-10-10T11:08:00</dc:date>
            </office:change-info>
            <text:p text:style-name="Text_20_body"><text:span text:style-name="T1">…</text:span></text:p>
          </text:deletion>
        </text:changed-region>
        <text:changed-region xml:id="ct94589947200752" text:id="ct94589947200752">
          <text:insertion>
            <office:change-info>
              <dc:creator>Julia Ringo</dc:creator>
              <dc:date>2023-10-10T11:08:00</dc:date>
            </office:change-info>
          </text:insertion>
        </text:changed-region>
        <text:changed-region xml:id="ct94589947164208" text:id="ct94589947164208">
          <text:deletion>
            <office:change-info>
              <dc:creator>Julia Ringo</dc:creator>
              <dc:date>2023-10-21T11:56:00</dc:date>
            </office:change-info>
            <text:p text:style-name="Text_20_body"><text:span text:style-name="T1">25 </text:span></text:p>
          </text:deletion>
        </text:changed-region>
        <text:changed-region xml:id="ct94589947112416" text:id="ct94589947112416">
          <text:insertion>
            <office:change-info>
              <dc:creator>Julia Ringo</dc:creator>
              <dc:date>2023-10-21T11:56:00</dc:date>
            </office:change-info>
          </text:insertion>
        </text:changed-region>
        <text:changed-region xml:id="ct94589947215808" text:id="ct94589947215808">
          <text:insertion>
            <office:change-info>
              <dc:creator>Julia Ringo</dc:creator>
              <dc:date>2023-10-21T11:56:00</dc:date>
            </office:change-info>
          </text:insertion>
        </text:changed-region>
        <text:changed-region xml:id="ct94589947216096" text:id="ct94589947216096">
          <text:deletion>
            <office:change-info>
              <dc:creator>Julia Ringo</dc:creator>
              <dc:date>2023-10-21T11:59:00</dc:date>
            </office:change-info>
            <text:p text:style-name="Text_20_body"><text:span text:style-name="T1">is capable of</text:span></text:p>
          </text:deletion>
        </text:changed-region>
        <text:changed-region xml:id="ct94589947217056" text:id="ct94589947217056">
          <text:insertion>
            <office:change-info>
              <dc:creator>Julia Ringo</dc:creator>
              <dc:date>2023-10-21T11:59:00</dc:date>
            </office:change-info>
          </text:insertion>
        </text:changed-region>
        <text:changed-region xml:id="ct94589947218016" text:id="ct94589947218016">
          <text:deletion>
            <office:change-info>
              <dc:creator>Julia Ringo</dc:creator>
              <dc:date>2023-10-21T11:56:00</dc:date>
            </office:change-info>
            <text:p text:style-name="Text_20_body"><text:span text:style-name="T1">doing </text:span></text:p>
          </text:deletion>
        </text:changed-region>
        <text:changed-region xml:id="ct94589947202528" text:id="ct94589947202528">
          <text:insertion>
            <office:change-info>
              <dc:creator>Julia Ringo</dc:creator>
              <dc:date>2023-10-21T12:00:00</dc:date>
            </office:change-info>
          </text:insertion>
        </text:changed-region>
        <text:changed-region xml:id="ct94589947216384" text:id="ct94589947216384">
          <text:deletion>
            <office:change-info>
              <dc:creator>Julia Ringo</dc:creator>
              <dc:date>2023-10-10T11:08:00</dc:date>
            </office:change-info>
            <text:p text:style-name="Text_20_body"><text:span text:style-name="T1">…</text:span></text:p>
          </text:deletion>
        </text:changed-region>
        <text:changed-region xml:id="ct94589947217344" text:id="ct94589947217344">
          <text:insertion>
            <office:change-info>
              <dc:creator>Julia Ringo</dc:creator>
              <dc:date>2023-10-10T11:08:00</dc:date>
            </office:change-info>
          </text:insertion>
        </text:changed-region>
        <text:changed-region xml:id="ct94589947232176" text:id="ct94589947232176">
          <text:insertion>
            <office:change-info>
              <dc:creator>Julia Ringo</dc:creator>
              <dc:date>2023-10-21T12:00:00</dc:date>
            </office:change-info>
          </text:insertion>
        </text:changed-region>
        <text:changed-region xml:id="ct94589947235632" text:id="ct94589947235632">
          <text:deletion>
            <office:change-info>
              <dc:creator>Julia Ringo</dc:creator>
              <dc:date>2023-10-21T12:00:00</dc:date>
            </office:change-info>
            <text:p text:style-name="Text_20_body"><text:span text:style-name="T1">,</text:span></text:p>
          </text:deletion>
        </text:changed-region>
        <text:changed-region xml:id="ct94589947237552" text:id="ct94589947237552">
          <text:insertion>
            <office:change-info>
              <dc:creator>Julia Ringo</dc:creator>
              <dc:date>2023-10-21T12:00:00</dc:date>
            </office:change-info>
          </text:insertion>
        </text:changed-region>
        <text:changed-region xml:id="ct94589946955072" text:id="ct94589946955072">
          <text:deletion>
            <office:change-info>
              <dc:creator>Julia Ringo</dc:creator>
              <dc:date>2023-10-05T13:15:00</dc:date>
            </office:change-info>
            <text:p text:style-name="Text_20_body"><text:span text:style-name="T1"><text:s/>— </text:span></text:p>
          </text:deletion>
        </text:changed-region>
        <text:changed-region xml:id="ct94589947240528" text:id="ct94589947240528">
          <text:insertion>
            <office:change-info>
              <dc:creator>Julia Ringo</dc:creator>
              <dc:date>2023-10-05T13:15:00</dc:date>
            </office:change-info>
          </text:insertion>
        </text:changed-region>
        <text:changed-region xml:id="ct94589947236544" text:id="ct94589947236544">
          <text:deletion>
            <office:change-info>
              <dc:creator>Julia Ringo</dc:creator>
              <dc:date>2023-10-21T12:01:00</dc:date>
            </office:change-info>
            <text:p text:style-name="Text_20_body"><text:span text:style-name="T1">30 </text:span></text:p>
          </text:deletion>
        </text:changed-region>
        <text:changed-region xml:id="ct94589947238176" text:id="ct94589947238176">
          <text:insertion>
            <office:change-info>
              <dc:creator>Julia Ringo</dc:creator>
              <dc:date>2023-10-21T12:01:00</dc:date>
            </office:change-info>
          </text:insertion>
        </text:changed-region>
        <text:changed-region xml:id="ct94589947239136" text:id="ct94589947239136">
          <text:deletion>
            <office:change-info>
              <dc:creator>Julia Ringo</dc:creator>
              <dc:date>2023-10-05T13:15:00</dc:date>
            </office:change-info>
            <text:p text:style-name="Text_20_body"><text:span text:style-name="T1"><text:s/>— </text:span></text:p>
          </text:deletion>
        </text:changed-region>
        <text:changed-region xml:id="ct94589947240096" text:id="ct94589947240096">
          <text:insertion>
            <office:change-info>
              <dc:creator>Julia Ringo</dc:creator>
              <dc:date>2023-10-05T13:15:00</dc:date>
            </office:change-info>
          </text:insertion>
        </text:changed-region>
        <text:changed-region xml:id="ct94589947241968" text:id="ct94589947241968">
          <text:deletion>
            <office:change-info>
              <dc:creator>Julia Ringo</dc:creator>
              <dc:date>2023-10-21T12:01:00</dc:date>
            </office:change-info>
            <text:p text:style-name="Text_20_body"><text:span text:style-name="T1">e</text:span></text:p>
          </text:deletion>
        </text:changed-region>
        <text:changed-region xml:id="ct94589947236896" text:id="ct94589947236896">
          <text:insertion>
            <office:change-info>
              <dc:creator>Julia Ringo</dc:creator>
              <dc:date>2023-10-21T12:01:00</dc:date>
            </office:change-info>
          </text:insertion>
        </text:changed-region>
        <text:changed-region xml:id="ct94589947250656" text:id="ct94589947250656">
          <text:deletion>
            <office:change-info>
              <dc:creator>Julia Ringo</dc:creator>
              <dc:date>2023-10-21T12:01:00</dc:date>
            </office:change-info>
            <text:p text:style-name="Text_20_body"><text:span text:style-name="T1">30 </text:span></text:p>
          </text:deletion>
        </text:changed-region>
        <text:changed-region xml:id="ct94589947258048" text:id="ct94589947258048">
          <text:insertion>
            <office:change-info>
              <dc:creator>Julia Ringo</dc:creator>
              <dc:date>2023-10-21T12:01:00</dc:date>
            </office:change-info>
          </text:insertion>
        </text:changed-region>
        <text:changed-region xml:id="ct94589947260688" text:id="ct94589947260688">
          <text:format-change>
            <office:change-info>
              <dc:creator>Julia Ringo</dc:creator>
              <dc:date>2023-10-21T12:01:00</dc:date>
            </office:change-info>
          </text:format-change>
        </text:changed-region>
        <text:changed-region xml:id="ct94589947276048" text:id="ct94589947276048">
          <text:insertion>
            <office:change-info>
              <dc:creator>Julia Ringo</dc:creator>
              <dc:date>2023-10-21T12:02:00</dc:date>
            </office:change-info>
          </text:insertion>
        </text:changed-region>
        <text:changed-region xml:id="ct94589946813008" text:id="ct94589946813008">
          <text:deletion>
            <office:change-info>
              <dc:creator>Julia Ringo</dc:creator>
              <dc:date>2023-10-21T12:03:00</dc:date>
            </office:change-info>
            <text:p text:style-name="Text_20_body"><text:span text:style-name="T1">that </text:span></text:p>
          </text:deletion>
        </text:changed-region>
        <text:changed-region xml:id="ct94589946814608" text:id="ct94589946814608">
          <text:insertion>
            <office:change-info>
              <dc:creator>Julia Ringo</dc:creator>
              <dc:date>2023-10-21T12:03:00</dc:date>
            </office:change-info>
          </text:insertion>
        </text:changed-region>
        <text:changed-region xml:id="ct94589947281120" text:id="ct94589947281120">
          <text:deletion>
            <office:change-info>
              <dc:creator>Julia Ringo</dc:creator>
              <dc:date>2023-10-21T12:03:00</dc:date>
            </office:change-info>
            <text:p text:style-name="Text_20_body"><text:span text:style-name="T1">have into their </text:span></text:p>
          </text:deletion>
        </text:changed-region>
        <text:changed-region xml:id="ct94589947294160" text:id="ct94589947294160">
          <text:insertion>
            <office:change-info>
              <dc:creator>Julia Ringo</dc:creator>
              <dc:date>2023-10-21T12:07:00</dc:date>
            </office:change-info>
          </text:insertion>
        </text:changed-region>
        <text:changed-region xml:id="ct94589947294448" text:id="ct94589947294448">
          <text:deletion>
            <office:change-info>
              <dc:creator>Julia Ringo</dc:creator>
              <dc:date>2023-10-21T12:07:00</dc:date>
            </office:change-info>
            <text:p text:style-name="Text_20_body"><text:span text:style-name="T1"><text:s/></text:span></text:p>
          </text:deletion>
        </text:changed-region>
        <text:changed-region xml:id="ct94589940320704" text:id="ct94589940320704">
          <text:insertion>
            <office:change-info>
              <dc:creator>Julia Ringo</dc:creator>
              <dc:date>2023-10-21T12:08:00</dc:date>
            </office:change-info>
          </text:insertion>
        </text:changed-region>
        <text:changed-region xml:id="ct94589940371360" text:id="ct94589940371360">
          <text:deletion>
            <office:change-info>
              <dc:creator>Julia Ringo</dc:creator>
              <dc:date>2023-10-21T12:15:00</dc:date>
            </office:change-info>
            <text:p text:style-name="Text_20_body"><text:span text:style-name="T1"><text:s/>inside of the hatch</text:span></text:p>
          </text:deletion>
        </text:changed-region>
        <text:changed-region xml:id="ct94589943023152" text:id="ct94589943023152">
          <text:insertion>
            <office:change-info>
              <dc:creator>Julia Ringo</dc:creator>
              <dc:date>2023-10-21T12:15:00</dc:date>
            </office:change-info>
          </text:insertion>
        </text:changed-region>
        <text:changed-region xml:id="ct94589942952128" text:id="ct94589942952128">
          <text:deletion>
            <office:change-info>
              <dc:creator>Julia Ringo</dc:creator>
              <dc:date>2023-10-21T12:15:00</dc:date>
            </office:change-info>
            <text:p text:style-name="Text_20_body"><text:span text:style-name="T1">. The ledge was </text:span></text:p>
          </text:deletion>
        </text:changed-region>
        <text:changed-region xml:id="ct94589942938560" text:id="ct94589942938560">
          <text:deletion>
            <office:change-info>
              <dc:creator>Julia Ringo</dc:creator>
              <dc:date>2023-10-21T12:16:00</dc:date>
            </office:change-info>
            <text:p text:style-name="Text_20_body"><text:span text:style-name="T1">to be</text:span></text:p>
          </text:deletion>
        </text:changed-region>
        <text:changed-region xml:id="ct94589942935296" text:id="ct94589942935296">
          <text:insertion>
            <office:change-info>
              <dc:creator>Julia Ringo</dc:creator>
              <dc:date>2023-10-21T12:16:00</dc:date>
            </office:change-info>
          </text:insertion>
        </text:changed-region>
        <text:changed-region xml:id="ct94589941332480" text:id="ct94589941332480">
          <text:deletion>
            <office:change-info>
              <dc:creator>Julia Ringo</dc:creator>
              <dc:date>2023-10-05T13:15:00</dc:date>
            </office:change-info>
            <text:p text:style-name="Text_20_body"><text:span text:style-name="T1"><text:s/>— </text:span></text:p>
          </text:deletion>
        </text:changed-region>
        <text:changed-region xml:id="ct94589940316096" text:id="ct94589940316096">
          <text:insertion>
            <office:change-info>
              <dc:creator>Julia Ringo</dc:creator>
              <dc:date>2023-10-05T13:15:00</dc:date>
            </office:change-info>
          </text:insertion>
        </text:changed-region>
        <text:changed-region xml:id="ct94589943472384" text:id="ct94589943472384">
          <text:insertion>
            <office:change-info>
              <dc:creator>Julia Ringo</dc:creator>
              <dc:date>2023-10-21T12:16:00</dc:date>
            </office:change-info>
          </text:insertion>
        </text:changed-region>
        <text:changed-region xml:id="ct94589943743584" text:id="ct94589943743584">
          <text:deletion>
            <office:change-info>
              <dc:creator>Julia Ringo</dc:creator>
              <dc:date>2023-10-21T12:16:00</dc:date>
            </office:change-info>
            <text:p text:style-name="Text_20_body"><text:span text:style-name="T1"><text:s/>with </text:span></text:p>
          </text:deletion>
        </text:changed-region>
        <text:changed-region xml:id="ct94589943106880" text:id="ct94589943106880">
          <text:insertion>
            <office:change-info>
              <dc:creator>Julia Ringo</dc:creator>
              <dc:date>2023-10-21T12:16:00</dc:date>
            </office:change-info>
          </text:insertion>
        </text:changed-region>
        <text:changed-region xml:id="ct94589940289616" text:id="ct94589940289616">
          <text:insertion>
            <office:change-info>
              <dc:creator>Julia Ringo</dc:creator>
              <dc:date>2023-10-21T12:18:00</dc:date>
            </office:change-info>
          </text:insertion>
        </text:changed-region>
        <text:changed-region xml:id="ct94589943531296" text:id="ct94589943531296">
          <text:deletion>
            <office:change-info>
              <dc:creator>Julia Ringo</dc:creator>
              <dc:date>2023-10-21T12:18:00</dc:date>
            </office:change-info>
            <text:p text:style-name="Text_20_body"><text:span text:style-name="T1">50 </text:span></text:p>
          </text:deletion>
        </text:changed-region>
        <text:changed-region xml:id="ct94589943522672" text:id="ct94589943522672">
          <text:insertion>
            <office:change-info>
              <dc:creator>Julia Ringo</dc:creator>
              <dc:date>2023-10-21T12:18:00</dc:date>
            </office:change-info>
          </text:insertion>
        </text:changed-region>
        <text:changed-region xml:id="ct94589943255744" text:id="ct94589943255744">
          <text:insertion>
            <office:change-info>
              <dc:creator>Julia Ringo</dc:creator>
              <dc:date>2023-10-21T12:19:00</dc:date>
            </office:change-info>
          </text:insertion>
        </text:changed-region>
        <text:changed-region xml:id="ct94589940336800" text:id="ct94589940336800">
          <text:deletion>
            <office:change-info>
              <dc:creator>Julia Ringo</dc:creator>
              <dc:date>2023-10-10T11:08:00</dc:date>
            </office:change-info>
            <text:p text:style-name="Text_20_body"><text:span text:style-name="T1">…</text:span></text:p>
          </text:deletion>
        </text:changed-region>
        <text:changed-region xml:id="ct94589940784864" text:id="ct94589940784864">
          <text:insertion>
            <office:change-info>
              <dc:creator>Julia Ringo</dc:creator>
              <dc:date>2023-10-10T11:08:00</dc:date>
            </office:change-info>
          </text:insertion>
        </text:changed-region>
        <text:changed-region xml:id="ct94589939889056" text:id="ct94589939889056">
          <text:deletion>
            <office:change-info>
              <dc:creator>Julia Ringo</dc:creator>
              <dc:date>2023-10-21T12:19:00</dc:date>
            </office:change-info>
            <text:p text:style-name="Text_20_body"><text:span text:style-name="T1"><text:s/></text:span></text:p>
          </text:deletion>
        </text:changed-region>
        <text:changed-region xml:id="ct94589940356384" text:id="ct94589940356384">
          <text:insertion>
            <office:change-info>
              <dc:creator>Julia Ringo</dc:creator>
              <dc:date>2023-10-21T12:19:00</dc:date>
            </office:change-info>
          </text:insertion>
        </text:changed-region>
        <text:changed-region xml:id="ct94589943781424" text:id="ct94589943781424">
          <text:deletion>
            <office:change-info>
              <dc:creator>Julia Ringo</dc:creator>
              <dc:date>2023-10-05T13:15:00</dc:date>
            </office:change-info>
            <text:p text:style-name="Text_20_body"><text:span text:style-name="T2"><text:s/>— </text:span></text:p>
          </text:deletion>
        </text:changed-region>
        <text:changed-region xml:id="ct94589943782000" text:id="ct94589943782000">
          <text:insertion>
            <office:change-info>
              <dc:creator>Julia Ringo</dc:creator>
              <dc:date>2023-10-05T13:15:00</dc:date>
            </office:change-info>
          </text:insertion>
        </text:changed-region>
        <text:changed-region xml:id="ct94589943950944" text:id="ct94589943950944">
          <text:insertion>
            <office:change-info>
              <dc:creator>Julia Ringo</dc:creator>
              <dc:date>2023-10-21T12:19:00</dc:date>
            </office:change-info>
          </text:insertion>
        </text:changed-region>
        <text:changed-region xml:id="ct94589943950400" text:id="ct94589943950400">
          <text:deletion>
            <office:change-info>
              <dc:creator>Julia Ringo</dc:creator>
              <dc:date>2023-10-05T13:15:00</dc:date>
            </office:change-info>
            <text:p text:style-name="Text_20_body"><text:span text:style-name="T1"><text:s/>— </text:span></text:p>
          </text:deletion>
        </text:changed-region>
        <text:changed-region xml:id="ct94589943221920" text:id="ct94589943221920">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589943948928" text:id="ct94589943948928">
          <text:insertion>
            <office:change-info>
              <dc:creator>Julia Ringo</dc:creator>
              <dc:date>2023-10-05T13:15:00</dc:date>
            </office:change-info>
          </text:insertion>
        </text:changed-region>
        <text:changed-region xml:id="ct94589943978496" text:id="ct94589943978496">
          <text:insertion>
            <office:change-info>
              <dc:creator>Julia Ringo</dc:creator>
              <dc:date>2023-10-21T12:19:00</dc:date>
            </office:change-info>
          </text:insertion>
        </text:changed-region>
        <text:changed-region xml:id="ct94589942193088" text:id="ct94589942193088">
          <text:insertion>
            <office:change-info>
              <dc:creator>Julia Ringo</dc:creator>
              <dc:date>2023-10-21T12:19:00</dc:date>
            </office:change-info>
          </text:insertion>
        </text:changed-region>
        <text:changed-region xml:id="ct94589941979376" text:id="ct94589941979376">
          <text:deletion>
            <office:change-info>
              <dc:creator>Julia Ringo</dc:creator>
              <dc:date>2023-10-05T13:15:00</dc:date>
            </office:change-info>
            <text:p text:style-name="Text_20_body"><text:span text:style-name="T1"><text:s/>— </text:span></text:p>
          </text:deletion>
        </text:changed-region>
        <text:changed-region xml:id="ct94589944181808" text:id="ct94589944181808">
          <text:insertion>
            <office:change-info>
              <dc:creator>Julia Ringo</dc:creator>
              <dc:date>2023-10-05T13:15:00</dc:date>
            </office:change-info>
          </text:insertion>
        </text:changed-region>
        <text:changed-region xml:id="ct94589944339072" text:id="ct94589944339072">
          <text:insertion>
            <office:change-info>
              <dc:creator>Julia Ringo</dc:creator>
              <dc:date>2023-10-21T12:27:00</dc:date>
            </office:change-info>
          </text:insertion>
        </text:changed-region>
        <text:changed-region xml:id="ct94589944338176" text:id="ct94589944338176">
          <text:deletion>
            <office:change-info>
              <dc:creator>Julia Ringo</dc:creator>
              <dc:date>2023-10-10T11:08:00</dc:date>
            </office:change-info>
            <text:p text:style-name="Text_20_body"><text:span text:style-name="T1">…</text:span></text:p>
          </text:deletion>
        </text:changed-region>
        <text:changed-region xml:id="ct94589943666944" text:id="ct94589943666944">
          <text:insertion>
            <office:change-info>
              <dc:creator>Julia Ringo</dc:creator>
              <dc:date>2023-10-10T11:08:00</dc:date>
            </office:change-info>
          </text:insertion>
        </text:changed-region>
        <text:changed-region xml:id="ct94589944456000" text:id="ct94589944456000">
          <text:deletion>
            <office:change-info>
              <dc:creator>Julia Ringo</dc:creator>
              <dc:date>2023-10-05T13:15:00</dc:date>
            </office:change-info>
            <text:p text:style-name="Text_20_body"><text:span text:style-name="T1"><text:s/>— </text:span></text:p>
          </text:deletion>
        </text:changed-region>
        <text:changed-region xml:id="ct94589944474336" text:id="ct94589944474336">
          <text:insertion>
            <office:change-info>
              <dc:creator>Julia Ringo</dc:creator>
              <dc:date>2023-10-05T13:15:00</dc:date>
            </office:change-info>
          </text:insertion>
        </text:changed-region>
        <text:changed-region xml:id="ct94589944609376" text:id="ct94589944609376">
          <text:insertion>
            <office:change-info>
              <dc:creator>Julia Ringo</dc:creator>
              <dc:date>2023-10-21T12:28:00</dc:date>
            </office:change-info>
          </text:insertion>
        </text:changed-region>
        <text:changed-region xml:id="ct94589944641280" text:id="ct94589944641280">
          <text:format-change>
            <office:change-info>
              <dc:creator>Julia Ringo</dc:creator>
              <dc:date>2023-10-21T12:28:00</dc:date>
            </office:change-info>
          </text:format-change>
        </text:changed-region>
        <text:changed-region xml:id="ct94589944690608" text:id="ct94589944690608">
          <text:deletion>
            <office:change-info>
              <dc:creator>Julia Ringo</dc:creator>
              <dc:date>2023-10-05T13:15:00</dc:date>
            </office:change-info>
            <text:p text:style-name="Text_20_body"><text:span text:style-name="T1"><text:s/>— </text:span></text:p>
          </text:deletion>
        </text:changed-region>
        <text:changed-region xml:id="ct94589944702704" text:id="ct94589944702704">
          <text:insertion>
            <office:change-info>
              <dc:creator>Julia Ringo</dc:creator>
              <dc:date>2023-10-21T12:28:00</dc:date>
            </office:change-info>
          </text:insertion>
        </text:changed-region>
        <text:changed-region xml:id="ct94589944710976" text:id="ct94589944710976">
          <text:deletion>
            <office:change-info>
              <dc:creator>Julia Ringo</dc:creator>
              <dc:date>2023-10-05T13:15:00</dc:date>
            </office:change-info>
            <text:p text:style-name="Text_20_body"><text:span text:style-name="T1"><text:s/>— </text:span></text:p>
          </text:deletion>
        </text:changed-region>
        <text:changed-region xml:id="ct94589944754352" text:id="ct94589944754352">
          <text:insertion>
            <office:change-info>
              <dc:creator>Julia Ringo</dc:creator>
              <dc:date>2023-10-21T12:28:00</dc:date>
            </office:change-info>
          </text:insertion>
        </text:changed-region>
        <text:changed-region xml:id="ct94589944764752" text:id="ct94589944764752">
          <text:insertion>
            <office:change-info>
              <dc:creator>Julia Ringo</dc:creator>
              <dc:date>2023-10-21T12:28:00</dc:date>
            </office:change-info>
          </text:insertion>
        </text:changed-region>
        <text:changed-region xml:id="ct94589944958688" text:id="ct94589944958688">
          <text:deletion>
            <office:change-info>
              <dc:creator>Julia Ringo</dc:creator>
              <dc:date>2023-10-05T13:15:00</dc:date>
            </office:change-info>
            <text:p text:style-name="Text_20_body"><text:span text:style-name="T1"><text:s/>— </text:span></text:p>
          </text:deletion>
        </text:changed-region>
        <text:changed-region xml:id="ct94589944980528" text:id="ct94589944980528">
          <text:insertion>
            <office:change-info>
              <dc:creator>Julia Ringo</dc:creator>
              <dc:date>2023-10-05T13:15:00</dc:date>
            </office:change-info>
          </text:insertion>
        </text:changed-region>
        <text:changed-region xml:id="ct94589945291744" text:id="ct94589945291744">
          <text:insertion>
            <office:change-info>
              <dc:creator>Julia Ringo</dc:creator>
              <dc:date>2023-10-21T13:12:00</dc:date>
            </office:change-info>
          </text:insertion>
        </text:changed-region>
        <text:changed-region xml:id="ct94589945401744" text:id="ct94589945401744">
          <text:insertion>
            <office:change-info>
              <dc:creator>Julia Ringo</dc:creator>
              <dc:date>2023-10-21T13:12:00</dc:date>
            </office:change-info>
          </text:insertion>
        </text:changed-region>
        <text:changed-region xml:id="ct94589945404192" text:id="ct94589945404192">
          <text:deletion>
            <office:change-info>
              <dc:creator>Julia Ringo</dc:creator>
              <dc:date>2023-10-21T13:12:00</dc:date>
            </office:change-info>
            <text:p text:style-name="Text_20_body"><text:span text:style-name="T1">;</text:span></text:p>
          </text:deletion>
        </text:changed-region>
        <text:changed-region xml:id="ct94589945405056" text:id="ct94589945405056">
          <text:insertion>
            <office:change-info>
              <dc:creator>Julia Ringo</dc:creator>
              <dc:date>2023-10-21T13:12:00</dc:date>
            </office:change-info>
          </text:insertion>
        </text:changed-region>
        <text:changed-region xml:id="ct94589945654416" text:id="ct94589945654416">
          <text:insertion>
            <office:change-info>
              <dc:creator>Julia Ringo</dc:creator>
              <dc:date>2023-10-21T13:12:00</dc:date>
            </office:change-info>
          </text:insertion>
        </text:changed-region>
        <text:changed-region xml:id="ct94589945599712" text:id="ct94589945599712">
          <text:deletion>
            <office:change-info>
              <dc:creator>Julia Ringo</dc:creator>
              <dc:date>2023-10-21T13:12:00</dc:date>
            </office:change-info>
            <text:p text:style-name="Text_20_body"><text:span text:style-name="T1">,</text:span></text:p>
          </text:deletion>
        </text:changed-region>
        <text:changed-region xml:id="ct94589945763184" text:id="ct94589945763184">
          <text:insertion>
            <office:change-info>
              <dc:creator>Julia Ringo</dc:creator>
              <dc:date>2023-10-21T13:12:00</dc:date>
            </office:change-info>
          </text:insertion>
        </text:changed-region>
        <text:changed-region xml:id="ct94589945750208" text:id="ct94589945750208">
          <text:insertion>
            <office:change-info>
              <dc:creator>Julia Ringo</dc:creator>
              <dc:date>2023-10-21T13:12:00</dc:date>
            </office:change-info>
          </text:insertion>
        </text:changed-region>
        <text:changed-region xml:id="ct94589945794480" text:id="ct94589945794480">
          <text:deletion>
            <office:change-info>
              <dc:creator>Julia Ringo</dc:creator>
              <dc:date>2023-10-21T13:12:00</dc:date>
            </office:change-info>
            <text:p text:style-name="Text_20_body"><text:span text:style-name="T1">,</text:span></text:p>
          </text:deletion>
        </text:changed-region>
        <text:changed-region xml:id="ct94589945819392" text:id="ct94589945819392">
          <text:deletion>
            <office:change-info>
              <dc:creator>Julia Ringo</dc:creator>
              <dc:date>2023-10-05T13:15:00</dc:date>
            </office:change-info>
            <text:p text:style-name="Text_20_body"><text:span text:style-name="T1"><text:s/>— </text:span></text:p>
          </text:deletion>
        </text:changed-region>
        <text:changed-region xml:id="ct94589945818576" text:id="ct94589945818576">
          <text:insertion>
            <office:change-info>
              <dc:creator>Julia Ringo</dc:creator>
              <dc:date>2023-10-05T13:15:00</dc:date>
            </office:change-info>
          </text:insertion>
        </text:changed-region>
        <text:changed-region xml:id="ct94589945840864" text:id="ct94589945840864">
          <text:deletion>
            <office:change-info>
              <dc:creator>Julia Ringo</dc:creator>
              <dc:date>2023-10-05T13:15:00</dc:date>
            </office:change-info>
            <text:p text:style-name="Text_20_body"><text:span text:style-name="T1"><text:s/>— </text:span></text:p>
          </text:deletion>
        </text:changed-region>
        <text:changed-region xml:id="ct94589945840320" text:id="ct94589945840320">
          <text:insertion>
            <office:change-info>
              <dc:creator>Julia Ringo</dc:creator>
              <dc:date>2023-10-05T13:15:00</dc:date>
            </office:change-info>
          </text:insertion>
        </text:changed-region>
        <text:changed-region xml:id="ct94589946453680" text:id="ct94589946453680">
          <text:insertion>
            <office:change-info>
              <dc:creator>Julia Ringo</dc:creator>
              <dc:date>2023-10-21T13:13:00</dc:date>
            </office:change-info>
          </text:insertion>
        </text:changed-region>
        <text:changed-region xml:id="ct94589940188928" text:id="ct94589940188928">
          <text:insertion>
            <office:change-info>
              <dc:creator>Julia Ringo</dc:creator>
              <dc:date>2023-10-21T13:13:00</dc:date>
            </office:change-info>
          </text:insertion>
        </text:changed-region>
        <text:changed-region xml:id="ct94589940543616" text:id="ct94589940543616">
          <text:deletion>
            <office:change-info>
              <dc:creator>Julia Ringo</dc:creator>
              <dc:date>2023-10-21T13:13:00</dc:date>
            </office:change-info>
            <text:p text:style-name="Text_20_body"><text:span text:style-name="T1">,</text:span></text:p>
          </text:deletion>
        </text:changed-region>
        <text:changed-region xml:id="ct94589940648464" text:id="ct94589940648464">
          <text:insertion>
            <office:change-info>
              <dc:creator>Julia Ringo</dc:creator>
              <dc:date>2023-10-21T13:13:00</dc:date>
            </office:change-info>
          </text:insertion>
        </text:changed-region>
        <text:changed-region xml:id="ct94589943360160" text:id="ct94589943360160">
          <text:deletion>
            <office:change-info>
              <dc:creator>Julia Ringo</dc:creator>
              <dc:date>2023-10-21T13:13:00</dc:date>
            </office:change-info>
            <text:p text:style-name="Text_20_body"><text:span text:style-name="T1">t</text:span></text:p>
          </text:deletion>
        </text:changed-region>
        <text:changed-region xml:id="ct94589942146704" text:id="ct94589942146704">
          <text:deletion>
            <office:change-info>
              <dc:creator>Julia Ringo</dc:creator>
              <dc:date>2023-10-10T11:08:00</dc:date>
            </office:change-info>
            <text:p text:style-name="Text_20_body"><text:span text:style-name="T1">…</text:span></text:p>
          </text:deletion>
        </text:changed-region>
        <text:changed-region xml:id="ct94589943053136" text:id="ct94589943053136">
          <text:insertion>
            <office:change-info>
              <dc:creator>Julia Ringo</dc:creator>
              <dc:date>2023-10-10T11:08:00</dc:date>
            </office:change-info>
          </text:insertion>
        </text:changed-region>
        <text:changed-region xml:id="ct94589943729680" text:id="ct94589943729680">
          <text:insertion>
            <office:change-info>
              <dc:creator>Julia Ringo</dc:creator>
              <dc:date>2023-10-21T13:13:00</dc:date>
            </office:change-info>
          </text:insertion>
        </text:changed-region>
        <text:changed-region xml:id="ct94589940418592" text:id="ct94589940418592">
          <text:deletion>
            <office:change-info>
              <dc:creator>Julia Ringo</dc:creator>
              <dc:date>2023-10-10T11:08:00</dc:date>
            </office:change-info>
            <text:p text:style-name="Text_20_body"><text:span text:style-name="T1">…</text:span></text:p>
          </text:deletion>
        </text:changed-region>
        <text:changed-region xml:id="ct94589943435200" text:id="ct94589943435200">
          <text:insertion>
            <office:change-info>
              <dc:creator>Julia Ringo</dc:creator>
              <dc:date>2023-10-10T11:08:00</dc:date>
            </office:change-info>
          </text:insertion>
        </text:changed-region>
        <text:changed-region xml:id="ct94589943229648" text:id="ct94589943229648">
          <text:deletion>
            <office:change-info>
              <dc:creator>Julia Ringo</dc:creator>
              <dc:date>2023-10-21T14:34:00</dc:date>
            </office:change-info>
            <text:p text:style-name="Text_20_body"><text:span text:style-name="T1"><text:s/></text:span></text:p>
          </text:deletion>
        </text:changed-region>
        <text:changed-region xml:id="ct94589944055888" text:id="ct94589944055888">
          <text:insertion>
            <office:change-info>
              <dc:creator>Julia Ringo</dc:creator>
              <dc:date>2023-10-21T14:34:00</dc:date>
            </office:change-info>
          </text:insertion>
        </text:changed-region>
        <text:changed-region xml:id="ct94589943593008" text:id="ct94589943593008">
          <text:deletion>
            <office:change-info>
              <dc:creator>Julia Ringo</dc:creator>
              <dc:date>2023-10-05T13:15:00</dc:date>
            </office:change-info>
            <text:p text:style-name="Text_20_body"><text:span text:style-name="T1"><text:s/>— </text:span></text:p>
          </text:deletion>
        </text:changed-region>
        <text:changed-region xml:id="ct94589943726528" text:id="ct94589943726528">
          <text:insertion>
            <office:change-info>
              <dc:creator>Julia Ringo</dc:creator>
              <dc:date>2023-10-05T13:15:00</dc:date>
            </office:change-info>
          </text:insertion>
        </text:changed-region>
        <text:changed-region xml:id="ct94589940560896" text:id="ct94589940560896">
          <text:deletion>
            <office:change-info>
              <dc:creator>Julia Ringo</dc:creator>
              <dc:date>2023-10-10T11:08:00</dc:date>
            </office:change-info>
            <text:p text:style-name="Text_20_body"><text:span text:style-name="T1">…</text:span></text:p>
          </text:deletion>
        </text:changed-region>
        <text:changed-region xml:id="ct94589942069056" text:id="ct94589942069056">
          <text:insertion>
            <office:change-info>
              <dc:creator>Julia Ringo</dc:creator>
              <dc:date>2023-10-10T11:08:00</dc:date>
            </office:change-info>
          </text:insertion>
        </text:changed-region>
        <text:changed-region xml:id="ct94589944178336" text:id="ct94589944178336">
          <text:insertion>
            <office:change-info>
              <dc:creator>Julia Ringo</dc:creator>
              <dc:date>2023-10-21T14:34:00</dc:date>
            </office:change-info>
          </text:insertion>
        </text:changed-region>
        <text:changed-region xml:id="ct94589944538784" text:id="ct94589944538784">
          <text:insertion>
            <office:change-info>
              <dc:creator>Julia Ringo</dc:creator>
              <dc:date>2023-10-21T14:34:00</dc:date>
            </office:change-info>
          </text:insertion>
        </text:changed-region>
        <text:changed-region xml:id="ct94589944339616" text:id="ct94589944339616">
          <text:deletion>
            <office:change-info>
              <dc:creator>Julia Ringo</dc:creator>
              <dc:date>2023-10-21T14:34:00</dc:date>
            </office:change-info>
            <text:p text:style-name="Text_20_body"><text:span text:style-name="T1">,</text:span></text:p>
          </text:deletion>
        </text:changed-region>
        <text:changed-region xml:id="ct94589944309360" text:id="ct94589944309360">
          <text:insertion>
            <office:change-info>
              <dc:creator>Julia Ringo</dc:creator>
              <dc:date>2023-10-21T14:35:00</dc:date>
            </office:change-info>
          </text:insertion>
        </text:changed-region>
        <text:changed-region xml:id="ct94589944251824" text:id="ct94589944251824">
          <text:deletion>
            <office:change-info>
              <dc:creator>Julia Ringo</dc:creator>
              <dc:date>2023-10-21T14:34:00</dc:date>
            </office:change-info>
            <text:p text:style-name="Text_20_body"><text:span text:style-name="T1">t</text:span></text:p>
          </text:deletion>
        </text:changed-region>
        <text:changed-region xml:id="ct94589944590608" text:id="ct94589944590608">
          <text:insertion>
            <office:change-info>
              <dc:creator>Julia Ringo</dc:creator>
              <dc:date>2023-10-21T14:35:00</dc:date>
            </office:change-info>
          </text:insertion>
        </text:changed-region>
        <text:changed-region xml:id="ct94589944589712" text:id="ct94589944589712">
          <text:deletion>
            <office:change-info>
              <dc:creator>Julia Ringo</dc:creator>
              <dc:date>2023-10-21T14:35:00</dc:date>
            </office:change-info>
            <text:p text:style-name="Text_20_body"><text:span text:style-name="T1">,</text:span></text:p>
          </text:deletion>
        </text:changed-region>
        <text:changed-region xml:id="ct94589944574560" text:id="ct94589944574560">
          <text:insertion>
            <office:change-info>
              <dc:creator>Julia Ringo</dc:creator>
              <dc:date>2023-10-21T14:35:00</dc:date>
            </office:change-info>
          </text:insertion>
        </text:changed-region>
        <text:changed-region xml:id="ct94589944566832" text:id="ct94589944566832">
          <text:deletion>
            <office:change-info>
              <dc:creator>Julia Ringo</dc:creator>
              <dc:date>2023-10-21T14:35:00</dc:date>
            </office:change-info>
            <text:p text:style-name="Text_20_body"><text:span text:style-name="T1">t</text:span></text:p>
          </text:deletion>
        </text:changed-region>
        <text:changed-region xml:id="ct94589945027568" text:id="ct94589945027568">
          <text:insertion>
            <office:change-info>
              <dc:creator>Julia Ringo</dc:creator>
              <dc:date>2023-10-21T14:35:00</dc:date>
            </office:change-info>
          </text:insertion>
        </text:changed-region>
        <text:changed-region xml:id="ct94589945056592" text:id="ct94589945056592">
          <text:insertion>
            <office:change-info>
              <dc:creator>Julia Ringo</dc:creator>
              <dc:date>2023-10-21T14:35:00</dc:date>
            </office:change-info>
          </text:insertion>
        </text:changed-region>
        <text:changed-region xml:id="ct94589945332304" text:id="ct94589945332304">
          <text:insertion>
            <office:change-info>
              <dc:creator>Julia Ringo</dc:creator>
              <dc:date>2023-10-21T14:35:00</dc:date>
            </office:change-info>
          </text:insertion>
        </text:changed-region>
        <text:changed-region xml:id="ct94589945508496" text:id="ct94589945508496">
          <text:insertion>
            <office:change-info>
              <dc:creator>Julia Ringo</dc:creator>
              <dc:date>2023-10-21T14:35:00</dc:date>
            </office:change-info>
          </text:insertion>
        </text:changed-region>
        <text:changed-region xml:id="ct94589945503888" text:id="ct94589945503888">
          <text:deletion>
            <office:change-info>
              <dc:creator>Julia Ringo</dc:creator>
              <dc:date>2023-10-21T14:35:00</dc:date>
            </office:change-info>
            <text:p text:style-name="Text_20_body"><text:span text:style-name="T1">n</text:span></text:p>
          </text:deletion>
        </text:changed-region>
        <text:changed-region xml:id="ct94589945525152" text:id="ct94589945525152">
          <text:deletion>
            <office:change-info>
              <dc:creator>Julia Ringo</dc:creator>
              <dc:date>2023-10-05T13:15:00</dc:date>
            </office:change-info>
            <text:p text:style-name="Text_20_body"><text:span text:style-name="T1"><text:s/>— </text:span></text:p>
          </text:deletion>
        </text:changed-region>
        <text:changed-region xml:id="ct94589945477936" text:id="ct94589945477936">
          <text:insertion>
            <office:change-info>
              <dc:creator>Julia Ringo</dc:creator>
              <dc:date>2023-10-05T13:15:00</dc:date>
            </office:change-info>
          </text:insertion>
        </text:changed-region>
        <text:changed-region xml:id="ct94589945507552" text:id="ct94589945507552">
          <text:deletion>
            <office:change-info>
              <dc:creator>Julia Ringo</dc:creator>
              <dc:date>2023-10-05T13:15:00</dc:date>
            </office:change-info>
            <text:p text:style-name="Text_20_body"><text:span text:style-name="T1"><text:s/>— </text:span></text:p>
          </text:deletion>
        </text:changed-region>
        <text:changed-region xml:id="ct94589945622112" text:id="ct94589945622112">
          <text:insertion>
            <office:change-info>
              <dc:creator>Julia Ringo</dc:creator>
              <dc:date>2023-10-21T14:35:00</dc:date>
            </office:change-info>
          </text:insertion>
        </text:changed-region>
        <text:changed-region xml:id="ct94589946030928" text:id="ct94589946030928">
          <text:insertion>
            <office:change-info>
              <dc:creator>Julia Ringo</dc:creator>
              <dc:date>2023-10-21T14:35:00</dc:date>
            </office:change-info>
          </text:insertion>
        </text:changed-region>
        <text:changed-region xml:id="ct94589946398192" text:id="ct94589946398192">
          <text:insertion>
            <office:change-info>
              <dc:creator>Julia Ringo</dc:creator>
              <dc:date>2023-10-21T14:36:00</dc:date>
            </office:change-info>
          </text:insertion>
        </text:changed-region>
        <text:changed-region xml:id="ct94589946400432" text:id="ct94589946400432">
          <text:deletion>
            <office:change-info>
              <dc:creator>Julia Ringo</dc:creator>
              <dc:date>2023-10-05T13:15:00</dc:date>
            </office:change-info>
            <text:p text:style-name="Text_20_body"><text:span text:style-name="T1"><text:s/>— </text:span></text:p>
          </text:deletion>
        </text:changed-region>
        <text:changed-region xml:id="ct94589946403408" text:id="ct94589946403408">
          <text:insertion>
            <office:change-info>
              <dc:creator>Julia Ringo</dc:creator>
              <dc:date>2023-10-05T13:15:00</dc:date>
            </office:change-info>
          </text:insertion>
        </text:changed-region>
        <text:changed-region xml:id="ct94589945217952" text:id="ct94589945217952">
          <text:deletion>
            <office:change-info>
              <dc:creator>Julia Ringo</dc:creator>
              <dc:date>2023-10-10T11:08:00</dc:date>
            </office:change-info>
            <text:p text:style-name="Text_20_body"><text:span text:style-name="T1">…</text:span></text:p>
          </text:deletion>
        </text:changed-region>
        <text:changed-region xml:id="ct94589946999760" text:id="ct94589946999760">
          <text:insertion>
            <office:change-info>
              <dc:creator>Julia Ringo</dc:creator>
              <dc:date>2023-10-10T11:08:00</dc:date>
            </office:change-info>
          </text:insertion>
        </text:changed-region>
        <text:changed-region xml:id="ct94589943641136" text:id="ct94589943641136">
          <text:insertion>
            <office:change-info>
              <dc:creator>Julia Ringo</dc:creator>
              <dc:date>2023-10-21T14:37:00</dc:date>
            </office:change-info>
          </text:insertion>
        </text:changed-region>
        <text:changed-region xml:id="ct94589943450656" text:id="ct94589943450656">
          <text:deletion>
            <office:change-info>
              <dc:creator>Julia Ringo</dc:creator>
              <dc:date>2023-10-21T14:37:00</dc:date>
            </office:change-info>
            <text:p text:style-name="Text_20_body"><text:span text:style-name="T1">1.3</text:span></text:p>
          </text:deletion>
        </text:changed-region>
        <text:changed-region xml:id="ct94589943820304" text:id="ct94589943820304">
          <text:insertion>
            <office:change-info>
              <dc:creator>Julia Ringo</dc:creator>
              <dc:date>2023-10-21T14:36:00</dc:date>
            </office:change-info>
          </text:insertion>
        </text:changed-region>
        <text:changed-region xml:id="ct94589943227904" text:id="ct94589943227904">
          <text:deletion>
            <office:change-info>
              <dc:creator>Julia Ringo</dc:creator>
              <dc:date>2023-10-21T14:37:00</dc:date>
            </office:change-info>
            <text:p text:style-name="Text_20_body"><text:span text:style-name="T1">sure </text:span></text:p>
          </text:deletion>
        </text:changed-region>
        <text:changed-region xml:id="ct94589940763728" text:id="ct94589940763728">
          <text:insertion>
            <office:change-info>
              <dc:creator>Julia Ringo</dc:creator>
              <dc:date>2023-10-21T14:37:00</dc:date>
            </office:change-info>
          </text:insertion>
        </text:changed-region>
        <text:changed-region xml:id="ct94589944177888" text:id="ct94589944177888">
          <text:deletion>
            <office:change-info>
              <dc:creator>Julia Ringo</dc:creator>
              <dc:date>2023-10-10T11:08:00</dc:date>
            </office:change-info>
            <text:p text:style-name="Text_20_body"><text:span text:style-name="T1">…</text:span></text:p>
          </text:deletion>
        </text:changed-region>
        <text:changed-region xml:id="ct94589944180512" text:id="ct94589944180512">
          <text:insertion>
            <office:change-info>
              <dc:creator>Julia Ringo</dc:creator>
              <dc:date>2023-10-10T11:08:00</dc:date>
            </office:change-info>
          </text:insertion>
        </text:changed-region>
        <text:changed-region xml:id="ct94589944846832" text:id="ct94589944846832">
          <text:insertion>
            <office:change-info>
              <dc:creator>Julia Ringo</dc:creator>
              <dc:date>2023-10-21T14:37:00</dc:date>
            </office:change-info>
          </text:insertion>
        </text:changed-region>
        <text:changed-region xml:id="ct94589944279888" text:id="ct94589944279888">
          <text:insertion>
            <office:change-info>
              <dc:creator>Julia Ringo</dc:creator>
              <dc:date>2023-10-21T14:37:00</dc:date>
            </office:change-info>
          </text:insertion>
        </text:changed-region>
        <text:changed-region xml:id="ct94589944946864" text:id="ct94589944946864">
          <text:deletion>
            <office:change-info>
              <dc:creator>Julia Ringo</dc:creator>
              <dc:date>2023-10-21T14:37:00</dc:date>
            </office:change-info>
            <text:p text:style-name="Text_20_body"><text:span text:style-name="T1">,</text:span></text:p>
          </text:deletion>
        </text:changed-region>
        <text:changed-region xml:id="ct94589944922096" text:id="ct94589944922096">
          <text:insertion>
            <office:change-info>
              <dc:creator>Julia Ringo</dc:creator>
              <dc:date>2023-10-21T14:37:00</dc:date>
            </office:change-info>
          </text:insertion>
        </text:changed-region>
        <text:changed-region xml:id="ct94589944923680" text:id="ct94589944923680">
          <text:deletion>
            <office:change-info>
              <dc:creator>Julia Ringo</dc:creator>
              <dc:date>2023-10-21T14:37:00</dc:date>
            </office:change-info>
            <text:p text:style-name="Text_20_body"><text:span text:style-name="T1">s</text:span></text:p>
          </text:deletion>
        </text:changed-region>
        <text:changed-region xml:id="ct94589944551024" text:id="ct94589944551024">
          <text:insertion>
            <office:change-info>
              <dc:creator>Julia Ringo</dc:creator>
              <dc:date>2023-10-21T14:37:00</dc:date>
            </office:change-info>
          </text:insertion>
        </text:changed-region>
        <text:changed-region xml:id="ct94589945762288" text:id="ct94589945762288">
          <text:deletion>
            <office:change-info>
              <dc:creator>Julia Ringo</dc:creator>
              <dc:date>2023-10-21T14:37:00</dc:date>
            </office:change-info>
            <text:p text:style-name="Text_20_body"><text:span text:style-name="T1">2.3</text:span></text:p>
          </text:deletion>
        </text:changed-region>
        <text:changed-region xml:id="ct94589946323456" text:id="ct94589946323456">
          <text:insertion>
            <office:change-info>
              <dc:creator>Julia Ringo</dc:creator>
              <dc:date>2023-10-21T14:38:00</dc:date>
            </office:change-info>
          </text:insertion>
        </text:changed-region>
        <text:changed-region xml:id="ct94589946216528" text:id="ct94589946216528">
          <text:deletion>
            <office:change-info>
              <dc:creator>Julia Ringo</dc:creator>
              <dc:date>2023-10-21T14:38:00</dc:date>
            </office:change-info>
            <text:p text:style-name="Text_20_body"><text:span text:style-name="T1">left </text:span></text:p>
          </text:deletion>
        </text:changed-region>
        <text:changed-region xml:id="ct94589946821376" text:id="ct94589946821376">
          <text:insertion>
            <office:change-info>
              <dc:creator>Julia Ringo</dc:creator>
              <dc:date>2023-10-21T14:38:00</dc:date>
            </office:change-info>
          </text:insertion>
        </text:changed-region>
        <text:changed-region xml:id="ct94589943477776" text:id="ct94589943477776">
          <text:deletion>
            <office:change-info>
              <dc:creator>Julia Ringo</dc:creator>
              <dc:date>2023-10-21T14:38:00</dc:date>
            </office:change-info>
            <text:p text:style-name="Text_20_body"><text:span text:style-name="T1">20 </text:span></text:p>
          </text:deletion>
        </text:changed-region>
        <text:changed-region xml:id="ct94589940218160" text:id="ct94589940218160">
          <text:insertion>
            <office:change-info>
              <dc:creator>Julia Ringo</dc:creator>
              <dc:date>2023-10-21T14:38:00</dc:date>
            </office:change-info>
          </text:insertion>
        </text:changed-region>
        <text:changed-region xml:id="ct94589943474016" text:id="ct94589943474016">
          <text:insertion>
            <office:change-info>
              <dc:creator>Julia Ringo</dc:creator>
              <dc:date>2023-10-21T14:38:00</dc:date>
            </office:change-info>
          </text:insertion>
        </text:changed-region>
        <text:changed-region xml:id="ct94589943630992" text:id="ct94589943630992">
          <text:deletion>
            <office:change-info>
              <dc:creator>Julia Ringo</dc:creator>
              <dc:date>2023-10-21T14:38:00</dc:date>
            </office:change-info>
            <text:p text:style-name="Text_20_body"><text:span text:style-name="T1">ing</text:span></text:p>
          </text:deletion>
        </text:changed-region>
        <text:changed-region xml:id="ct94589943757104" text:id="ct94589943757104">
          <text:deletion>
            <office:change-info>
              <dc:creator>Julia Ringo</dc:creator>
              <dc:date>2023-10-05T13:15:00</dc:date>
            </office:change-info>
            <text:p text:style-name="Text_20_body"><text:span text:style-name="T1"><text:s/>— </text:span></text:p>
          </text:deletion>
        </text:changed-region>
        <text:changed-region xml:id="ct94589940878112" text:id="ct94589940878112">
          <text:insertion>
            <office:change-info>
              <dc:creator>Julia Ringo</dc:creator>
              <dc:date>2023-10-05T13:15:00</dc:date>
            </office:change-info>
          </text:insertion>
        </text:changed-region>
        <text:changed-region xml:id="ct94589940980944" text:id="ct94589940980944">
          <text:insertion>
            <office:change-info>
              <dc:creator>Julia Ringo</dc:creator>
              <dc:date>2023-10-21T14:38:00</dc:date>
            </office:change-info>
          </text:insertion>
        </text:changed-region>
        <text:changed-region xml:id="ct94589944565088" text:id="ct94589944565088">
          <text:insertion>
            <office:change-info>
              <dc:creator>Julia Ringo</dc:creator>
              <dc:date>2023-10-21T14:38:00</dc:date>
            </office:change-info>
          </text:insertion>
        </text:changed-region>
        <text:changed-region xml:id="ct94589945603520" text:id="ct94589945603520">
          <text:format-change>
            <office:change-info>
              <dc:creator>Julia Ringo</dc:creator>
              <dc:date>2023-10-21T14:38:00</dc:date>
            </office:change-info>
          </text:format-change>
        </text:changed-region>
        <text:changed-region xml:id="ct94589945826720" text:id="ct94589945826720">
          <text:insertion>
            <office:change-info>
              <dc:creator>Julia Ringo</dc:creator>
              <dc:date>2023-10-21T14:39:00</dc:date>
            </office:change-info>
          </text:insertion>
        </text:changed-region>
        <text:changed-region xml:id="ct94589944181264" text:id="ct94589944181264">
          <text:format-change>
            <office:change-info>
              <dc:creator>Julia Ringo</dc:creator>
              <dc:date>2023-10-21T14:38:00</dc:date>
            </office:change-info>
          </text:format-change>
        </text:changed-region>
        <text:changed-region xml:id="ct94589944209840" text:id="ct94589944209840">
          <text:deletion>
            <office:change-info>
              <dc:creator>Julia Ringo</dc:creator>
              <dc:date>2023-10-21T14:39:00</dc:date>
            </office:change-info>
            <text:p text:style-name="Text_20_body"><text:span text:style-name="T1"><text:s/>out</text:span></text:p>
          </text:deletion>
        </text:changed-region>
        <text:changed-region xml:id="ct94589946145024" text:id="ct94589946145024">
          <text:deletion>
            <office:change-info>
              <dc:creator>Julia Ringo</dc:creator>
              <dc:date>2023-10-21T14:39:00</dc:date>
            </office:change-info>
            <text:p text:style-name="Text_20_body"><text:span text:style-name="T1">,</text:span></text:p>
          </text:deletion>
        </text:changed-region>
        <text:changed-region xml:id="ct94589940063520" text:id="ct94589940063520">
          <text:deletion>
            <office:change-info>
              <dc:creator>Julia Ringo</dc:creator>
              <dc:date>2023-10-21T14:39:00</dc:date>
            </office:change-info>
            <text:p text:style-name="Text_20_body"><text:span text:style-name="T1">to a degree that gave</text:span></text:p>
          </text:deletion>
        </text:changed-region>
        <text:changed-region xml:id="ct94589947070576" text:id="ct94589947070576">
          <text:insertion>
            <office:change-info>
              <dc:creator>Julia Ringo</dc:creator>
              <dc:date>2023-10-21T14:39:00</dc:date>
            </office:change-info>
          </text:insertion>
        </text:changed-region>
        <text:changed-region xml:id="ct94589946777728" text:id="ct94589946777728">
          <text:deletion>
            <office:change-info>
              <dc:creator>Julia Ringo</dc:creator>
              <dc:date>2023-10-21T14:39:00</dc:date>
            </office:change-info>
            <text:p text:style-name="Text_20_body"><text:span text:style-name="T1">some </text:span></text:p>
          </text:deletion>
        </text:changed-region>
        <text:changed-region xml:id="ct94589941308192" text:id="ct94589941308192">
          <text:insertion>
            <office:change-info>
              <dc:creator>Julia Ringo</dc:creator>
              <dc:date>2023-10-21T14:39:00</dc:date>
            </office:change-info>
          </text:insertion>
        </text:changed-region>
        <text:changed-region xml:id="ct94589943475056" text:id="ct94589943475056">
          <text:insertion>
            <office:change-info>
              <dc:creator>Julia Ringo</dc:creator>
              <dc:date>2023-10-21T14:39:00</dc:date>
            </office:change-info>
          </text:insertion>
        </text:changed-region>
        <text:changed-region xml:id="ct94589945588608" text:id="ct94589945588608">
          <text:insertion>
            <office:change-info>
              <dc:creator>Julia Ringo</dc:creator>
              <dc:date>2023-10-21T14:39:00</dc:date>
            </office:change-info>
          </text:insertion>
        </text:changed-region>
        <text:changed-region xml:id="ct94589946335856" text:id="ct94589946335856">
          <text:insertion>
            <office:change-info>
              <dc:creator>Julia Ringo</dc:creator>
              <dc:date>2023-10-21T14:39:00</dc:date>
            </office:change-info>
          </text:insertion>
        </text:changed-region>
        <text:changed-region xml:id="ct94589946652192" text:id="ct94589946652192">
          <text:format-change>
            <office:change-info>
              <dc:creator>Julia Ringo</dc:creator>
              <dc:date>2023-10-21T14:39:00</dc:date>
            </office:change-info>
          </text:format-change>
        </text:changed-region>
        <text:changed-region xml:id="ct94589945702736" text:id="ct94589945702736">
          <text:deletion>
            <office:change-info>
              <dc:creator>Julia Ringo</dc:creator>
              <dc:date>2023-10-21T14:39:00</dc:date>
            </office:change-info>
            <text:p text:style-name="Text_20_body"><text:span text:style-name="T1">,</text:span></text:p>
          </text:deletion>
        </text:changed-region>
        <text:changed-region xml:id="ct94589945809632" text:id="ct94589945809632">
          <text:insertion>
            <office:change-info>
              <dc:creator>Julia Ringo</dc:creator>
              <dc:date>2023-10-21T14:39:00</dc:date>
            </office:change-info>
          </text:insertion>
        </text:changed-region>
        <text:changed-region xml:id="ct94589945409568" text:id="ct94589945409568">
          <text:deletion>
            <office:change-info>
              <dc:creator>Julia Ringo</dc:creator>
              <dc:date>2023-10-21T14:39:00</dc:date>
            </office:change-info>
            <text:p text:style-name="Text_20_body"><text:span text:style-name="T1">30 </text:span></text:p>
          </text:deletion>
        </text:changed-region>
        <text:changed-region xml:id="ct94589940293632" text:id="ct94589940293632">
          <text:insertion>
            <office:change-info>
              <dc:creator>Julia Ringo</dc:creator>
              <dc:date>2023-10-21T14:39:00</dc:date>
            </office:change-info>
          </text:insertion>
        </text:changed-region>
        <text:changed-region xml:id="ct94589946738832" text:id="ct94589946738832">
          <text:insertion>
            <office:change-info>
              <dc:creator>Julia Ringo</dc:creator>
              <dc:date>2023-10-21T14:40:00</dc:date>
            </office:change-info>
          </text:insertion>
        </text:changed-region>
        <text:changed-region xml:id="ct94589946758800" text:id="ct94589946758800">
          <text:deletion>
            <office:change-info>
              <dc:creator>Julia Ringo</dc:creator>
              <dc:date>2023-10-10T11:08:00</dc:date>
            </office:change-info>
            <text:p text:style-name="Text_20_body"><text:span text:style-name="T1">…</text:span></text:p>
          </text:deletion>
        </text:changed-region>
        <text:changed-region xml:id="ct94589946765616" text:id="ct94589946765616">
          <text:insertion>
            <office:change-info>
              <dc:creator>Julia Ringo</dc:creator>
              <dc:date>2023-10-10T11:08:00</dc:date>
            </office:change-info>
          </text:insertion>
        </text:changed-region>
        <text:changed-region xml:id="ct94589941792992" text:id="ct94589941792992">
          <text:deletion>
            <office:change-info>
              <dc:creator>Julia Ringo</dc:creator>
              <dc:date>2023-10-21T14:40:00</dc:date>
            </office:change-info>
            <text:p text:style-name="Text_20_body"><text:span text:style-name="T1"><text:s/></text:span></text:p>
          </text:deletion>
        </text:changed-region>
        <text:changed-region xml:id="ct94589946128592" text:id="ct94589946128592">
          <text:insertion>
            <office:change-info>
              <dc:creator>Julia Ringo</dc:creator>
              <dc:date>2023-10-21T14:40:00</dc:date>
            </office:change-info>
          </text:insertion>
        </text:changed-region>
        <text:changed-region xml:id="ct94589944420912" text:id="ct94589944420912">
          <text:deletion>
            <office:change-info>
              <dc:creator>Julia Ringo</dc:creator>
              <dc:date>2023-10-05T13:15:00</dc:date>
            </office:change-info>
            <text:p text:style-name="Text_20_body"><text:span text:style-name="T1"><text:s/>— </text:span></text:p>
          </text:deletion>
        </text:changed-region>
        <text:changed-region xml:id="ct94589946739120" text:id="ct94589946739120">
          <text:insertion>
            <office:change-info>
              <dc:creator>Julia Ringo</dc:creator>
              <dc:date>2023-10-05T13:15:00</dc:date>
            </office:change-info>
          </text:insertion>
        </text:changed-region>
        <text:changed-region xml:id="ct94589944863088" text:id="ct94589944863088">
          <text:insertion>
            <office:change-info>
              <dc:creator>Julia Ringo</dc:creator>
              <dc:date>2023-10-21T14:40:00</dc:date>
            </office:change-info>
          </text:insertion>
        </text:changed-region>
        <text:changed-region xml:id="ct94589944243328" text:id="ct94589944243328">
          <text:deletion>
            <office:change-info>
              <dc:creator>Julia Ringo</dc:creator>
              <dc:date>2023-10-21T14:40:00</dc:date>
            </office:change-info>
            <text:p text:style-name="Text_20_body"><text:span text:style-name="T1">B</text:span></text:p>
          </text:deletion>
        </text:changed-region>
        <text:changed-region xml:id="ct94589941540320" text:id="ct94589941540320">
          <text:deletion>
            <office:change-info>
              <dc:creator>Julia Ringo</dc:creator>
              <dc:date>2023-10-10T11:08:00</dc:date>
            </office:change-info>
            <text:p text:style-name="Text_20_body"><text:span text:style-name="T1">…</text:span></text:p>
          </text:deletion>
        </text:changed-region>
        <text:changed-region xml:id="ct94589942011712" text:id="ct94589942011712">
          <text:insertion>
            <office:change-info>
              <dc:creator>Julia Ringo</dc:creator>
              <dc:date>2023-10-10T11:08:00</dc:date>
            </office:change-info>
          </text:insertion>
        </text:changed-region>
        <text:changed-region xml:id="ct94589947162256" text:id="ct94589947162256">
          <text:deletion>
            <office:change-info>
              <dc:creator>Julia Ringo</dc:creator>
              <dc:date>2023-10-05T13:15:00</dc:date>
            </office:change-info>
            <text:p text:style-name="Text_20_body"><text:span text:style-name="T1"><text:s/>— </text:span></text:p>
          </text:deletion>
        </text:changed-region>
        <text:changed-region xml:id="ct94589945321824" text:id="ct94589945321824">
          <text:insertion>
            <office:change-info>
              <dc:creator>Julia Ringo</dc:creator>
              <dc:date>2023-10-05T13:15:00</dc:date>
            </office:change-info>
          </text:insertion>
        </text:changed-region>
        <text:changed-region xml:id="ct94589945776704" text:id="ct94589945776704">
          <text:deletion>
            <office:change-info>
              <dc:creator>Julia Ringo</dc:creator>
              <dc:date>2023-10-21T14:40:00</dc:date>
            </office:change-info>
            <text:p text:style-name="Text_20_body"><text:span text:style-name="T1">15 </text:span></text:p>
          </text:deletion>
        </text:changed-region>
        <text:changed-region xml:id="ct94589941904384" text:id="ct94589941904384">
          <text:insertion>
            <office:change-info>
              <dc:creator>Julia Ringo</dc:creator>
              <dc:date>2023-10-21T14:40:00</dc:date>
            </office:change-info>
          </text:insertion>
        </text:changed-region>
        <text:changed-region xml:id="ct94589947165968" text:id="ct94589947165968">
          <text:deletion>
            <office:change-info>
              <dc:creator>Julia Ringo</dc:creator>
              <dc:date>2023-10-05T13:15:00</dc:date>
            </office:change-info>
            <text:p text:style-name="Text_20_body"><text:span text:style-name="T1"><text:s/>— </text:span></text:p>
          </text:deletion>
        </text:changed-region>
        <text:changed-region xml:id="ct94589945940336" text:id="ct94589945940336">
          <text:insertion>
            <office:change-info>
              <dc:creator>Julia Ringo</dc:creator>
              <dc:date>2023-10-05T13:15:00</dc:date>
            </office:change-info>
          </text:insertion>
        </text:changed-region>
        <text:changed-region xml:id="ct94589945940624" text:id="ct94589945940624">
          <text:deletion>
            <office:change-info>
              <dc:creator>Julia Ringo</dc:creator>
              <dc:date>2023-10-05T13:15:00</dc:date>
            </office:change-info>
            <text:p text:style-name="Text_20_body"><text:span text:style-name="T1"><text:s/>— </text:span></text:p>
          </text:deletion>
        </text:changed-region>
        <text:changed-region xml:id="ct94589946024368" text:id="ct94589946024368">
          <text:insertion>
            <office:change-info>
              <dc:creator>Julia Ringo</dc:creator>
              <dc:date>2023-10-05T13:15:00</dc:date>
            </office:change-info>
          </text:insertion>
        </text:changed-region>
        <text:changed-region xml:id="ct94589946024656" text:id="ct94589946024656">
          <text:deletion>
            <office:change-info>
              <dc:creator>Julia Ringo</dc:creator>
              <dc:date>2023-10-21T14:40:00</dc:date>
            </office:change-info>
            <text:p text:style-name="Text_20_body"><text:span text:style-name="T1">‘</text:span></text:p>
          </text:deletion>
        </text:changed-region>
        <text:changed-region xml:id="ct94589946040128" text:id="ct94589946040128">
          <text:insertion>
            <office:change-info>
              <dc:creator>Julia Ringo</dc:creator>
              <dc:date>2023-10-21T14:40:00</dc:date>
            </office:change-info>
          </text:insertion>
        </text:changed-region>
        <text:changed-region xml:id="ct94589946024944" text:id="ct94589946024944">
          <text:insertion>
            <office:change-info>
              <dc:creator>Julia Ringo</dc:creator>
              <dc:date>2023-10-21T14:41:00</dc:date>
            </office:change-info>
          </text:insertion>
        </text:changed-region>
        <text:changed-region xml:id="ct94589946039456" text:id="ct94589946039456">
          <text:deletion>
            <office:change-info>
              <dc:creator>Julia Ringo</dc:creator>
              <dc:date>2023-10-05T13:15:00</dc:date>
            </office:change-info>
            <text:p text:style-name="Text_20_body"><text:span text:style-name="T1"><text:s/>— </text:span></text:p>
          </text:deletion>
        </text:changed-region>
        <text:changed-region xml:id="ct94589946039744" text:id="ct94589946039744">
          <text:insertion>
            <office:change-info>
              <dc:creator>Julia Ringo</dc:creator>
              <dc:date>2023-10-05T13:15:00</dc:date>
            </office:change-info>
          </text:insertion>
        </text:changed-region>
        <text:changed-region xml:id="ct94589947235920" text:id="ct94589947235920">
          <text:insertion>
            <office:change-info>
              <dc:creator>Julia Ringo</dc:creator>
              <dc:date>2023-10-21T14:41:00</dc:date>
            </office:change-info>
          </text:insertion>
        </text:changed-region>
        <text:changed-region xml:id="ct94589946484432" text:id="ct94589946484432">
          <text:deletion>
            <office:change-info>
              <dc:creator>Julia Ringo</dc:creator>
              <dc:date>2023-10-05T13:15:00</dc:date>
            </office:change-info>
            <text:p text:style-name="Text_20_body"><text:span text:style-name="T1"><text:s/>— </text:span></text:p>
          </text:deletion>
        </text:changed-region>
        <text:changed-region xml:id="ct94589946759088" text:id="ct94589946759088">
          <text:insertion>
            <office:change-info>
              <dc:creator>Julia Ringo</dc:creator>
              <dc:date>2023-10-05T13:15:00</dc:date>
            </office:change-info>
          </text:insertion>
        </text:changed-region>
        <text:changed-region xml:id="ct94589944796496" text:id="ct94589944796496">
          <text:deletion>
            <office:change-info>
              <dc:creator>Julia Ringo</dc:creator>
              <dc:date>2023-10-21T14:41:00</dc:date>
            </office:change-info>
            <text:p text:style-name="Text_20_body"><text:span text:style-name="T1">50 </text:span></text:p>
          </text:deletion>
        </text:changed-region>
        <text:changed-region xml:id="ct94589941829472" text:id="ct94589941829472">
          <text:insertion>
            <office:change-info>
              <dc:creator>Julia Ringo</dc:creator>
              <dc:date>2023-10-21T14:41:00</dc:date>
            </office:change-info>
          </text:insertion>
        </text:changed-region>
        <text:changed-region xml:id="ct94589945287552" text:id="ct94589945287552">
          <text:insertion>
            <office:change-info>
              <dc:creator>Julia Ringo</dc:creator>
              <dc:date>2023-10-21T14:41:00</dc:date>
            </office:change-info>
          </text:insertion>
        </text:changed-region>
        <text:changed-region xml:id="ct94589945429280" text:id="ct94589945429280">
          <text:deletion>
            <office:change-info>
              <dc:creator>Julia Ringo</dc:creator>
              <dc:date>2023-10-21T14:41:00</dc:date>
            </office:change-info>
            <text:p text:style-name="Text_20_body"><text:span text:style-name="T1">30 </text:span></text:p>
          </text:deletion>
        </text:changed-region>
        <text:changed-region xml:id="ct94589945996688" text:id="ct94589945996688">
          <text:insertion>
            <office:change-info>
              <dc:creator>Julia Ringo</dc:creator>
              <dc:date>2023-10-21T14:41:00</dc:date>
            </office:change-info>
          </text:insertion>
        </text:changed-region>
        <text:changed-region xml:id="ct94589945287840" text:id="ct94589945287840">
          <text:deletion>
            <office:change-info>
              <dc:creator>Julia Ringo</dc:creator>
              <dc:date>2023-10-21T14:41:00</dc:date>
            </office:change-info>
            <text:p text:style-name="Text_20_body"><text:span text:style-name="T1">50 </text:span></text:p>
          </text:deletion>
        </text:changed-region>
        <text:changed-region xml:id="ct94589940610384" text:id="ct94589940610384">
          <text:insertion>
            <office:change-info>
              <dc:creator>Julia Ringo</dc:creator>
              <dc:date>2023-10-21T14:41:00</dc:date>
            </office:change-info>
          </text:insertion>
        </text:changed-region>
        <text:changed-region xml:id="ct94589946915136" text:id="ct94589946915136">
          <text:insertion>
            <office:change-info>
              <dc:creator>Julia Ringo</dc:creator>
              <dc:date>2023-10-21T14:41:00</dc:date>
            </office:change-info>
          </text:insertion>
        </text:changed-region>
        <text:changed-region xml:id="ct94589947108544" text:id="ct94589947108544">
          <text:deletion>
            <office:change-info>
              <dc:creator>Julia Ringo</dc:creator>
              <dc:date>2023-10-05T13:15:00</dc:date>
            </office:change-info>
            <text:p text:style-name="Text_20_body"><text:span text:style-name="T1"><text:s/>— </text:span></text:p>
          </text:deletion>
        </text:changed-region>
        <text:changed-region xml:id="ct94589947152144" text:id="ct94589947152144">
          <text:insertion>
            <office:change-info>
              <dc:creator>Julia Ringo</dc:creator>
              <dc:date>2023-10-05T13:15:00</dc:date>
            </office:change-info>
          </text:insertion>
        </text:changed-region>
        <text:changed-region xml:id="ct94589947152768" text:id="ct94589947152768">
          <text:deletion>
            <office:change-info>
              <dc:creator>Julia Ringo</dc:creator>
              <dc:date>2023-10-05T13:15:00</dc:date>
            </office:change-info>
            <text:p text:style-name="Text_20_body"><text:span text:style-name="T1"><text:s/>— </text:span></text:p>
          </text:deletion>
        </text:changed-region>
        <text:changed-region xml:id="ct94589944736272" text:id="ct94589944736272">
          <text:insertion>
            <office:change-info>
              <dc:creator>Julia Ringo</dc:creator>
              <dc:date>2023-10-05T13:15:00</dc:date>
            </office:change-info>
          </text:insertion>
        </text:changed-region>
        <text:changed-region xml:id="ct94589944715664" text:id="ct94589944715664">
          <text:insertion>
            <office:change-info>
              <dc:creator>Julia Ringo</dc:creator>
              <dc:date>2023-10-21T14:41:00</dc:date>
            </office:change-info>
          </text:insertion>
        </text:changed-region>
        <text:changed-region xml:id="ct94589944735936" text:id="ct94589944735936">
          <text:insertion>
            <office:change-info>
              <dc:creator>Julia Ringo</dc:creator>
              <dc:date>2023-10-21T14:41:00</dc:date>
            </office:change-info>
          </text:insertion>
        </text:changed-region>
        <text:changed-region xml:id="ct94589947152432" text:id="ct94589947152432">
          <text:deletion>
            <office:change-info>
              <dc:creator>Julia Ringo</dc:creator>
              <dc:date>2023-10-05T13:15:00</dc:date>
            </office:change-info>
            <text:p text:style-name="Text_20_body"><text:span text:style-name="T1"><text:s/>— </text:span></text:p>
          </text:deletion>
        </text:changed-region>
        <text:changed-region xml:id="ct94589944736896" text:id="ct94589944736896">
          <text:insertion>
            <office:change-info>
              <dc:creator>Julia Ringo</dc:creator>
              <dc:date>2023-10-05T13:15:00</dc:date>
            </office:change-info>
          </text:insertion>
        </text:changed-region>
        <text:changed-region xml:id="ct94589946158992" text:id="ct94589946158992">
          <text:insertion>
            <office:change-info>
              <dc:creator>Julia Ringo</dc:creator>
              <dc:date>2023-10-21T14:42:00</dc:date>
            </office:change-info>
          </text:insertion>
        </text:changed-region>
        <text:changed-region xml:id="ct94589946042176" text:id="ct94589946042176">
          <text:deletion>
            <office:change-info>
              <dc:creator>Julia Ringo</dc:creator>
              <dc:date>2023-10-10T11:08:00</dc:date>
            </office:change-info>
            <text:p text:style-name="Text_20_body"><text:span text:style-name="T1">…</text:span></text:p>
          </text:deletion>
        </text:changed-region>
        <text:changed-region xml:id="ct94589946290896" text:id="ct94589946290896">
          <text:insertion>
            <office:change-info>
              <dc:creator>Julia Ringo</dc:creator>
              <dc:date>2023-10-10T11:08:00</dc:date>
            </office:change-info>
          </text:insertion>
        </text:changed-region>
        <text:changed-region xml:id="ct94589945229552" text:id="ct94589945229552">
          <text:insertion>
            <office:change-info>
              <dc:creator>Julia Ringo</dc:creator>
              <dc:date>2023-10-21T14:42:00</dc:date>
            </office:change-info>
          </text:insertion>
        </text:changed-region>
        <text:changed-region xml:id="ct94589945229840" text:id="ct94589945229840">
          <text:deletion>
            <office:change-info>
              <dc:creator>Julia Ringo</dc:creator>
              <dc:date>2023-10-21T14:42:00</dc:date>
            </office:change-info>
            <text:p text:style-name="Text_20_body"><text:span text:style-name="T1">-</text:span></text:p>
          </text:deletion>
        </text:changed-region>
        <text:changed-region xml:id="ct94589946292000" text:id="ct94589946292000">
          <text:insertion>
            <office:change-info>
              <dc:creator>Julia Ringo</dc:creator>
              <dc:date>2023-10-21T14:42:00</dc:date>
            </office:change-info>
          </text:insertion>
        </text:changed-region>
        <text:changed-region xml:id="ct94589946292288" text:id="ct94589946292288">
          <text:insertion>
            <office:change-info>
              <dc:creator>Julia Ringo</dc:creator>
              <dc:date>2023-10-21T14:42:00</dc:date>
            </office:change-info>
          </text:insertion>
        </text:changed-region>
        <text:changed-region xml:id="ct94589946215472" text:id="ct94589946215472">
          <text:deletion>
            <office:change-info>
              <dc:creator>Julia Ringo</dc:creator>
              <dc:date>2023-10-21T14:42:00</dc:date>
            </office:change-info>
            <text:p text:style-name="Text_20_body"><text:span text:style-name="T1">10 </text:span></text:p>
          </text:deletion>
        </text:changed-region>
        <text:changed-region xml:id="ct94589944164240" text:id="ct94589944164240">
          <text:insertion>
            <office:change-info>
              <dc:creator>Julia Ringo</dc:creator>
              <dc:date>2023-10-21T14:42:00</dc:date>
            </office:change-info>
          </text:insertion>
        </text:changed-region>
        <text:changed-region xml:id="ct94589944822208" text:id="ct94589944822208">
          <text:insertion>
            <office:change-info>
              <dc:creator>Julia Ringo</dc:creator>
              <dc:date>2023-10-21T14:42:00</dc:date>
            </office:change-info>
          </text:insertion>
        </text:changed-region>
        <text:changed-region xml:id="ct94589944164528" text:id="ct94589944164528">
          <text:insertion>
            <office:change-info>
              <dc:creator>Julia Ringo</dc:creator>
              <dc:date>2023-10-21T14:42:00</dc:date>
            </office:change-info>
          </text:insertion>
        </text:changed-region>
        <text:changed-region xml:id="ct94589946159760" text:id="ct94589946159760">
          <text:deletion>
            <office:change-info>
              <dc:creator>Julia Ringo</dc:creator>
              <dc:date>2023-10-21T14:42:00</dc:date>
            </office:change-info>
            <text:p text:style-name="Text_20_body"><text:span text:style-name="T1">1000 </text:span></text:p>
          </text:deletion>
        </text:changed-region>
        <text:changed-region xml:id="ct94589945002976" text:id="ct94589945002976">
          <text:insertion>
            <office:change-info>
              <dc:creator>Julia Ringo</dc:creator>
              <dc:date>2023-10-21T14:42:00</dc:date>
            </office:change-info>
          </text:insertion>
        </text:changed-region>
        <text:changed-region xml:id="ct94589944148784" text:id="ct94589944148784">
          <text:deletion>
            <office:change-info>
              <dc:creator>Julia Ringo</dc:creator>
              <dc:date>2023-10-05T13:15:00</dc:date>
            </office:change-info>
            <text:p text:style-name="Text_20_body"><text:span text:style-name="T1"><text:s/>— </text:span></text:p>
          </text:deletion>
        </text:changed-region>
        <text:changed-region xml:id="ct94589940704592" text:id="ct94589940704592">
          <text:insertion>
            <office:change-info>
              <dc:creator>Julia Ringo</dc:creator>
              <dc:date>2023-10-05T13:15:00</dc:date>
            </office:change-info>
          </text:insertion>
        </text:changed-region>
        <text:changed-region xml:id="ct94589946291664" text:id="ct94589946291664">
          <text:deletion>
            <office:change-info>
              <dc:creator>Julia Ringo</dc:creator>
              <dc:date>2023-10-21T14:42:00</dc:date>
            </office:change-info>
            <text:p text:style-name="Text_20_body"><text:span text:style-name="T1">40 </text:span></text:p>
          </text:deletion>
        </text:changed-region>
        <text:changed-region xml:id="ct94589944526032" text:id="ct94589944526032">
          <text:insertion>
            <office:change-info>
              <dc:creator>Julia Ringo</dc:creator>
              <dc:date>2023-10-21T14:42:00</dc:date>
            </office:change-info>
          </text:insertion>
        </text:changed-region>
        <text:changed-region xml:id="ct94589944597824" text:id="ct94589944597824">
          <text:insertion>
            <office:change-info>
              <dc:creator>Julia Ringo</dc:creator>
              <dc:date>2023-10-21T14:43:00</dc:date>
            </office:change-info>
          </text:insertion>
        </text:changed-region>
        <text:changed-region xml:id="ct94589944750640" text:id="ct94589944750640">
          <text:insertion>
            <office:change-info>
              <dc:creator>Julia Ringo</dc:creator>
              <dc:date>2023-10-21T14:43:00</dc:date>
            </office:change-info>
          </text:insertion>
        </text:changed-region>
        <text:changed-region xml:id="ct94589944751600" text:id="ct94589944751600">
          <text:deletion>
            <office:change-info>
              <dc:creator>Julia Ringo</dc:creator>
              <dc:date>2023-10-21T14:43:00</dc:date>
            </office:change-info>
            <text:p text:style-name="Text_20_body"><text:span text:style-name="T1">,</text:span></text:p>
          </text:deletion>
        </text:changed-region>
        <text:changed-region xml:id="ct94589944410960" text:id="ct94589944410960">
          <text:deletion>
            <office:change-info>
              <dc:creator>Julia Ringo</dc:creator>
              <dc:date>2023-10-21T14:43:00</dc:date>
            </office:change-info>
            <text:p text:style-name="Text_20_body"><text:span text:style-name="T1">45 </text:span></text:p>
          </text:deletion>
        </text:changed-region>
        <text:changed-region xml:id="ct94589944741504" text:id="ct94589944741504">
          <text:insertion>
            <office:change-info>
              <dc:creator>Julia Ringo</dc:creator>
              <dc:date>2023-10-21T14:43:00</dc:date>
            </office:change-info>
          </text:insertion>
        </text:changed-region>
        <text:changed-region xml:id="ct94589944741792" text:id="ct94589944741792">
          <text:insertion>
            <office:change-info>
              <dc:creator>Julia Ringo</dc:creator>
              <dc:date>2023-10-21T14:43:00</dc:date>
            </office:change-info>
          </text:insertion>
        </text:changed-region>
        <text:changed-region xml:id="ct94589940866704" text:id="ct94589940866704">
          <text:deletion>
            <office:change-info>
              <dc:creator>Julia Ringo</dc:creator>
              <dc:date>2023-10-21T14:43:00</dc:date>
            </office:change-info>
            <text:p text:style-name="Text_20_body"><text:span text:style-name="T1">,</text:span></text:p>
          </text:deletion>
        </text:changed-region>
        <text:changed-region xml:id="ct94589945089440" text:id="ct94589945089440">
          <text:deletion>
            <office:change-info>
              <dc:creator>Julia Ringo</dc:creator>
              <dc:date>2023-10-21T14:43:00</dc:date>
            </office:change-info>
            <text:p text:style-name="Text_20_body"><text:span text:style-name="T1">50</text:span></text:p>
          </text:deletion>
        </text:changed-region>
        <text:changed-region xml:id="ct94589945090064" text:id="ct94589945090064">
          <text:insertion>
            <office:change-info>
              <dc:creator>Julia Ringo</dc:creator>
              <dc:date>2023-10-21T14:43:00</dc:date>
            </office:change-info>
          </text:insertion>
        </text:changed-region>
        <text:changed-region xml:id="ct94589945091168" text:id="ct94589945091168">
          <text:insertion>
            <office:change-info>
              <dc:creator>Julia Ringo</dc:creator>
              <dc:date>2023-10-21T14:43:00</dc:date>
            </office:change-info>
          </text:insertion>
        </text:changed-region>
        <text:changed-region xml:id="ct94589940237856" text:id="ct94589940237856">
          <text:deletion>
            <office:change-info>
              <dc:creator>Julia Ringo</dc:creator>
              <dc:date>2023-10-21T14:43:00</dc:date>
            </office:change-info>
            <text:p text:style-name="Text_20_body"><text:span text:style-name="T1">‘</text:span></text:p>
          </text:deletion>
        </text:changed-region>
        <text:changed-region xml:id="ct94589945348544" text:id="ct94589945348544">
          <text:insertion>
            <office:change-info>
              <dc:creator>Julia Ringo</dc:creator>
              <dc:date>2023-10-21T14:43:00</dc:date>
            </office:change-info>
          </text:insertion>
        </text:changed-region>
        <text:changed-region xml:id="ct94589940241776" text:id="ct94589940241776">
          <text:deletion>
            <office:change-info>
              <dc:creator>Julia Ringo</dc:creator>
              <dc:date>2023-10-21T14:43:00</dc:date>
            </office:change-info>
            <text:p text:style-name="Text_20_body"><text:span text:style-name="T1">’</text:span></text:p>
          </text:deletion>
        </text:changed-region>
        <text:changed-region xml:id="ct94589945358944" text:id="ct94589945358944">
          <text:deletion>
            <office:change-info>
              <dc:creator>Julia Ringo</dc:creator>
              <dc:date>2023-10-05T13:15:00</dc:date>
            </office:change-info>
            <text:p text:style-name="Text_20_body"><text:span text:style-name="T1"><text:s/>— </text:span></text:p>
          </text:deletion>
        </text:changed-region>
        <text:changed-region xml:id="ct94589945544576" text:id="ct94589945544576">
          <text:insertion>
            <office:change-info>
              <dc:creator>Julia Ringo</dc:creator>
              <dc:date>2023-10-05T13:15:00</dc:date>
            </office:change-info>
          </text:insertion>
        </text:changed-region>
        <text:changed-region xml:id="ct94589945544864" text:id="ct94589945544864">
          <text:deletion>
            <office:change-info>
              <dc:creator>Julia Ringo</dc:creator>
              <dc:date>2023-10-10T11:08:00</dc:date>
            </office:change-info>
            <text:p text:style-name="Text_20_body"><text:span text:style-name="T1">…</text:span></text:p>
          </text:deletion>
        </text:changed-region>
        <text:changed-region xml:id="ct94589945598144" text:id="ct94589945598144">
          <text:insertion>
            <office:change-info>
              <dc:creator>Julia Ringo</dc:creator>
              <dc:date>2023-10-10T11:08:00</dc:date>
            </office:change-info>
          </text:insertion>
        </text:changed-region>
        <text:changed-region xml:id="ct94589945559840" text:id="ct94589945559840">
          <text:deletion>
            <office:change-info>
              <dc:creator>Julia Ringo</dc:creator>
              <dc:date>2023-10-21T14:43:00</dc:date>
            </office:change-info>
            <text:p text:style-name="Text_20_body"><text:span text:style-name="T1"><text:s/></text:span></text:p>
          </text:deletion>
        </text:changed-region>
        <text:changed-region xml:id="ct94589945745328" text:id="ct94589945745328">
          <text:insertion>
            <office:change-info>
              <dc:creator>Julia Ringo</dc:creator>
              <dc:date>2023-10-21T14:44:00</dc:date>
            </office:change-info>
          </text:insertion>
        </text:changed-region>
        <text:changed-region xml:id="ct94589946001936" text:id="ct94589946001936">
          <text:insertion>
            <office:change-info>
              <dc:creator>Julia Ringo</dc:creator>
              <dc:date>2023-10-21T14:44:00</dc:date>
            </office:change-info>
          </text:insertion>
        </text:changed-region>
        <text:changed-region xml:id="ct94589946002288" text:id="ct94589946002288">
          <text:deletion>
            <office:change-info>
              <dc:creator>Julia Ringo</dc:creator>
              <dc:date>2023-10-21T14:44:00</dc:date>
            </office:change-info>
            <text:p text:style-name="Text_20_body"><text:span text:style-name="T1">3</text:span></text:p>
          </text:deletion>
        </text:changed-region>
        <text:changed-region xml:id="ct94589946043104" text:id="ct94589946043104">
          <text:deletion>
            <office:change-info>
              <dc:creator>Julia Ringo</dc:creator>
              <dc:date>2023-10-05T13:15:00</dc:date>
            </office:change-info>
            <text:p text:style-name="Text_20_body"><text:span text:style-name="T1"><text:s/>— </text:span></text:p>
          </text:deletion>
        </text:changed-region>
        <text:changed-region xml:id="ct94589946043728" text:id="ct94589946043728">
          <text:insertion>
            <office:change-info>
              <dc:creator>Julia Ringo</dc:creator>
              <dc:date>2023-10-05T13:15:00</dc:date>
            </office:change-info>
          </text:insertion>
        </text:changed-region>
        <text:changed-region xml:id="ct94589946332032" text:id="ct94589946332032">
          <text:deletion>
            <office:change-info>
              <dc:creator>Julia Ringo</dc:creator>
              <dc:date>2023-10-21T14:44:00</dc:date>
            </office:change-info>
            <text:p text:style-name="Text_20_body"><text:span text:style-name="T1">30 </text:span></text:p>
          </text:deletion>
        </text:changed-region>
        <text:changed-region xml:id="ct94589946313328" text:id="ct94589946313328">
          <text:insertion>
            <office:change-info>
              <dc:creator>Julia Ringo</dc:creator>
              <dc:date>2023-10-21T14:44:00</dc:date>
            </office:change-info>
          </text:insertion>
        </text:changed-region>
        <text:changed-region xml:id="ct94589946447568" text:id="ct94589946447568">
          <text:insertion>
            <office:change-info>
              <dc:creator>Julia Ringo</dc:creator>
              <dc:date>2023-10-21T14:44:00</dc:date>
            </office:change-info>
          </text:insertion>
        </text:changed-region>
        <text:changed-region xml:id="ct94589945215200" text:id="ct94589945215200">
          <text:deletion>
            <office:change-info>
              <dc:creator>Julia Ringo</dc:creator>
              <dc:date>2023-10-10T11:08:00</dc:date>
            </office:change-info>
            <text:p text:style-name="Text_20_body"><text:span text:style-name="T1">…</text:span></text:p>
          </text:deletion>
        </text:changed-region>
        <text:changed-region xml:id="ct94589946044832" text:id="ct94589946044832">
          <text:insertion>
            <office:change-info>
              <dc:creator>Julia Ringo</dc:creator>
              <dc:date>2023-10-10T11:08:00</dc:date>
            </office:change-info>
          </text:insertion>
        </text:changed-region>
        <text:changed-region xml:id="ct94589945204912" text:id="ct94589945204912">
          <text:deletion>
            <office:change-info>
              <dc:creator>Julia Ringo</dc:creator>
              <dc:date>2023-10-10T11:08:00</dc:date>
            </office:change-info>
            <text:p text:style-name="Text_20_body"><text:span text:style-name="T1">…</text:span></text:p>
          </text:deletion>
        </text:changed-region>
        <text:changed-region xml:id="ct94589945479248" text:id="ct94589945479248">
          <text:insertion>
            <office:change-info>
              <dc:creator>Julia Ringo</dc:creator>
              <dc:date>2023-10-21T14:45:00</dc:date>
            </office:change-info>
          </text:insertion>
        </text:changed-region>
        <text:changed-region xml:id="ct94589945565824" text:id="ct94589945565824">
          <text:insertion>
            <office:change-info>
              <dc:creator>Julia Ringo</dc:creator>
              <dc:date>2023-10-21T14:46:00</dc:date>
            </office:change-info>
          </text:insertion>
        </text:changed-region>
        <text:changed-region xml:id="ct94589946087184" text:id="ct94589946087184">
          <text:deletion>
            <office:change-info>
              <dc:creator>Julia Ringo</dc:creator>
              <dc:date>2023-10-21T14:46:00</dc:date>
            </office:change-info>
            <text:p text:style-name="Text_20_body"><text:span text:style-name="T1">that </text:span></text:p>
          </text:deletion>
        </text:changed-region>
        <text:changed-region xml:id="ct94589947158880" text:id="ct94589947158880">
          <text:insertion>
            <office:change-info>
              <dc:creator>Julia Ringo</dc:creator>
              <dc:date>2023-10-21T14:46:00</dc:date>
            </office:change-info>
          </text:insertion>
        </text:changed-region>
        <text:changed-region xml:id="ct94589944246288" text:id="ct94589944246288">
          <text:insertion>
            <office:change-info>
              <dc:creator>Julia Ringo</dc:creator>
              <dc:date>2023-10-21T14:46:00</dc:date>
            </office:change-info>
          </text:insertion>
        </text:changed-region>
        <text:changed-region xml:id="ct94589944464144" text:id="ct94589944464144">
          <text:deletion>
            <office:change-info>
              <dc:creator>Julia Ringo</dc:creator>
              <dc:date>2023-10-10T11:08:00</dc:date>
            </office:change-info>
            <text:p text:style-name="Text_20_body"><text:span text:style-name="T1">…</text:span></text:p>
          </text:deletion>
        </text:changed-region>
        <text:changed-region xml:id="ct94589944465104" text:id="ct94589944465104">
          <text:insertion>
            <office:change-info>
              <dc:creator>Julia Ringo</dc:creator>
              <dc:date>2023-10-10T11:08:00</dc:date>
            </office:change-info>
          </text:insertion>
        </text:changed-region>
        <text:changed-region xml:id="ct94589944625216" text:id="ct94589944625216">
          <text:deletion>
            <office:change-info>
              <dc:creator>Julia Ringo</dc:creator>
              <dc:date>2023-10-10T11:08:00</dc:date>
            </office:change-info>
            <text:p text:style-name="Text_20_body"><text:span text:style-name="T1">…</text:span></text:p>
          </text:deletion>
        </text:changed-region>
        <text:changed-region xml:id="ct94589944626176" text:id="ct94589944626176">
          <text:insertion>
            <office:change-info>
              <dc:creator>Julia Ringo</dc:creator>
              <dc:date>2023-10-10T11:08:00</dc:date>
            </office:change-info>
          </text:insertion>
        </text:changed-region>
        <text:changed-region xml:id="ct94589944627136" text:id="ct94589944627136">
          <text:deletion>
            <office:change-info>
              <dc:creator>Julia Ringo</dc:creator>
              <dc:date>2023-10-10T11:08:00</dc:date>
            </office:change-info>
            <text:p text:style-name="Text_20_body"><text:span text:style-name="T1">…</text:span></text:p>
          </text:deletion>
        </text:changed-region>
        <text:changed-region xml:id="ct94589944644656" text:id="ct94589944644656">
          <text:insertion>
            <office:change-info>
              <dc:creator>Julia Ringo</dc:creator>
              <dc:date>2023-10-10T11:08:00</dc:date>
            </office:change-info>
          </text:insertion>
        </text:changed-region>
        <text:changed-region xml:id="ct94589944852672" text:id="ct94589944852672">
          <text:deletion>
            <office:change-info>
              <dc:creator>Julia Ringo</dc:creator>
              <dc:date>2023-10-10T11:08:00</dc:date>
            </office:change-info>
            <text:p text:style-name="Text_20_body"><text:span text:style-name="T1">…</text:span></text:p>
          </text:deletion>
        </text:changed-region>
        <text:changed-region xml:id="ct94589944865616" text:id="ct94589944865616">
          <text:insertion>
            <office:change-info>
              <dc:creator>Julia Ringo</dc:creator>
              <dc:date>2023-10-10T11:08:00</dc:date>
            </office:change-info>
          </text:insertion>
        </text:changed-region>
        <text:changed-region xml:id="ct94589944865904" text:id="ct94589944865904">
          <text:deletion>
            <office:change-info>
              <dc:creator>Julia Ringo</dc:creator>
              <dc:date>2023-10-21T14:46:00</dc:date>
            </office:change-info>
            <text:p text:style-name="Text_20_body"><text:span text:style-name="T1"><text:s/></text:span></text:p>
          </text:deletion>
        </text:changed-region>
        <text:changed-region xml:id="ct94589947160096" text:id="ct94589947160096">
          <text:deletion>
            <office:change-info>
              <dc:creator>Julia Ringo</dc:creator>
              <dc:date>2023-10-10T11:08:00</dc:date>
            </office:change-info>
            <text:p text:style-name="Text_20_body"><text:span text:style-name="T1">…</text:span></text:p>
          </text:deletion>
        </text:changed-region>
        <text:changed-region xml:id="ct94589940274496" text:id="ct94589940274496">
          <text:insertion>
            <office:change-info>
              <dc:creator>Julia Ringo</dc:creator>
              <dc:date>2023-10-10T11:08:00</dc:date>
            </office:change-info>
          </text:insertion>
        </text:changed-region>
        <text:changed-region xml:id="ct94589944625840" text:id="ct94589944625840">
          <text:deletion>
            <office:change-info>
              <dc:creator>Julia Ringo</dc:creator>
              <dc:date>2023-10-10T11:08:00</dc:date>
            </office:change-info>
            <text:p text:style-name="Text_20_body"><text:span text:style-name="T1">…</text:span></text:p>
          </text:deletion>
        </text:changed-region>
        <text:changed-region xml:id="ct94589944644320" text:id="ct94589944644320">
          <text:insertion>
            <office:change-info>
              <dc:creator>Julia Ringo</dc:creator>
              <dc:date>2023-10-10T11:08:00</dc:date>
            </office:change-info>
          </text:insertion>
        </text:changed-region>
        <text:changed-region xml:id="ct94589944247056" text:id="ct94589944247056">
          <text:deletion>
            <office:change-info>
              <dc:creator>Julia Ringo</dc:creator>
              <dc:date>2023-10-21T14:46:00</dc:date>
            </office:change-info>
            <text:p text:style-name="Text_20_body"><text:span text:style-name="T1"><text:s/></text:span></text:p>
          </text:deletion>
        </text:changed-region>
        <text:changed-region xml:id="ct94589940288496" text:id="ct94589940288496">
          <text:deletion>
            <office:change-info>
              <dc:creator>Julia Ringo</dc:creator>
              <dc:date>2023-10-10T11:08:00</dc:date>
            </office:change-info>
            <text:p text:style-name="Text_20_body"><text:span text:style-name="T1">…</text:span></text:p>
          </text:deletion>
        </text:changed-region>
        <text:changed-region xml:id="ct94589945445920" text:id="ct94589945445920">
          <text:insertion>
            <office:change-info>
              <dc:creator>Julia Ringo</dc:creator>
              <dc:date>2023-10-10T11:08:00</dc:date>
            </office:change-info>
          </text:insertion>
        </text:changed-region>
        <text:changed-region xml:id="ct94589945578768" text:id="ct94589945578768">
          <text:deletion>
            <office:change-info>
              <dc:creator>Julia Ringo</dc:creator>
              <dc:date>2023-10-10T11:08:00</dc:date>
            </office:change-info>
            <text:p text:style-name="Text_20_body"><text:span text:style-name="T1">…</text:span></text:p>
          </text:deletion>
        </text:changed-region>
        <text:changed-region xml:id="ct94589945579728" text:id="ct94589945579728">
          <text:insertion>
            <office:change-info>
              <dc:creator>Julia Ringo</dc:creator>
              <dc:date>2023-10-10T11:08:00</dc:date>
            </office:change-info>
          </text:insertion>
        </text:changed-region>
        <text:changed-region xml:id="ct94589945594256" text:id="ct94589945594256">
          <text:deletion>
            <office:change-info>
              <dc:creator>Julia Ringo</dc:creator>
              <dc:date>2023-10-05T13:15:00</dc:date>
            </office:change-info>
            <text:p text:style-name="Text_20_body"><text:span text:style-name="T1"><text:s/>— </text:span></text:p>
          </text:deletion>
        </text:changed-region>
        <text:changed-region xml:id="ct94589945594880" text:id="ct94589945594880">
          <text:insertion>
            <office:change-info>
              <dc:creator>Julia Ringo</dc:creator>
              <dc:date>2023-10-05T13:15:00</dc:date>
            </office:change-info>
          </text:insertion>
        </text:changed-region>
        <text:changed-region xml:id="ct94589945571504" text:id="ct94589945571504">
          <text:deletion>
            <office:change-info>
              <dc:creator>Julia Ringo</dc:creator>
              <dc:date>2023-10-05T13:15:00</dc:date>
            </office:change-info>
            <text:p text:style-name="Text_20_body"><text:span text:style-name="T1"><text:s/>— </text:span></text:p>
          </text:deletion>
        </text:changed-region>
        <text:changed-region xml:id="ct94589946871936" text:id="ct94589946871936">
          <text:insertion>
            <office:change-info>
              <dc:creator>Julia Ringo</dc:creator>
              <dc:date>2023-10-05T13:15:00</dc:date>
            </office:change-info>
          </text:insertion>
        </text:changed-region>
        <text:changed-region xml:id="ct94589945592912" text:id="ct94589945592912">
          <text:deletion>
            <office:change-info>
              <dc:creator>Julia Ringo</dc:creator>
              <dc:date>2023-10-10T11:08:00</dc:date>
            </office:change-info>
            <text:p text:style-name="Text_20_body"><text:span text:style-name="T2">…</text:span></text:p>
          </text:deletion>
        </text:changed-region>
        <text:changed-region xml:id="ct94589945593200" text:id="ct94589945593200">
          <text:deletion>
            <office:change-info>
              <dc:creator>Julia Ringo</dc:creator>
              <dc:date>2023-10-21T14:47:00</dc:date>
            </office:change-info>
            <text:p text:style-name="Text_20_body"><text:span text:style-name="T2">. </text:span></text:p>
          </text:deletion>
        </text:changed-region>
        <text:changed-region xml:id="ct94589945593488" text:id="ct94589945593488">
          <text:insertion>
            <office:change-info>
              <dc:creator>Julia Ringo</dc:creator>
              <dc:date>2023-10-10T11:08:00</dc:date>
            </office:change-info>
          </text:insertion>
        </text:changed-region>
        <text:changed-region xml:id="ct94589946356144" text:id="ct94589946356144">
          <text:deletion>
            <office:change-info>
              <dc:creator>Julia Ringo</dc:creator>
              <dc:date>2023-10-05T13:15:00</dc:date>
            </office:change-info>
            <text:p text:style-name="Text_20_body"><text:span text:style-name="T1"><text:s/>— </text:span></text:p>
          </text:deletion>
        </text:changed-region>
        <text:changed-region xml:id="ct94589946451216" text:id="ct94589946451216">
          <text:insertion>
            <office:change-info>
              <dc:creator>Julia Ringo</dc:creator>
              <dc:date>2023-10-05T13:15:00</dc:date>
            </office:change-info>
          </text:insertion>
        </text:changed-region>
        <text:changed-region xml:id="ct94589945590656" text:id="ct94589945590656">
          <text:deletion>
            <office:change-info>
              <dc:creator>Julia Ringo</dc:creator>
              <dc:date>2023-10-10T11:08:00</dc:date>
            </office:change-info>
            <text:p text:style-name="Text_20_body"><text:span text:style-name="T1">…</text:span></text:p>
          </text:deletion>
        </text:changed-region>
        <text:changed-region xml:id="ct94589945571792" text:id="ct94589945571792">
          <text:insertion>
            <office:change-info>
              <dc:creator>Julia Ringo</dc:creator>
              <dc:date>2023-10-10T11:08:00</dc:date>
            </office:change-info>
          </text:insertion>
        </text:changed-region>
        <text:changed-region xml:id="ct94589946355472" text:id="ct94589946355472">
          <text:deletion>
            <office:change-info>
              <dc:creator>Julia Ringo</dc:creator>
              <dc:date>2023-10-10T11:08:00</dc:date>
            </office:change-info>
            <text:p text:style-name="Text_20_body"><text:span text:style-name="T1">…</text:span></text:p>
          </text:deletion>
        </text:changed-region>
        <text:changed-region xml:id="ct94589946355760" text:id="ct94589946355760">
          <text:insertion>
            <office:change-info>
              <dc:creator>Julia Ringo</dc:creator>
              <dc:date>2023-10-10T11:08:00</dc:date>
            </office:change-info>
          </text:insertion>
        </text:changed-region>
        <text:changed-region xml:id="ct94589946715136" text:id="ct94589946715136">
          <text:deletion>
            <office:change-info>
              <dc:creator>Julia Ringo</dc:creator>
              <dc:date>2023-10-10T11:08:00</dc:date>
            </office:change-info>
            <text:p text:style-name="Text_20_body"><text:span text:style-name="T1">…</text:span></text:p>
          </text:deletion>
        </text:changed-region>
        <text:changed-region xml:id="ct94589946306032" text:id="ct94589946306032">
          <text:insertion>
            <office:change-info>
              <dc:creator>Julia Ringo</dc:creator>
              <dc:date>2023-10-10T11:08:00</dc:date>
            </office:change-info>
          </text:insertion>
        </text:changed-region>
        <text:changed-region xml:id="ct94589943947504" text:id="ct94589943947504">
          <text:insertion>
            <office:change-info>
              <dc:creator>Julia Ringo</dc:creator>
              <dc:date>2023-10-21T14:47:00</dc:date>
            </office:change-info>
          </text:insertion>
        </text:changed-region>
        <text:changed-region xml:id="ct94589943980656" text:id="ct94589943980656">
          <text:deletion>
            <office:change-info>
              <dc:creator>Julia Ringo</dc:creator>
              <dc:date>2023-10-10T11:08:00</dc:date>
            </office:change-info>
            <text:p text:style-name="Text_20_body"><text:span text:style-name="T1">…</text:span></text:p>
          </text:deletion>
        </text:changed-region>
        <text:changed-region xml:id="ct94589943947792" text:id="ct94589943947792">
          <text:insertion>
            <office:change-info>
              <dc:creator>Julia Ringo</dc:creator>
              <dc:date>2023-10-10T11:08:00</dc:date>
            </office:change-info>
          </text:insertion>
        </text:changed-region>
        <text:changed-region xml:id="ct94589940312064" text:id="ct94589940312064">
          <text:deletion>
            <office:change-info>
              <dc:creator>Julia Ringo</dc:creator>
              <dc:date>2023-10-21T14:47:00</dc:date>
            </office:change-info>
            <text:p text:style-name="Text_20_body"><text:span text:style-name="T1"><text:s/></text:span></text:p>
          </text:deletion>
        </text:changed-region>
        <text:changed-region xml:id="ct94589945590320" text:id="ct94589945590320">
          <text:deletion>
            <office:change-info>
              <dc:creator>Julia Ringo</dc:creator>
              <dc:date>2023-10-10T11:08:00</dc:date>
            </office:change-info>
            <text:p text:style-name="Text_20_body"><text:span text:style-name="T1">…</text:span></text:p>
          </text:deletion>
        </text:changed-region>
        <text:changed-region xml:id="ct94589940314944" text:id="ct94589940314944">
          <text:insertion>
            <office:change-info>
              <dc:creator>Julia Ringo</dc:creator>
              <dc:date>2023-10-10T11:08:00</dc:date>
            </office:change-info>
          </text:insertion>
        </text:changed-region>
        <text:changed-region xml:id="ct94589946714688" text:id="ct94589946714688">
          <text:insertion>
            <office:change-info>
              <dc:creator>Julia Ringo</dc:creator>
              <dc:date>2023-10-21T14:48:00</dc:date>
            </office:change-info>
          </text:insertion>
        </text:changed-region>
        <text:changed-region xml:id="ct94589945075856" text:id="ct94589945075856">
          <text:format-change>
            <office:change-info>
              <dc:creator>Julia Ringo</dc:creator>
              <dc:date>2023-10-21T14:48:00</dc:date>
            </office:change-info>
          </text:format-change>
        </text:changed-region>
        <text:changed-region xml:id="ct94589945076144" text:id="ct94589945076144">
          <text:deletion>
            <office:change-info>
              <dc:creator>Julia Ringo</dc:creator>
              <dc:date>2023-10-05T13:15:00</dc:date>
            </office:change-info>
            <text:p text:style-name="Text_20_body"><text:span text:style-name="T1"><text:s/>— </text:span></text:p>
          </text:deletion>
        </text:changed-region>
        <text:changed-region xml:id="ct94589945378464" text:id="ct94589945378464">
          <text:insertion>
            <office:change-info>
              <dc:creator>Julia Ringo</dc:creator>
              <dc:date>2023-10-05T13:15:00</dc:date>
            </office:change-info>
          </text:insertion>
        </text:changed-region>
        <text:changed-region xml:id="ct94589944852336" text:id="ct94589944852336">
          <text:deletion>
            <office:change-info>
              <dc:creator>Julia Ringo</dc:creator>
              <dc:date>2023-10-05T13:15:00</dc:date>
            </office:change-info>
            <text:p text:style-name="Text_20_body"><text:span text:style-name="T1"><text:s/>— </text:span></text:p>
          </text:deletion>
        </text:changed-region>
        <text:changed-region xml:id="ct94589945077344" text:id="ct94589945077344">
          <text:insertion>
            <office:change-info>
              <dc:creator>Julia Ringo</dc:creator>
              <dc:date>2023-10-05T13:15:00</dc:date>
            </office:change-info>
          </text:insertion>
        </text:changed-region>
        <text:changed-region xml:id="ct94589943980320" text:id="ct94589943980320">
          <text:deletion>
            <office:change-info>
              <dc:creator>Julia Ringo</dc:creator>
              <dc:date>2023-10-21T14:48:00</dc:date>
            </office:change-info>
            <text:p text:style-name="Text_20_body"><text:span text:style-name="T1">100 </text:span></text:p>
          </text:deletion>
        </text:changed-region>
        <text:changed-region xml:id="ct94589945500672" text:id="ct94589945500672">
          <text:insertion>
            <office:change-info>
              <dc:creator>Julia Ringo</dc:creator>
              <dc:date>2023-10-21T14:48:00</dc:date>
            </office:change-info>
          </text:insertion>
        </text:changed-region>
        <text:changed-region xml:id="ct94589944810368" text:id="ct94589944810368">
          <text:deletion>
            <office:change-info>
              <dc:creator>Julia Ringo</dc:creator>
              <dc:date>2023-10-05T13:15:00</dc:date>
            </office:change-info>
            <text:p text:style-name="Text_20_body"><text:span text:style-name="T1"><text:s/>— </text:span></text:p>
          </text:deletion>
        </text:changed-region>
        <text:changed-region xml:id="ct94589940325312" text:id="ct94589940325312">
          <text:insertion>
            <office:change-info>
              <dc:creator>Julia Ringo</dc:creator>
              <dc:date>2023-10-05T13:15:00</dc:date>
            </office:change-info>
          </text:insertion>
        </text:changed-region>
        <text:changed-region xml:id="ct94589945615296" text:id="ct94589945615296">
          <text:deletion>
            <office:change-info>
              <dc:creator>Julia Ringo</dc:creator>
              <dc:date>2023-10-05T13:15:00</dc:date>
            </office:change-info>
            <text:p text:style-name="Text_20_body"><text:span text:style-name="T1"><text:s/>— </text:span></text:p>
          </text:deletion>
        </text:changed-region>
        <text:changed-region xml:id="ct94589945616256" text:id="ct94589945616256">
          <text:insertion>
            <office:change-info>
              <dc:creator>Julia Ringo</dc:creator>
              <dc:date>2023-10-05T13:15:00</dc:date>
            </office:change-info>
          </text:insertion>
        </text:changed-region>
        <text:changed-region xml:id="ct94589945650592" text:id="ct94589945650592">
          <text:insertion>
            <office:change-info>
              <dc:creator>Julia Ringo</dc:creator>
              <dc:date>2023-10-21T14:48:00</dc:date>
            </office:change-info>
          </text:insertion>
        </text:changed-region>
        <text:changed-region xml:id="ct94589945717632" text:id="ct94589945717632">
          <text:insertion>
            <office:change-info>
              <dc:creator>Julia Ringo</dc:creator>
              <dc:date>2023-10-21T14:49:00</dc:date>
            </office:change-info>
          </text:insertion>
        </text:changed-region>
        <text:changed-region xml:id="ct94589945738976" text:id="ct94589945738976">
          <text:deletion>
            <office:change-info>
              <dc:creator>Julia Ringo</dc:creator>
              <dc:date>2023-10-21T14:49:00</dc:date>
            </office:change-info>
            <text:p text:style-name="Text_20_body"><text:span text:style-name="T1"><text:s/>on</text:span></text:p>
          </text:deletion>
        </text:changed-region>
        <text:changed-region xml:id="ct94589945718336" text:id="ct94589945718336">
          <text:deletion>
            <office:change-info>
              <dc:creator>Julia Ringo</dc:creator>
              <dc:date>2023-10-05T13:15:00</dc:date>
            </office:change-info>
            <text:p text:style-name="Text_20_body"><text:span text:style-name="T1"><text:s/>— </text:span></text:p>
          </text:deletion>
        </text:changed-region>
        <text:changed-region xml:id="ct94589945651712" text:id="ct94589945651712">
          <text:insertion>
            <office:change-info>
              <dc:creator>Julia Ringo</dc:creator>
              <dc:date>2023-10-05T13:15:00</dc:date>
            </office:change-info>
          </text:insertion>
        </text:changed-region>
        <text:changed-region xml:id="ct94589945987408" text:id="ct94589945987408">
          <text:deletion>
            <office:change-info>
              <dc:creator>Julia Ringo</dc:creator>
              <dc:date>2023-10-05T13:15:00</dc:date>
            </office:change-info>
            <text:p text:style-name="Text_20_body"><text:span text:style-name="T1"><text:s/>— </text:span></text:p>
          </text:deletion>
        </text:changed-region>
        <text:changed-region xml:id="ct94589946162048" text:id="ct94589946162048">
          <text:insertion>
            <office:change-info>
              <dc:creator>Julia Ringo</dc:creator>
              <dc:date>2023-10-05T13:15:00</dc:date>
            </office:change-info>
          </text:insertion>
        </text:changed-region>
        <text:changed-region xml:id="ct94589946161728" text:id="ct94589946161728">
          <text:deletion>
            <office:change-info>
              <dc:creator>Julia Ringo</dc:creator>
              <dc:date>2023-10-10T11:08:00</dc:date>
            </office:change-info>
            <text:p text:style-name="Text_20_body"><text:span text:style-name="T1">…</text:span></text:p>
          </text:deletion>
        </text:changed-region>
        <text:changed-region xml:id="ct94589945616544" text:id="ct94589945616544">
          <text:insertion>
            <office:change-info>
              <dc:creator>Julia Ringo</dc:creator>
              <dc:date>2023-10-10T11:08:00</dc:date>
            </office:change-info>
          </text:insertion>
        </text:changed-region>
        <text:changed-region xml:id="ct94589945189936" text:id="ct94589945189936">
          <text:deletion>
            <office:change-info>
              <dc:creator>Julia Ringo</dc:creator>
              <dc:date>2023-10-10T11:08:00</dc:date>
            </office:change-info>
            <text:p text:style-name="Text_20_body"><text:span text:style-name="T1">…</text:span></text:p>
          </text:deletion>
        </text:changed-region>
        <text:changed-region xml:id="ct94589946630832" text:id="ct94589946630832">
          <text:insertion>
            <office:change-info>
              <dc:creator>Julia Ringo</dc:creator>
              <dc:date>2023-10-10T11:08:00</dc:date>
            </office:change-info>
          </text:insertion>
        </text:changed-region>
        <text:changed-region xml:id="ct94589946631120" text:id="ct94589946631120">
          <text:insertion>
            <office:change-info>
              <dc:creator>Julia Ringo</dc:creator>
              <dc:date>2023-10-21T14:49:00</dc:date>
            </office:change-info>
          </text:insertion>
        </text:changed-region>
        <text:changed-region xml:id="ct94589946882304" text:id="ct94589946882304">
          <text:deletion>
            <office:change-info>
              <dc:creator>Julia Ringo</dc:creator>
              <dc:date>2023-10-21T14:49:00</dc:date>
            </office:change-info>
            <text:p text:style-name="Text_20_body"><text:span text:style-name="T1">,</text:span></text:p>
          </text:deletion>
        </text:changed-region>
        <text:changed-region xml:id="ct94589945740800" text:id="ct94589945740800">
          <text:insertion>
            <office:change-info>
              <dc:creator>Julia Ringo</dc:creator>
              <dc:date>2023-10-21T14:50:00</dc:date>
            </office:change-info>
          </text:insertion>
        </text:changed-region>
        <text:changed-region xml:id="ct94589947146464" text:id="ct94589947146464">
          <text:insertion>
            <office:change-info>
              <dc:creator>Julia Ringo</dc:creator>
              <dc:date>2023-10-21T14:50:00</dc:date>
            </office:change-info>
          </text:insertion>
        </text:changed-region>
        <text:changed-region xml:id="ct94589944203984" text:id="ct94589944203984">
          <text:insertion>
            <office:change-info>
              <dc:creator>Julia Ringo</dc:creator>
              <dc:date>2023-10-21T14:50:00</dc:date>
            </office:change-info>
          </text:insertion>
        </text:changed-region>
        <text:changed-region xml:id="ct94589944223280" text:id="ct94589944223280">
          <text:insertion>
            <office:change-info>
              <dc:creator>Julia Ringo</dc:creator>
              <dc:date>2023-10-21T14:51:00</dc:date>
            </office:change-info>
          </text:insertion>
        </text:changed-region>
        <text:changed-region xml:id="ct94589944213904" text:id="ct94589944213904">
          <text:deletion>
            <office:change-info>
              <dc:creator>Julia Ringo</dc:creator>
              <dc:date>2023-10-21T14:51:00</dc:date>
            </office:change-info>
            <text:p text:style-name="Text_20_body"><text:span text:style-name="T1">-</text:span></text:p>
          </text:deletion>
        </text:changed-region>
        <text:changed-region xml:id="ct94589946631408" text:id="ct94589946631408">
          <text:format-change>
            <office:change-info>
              <dc:creator>Julia Ringo</dc:creator>
              <dc:date>2023-10-21T14:51:00</dc:date>
            </office:change-info>
          </text:format-change>
        </text:changed-region>
        <text:changed-region xml:id="ct94589946450576" text:id="ct94589946450576">
          <text:format-change>
            <office:change-info>
              <dc:creator>Julia Ringo</dc:creator>
              <dc:date>2023-10-21T14:51:00</dc:date>
            </office:change-info>
          </text:format-change>
        </text:changed-region>
        <text:changed-region xml:id="ct94589944622608" text:id="ct94589944622608">
          <text:insertion>
            <office:change-info>
              <dc:creator>Julia Ringo</dc:creator>
              <dc:date>2023-10-21T14:51:00</dc:date>
            </office:change-info>
          </text:insertion>
        </text:changed-region>
        <text:changed-region xml:id="ct94589944534288" text:id="ct94589944534288">
          <text:deletion>
            <office:change-info>
              <dc:creator>Julia Ringo</dc:creator>
              <dc:date>2023-10-21T14:51:00</dc:date>
            </office:change-info>
            <text:p text:style-name="First_20_Paragraph"><text:span text:style-name="T1">-</text:span></text:p>
          </text:deletion>
        </text:changed-region>
        <text:changed-region xml:id="ct94589944623568" text:id="ct94589944623568">
          <text:deletion>
            <office:change-info>
              <dc:creator>Julia Ringo</dc:creator>
              <dc:date>2023-10-05T13:15:00</dc:date>
            </office:change-info>
            <text:p text:style-name="First_20_Paragraph"><text:span text:style-name="T1"><text:s/>— </text:span></text:p>
          </text:deletion>
        </text:changed-region>
        <text:changed-region xml:id="ct94589944693088" text:id="ct94589944693088">
          <text:insertion>
            <office:change-info>
              <dc:creator>Julia Ringo</dc:creator>
              <dc:date>2023-10-05T13:15:00</dc:date>
            </office:change-info>
          </text:insertion>
        </text:changed-region>
        <text:changed-region xml:id="ct94589944624192" text:id="ct94589944624192">
          <text:deletion>
            <office:change-info>
              <dc:creator>Julia Ringo</dc:creator>
              <dc:date>2023-10-21T14:52:00</dc:date>
            </office:change-info>
            <text:p text:style-name="First_20_Paragraph"><text:span text:style-name="T1">feels like they might be</text:span></text:p>
          </text:deletion>
        </text:changed-region>
        <text:changed-region xml:id="ct94589944693376" text:id="ct94589944693376">
          <text:insertion>
            <office:change-info>
              <dc:creator>Julia Ringo</dc:creator>
              <dc:date>2023-10-21T14:52:00</dc:date>
            </office:change-info>
          </text:insertion>
        </text:changed-region>
        <text:changed-region xml:id="ct94589944800336" text:id="ct94589944800336">
          <text:deletion>
            <office:change-info>
              <dc:creator>Julia Ringo</dc:creator>
              <dc:date>2023-10-21T14:52:00</dc:date>
            </office:change-info>
            <text:p text:style-name="First_20_Paragraph"><text:span text:style-name="T1">,</text:span></text:p>
          </text:deletion>
        </text:changed-region>
        <text:changed-region xml:id="ct94589944683472" text:id="ct94589944683472">
          <text:deletion>
            <office:change-info>
              <dc:creator>Julia Ringo</dc:creator>
              <dc:date>2023-10-21T14:52:00</dc:date>
            </office:change-info>
            <text:p text:style-name="First_20_Paragraph"><text:span text:style-name="T1">them </text:span></text:p>
          </text:deletion>
        </text:changed-region>
        <text:changed-region xml:id="ct94589944801040" text:id="ct94589944801040">
          <text:insertion>
            <office:change-info>
              <dc:creator>Julia Ringo</dc:creator>
              <dc:date>2023-10-21T14:52:00</dc:date>
            </office:change-info>
          </text:insertion>
        </text:changed-region>
        <text:changed-region xml:id="ct94589944800624" text:id="ct94589944800624">
          <text:insertion>
            <office:change-info>
              <dc:creator>Julia Ringo</dc:creator>
              <dc:date>2023-10-21T14:54:00</dc:date>
            </office:change-info>
          </text:insertion>
        </text:changed-region>
        <text:changed-region xml:id="ct94589944685488" text:id="ct94589944685488">
          <text:format-change>
            <office:change-info>
              <dc:creator>Julia Ringo</dc:creator>
              <dc:date>2023-10-21T14:55:00</dc:date>
            </office:change-info>
          </text:format-change>
        </text:changed-region>
        <text:changed-region xml:id="ct94589945143808" text:id="ct94589945143808">
          <text:format-change>
            <office:change-info>
              <dc:creator>Julia Ringo</dc:creator>
              <dc:date>2023-10-21T14:55:00</dc:date>
            </office:change-info>
          </text:format-change>
        </text:changed-region>
        <text:changed-region xml:id="ct94589945254976" text:id="ct94589945254976">
          <text:deletion>
            <office:change-info>
              <dc:creator>Julia Ringo</dc:creator>
              <dc:date>2023-10-05T13:15:00</dc:date>
            </office:change-info>
            <text:p text:style-name="Text_20_body"><text:span text:style-name="T1"><text:s/>— </text:span></text:p>
          </text:deletion>
        </text:changed-region>
        <text:changed-region xml:id="ct94589944215648" text:id="ct94589944215648">
          <text:insertion>
            <office:change-info>
              <dc:creator>Julia Ringo</dc:creator>
              <dc:date>2023-10-05T13:15:00</dc:date>
            </office:change-info>
          </text:insertion>
        </text:changed-region>
        <text:changed-region xml:id="ct94589945306048" text:id="ct94589945306048">
          <text:insertion>
            <office:change-info>
              <dc:creator>Julia Ringo</dc:creator>
              <dc:date>2023-10-21T14:55:00</dc:date>
            </office:change-info>
          </text:insertion>
        </text:changed-region>
        <text:changed-region xml:id="ct94589945282624" text:id="ct94589945282624">
          <text:deletion>
            <office:change-info>
              <dc:creator>Julia Ringo</dc:creator>
              <dc:date>2023-10-21T14:56:00</dc:date>
            </office:change-info>
            <text:p text:style-name="Text_20_body"><text:span text:style-name="T1">,</text:span></text:p>
          </text:deletion>
        </text:changed-region>
        <text:changed-region xml:id="ct94589945305632" text:id="ct94589945305632">
          <text:deletion>
            <office:change-info>
              <dc:creator>Julia Ringo</dc:creator>
              <dc:date>2023-10-21T14:56:00</dc:date>
            </office:change-info>
            <text:p text:style-name="Text_20_body"><text:span text:style-name="T1">n</text:span></text:p>
          </text:deletion>
        </text:changed-region>
        <text:changed-region xml:id="ct94589946034592" text:id="ct94589946034592">
          <text:deletion>
            <office:change-info>
              <dc:creator>Julia Ringo</dc:creator>
              <dc:date>2023-10-10T11:08:00</dc:date>
            </office:change-info>
            <text:p text:style-name="Text_20_body"><text:span text:style-name="T1">…</text:span></text:p>
          </text:deletion>
        </text:changed-region>
        <text:changed-region xml:id="ct94589945214912" text:id="ct94589945214912">
          <text:insertion>
            <office:change-info>
              <dc:creator>Julia Ringo</dc:creator>
              <dc:date>2023-10-10T11:08:00</dc:date>
            </office:change-info>
          </text:insertion>
        </text:changed-region>
        <text:changed-region xml:id="ct94589944205072" text:id="ct94589944205072">
          <text:deletion>
            <office:change-info>
              <dc:creator>Julia Ringo</dc:creator>
              <dc:date>2023-10-21T14:56:00</dc:date>
            </office:change-info>
            <text:p text:style-name="Text_20_body"><text:span text:style-name="T1"><text:s/></text:span></text:p>
          </text:deletion>
        </text:changed-region>
        <text:changed-region xml:id="ct94589946036096" text:id="ct94589946036096">
          <text:insertion>
            <office:change-info>
              <dc:creator>Julia Ringo</dc:creator>
              <dc:date>2023-10-21T14:56:00</dc:date>
            </office:change-info>
          </text:insertion>
        </text:changed-region>
        <text:changed-region xml:id="ct94589946074304" text:id="ct94589946074304">
          <text:deletion>
            <office:change-info>
              <dc:creator>Julia Ringo</dc:creator>
              <dc:date>2023-10-05T13:15:00</dc:date>
            </office:change-info>
            <text:p text:style-name="Text_20_body"><text:span text:style-name="T1"><text:s/>— </text:span></text:p>
          </text:deletion>
        </text:changed-region>
        <text:changed-region xml:id="ct94589946076256" text:id="ct94589946076256">
          <text:insertion>
            <office:change-info>
              <dc:creator>Julia Ringo</dc:creator>
              <dc:date>2023-10-05T13:15:00</dc:date>
            </office:change-info>
          </text:insertion>
        </text:changed-region>
        <text:changed-region xml:id="ct94589946110656" text:id="ct94589946110656">
          <text:insertion>
            <office:change-info>
              <dc:creator>Julia Ringo</dc:creator>
              <dc:date>2023-10-21T14:57:00</dc:date>
            </office:change-info>
          </text:insertion>
        </text:changed-region>
        <text:changed-region xml:id="ct94589946344960" text:id="ct94589946344960">
          <text:insertion>
            <office:change-info>
              <dc:creator>Julia Ringo</dc:creator>
              <dc:date>2023-10-21T14:57:00</dc:date>
            </office:change-info>
          </text:insertion>
        </text:changed-region>
        <text:changed-region xml:id="ct94589946241408" text:id="ct94589946241408">
          <text:deletion>
            <office:change-info>
              <dc:creator>Julia Ringo</dc:creator>
              <dc:date>2023-10-21T14:57:00</dc:date>
            </office:change-info>
            <text:p text:style-name="First_20_Paragraph"><text:span text:style-name="T2">‘</text:span></text:p>
          </text:deletion>
        </text:changed-region>
        <text:changed-region xml:id="ct94589947198736" text:id="ct94589947198736">
          <text:insertion>
            <office:change-info>
              <dc:creator>Julia Ringo</dc:creator>
              <dc:date>2023-10-21T14:57:00</dc:date>
            </office:change-info>
          </text:insertion>
        </text:changed-region>
        <text:changed-region xml:id="ct94589940381152" text:id="ct94589940381152">
          <text:deletion>
            <office:change-info>
              <dc:creator>Julia Ringo</dc:creator>
              <dc:date>2023-10-21T14:57:00</dc:date>
            </office:change-info>
            <text:p text:style-name="First_20_Paragraph"><text:span text:style-name="T2">’</text:span></text:p>
          </text:deletion>
        </text:changed-region>
        <text:changed-region xml:id="ct94589947271776" text:id="ct94589947271776">
          <text:insertion>
            <office:change-info>
              <dc:creator>Julia Ringo</dc:creator>
              <dc:date>2023-10-21T14:57:00</dc:date>
            </office:change-info>
          </text:insertion>
        </text:changed-region>
        <text:changed-region xml:id="ct94589947272064" text:id="ct94589947272064">
          <text:deletion>
            <office:change-info>
              <dc:creator>Julia Ringo</dc:creator>
              <dc:date>2023-10-21T14:57:00</dc:date>
            </office:change-info>
            <text:p text:style-name="First_20_Paragraph"><text:span text:style-name="T2"><text:s/>– </text:span></text:p>
          </text:deletion>
        </text:changed-region>
        <text:changed-region xml:id="ct94589947273136" text:id="ct94589947273136">
          <text:deletion>
            <office:change-info>
              <dc:creator>Julia Ringo</dc:creator>
              <dc:date>2023-10-21T14:58:00</dc:date>
            </office:change-info>
            <text:p text:style-name="First_20_Paragraph"><text:span text:style-name="T2">as </text:span></text:p>
          </text:deletion>
        </text:changed-region>
        <text:changed-region xml:id="ct94589944544096" text:id="ct94589944544096">
          <text:insertion>
            <office:change-info>
              <dc:creator>Julia Ringo</dc:creator>
              <dc:date>2023-10-21T14:58:00</dc:date>
            </office:change-info>
          </text:insertion>
        </text:changed-region>
        <text:changed-region xml:id="ct94589946345248" text:id="ct94589946345248">
          <text:insertion>
            <office:change-info>
              <dc:creator>Julia Ringo</dc:creator>
              <dc:date>2023-10-21T14:58:00</dc:date>
            </office:change-info>
          </text:insertion>
        </text:changed-region>
        <text:changed-region xml:id="ct94589946345536" text:id="ct94589946345536">
          <text:deletion>
            <office:change-info>
              <dc:creator>Julia Ringo</dc:creator>
              <dc:date>2023-10-21T14:58:00</dc:date>
            </office:change-info>
            <text:p text:style-name="Text_20_body"><text:span text:style-name="T2">‘</text:span></text:p>
          </text:deletion>
        </text:changed-region>
        <text:changed-region xml:id="ct94589945797984" text:id="ct94589945797984">
          <text:insertion>
            <office:change-info>
              <dc:creator>Julia Ringo</dc:creator>
              <dc:date>2023-10-21T14:58:00</dc:date>
            </office:change-info>
          </text:insertion>
        </text:changed-region>
        <text:changed-region xml:id="ct94589944554368" text:id="ct94589944554368">
          <text:deletion>
            <office:change-info>
              <dc:creator>Julia Ringo</dc:creator>
              <dc:date>2023-10-21T14:58:00</dc:date>
            </office:change-info>
            <text:p text:style-name="Text_20_body"><text:span text:style-name="T2">’</text:span></text:p>
          </text:deletion>
        </text:changed-region>
        <text:changed-region xml:id="ct94589947197728" text:id="ct94589947197728">
          <text:insertion>
            <office:change-info>
              <dc:creator>Julia Ringo</dc:creator>
              <dc:date>2023-10-21T14:58:00</dc:date>
            </office:change-info>
          </text:insertion>
        </text:changed-region>
        <text:changed-region xml:id="ct94589947199696" text:id="ct94589947199696">
          <text:insertion>
            <office:change-info>
              <dc:creator>Julia Ringo</dc:creator>
              <dc:date>2023-10-21T14:58:00</dc:date>
            </office:change-info>
          </text:insertion>
        </text:changed-region>
        <text:changed-region xml:id="ct94589946293840" text:id="ct94589946293840">
          <text:deletion>
            <office:change-info>
              <dc:creator>Julia Ringo</dc:creator>
              <dc:date>2023-10-21T14:58:00</dc:date>
            </office:change-info>
            <text:p text:style-name="Text_20_body"><text:span text:style-name="T2">money</text:span></text:p>
          </text:deletion>
        </text:changed-region>
        <text:changed-region xml:id="ct94589946272064" text:id="ct94589946272064">
          <text:insertion>
            <office:change-info>
              <dc:creator>Julia Ringo</dc:creator>
              <dc:date>2023-10-21T14:58:00</dc:date>
            </office:change-info>
          </text:insertion>
        </text:changed-region>
        <text:changed-region xml:id="ct94589946295072" text:id="ct94589946295072">
          <text:insertion>
            <office:change-info>
              <dc:creator>Julia Ringo</dc:creator>
              <dc:date>2023-10-21T14:59:00</dc:date>
            </office:change-info>
          </text:insertion>
        </text:changed-region>
        <text:changed-region xml:id="ct94589946456560" text:id="ct94589946456560">
          <text:insertion>
            <office:change-info>
              <dc:creator>Julia Ringo</dc:creator>
              <dc:date>2023-10-21T14:59:00</dc:date>
            </office:change-info>
          </text:insertion>
        </text:changed-region>
        <text:changed-region xml:id="ct94589944151200" text:id="ct94589944151200">
          <text:deletion>
            <office:change-info>
              <dc:creator>Julia Ringo</dc:creator>
              <dc:date>2023-10-05T13:15:00</dc:date>
            </office:change-info>
            <text:p text:style-name="Text_20_body"><text:span text:style-name="T2"><text:s/>— </text:span></text:p>
          </text:deletion>
        </text:changed-region>
        <text:changed-region xml:id="ct94589946454496" text:id="ct94589946454496">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oft-page-break/><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text:soft-page-break/><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oft-page-break/><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text:soft-page-break/>“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ext:span><text:soft-page-break/><text:span text:style-name="T1">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text:soft-page-break/>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text:soft-page-break/>“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oft-page-break/><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text:span><text:soft-page-break/><text:span text:style-name="T1">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text:soft-page-break/>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oft-page-break/><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text:soft-page-break/>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text:span><text:soft-page-break/><text:span text:style-name="T1">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text:soft-page-break/>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text:soft-page-break/>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text:soft-page-break/>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oft-page-break/><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text:soft-page-break/>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oft-page-break/><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text:soft-page-break/>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text:soft-page-break/>“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ext:soft-page-break/>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text:soft-page-break/>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text:soft-page-break/>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text:soft-page-break/>“…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text:soft-page-break/>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text:soft-page-break/>“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text:soft-page-break/>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xt:soft-page-break/>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text:soft-page-break/>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text:soft-page-break/>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text:soft-page-break/>“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ext:soft-page-break/>“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text:soft-page-break/>“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text:span><text:soft-page-break/><text:span text:style-name="T1">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text:soft-page-break/>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text:soft-page-break/>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text:soft-page-break/>“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text:span><text:soft-page-break/><text:span text:style-name="T1">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text:soft-page-break/>“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text:soft-page-break/>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text:soft-page-break/>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ext:soft-page-break/>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text:soft-page-break/>“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text:soft-page-break/>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text:soft-page-break/>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ext:soft-page-break/>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oft-page-break/><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text:soft-page-break/>“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oft-page-break/><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oft-page-break/><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text:soft-page-break/>“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text:span><text:soft-page-break/><text:span text:style-name="T1">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text:soft-page-break/>“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text:soft-page-break/>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text:soft-page-break/>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ext:soft-page-break/>“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text:soft-page-break/>“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text:soft-page-break/>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text:soft-page-break/>“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oft-page-break/><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text:soft-page-break/>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oft-page-break/><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text:soft-page-break/>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text:soft-page-break/>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text:span><text:soft-page-break/><text:span text:style-name="T1">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oft-page-break/><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text:soft-page-break/>“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text:soft-page-break/>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oft-page-break/><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text:soft-page-break/>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text:span><text:soft-page-break/><text:span text:style-name="T1">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text:soft-page-break/>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text:soft-page-break/>“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text:soft-page-break/>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text:soft-page-break/>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text:soft-page-break/>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text:soft-page-break/>“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text:soft-page-break/>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text:soft-page-break/>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text:soft-page-break/>“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text:soft-page-break/>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text:soft-page-break/>“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text:soft-page-break/>“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text:soft-page-break/>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text:soft-page-break/>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text:soft-page-break/>“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oft-page-break/><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xt:span><text:soft-page-break/><text:span text:style-name="T1">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text:soft-page-break/>“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text:soft-page-break/>“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text:span><text:soft-page-break/><text:span text:style-name="T1">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text:soft-page-break/>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text:soft-page-break/>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ext:soft-page-break/>“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text:soft-page-break/>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text:soft-page-break/>“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text:soft-page-break/>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text:soft-page-break/>“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oft-page-break/><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ext:soft-page-break/>“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P8">Captain Percy took off the sonar headset and laid it on its hook. “We gotta get the fuck out of here,” she said. Then, louder, so Hemi could hear, “Hemi! We need to get out of here!”</text:p>
      <text:p text:style-name="P8">Bastian nodded, the other sonar headset still on his ears.</text:p>
      <text:p text:style-name="P8">“Right ,Sylvia. I concur,” said Hemi from above.</text:p>
      <text:p text:style-name="P8">“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P8">A minute later, Owen appeared. He took a rag from a hook on the wall and wiped his hands that were blackened with grease.</text:p>
      <text:p text:style-name="P8"><text:soft-page-break/>Percy motioned him up the ladder. “I think Hemi wants you in one of the control seats. We gotta get outta here. Is Chips ready to go in the engine room?”</text:p>
      <text:p text:style-name="P8">“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P8">“Well, after that explosion sound, the whole dock went a little crazy. I think, like us, a lot of submariners have taken that as a signal to leave. But for a couple of coins I got that messenger kid to seal up the dock side hatch and flood it for us.”</text:p>
      <text:p text:style-name="P8">“Excellent,” said Hemi.</text:p>
      <text:p text:style-name="P8">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P8">“I am going to open the main ballast vent valves,” Hemi warned the other crew members with him in the control room. He stepped up to the tank trim control panel and rolled open each of the wheels controlling the ballast valves.</text:p>
      <text:p text:style-name="Text_20_body"><text:soft-page-break/><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P8">“The last thing any of them wants is to move slowly and cautiously right now, of course,” Percy said to Hemi as he hung on to the leather strap over the captain’s statio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P8">“Right Boss, hang on.” A full minute passed. “It sounds like you can come about to 180, nobody moving directly to the south of us.”</text:p>
      <text:p text:style-name="P8">“OK then. Owen, creep forward, port to 180 degrees.” Hemi said. “Bastian, continue to ensure we are not about to run into anyone.”</text:p>
      <text:p text:style-name="P8">“Right Boss!” Bastian repeated.</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P8">“You’ll get the fuckin’ hang of it eventually,” Bastian said to her quietly so as not to lose track of what was happening in his earphones. “Or… you fuckin’ won’t. Seems to me like people either get sonar, or they don’t. There’s no in between.”</text:p>
      <text:p text:style-name="P8"><text:soft-page-break/>Cassandra hardly looked reassured.</text:p>
      <text:p text:style-name="P8">“Hemi!” Bastian called up. “New contact. Coming in fast from the east, port-side.” A few seconds passed. “I’d say, fairly big sub, pretty noisy amount of fucking water running along the hull. Fully submerged, and just charging towards the docking area.”</text:p>
      <text:p text:style-name="P8">“That’s probably the one that did the firing,” Hemi said to Percy.</text:p>
      <text:p text:style-name="P8">“Let’s put some distance between us and that boat,” said Percy.</text:p>
      <text:p text:style-name="P8">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P8">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p>
      <text:p text:style-name="P8">“Keep us close to that seamount,” said Percy. “It will give us extra cover if they decide to use their active sonar.”</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P8">Hemi had Owen bring the bow around and they sank obliquely, traveling close to and across the sloping wall of the seamount.</text:p>
      <text:p text:style-name="P8">“Two hundred meters down. Depth-under-keel: twenty meters to the wall of the seamount,” said Gregory.</text:p>
      <text:p text:style-name="P8"><text:soft-page-break/>Hemi looked at Percy. He was not going to level off the dive until she said so.</text:p>
      <text:p text:style-name="P8">“Two hundred and ten meters. Still descending,” said Gregory.</text:p>
      <text:p text:style-name="P8">“Ah, ya fucking fuckturds!” Chips’ voice came up from the sonar compartment,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p>
      <text:p text:style-name="Text_20_body"><text:span text:style-name="T1">“For fuck’s sake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P8">Percy opened the packet. “This tobacco is as black as used motor oil.” She sniffed. “Smells like petroleum too. These are going to be rough smokes. Still, better than fuckin’ cigarettes. Thanks.” She slid one of the thin cheroots from the packet with her lips and lit it from a match she struck on the hull.</text:p>
      <text:p text:style-name="P8">She sucked on the cheroot and the thought came to her that Chips probably was not totally wrong about the quality of the welding work in the cargo hold. “Let’s level her off, Gregory.”</text:p>
      <text:p text:style-name="P8">“Ah, fuck! Ya fuckheads are going to want the fuckin’ diesels any fucking minute now too, I’m sure — and they’re in fuckin’ pieces.” Chips smacked her hand against the bulkhead and crawled back down towards engineering.</text:p>
      <text:p text:style-name="P8">“Leveled out at two-twenty meters,” said Gregory. “I’m going to make some adjustments to the trim tanks, see if I can get us floating evenly.”</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P8">“Easy, my pretty lady,” Percy whispered to her boat.</text:p>
      <text:p text:style-name="P8">Hemi monitored Gregory’s work on the trim. When he was satisfied, he got them moving slowly and silently out into the deep ocean. “Creep speed — three knots, Owen. You can steer us away from the seamount wall now.”</text:p>
      <text:p text:style-name="P8">They slunk away from the depot through the pitch deep. The depth-under-keel gauge rapidly climbed until it pegged itself on the “bottomless” pin.</text:p>
      <text:p text:style-name="P8">From sonar, Bastian reported that he thought he could hear some disturbing sounds from the depot, but could not pin down any specific thing that might be happening.</text:p>
      <text:p text:style-name="P8"><text:soft-page-break/> </text:p>
      <text:p text:style-name="Text_20_body"><text:span text:style-name="T1">The </text:span><text:span text:style-name="T2">Prospect</text:span><text:span text:style-name="T1"> continued on its course, slowly, silently, and steadily, through the blackness, under more than two hundred meters of water. After a couple of hours of creeping, Percy flipped the white lights back on, which everyone understood to mean that the situation had returned to something like normal, even though it remained nothing like safe to continue running beyond the edge of their normal operating depth.</text:span></text:p>
      <text:p text:style-name="P8">“Hemi, join me at the navigation station. It’s time for us to figure out where we’re going,” said Percy.</text:p>
      <text:p text:style-name="P8">They climbed down the ladder and turned the lights on over the navigation table. Hemi unsealed and unrolled a new chart and laid it down under the glass. He wiped the old grease pencil marks off with a rag.</text:p>
      <text:p text:style-name="P8">“I got us a more up-to-date chart at the depot,” Hemi said. “Look, the depot is here. And…” He looked over some notes on their current course and speed from a clipboard he had been updating over the last couple of hours, then put a small x on the glass, not far from the deserted island that held the depot. “I estimate we are about here, now.”</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P8">“We need to head toward Stilt City. But I think we should take a slightly less than direct course.” Percy drew an arcing route on the chart with the tip of her finger. She indicated a point on the arc. “I asked Shakes to rendezvous with us here. I hired him to help us out on this run.”</text:p>
      <text:p text:style-name="P8">“Good. And yes, further into the Consolidated States waters will be better. They are far less likely to bother us, and we can travel for a few days while remaining in their waters. But…” He took another chart from the stack of rolled charts and unrolled it in front of Percy. “To get to Stilt City, we eventually have to head through these waters in the south. A highly contested area. At least three — up to five — Authorities all claiming parts of it.”</text:p>
      <text:p text:style-name="P8">“Well, we’ll just have to be fucking careful when we move through there. We’ll be disciplined about running on the surface only at night, and max out our underwater time during the day.”</text:p>
      <text:p text:style-name="P8">“…In addition to the regular trouble we might encounter with Authorities, there is also that sub with the ram. My guess is they are the ones who fired on the depot patrol sub. It is possible they followed us there.”</text:p>
      <text:p text:style-name="P8"><text:soft-page-break/>“This isn’t a rush job, Hemi. We have the time to take it slow and do the stealth thing right. Let’s just be careful, be silent, and not be found. We’ll deliver the cargo, collect our money, and by that time we’ll be a few territories away — an entirely different part of the world — from wherever that sub with the ram came from. I’ll bet we never see that ugly fuckin’ boat again.”</text:p>
      <text:p text:style-name="P8">“I hope you are right.” Hemi paused, running through his mental checklist of all the things that kept the boat going. “Another thing I wanted to bring up with you is that while we were adjusting the trim, it looked like the boat is a little by the bow.”</text:p>
      <text:p text:style-name="P8">“Hardly surprising; we never seem to be able to load cargo in a way that doesn’t throw off the fucking balance.”</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P8">Six knots was still slow, but twice the speed at which they had crawled away from the depot. With three more hours of cruising, they were out of range of all but the very best sonar gear and ears in the world. Percy had them come up to one hundred meters to take some of the strain off the hull.</text:p>
      <text:p text:style-name="P8">When the boat reached this shallower depth, Hemi worked the tank trim control panel and made adjustments, pushing water back and forth across the boat. “Sylvia,” he said as she stood behind him, smoking, “I think we can certainly do better with the trim if we move some of the cargo around down in the hold.”</text:p>
      <text:p text:style-name="P8">“OK. Take Owen and Bastian down there with you. I’ll watch the trim with Gregory in case she starts to lean or something. Keep in mind that it might be bad if you drop any of those fucking crates.”</text:p>
      <text:p text:style-name="P8">Hemi tapped Owen on the shoulder and they climbed down to the sonar compartment, where Bastian joined them on the trip down to the cargo hold.</text:p>
      <text:p text:style-name="P8"><text:soft-page-break/>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 that was what bilge pumps were for. But the accumulating bilge water was another good reason to shift the cargo and get some play in the boat trim.</text:p>
      <text:p text:style-name="P8">Gregory had stacked the wooden crates into the hold inexpertly. There was a bit of an art to it, and Gregory had only the beginnings of the necessary skill.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 the rear of the cargo hold while still leaving enough room for the crew to get through.</text:p>
      <text:p text:style-name="P8">Hemi had Owen rig a hoist and chain to sliding fixtures on the roof of the cargo hold. Then Owen could climb up on the stack and throw straps around each crate they wanted to move. Hemi and Bastian would pull the chain while Owen guided it off the stack. The individual crates were only modestly sized but surprisingly heavy, requiring Hemi and Bastian’s full combined power to lift them, even with the mechanical advantage of the hoist. The three of them would then drag the airborne crate up the length of the cargo hold with the hoist sliding along the rails, and Owen and Bastian would push it with poles while Hemi lowered it to its new place.</text:p>
      <text:p text:style-name="Text_20_body"><text:span text:style-name="T1">Every so often they would come across a </text:span><office:annotation office:name="__Annotation__7364_2956951863" loext:resolved="tru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P8">“Fuckin’ A, Hemi,” said Gregory when Hemi was finally settled back into the control room, “seemed like the boat was trim enough when we left the fuckin’ depot. Didn’t slow us down none.”</text:p>
      <text:p text:style-name="Text_20_body"><text:span text:style-name="T1">“A submarine is like the hairs on the back of your neck, Gregory. It </text:span><text:span text:style-name="T2">always</text:span><text:span text:style-name="T1"> needs a trim.”</text:span></text:p>
      <text:p text:style-name="P8"> </text:p>
      <text:p text:style-name="P8"><text:soft-page-break/>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P8">“There is nothing to be concerned about. It is not as complex as it might seem. Except for the parts that are, but we will get to those as we come to them. Put your headset over both ears… You need both ears to get a full sense of what any sound you hear on sonar is doing.”</text:p>
      <text:p text:style-name="P8">Cassandra adjusted the headset so it sat evenly, with the headphones covering both her ears.</text:p>
      <text:p text:style-name="P8">“OK,” said Hemi as he began adjusting and tuning the sonar unit, “this is the ‘passive’ sonar rig. You can think of it as being nothing more than microphones for listening underwater. There’s ‘active’ sonar too — that’s a lot more complicated: active sonar sends a ping out and we listen for its echo. We do not use that often so do not worry about it for now. Passive is simpler, you are just listening, passively. Get it?”</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P8">“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 Cassandra. What do you hear?”</text:p>
      <text:p text:style-name="P8">“I don’t know…” She waved one small hand around in the air absently. “A hissing sound — white noise?”</text:p>
      <text:p text:style-name="P8"><text:soft-page-break/>“Almost anything could be white noise. Describe it with more detail than that.”</text:p>
      <text:p text:style-name="P8">“There’s…a low rumble, a bit of a swishing sound…”</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P8">“Sonar requires imagination,” Hemi continued. “You have to put your mind out there in the water. When you hear a sound, you have to match it to an image in your head that shows how the sound could be made. The more detail you can imagine to fit it to the sound, the more accurate your assessment of the contact will be. That is what makes a top sonar person.”</text:p>
      <text:p text:style-name="P8">Hemi pointed to the largest of a set of gauges further up the sonar unit in front of them.</text:p>
      <text:p text:style-name="P8">“Now, the gauge above the directional indicator is the main signal strength indicator. All those smaller gauges above it show signal strength at different frequencies, but you only need to worry about this main signal strength indicator for now. Watch that needle. If you see it jump, there is a significant sound out there in the water, and you will want to focus on it, listen to it, and try to figure out what it is.</text:p>
      <text:p text:style-name="P8">“Let us see…” Hemi turned the direction dial slowly. About a quarter of the way around, the strength indicator dial moved up a little and wavered there. “So, see by the needle that there is something to hear in this direction? What do you hear in your headset now?”</text:p>
      <text:p text:style-name="P8">Cassandra listened, her eyes watching the signal strength indicator needle wavering like a hummingbird feeding. It was moving in response to another kind of white noise, higher pitched than the sub’s engines, which she could still hear rumbling in the lower frequencies. This sound was familiar, a washing, churning sound with an occasional rumble mixed in… She smiled. “It’s breaking surf, isn’t it?”</text:p>
      <text:p text:style-name="Text_20_body"><text:span text:style-name="T1">“Correct! There is a small atoll a few miles in that direction and waves are breaking on its shore. </text:span><office:annotation office:name="__Annotation__7483_2956951863" loext:resolved="tru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text:soft-page-break/>“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P8">“OK, Hemi. Thanks.”</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text:span><text:soft-page-break/><text:span text:style-name="T1">open spaces. A submarine running with no lights on the surface at night was a dark and tiny target, unlikely to be spotted by anyone. The main risk was being tracked by radar — 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P8">“I am,” said Hemi. “I remember it well. At night, you are just standing up there in the wind, like you are swimming through pure blackness. Your mind starts to play tricks on you when you most need to keep your mind clear. It is a young person’s job.”</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text:soft-page-break/>“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P8">Hemi looked at her incredulously — he was hardly ever kidding. “Apparently with the whole boat underwater, more of the sound of the running engines goes into the water. On the surface, some of it escapes into the air. Nobody expected that when they came up with the idea of the snorkel, but the boats out in the ocean were suddenly detectable forty miles off or so on sonar.”</text:p>
      <text:p text:style-name="P8">“So once again the newfangled technology doesn’t solve a fucking problem, it just creates more fucking decisions for a captain,” Percy spat.</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P8">“I have been keeping very close track of our time, direction, and speed, as usual. But you know my track is only as good as guesswork can be. If these clouds break up tonight, and we get some stars, I would like to fix our position on the chart. When is the rendezvous with Shakes?”</text:p>
      <text:p text:style-name="P8">“At dawn. It will certainly be easier if we know where we are with some precision.”</text:p>
      <text:p text:style-name="P8">“And if we can rely on Shakes to know where he is…”</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P8">Percy knew that this was the hardest part of the job — 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text:soft-page-break/>just a grime-coated gray accompanied by a background of lush and never-changing noise that managed to be the exact auditory equivalent of the bland color that surrounded them.</text:p>
      <text:p text:style-name="P8">She put the crew on rest rotations. Every three hours,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 sleeping. Except for Bastian: he wrapped his long thin form in a rubber foul-weather slicker to keep the wind off and lay out on the forward deck, apparently finding sleep there as easily as a warm puppy.</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P8">“I volunteered to take two rotations in a row — to keep the rotations even for everyone else…and since I’m new.”</text:p>
      <text:p text:style-name="P8">“Are you hearing anything?” Hemi asked.</text:p>
      <text:p text:style-name="P8">“No. I try to imagine my mind going out into the water to listen to what’s around us, but I can’t get past the sound of the diesels.”</text:p>
      <text:p text:style-name="P8">“Sonar is extremely limited with the engines running. But…” Hemi flipped some filter switches on the sonar control board, and adjusted some tone dials. These were familiar settings he used when he was on sonar while the engines were running. “Try it like that.”</text:p>
      <text:p text:style-name="P8">Cassandra set the headphones back into their comfortable position on her ears and listened for a minute. “That’s much better. It’s like the engines are at least not distracting my attention.” She made some notes on a pad of the settings Hemi had made.</text:p>
      <text:p text:style-name="P8">“You are keeping an eye on radar too, right? That is actually maybe more important while we are on the surface.”</text:p>
      <text:p text:style-name="P8">“Yup. Owen showed me what to look for. The radar…has not done anything at all.”</text:p>
      <text:p text:style-name="P8">“That is good.”</text:p>
      <text:p text:style-name="P8"><text:soft-page-break/>“I didn’t realize when I agreed to come on board that this job would be so mind-numbing…and boring.”</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P8">“I certainly don’t have much to offer in physical strength…” said Cassandra.</text:p>
      <text:p text:style-name="P8">“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 most of the people who actually work in the submarine cargo industry these days look for that quality in all types. The Authority subs are still full of big men, but the commercial subs are a pretty diverse crowd of workers.”</text:p>
      <text:p text:style-name="P8">“The depot was full of big men…”</text:p>
      <text:p text:style-name="Text_20_body"><text:span text:style-name="T1">“You know how that happens? Those men go looking for work on submarines thinking it is a good job for a strong fellow. But they find out they cannot handle the mental strain, and they wash out. They end up working the next job out from the center of what they went looking for: </text:span><text:span text:style-name="T2">servicing</text:span><text:span text:style-name="T1"> submarines instead of working on them.”</text:span></text:p>
      <text:p text:style-name="P8">“Ah…” she said, her eyes widening as a large piece of her world that didn’t quite make sense before fell into place in her mind.</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P8">“No, no, no. Captain Percy hired you because she was desperate for someone to sit on sonar. But you should know that you have just as good a chance at doing this job well as any other person. And…you have done well on your first day working.”</text:p>
      <text:p text:style-name="P8"><text:soft-page-break/>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P8">“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not account for, then we know roughly where we are and that we will not run into anything.”</text:p>
      <text:p text:style-name="P8">“What happens if there is a strong current that pushes you off course and you don’t realize it?”</text:p>
      <text:p text:style-name="P8">“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 — the ocean is large and mostly empty water. It is also easier this early in a run — 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 and his deeply 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text:soft-page-break/>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P8">“Unlike mariners, the submariner does not often have the luxury of visual references to find their place in the world,” Hemi continued. “We wander under the ocean, feeling our way by sound. And every once in a while poke our head up to secure our location in the swirling mass by judging ourselves against the stars.”</text:p>
      <text:p text:style-name="P8">“That’s poetic,” said Owen, listening to their conversation from the lookout ring.</text:p>
      <text:p text:style-name="P8">Hemi smiled. “And just a little bit of a cliché,” he said more loudly,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 Cassandra. Back to your radar scope. I need to make some minor course adjustments in the control room.”</text:p>
      <text:p text:style-name="Text_20_body"><text:span text:style-name="T1">Hemi and Cassandra climbed back down into the </text:span><text:span text:style-name="T2">Prospect</text:span><text:span text:style-name="T1">, leaving Owen alone to occupy the center point on a circular field of blackness under the perfect half-sphere of stars.</text:span></text:p>
      <text:p text:style-name="P8"> </text:p>
      <text:p text:style-name="P8">Early in the pre-dawn hours, Bastian was up in the lookout ring when the sky began to lighten in the east, graying out the stars in that direction and creating an echo of light on the black disk of the ocean. When Bastian could see his hands in the gloom in front of <text:soft-page-break/>him, he climbed down to the bridge and, cupping one hand around his mouth shouted down to the control room that it might be time to dive.</text:p>
      <text:p text:style-name="P8">Captain Percy climbed up to join Bastian on the bridge and looked around for a few minutes. She took some long breaths — the last of the fresh air before the next twelve hours or so below deck — and then told Bastian to follow her back down into the sub.</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fifty 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awareness.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P8">They cruised to the rendezvous point, and then came up to thirty meters of depth. They shut down the electric motors entirely, and Hemi trimmed the boat until it sat hovering perfectly still and silent in the water.</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 — or anything else in the water — come get me. I will be in the galley. The rest of the crew is going on break while there is nothing to do, so it is all you right now.”</text:span></text:p>
      <text:p text:style-name="P8">“That makes this sound important…You trust me with this?”</text:p>
      <text:p text:style-name="P8">“It is good practice for you, and the worst that could happen is you miss him and we are a little delayed in the rendezvous. I would be happier if we got moving again soon though, so…try not to miss him if he goes past.”</text:p>
      <text:p text:style-name="P8"><text:soft-page-break/>“OK, Hemi.” Cassandra sat down at the sonar rig, put the headphones on, and took a sip of her coffee before passing the mics around in a full circle to get settled and oriented.</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P8"><text:soft-page-break/>Percy slid down the ladder and picked up the second sonar headset and put it on. Cassandra rolled the mics back and forth across the direction of the contact, and settled them in on the strongest signal.</text:p>
      <text:p text:style-name="P8">“Is that Captain Shakes?” Cassandra asked doubtfully.</text:p>
      <text:p text:style-name="P8">“That can’t be fucking Shakes. It sounds like a supertanker or an aircraft carrier or something. Go get Hemi. I think he should hear this.”</text:p>
      <text:p text:style-name="P8">Cassandra went off to the galley, leaving Percy listening to the contact. She came back with Hemi, who held a tin cup with the dregs of cold coffee in the bottom. He slipped the headphones on and stood there, his coffee cup tilting around his fingers, staring at the gauges on the sonar and watching them bobble up and down. He flipped some filters on and listened again.</text:p>
      <text:p text:style-name="P8">“Well,” Hemi said, “that is strange. It does sound like a tanker or something big just from sheer volume. But it is moving very fast, too fast for a big ship…” He paused listening again. “It is closer now, and I can hear the prop revolutions…The frequencies are all wrong. The prop is spinning too fast, and sounds small, not like a big ship screw.”</text:p>
      <text:p text:style-name="Text_20_body"><text:span text:style-name="T1">“Shakes was planning to modify the </text:span><text:span text:style-name="T2">Gnat</text:span><text:span text:style-name="T1"> to be louder — you think that could be what his boat sounds like now?” Percy asked.</text:span></text:p>
      <text:p text:style-name="P8">“If that is Shakes, the job has been overdone…”</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mile radius.”</text:span></text:p>
      <text:p text:style-name="Text_20_body"><text:span text:style-name="T1">“I just…” Hemi started, “just cannot believe that such a small boat could…” he paused listening again. “No, I am more sure of it now. The more detail I can hear, the more it makes sense that it is a very,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P8">“I do not know,” said Hemi. “The contact is well out of range of ship-to-ship. I would guess something like still twenty nautical miles off or so. We could hit it with active.”</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text:soft-page-break/>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P8">“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 Cassandra.”</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 — never use the active sonar without an explicit instruction from me or Hemi — but assuming this contact </text:span><text:span text:style-name="T2">is</text:span><text:span text:style-name="T1"> Shakes…,”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P8">“Well, how the fuck were they supposed to respond?” Percy asked Hemi.</text:p>
      <text:p text:style-name="P8">“Can he just ping us back?” asked Cassandra.</text:p>
      <text:p text:style-name="Text_20_body"><text:soft-page-break/><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P8">“And then what? What’s the full fuckin’ plan here Hemi?” she asked.</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P8">“If they want to do unpleasant things, they are likely to begin long before reaching ship-to-ship range,” said Hemi. “I advise we ping them again. If the contact does anything that seems suspicious, we will move off from this spot — quietly.”</text:p>
      <text:p text:style-name="P8">“…Alright,” said Percy. “Fuckin’ ping ’em again. What do I care, it’s just my boat and all our lives.”</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P8">“See, Cassandra, it was like they were invisible while they were being silent, but bouncing the ping off them let us know they are still there…. And they know we are still here.”</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 towards us.” Hemi listened for a moment longer. “It is definitely the </text:span><text:span text:style-name="T2">Gnat</text:span><text:span text:style-name="T1">, I recognize it now.”</text:span></text:p>
      <text:p text:style-name="Text_20_body"><text:span text:style-name="T1">“Thank fuckin’ hell,” said Percy. “That was ridiculous, Hemi. We’ve got to work out a better way of communicating with the </text:span><text:span text:style-name="T2">Gnat</text:span><text:span text:style-name="T1"> if we’re going to keep working with that guy. We can’t be pinging every tanker that goes over us hoping it’s actually our tiny submarine friend.”</text:span></text:p>
      <text:p text:style-name="P8">“I’ll talk to Shakes about it when we get him on board,” said Hemi.</text:p>
      <text:p text:style-name="P8"> </text:p>
      <text:p text:style-name="Text_20_body"><text:span text:style-name="T1">Within an hour, Shakes’s voice lit up the ship-to-ship radio in the control room. “Break. Break. This is the mighty </text:span><text:span text:style-name="T2">Gnat</text:span><text:span text:style-name="T1">. Were those fuckin’ ear-splitting pings coming from the folks I’m looking for?”</text:span></text:p>
      <text:p text:style-name="Text_20_body"><text:soft-page-break/><text:span text:style-name="T1">Hemi climbed the ladder to the control room and took the mic from the overhead radio. “Indeed, </text:span><text:span text:style-name="T2">Gnat</text:span><text:span text:style-name="T1">. This is the </text:span><text:span text:style-name="T2">Prospect</text:span><text:span text:style-name="T1"> and we are glad to know now that we were not pinging an Authority battleship.”</text:span></text:p>
      <text:p text:style-name="P8">“Ah,” said Shakes, “so my subterfugal modifications were effective? Wait till you see what I fuckin’ did, Hemi. You’re going to love it.”</text:p>
      <text:p text:style-name="P8">Hemi smiled into the mic. “Sounds good, Captain Shakes. You did not break off your mating collar while making those modifications, did you?”</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hirty meters — according to Shakes’ estimate, which was unchallenged by anything like an engineering background.”</text:span></text:p>
      <text:p text:style-name="Text_20_body"><text:span text:style-name="T1">“Can we do it with the </text:span><text:span text:style-name="T2">Prospect</text:span><text:span text:style-name="T1"> at twenty 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wenty meters down. Can you do the mating at that depth?”</text:span></text:p>
      <text:p text:style-name="Text_20_body"><text:span text:style-name="T1">“Surely,” Shakes voice crackled in reply.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 — not that I’ll be giving two shits about your ugly barge after you beer-canned my baby.”</text:span></text:p>
      <text:p text:style-name="P8">“I got you, Captain Shakes. Twenty meters maximum depth it is.”</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P8"><text:soft-page-break/>“Ah, fuck ya, Captain Shakes. At least I didn’t have to weld your fuckin’ boat back together to get ya on board this fuckin’ time.”</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P8">“Ah, yer the first fucker I’ve ever fucking met who is proud to have a loud fucking submarine, Captain Shakes.”</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P8">“So, Captain Shakes,” said Percy, settling next to him with her own stale cup of coffee, “you made it out of the depot without causing a problem?”</text:p>
      <text:p text:style-name="P8">“Well… there was in fact a little fuckin’… drama. I’m sure you heard some of it.”</text:p>
      <text:p text:style-name="P8">“We got a tip to leave before anything very dramatic happened,” said Hemi.</text:p>
      <text:p text:style-name="Text_20_body"><text:span text:style-name="T1">“So I gathered from your note, Captain Percy. Unfortunately, I was in the middle of some work on the </text:span><text:span text:style-name="T2">Gnat</text:span><text:span text:style-name="T1"> when I got that note, otherwise I would have left right then myself. The </text:span><text:span text:style-name="T2">Gnat’s</text:span><text:span text:style-name="T1"> engine was in fuckin’ pieces — 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oft-page-break/><text:span text:style-name="T1">“Nothing! Fuckin’ n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P8">“Well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p>
      <text:p text:style-name="P8">“Including you?” Percy asked.</text:p>
      <text:p text:style-name="P8">“Including me. That was no trouble, I’ve got quality fucking papers and stories to put off any Authority inspection long enough for me to tiptoe away. But here’s a thing: they was specifically asking about your boat.”</text:p>
      <text:p text:style-name="Text_20_body"><text:span text:style-name="T1">“They asked about the </text:span><text:span text:style-name="T2">Prospect — </text:span><text:span text:style-name="T1">by name?” Percy was horrified that any Authority would know the name of her boat at all, never mind go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span text:style-name="T1">: small lady captain, big fuckin’ first mate.”</text:span></text:p>
      <text:p text:style-name="P8">“I assume you did not have any further information for them?” Hemi asked.</text:p>
      <text:p text:style-name="P8">“Of course fuckin’ not. But that didn’t matter. By the time they got far enough down the dock to talk to me it was just perfunctory-like questioning. They had already found out from other sub crews that you had definitely been there… And that you left with a load of magnetic warheads.”</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 So, after they finish questioning me, I discreetly — and as quickly as I could — started prepping the </text:span><text:span text:style-name="T2">Gnat</text:span><text:span text:style-name="T1"> to leave. And as I’m on the dock getting some cans of food to load into the hold, I see the commander of the Authority sub climb up out of their sub at the slip they had commandeered — the commander is a real round guy, he wears an Authority uniform with all the trimmings — it looks as if he wears his full fucking dress uniform </text:span><text:soft-page-break/><text:span text:style-name="T1">every day on board the sub! He takes a squad of goons — maybe twenty of the fuckers — and they go up the dock and out towards the exchange floor.</text:span></text:p>
      <text:p text:style-name="P8">“Here’s the good fucking part: while he’s up there on the exchange floor, the watertight bulkhead between the docking bay and the upper levels goes into an emergency-close procedure. You know, the whole shebang — the klaxon is blaring, the red lights are spinning. The fucking Authority goons start running around in a panic, probably most of them think the docking bay is flooding, hell, I thought that myself for a minute.”</text:p>
      <text:p text:style-name="P8">“Fuckin’ wow,” said Percy, half-grinning as she exhaled smoke.</text:p>
      <text:p text:style-name="Text_20_body"><text:span text:style-name="T1">“Fuck yeah. But it doesn’t take long for the goons to figure out that the docking bay </text:span><text:span text:style-name="T2">isn’t</text:span><text:span text:style-name="T1"> flooding — someone had just triggered the big watertight bulkhead to close just to fuck with all these Authority toughs. The meat shields weren’t much less panicked at that though — because half their fuckin’ muscle and their fuckin’ commander were now separated from them by half a meter of air-tight steel doors!</text:span></text:p>
      <text:p text:style-name="Text_20_body"><text:span text:style-name="T1">“So I wasn’t going to miss this wonderful opportunity of confusion — 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P8">“Hmm,” said Hemi. “Who do you suppose was willing to anger them further by closing the watertight bulkhead?”</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 — presumably unnoticed — without that bit of fuckin’ luck.”</text:span></text:p>
      <text:p text:style-name="P8">“Which brings up another thing I wanted to ask you about, Captain Shakes,” said Hemi. “That boat of yours is now certainly . . . loud.”</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oft-page-break/><text:span text:style-name="T1">“I’d say just about the loudest sub in the fuckin’ water!” said Shakes proudly. “’Cept maybe some of those old coastal tug subs. That was the fuckin’ plan, right,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span text:style-name="T1">—I got a fuckin’ pigeon.”</text:span></text:p>
      <text:p text:style-name="P8">“A pigeon?” asked Hemi. “I have never heard of that. Some new kind of sonar unit?”</text:p>
      <text:p text:style-name="Text_20_body"><text:span text:style-name="T1">“No, no, like an </text:span><text:span text:style-name="T2">actual</text:span><text:span text:style-name="T1"> fuckin’ pigeon-bird. A homing pigeon. Goes by the name of Herschel.”</text:span></text:p>
      <text:p text:style-name="Text_20_body"><text:span text:style-name="T1">“Oh, so you got a pet…” said Percy, “to keep you company during those long hours alone aboard the </text:span><text:span text:style-name="T2">Gnat</text:span><text:span text:style-name="T1">. To keep you from going crazy…er?”</text:span></text:p>
      <text:p text:style-name="Text_20_body"><text:span text:style-name="T1">“Naw, Herschel’s not a pet, I told ya — 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P8">“A pigeon…” said Percy. “Seems fuckin’ ridiculous to me.”</text:p>
      <text:p text:style-name="Text_20_body"><text:span text:style-name="T1">“Sylvia, this pigeon goes a long way towards addressing the problem we had with communicating with Shakes. You asked me to talk with him about that, and here is an answer…maybe not a great answer, but I think Herschel could work. If we could just figure out how we could launch him from the </text:span><text:span text:style-name="T2">Prospect</text:span><text:span text:style-name="T1"> while we are submerged, he would be a perfect communication medium…”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P8"><text:soft-page-break/>“Naw. I prefer to waft my bum in the fortifying fresh air of the surface, if that’s an option. But seeing as we’re under right now…”</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P8">Percy called Gregory down from the control room and sent Owen up to relieve him. Shakes soon joined them in the galley and scrubbed his grimy hands with salt-water soap and water from the sink’s sea-water tap.</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 Gregory,” Shakes said. “I eat that canned salmon all the time when I’m on the </text:span><text:span text:style-name="T2">Gnat — </text:span><text:span text:style-name="T1">usually just cold and straight from the can, though.”</text:span></text:p>
      <text:p text:style-name="P8">“That’s…pretty fucking foul, Captain Shakes,” said Gregory from the range, stirring his bits of fish around.</text:p>
      <text:p text:style-name="P8">“You know, I always wondered why those salmon cans are tapered like that. Why don’t they just run straight fucking up and down, like all the other cans?”</text:p>
      <text:p text:style-name="P8">“Actually, now that you mention it, Captain Shakes, I always thought that was unusual myself. There has to be three hundred cans in the galley, and all of them are perfect cylinders except for the fuckin’ salmo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text:soft-page-break/>“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P8">“Nothing stopping you from equipping your boat with a hot plate, Captain Shakes,” said Gregory.</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P8">“It’s probably time for more coffee,” said Gregory, reaching for the pot, where the dregs of the previous batch slowly embalmed a permanent black-brown stain on the bottom.</text:p>
      <text:p text:style-name="P8"> </text:p>
      <text:p text:style-name="P8">Shakes joined Hemi and Percy at the navigation table a short while later, somewhat revived by Gregory’s coffee, and carrying two more tin mugs for Hemi and Percy, which they received gratefully.</text:p>
      <text:p text:style-name="P8">“Here’s what we’re thinking, Captain Shakes,” said Percy. “We’re well fucking into Consolidated States’ waters now. I think trouble from them is unlikely.”</text:p>
      <text:p text:style-name="P8">Shakes nodded.</text:p>
      <text:p text:style-name="P8">Percy placed a steel straight-edge dappled with rust patches down on the chart, which showed their proposed course in a hashed line of grease-pencil marks. “Barring any unforeseen distractions, this is our planned course. We will be heading into an area that a number of Territorial Authorities claim control over.”</text:p>
      <text:p text:style-name="P8">Shakes reached into his denim vest and withdrew a small pencil and a notebook covered with black and smudged fingerprints. He began to scratch down notes in a fast, unreadable scribble.</text:p>
      <text:p text:style-name="P8"><text:soft-page-break/>“That’s unfortunate, but fucking unavoidable, since we’re heading for the mainland port of Stilt City,” said Percy.</text:p>
      <text:p text:style-name="P8">“…The locals do not call it that,” put in Hemi.</text:p>
      <text:p text:style-name="P8">Percy waved him off. “We estimate it will take three or four days and nights to get there. That’s running slow and deep during the day, and fast on the surface at night, with all things fuckin’ nominal.”</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 — 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text:span><text:soft-page-break/><text:span text:style-name="T1">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 Captain Shakes. Right now,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one hundred meters. 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 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 — at least during the day — 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oft-page-break/><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 meet fuckin’ Herschel,” said Shakes holding the cage up for Hemi to take while he climbed up out of the </text:span><text:span text:style-name="T2">Gnat</text:span><text:span text:style-name="T1">.</text:span></text:p>
      <text:p text:style-name="P8">Hemi poked a thick finger between the bars and rubbed Herschel’s head gently. “Captain Shakes, this bird looks perhaps smarter than me, or yourself.”</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P8">“Sure, if you — or Percy — don’t mind a little pigeon shit around.”</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span text:style-name="T1">, though?” asked Hemi.</text:span></text:p>
      <text:p text:style-name="Text_20_body"><text:span text:style-name="T1">“Well…”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and maybe if he knew you had some food.”</text:span></text:p>
      <text:p text:style-name="P8"><text:soft-page-break/>“I understand. It’s a ‘homing’ pigeon. It only goes home.”</text:p>
      <text:p text:style-name="P8">“Right.”</text:p>
      <text:p text:style-name="P8">“Well, welcome aboard, Herschel. Captain Shakes, have a good run today.”</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 — 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P8">“Alright. Thanks Cassandra.” Percy called back down to her. Percy took down the ship-to-ship mic. “Captain Shakes — the usual: how’re things looking up there?”</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oft-page-break/><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 Captain Shakes. If you…”</text:span></text:p>
      <text:p text:style-name="P8">“Captain Percy!” Cassandra interrupted with a shout from sonar. “I think I’ve got a contact.”</text:p>
      <text:p text:style-name="P8">“Hold on Shakes. We might have a contact. Don’t start your diesel.” Percy hung up the mic and slid down the ladder.</text:p>
      <text:p text:style-name="Text_20_body"><text:span text:style-name="T1">Cassandra had her eyes closed and was concentrating intently on the sounds in her headset. She had the mics pointed towards the </text:span><text:span text:style-name="T2">Prospect</text:span><text:span text:style-name="T1">’s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P8">A moment later the perennially resonant electric motor sounds died away. Cassandra turned the sonar mics back to face the dead stern of the boat. The signal strength indicator immediately shot up to a definite contact. “Absolutely confirmed, Captain Percy. I can hear the engine in the water. Sounds like another diesel.”</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 — maybe twenty nautical miles. “Fuck,” was all she said.</text:span></text:p>
      <text:p text:style-name="Text_20_body"><text:span text:style-name="T1">She climbed up to the control room and got Shakes back on the ship-to-ship. “Definitely a fuckin’ contact,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 The end of his oath was cut off by the whining start of the </text:span><text:span text:style-name="T2">Gnat’s</text:span><text:span text:style-name="T1"> diesel engine, which came blaring over the ship-to-ship radio for a moment before Shakes took his thumb off the transmit button.</text:span></text:p>
      <text:p text:style-name="P8">Percy flipped on the red night lighting. “Bastian — don’t move the fuckin’ boat. Don’t trim anything or let her make any fuckin’ sounds at all.”</text:p>
      <text:p text:style-name="P8">“Dead-silent-crypt drift, got it Captain,” said Bastian.</text:p>
      <text:p text:style-name="Text_20_body"><text:soft-page-break/><text:span text:style-name="T1">Percy slid down to the sonar compartment again and tapped Cassandra on the shoulder. “Stay on both the new contact and the </text:span><text:span text:style-name="T2">Gnat</text:span><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P8">Cassandra looked at him and pointed at the signal strength gauge and the bearing without saying anything. Hemi nodded while listening.</text:p>
      <text:p text:style-name="P8">After a minute, Percy broke the silence. “Well, Hemi… is that our fucking creepy sub with the fuckin’ ram?”</text:p>
      <text:p text:style-name="Text_20_body"><text:span text:style-name="T1">Hemi sighed. “It is — the </text:span><text:span text:style-name="T2">Grackle</text:span><text:span text:style-name="T1">. Absolutely. The ram gives it a distinctive and entirely identifiable hull noise.”</text:span></text:p>
      <text:p text:style-name="P8">“Fuck me!” said Percy. “So much for the theory that they wouldn’t fuckin’ follow us this far into another Authority’s territory. Ah, fuck. It doesn’t matter — what matters is our current situation. Next order of business, you two: are they following Shakes away from us?”</text:p>
      <text:p text:style-name="Text_20_body"><text:span text:style-name="T1">Hemi took over the sonar directional control wheel from Cassandra and made some slight adjustments to center the signal. He flipped some switches to engage filters, and a moment later turned them off again. “You see, Cassandra,” he explained,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 Hemi reported to Percy: “It…seems like it is working, Sylvia. The </text:span><text:span text:style-name="T2">Grackle</text:span><text:span text:style-name="T1"> is definitely following Shakes. And…” He paused for a moment to continue listening, “Shakes seems to be able to stay well ahead of them.” He pointed to the mic directional indicator. “They are already ten degrees off our course, and moving away quickly.”</text:span></text:p>
      <text:p text:style-name="P8">“That’s fucking excellent, Hemi,” Percy said.</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 to make aiming a torpedo more challenging…” Hemi looked doubtful.</text:span></text:p>
      <text:p text:style-name="P8">“Well, keep the fuck on them,” said Percy. “Let me know if anything changes…or what the final result is.” She stuck a cheroot between her teeth and climbed the ladder to the control room.</text:p>
      <text:p text:style-name="Text_20_body"><text:soft-page-break/><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 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fifteen 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hat his hourly check-ins were at least a way to mark time and shift her attention. Now they were down in this dark cold pit of water, blind and alone, and it began to feel like they were doomed to remain like this until the end of their days.</text:span></text:p>
      <text:p text:style-name="P8"><text:soft-page-break/>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P8">“OK, but getting low. We are at maybe twenty percent capacity.”</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P8">She pulled back a headphone. “Nothing…mechanical. But the background noise of the ocean has changed Hemi. It sounds… weirdly energetic.”</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 said Cassandra to herself, “so that’s what a churned up surface sounds like.” She filed away in her mind another almost-magical aspect of sonar. “But Hemi, I don’t feel any storm affecting the </text:span><text:span text:style-name="T2">Prospect</text:span><text:span text:style-name="T1">.”</text:span></text:p>
      <text:p text:style-name="P8">“Even bad storms do not stir the water this deep.”</text:p>
      <text:p text:style-name="P8">“On the surface though,” said Percy, “it’s another fucking matter.”</text:p>
      <text:p text:style-name="P8">“I hope Captain Shakes is alright.” Cassandra muttered a little blessing for his well-being.</text:p>
      <text:p text:style-name="P8"><text:soft-page-break/>“How bad does that storm sound, Hemi?” Percy asked.</text:p>
      <text:p text:style-name="P8">“Significant, I would say. There could be ten-meter waves up there.”</text:p>
      <text:p text:style-name="P8">“That’s the kind of weather we’re better off staying under.”</text:p>
      <text:p text:style-name="P8">“At least while we still have any battery left,” Hemi agreed.</text:p>
      <text:p text:style-name="P8">“Normally, that’s the obvious move. But we need to be thinking ahead as well: staying down now could force us to the surface in daylight with no charge at all on the battery. We could end up a helpless target. If we go up now, we can get the batteries charged with very little chance of being found.”</text:p>
      <text:p text:style-name="Text_20_body"><text:span text:style-name="T1">“Running on the surface in the storm does provide a lot of cover — the radar will be swamped and the ocean makes enough noise to cover our running diesels…But it could also swamp us or crack the </text:span><text:span text:style-name="T2">Prospect’s</text:span><text:span text:style-name="T1"> spine.”</text:span></text:p>
      <text:p text:style-name="P8">“She’s a strong fuckin’ boat, Hemi, and with good pilots I think she can handle it. Let’s prep to surface.”</text:p>
      <text:p text:style-name="P8"> </text:p>
      <text:p text:style-name="P8">Hemi and Captain Percy climbed up to the control room. Bastian and Owen sat in the control seats watching the unmoving gauges with bored and sleepy eyes.</text:p>
      <text:p text:style-name="P8">“We are going to surface,” said Hemi, “and there is a serious storm up there. Owen, I am going to sit in that plane control chair. I need you to go down to the navigation/sonar compartment and get ready to blow the main ballast tanks.”</text:p>
      <text:p text:style-name="P8">“You want to do an emergency blow?” Owen asked.</text:p>
      <text:p text:style-name="P8">Owen stood, and Hemi slipped his bulky form around him and down into the tight fit of the planes control chair. “Not a full blow. On my signal, I just want you to open the high-pressure air into the main ballast for a few seconds. I want to pop the boat up onto the surface. If we use the normal low-pressure system to ease up, there is too much of a chance for the intakes to be swamped in these seas. You all understand the procedure?”</text:p>
      <text:p text:style-name="P8">Owen and Bastian nodded. Owen slipped down the ladder to the sonar compartment and they could hear him opening the toolbox that held the emergency blow wrench.</text:p>
      <text:p text:style-name="P8">“OK, Bastian, give us a little more throttle. I am adjusting the planes for some up-angle.”</text:p>
      <text:p text:style-name="P8">The bow of the boat rose slowly ahead of them, and Percy, the only one standing, leaned into the angle. She found her pack of cheroots tucked into the wall joists and pulled one out to light it. Bastian slipped a cigarette from his shirt pocket and lit it off Percy’s coal.</text:p>
      <text:p text:style-name="P8">“Hemi, another degree on the bow, I think,” said Percy.</text:p>
      <text:p text:style-name="P8"><text:soft-page-break/>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P8">“I am going to come level at just about ten meters, then we will have Owen blow air into the main ballast tanks.” Hemi kept his eyes locked on the depth gauge, watching it crawl slowly back around towards the zero mark as the boat rose. Just as it passed the ten-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 Owen!”</text:p>
      <text:p text:style-name="P8">Percy punched the emergency blow alarm to be sure that this time everyone on the boat was aware they were performing a dangerous maneuver.</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P8">Hemi’s count hit five. “Close it down, Owe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text:span><text:soft-page-break/><text:span text:style-name="T1">surface, this sudden strange motion of the boat made her break out in a cold sweat. Nobody else seemed to even notice it.</text:span></text:p>
      <text:p text:style-name="P8">“Hemi…something’s wrong,” she said, but even the time it took to get the words out was too long of a delay. A second motion that was far more dramatic had begun. She punched the collision alarm and the klaxon sounded in every compartment to the lowest depths of the boat.</text:p>
      <text:p text:style-name="Text_20_body"><text:span text:style-name="T1">The </text:span><text:span text:style-name="T2">Prospect</text:span><text:span text:style-name="T1"> started to list to the starboard side. It was the motion of some sky-scraping giant lifting them closer to his near-sighted eyes for inspection without regard for the orientation of the strange object in his hand. In this case, the giant was a twenty-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P8">The port wall became the ceiling. The boat was rolled over ninety degrees on its side by being caught in the wrong part of a huge wave. It kept rolling.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once carefully stowed objects falling hard against the starboard side that was now acting as the temporary deck.</text:p>
      <text:p text:style-name="P8">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wenty-degree roll, not ninety. At that angle nearly everything in the boat found itself yanked free by the malevolent hand of gravity.</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P8">Hemi responded to her with forceful strain. “Cassandra! Do not panic. Submarines are designed with all the weight at their bottoms. They always come upright eventually.”</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text:soft-page-break/>Bastian coughed. “What if we try to submerge again?” he asked.</text:p>
      <text:p text:style-name="P8">“I’d be too worried about the tanks flooding unevenly. We could end up turning fuckin’ turtle,” said Percy. “We need to ride it out. She’ll come up again…”</text:p>
      <text:p text:style-name="P8">The sub rocked on its side for terrifying minutes, sometimes rolling in the wrong direction far enough that it seemed impossible they would not turn upside down. Occasionally the lights flickered, but continually shorted out. They listened to the ongoing sounds of the boat’s stores crashing and sliding through all the compartments.</text:p>
      <text:p text:style-name="P8">As Hemi strained to hold himself in place and support Bastian in his, he began to doubt his own words. Maybe this was one of those times when 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P8">“Forward throttle!” said Percy. “Do the motors have power?”</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P8">“Small favors,” said Percy to herself. “OK Bastian, pick a bearing and keep us moving on it. Hemi! Get up on the bridge — with a fuckin’ lifeline — and get us steering into the waves so we don’t roll over in the fuckin’ ditch again.”</text:p>
      <text:p text:style-name="P8"><text:soft-page-break/>“You do not want to dive?” Hemi asked.</text:p>
      <text:p text:style-name="P8">“Not without main power through the boat.”</text:p>
      <text:p text:style-name="P8">Hemi nodded and slipped down to the lower decks to go after the gear he needed.</text:p>
      <text:p text:style-name="P8">Percy grabbed at the boat PA mic and thumbed the transmitter, but there was no power to any of the radios. She leaned over the hatch to the sonar compartment. “Owen! Go find Chips and help her get the power back on.”</text:p>
      <text:p text:style-name="P8">“Right, Percy.” Owen headed off quickly, nearly running into Gregory, who was stumbling up from crew quarters.</text:p>
      <text:p text:style-name="P8">“You alright, Gregory?” Percy asked.</text:p>
      <text:p text:style-name="P8">“Ya, I fucking fell out of the rack when we rolled, but I’m O-fucking-K.”</text:p>
      <text:p text:style-name="P8">“Good. Get a flashlight and go down to the cargo hold and check the cargo — make sure nothing’s about to explode on us, and get it re-stowed, OK?”</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P8">“OK, Bastian!” Hemi shouted down to the control room. “Left-rudder, three degrees.”</text:p>
      <text:p text:style-name="P8">Bastian shouted the order back up to Hemi, repeating it like the pilot of a military ship would, knowing that Hemi had to be sure he was executing exactly the right move.</text:p>
      <text:p text:style-name="P8">“I think you can try starting the diesels, Sylvia,” Hemi shouted a moment later.</text:p>
      <text:p text:style-name="P8">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 <text:soft-page-break/>— 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P8">Percy picked up the PA mic. “Nice work, Chips.” She waited a second but there was no reply over the ship PA. “Bastian, I’m going to the cargo hold to check on the load.”</text:p>
      <text:p text:style-name="P8">The ship was a mess. Percy made her way, stepping over all the detritus of a working sub scattered over every deck: tools, bedding, cans of food, cleaning supplies, scattered stacks of papers, half-unrolled charts, pencils, rags, parts, and steel-encased equipment. For all the mess in the main decks,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 and was stowing equipment that had been shaken loose. She had a rusty piece of grating gripped in her gloves when she saw Percy.</text:p>
      <text:p text:style-name="P8">Chips’ face immediately went red. “That’s the second fuckin’ time, Percy. Two fuckin’ times you almost fuckin’ killed me now. You fuckin’ surface the boat in a fuckin’ storm? Fuckin’ damn you to a cold fuckin’ watery hell, you fuckin’ shit-faced asshole.”</text:p>
      <text:p text:style-name="P8">“Fuck you Chips! I’m fucking captain of this boat. I have to make these calls. They aren’t always going to be fucking perfect or safe.”</text:p>
      <text:p text:style-name="P8">“But with a hold full of fuckin’ explosives? Ride out bad fuckin’ storms submerged — every stupid-fuckin’ green boat driver knows that. But apparently, you fuckin’ think it’s fine to surface with a hold full of fuckin’ TNT. We were a fuckin’ mite’s-dick away from being blown to the bottom of the fuckin’ hole!”</text:p>
      <text:p text:style-name="P8">Percy leveled her emotions. “I don’t fucking need this right now. I have bigger problems than you.” Percy turned and walked away.</text:p>
      <text:p text:style-name="P8"><text:soft-page-break/>Chips threw the rusted grating into the corner where it rang against the steel of the hull.</text:p>
      <text:p text:style-name="P8"> </text:p>
      <text:p text:style-name="P8">With the power restored, Captain Percy tracked down heavy floodlights in the storage hold. They were designed to be clamped onto the fairing of the sail for situations like this, when the boat needed to be piloted visually from the top of the sail, but visibility was nearly zero. Powering the lights required running heavy weather-proof electrical cables up from the control room to the bridge.</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ing Bastian adjust the course to 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P8">To the uninitiated, this was a hellscape,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P8">After an hour of firing into the storm, though, the giant on the bridge was starting to feel the wear of it. Hemi was not a loud man, and his voice was cracking from continually shouting directives down to the control room. It also took an enormous amount of <text:soft-page-break/>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 — something like ten hours away.</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P8">Hemi nodded. “The sour prospects of fortune are determined by the winds that blow out of hell, Owen. I do not believe there is more to see from the lookout ring than down here on the bridge. Still, I will be glad to have help spotting incoming big ones…and someone to witness my end if I get blown overboard.”</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P8">She had expected to be in her rack hours ago, but Captain Percy had come by and asked her to stay at the sonar. She had told Cassandra that, while it was unlikely they <text:soft-page-break/>would meet any other vessels in a storm like this, sonar might be the only way they would know if another ship was coming at them, despite the noise of the storm. With so much precipitation, the radar was essentially useless, and Percy had turned the unit off.</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P8">She slowly closed her eyes and focused on the sounds in her headset. She left her body behind in the boat and moved her mind out into the water. This had become easier with practice, though overcoming the exhaustion and pain of a long shift made it more challenging now.</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P8">Above the engines in pitch was the sound of the waves. This sound was white, but unlike the drone of the diesels, it constantly shifted and changed. A heavy sound that curled and rolled, until a wave broke. When that happened, the sound would change to a rushing wall which would overtake everything until it receded a few seconds later and the low drone of the engines came back up underneath.</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P8">All of this came together to form something that, to Cassandra’s ears, sounded like an almost spiritual music — a drone music from the culture of some remote land, with variations that held one’s attention as at the same time they carried you off to some higher plane,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hree thousand meters down in the blackness, closing its jaws around the expelling sweet juices of an enormous cephalopod, or the byzantine economics that led to the churning roll of a machine bit boring into the ocean floor, or <text:soft-page-break/>the tortured path of beach sand siphoned from its existence in the warm sun and deposited in the freezing darkness of the drowned depths.</text:p>
      <text:p text:style-name="P8">Cassandra let her mind sink into this strange music flowing through her headset, passing from one ear through the middle of her head to the other ear, letting her mind wander around in the sea surrounding them at the same time.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P8">She targeted the mics on the source of the mechanical sound in the water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n evenly repetitive way that was unmistakable.</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P8">She rested her elbows on the console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p>
      <text:p text:style-name="P8"><text:soft-page-break/>And then it did. It jumped up, marked a point, and floated there for half a breath. It was accompanied by a rattling clink in the headphones — 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 — which brought the rising terror of how close she now knew that sound to be.</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 — something in the order of baleen whales — 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ext:span><text:soft-page-break/><text:span text:style-name="T1">the lookout ring. “We have to dive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 — the </text:span><text:span text:style-name="T2">Grackle</text:span><text:span text:style-name="T1">?” Percy asked.</text:span></text:p>
      <text:p text:style-name="P8">“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 — the control room hatch.</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P8">“I…I cannot do that Sylvia,” said Hemi.</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text:soft-page-break/>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P8">“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 — one with a cracked glass face — all rose evenly and quickly.</text:p>
      <text:p text:style-name="Text_20_body"><text:soft-page-break/><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P8">Percy sized up the situation. “It must have just been total bad luck for us. There’s no way they could have fucking tracked us down in that storm…. Don’t ya think, Hemi?”</text:p>
      <text:p text:style-name="P8">“It is incredibly unlikely. They may have just been riding out the storm themselves, and suddenly found they were on us.”</text:p>
      <text:p text:style-name="P8">“And that bad luck cost me a crew member,” added Percy.</text:p>
      <text:p text:style-name="P8">Hemi looked away and found himself analyzing the gauges. They had already achieved thirty meters of depth.</text:p>
      <text:p text:style-name="P8">“Cassandra!” Percy yelled down to sonar through the hatch in the deck of the control room. “Stay on them! I need to know what they’re doing.”</text:p>
      <text:p text:style-name="P8">“I’m trying to, Captain Percy.” Cassandra responded, unable to hide the uncertainty in her voice. “I… I think they might be diving…”</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P8">“Mmm hmm. By ‘tactical mobility,’ you mean get in range to put a torpedo in the water that’s pointed at us?” Percy asked.</text:p>
      <text:p text:style-name="P8">“Our relative positions have barely changed. They are almost certainly still too close. But if we hear them turn away from us, we can assume they are trying to get enough <text:soft-page-break/>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P8">“Cautious restraint is hardly how I would characterize the actions of this sub commander so far . . .” said Hemi.</text:p>
      <text:p text:style-name="P8">“Cassandra!” Percy called down again. “What’s the range to the contact now?”</text:p>
      <text:p text:style-name="P8">“Um..” Cassandra struggled, “I can’t really tell, Captain Percy. The background noise in the water is making ranging difficult.”</text:p>
      <text:p text:style-name="P8">“You had better go down there and get on the sonar with her,” Percy said to Hemi.</text:p>
      <text:p text:style-name="P8">Hemi nodded and slipped down through the hatch. He put one big hand gently on Cassandra’s thin shoulder so he would not surprise her — she had her eyes closed and seemed to be concentrating on listening. When he touched her, she turned and opened her eyes and nodded to him. Hemi put the second sonar headset on.</text:p>
      <text:p text:style-name="P8">A minute later he reported to Percy. “Sylvia, their diesels are off. They are definitely submerged. Range…maybe 300 meters. Hold on…”</text:p>
      <text:p text:style-name="P8">The signal strength indicator rose slowly. Cassandra looked up at Hemi.</text:p>
      <text:p text:style-name="P8">“They are increasing speed, Sylvia. And turning…through our rear port quarter. They are going for distance. I assume to fire on us.”</text:p>
      <text:p text:style-name="P8">In the control room, Bastian overheard this report from Hemi. “Maybe they are turning to run away from us,” he said to Gregory through the cigarette hanging from his lip.</text:p>
      <text:p text:style-name="P8">Percy stood directly behind Bastian watching the depth gauge over his shoulder: 100 meters. “Push her down, Bastian.”</text:p>
      <text:p text:style-name="P8">Bastian turned the dive plane control wheel to give the planes a steeper angle. Percy adjusted valves at the tank ballast control panel to give the bow even more weight.</text:p>
      <text:p text:style-name="P8">“Hemi!” Percy said. “Let me know immediately if they start to turn again.”</text:p>
      <text:p text:style-name="P8">“If they have rear torpedo tubes, they will not have to turn,” Hemi replied. “And they are so close a torpedo will be in the water for only a minute before it hits us.” </text:p>
      <text:p text:style-name="P8">Percy spat again. “Hell’s bells. Then just fucking let me know if there’s any indication at all that they are about to fire, Hemi.”</text:p>
      <text:p text:style-name="P8">“It is tough, Sylvia. Cassandra is right, there is a lot of background noise.”</text:p>
      <text:p text:style-name="P8">Gregory reached up and wiped his sweating fingers on a rag hanging on the forward wall between the gauges. “I could never get used to going down fast like this, controlled <text:soft-page-break/>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P8">“They are turning, Percy,” said Hemi from the sonar station. He tapped a light rhythm on Cassandra’s shoulder to draw her attention to a new unique sound in their headsets. “Sounds like they are flooding torpedo tubes!”</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P8">“Take off your headset, Cassandra,” said Hemi, pointing at the range-finding equipment that lit up with the direction and remaining distance between them and the torpedo. It updated immediately following each ping — the torpedo was gaining about one hundred meters between each ping.</text:p>
      <text:p text:style-name="P8"><text:soft-page-break/>“Down. We have to get deeper,” Percy whispered to herself in the control room. She reached past Bastian and turned the dive planes wheel to the stop so they had maximum angle. The boat dropped from under them.</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P8">Percy looked up. They were passing two hundred meters.</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P8">Gregory looked at Percy. “What happened?”</text:p>
      <text:p text:style-name="P8">“Most of the torpedoes on these Authority subs are older ones, because they manufactured fuckin’ huge numbers of them. They generally can’t swim below two hundred 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p>
      <text:p text:style-name="P8">Percy tilted her head slightly and said loudly, “What are they doing now, Hemi?”</text:p>
      <text:p text:style-name="P8">Hemi and Cassandra had their headsets back on and were listening. “Sounds like they stopped moving, Percy. They may have decided to wait us out.”</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P8">The anxiety Captain Percy was feeling changed in character. A few moments before, her mind was working quickly in the desperate survival mode of flight. Now that immediate pressure was off, replaced by an almost overwhelming cloud of slow and helpless dread as they switched to a mode of silent hiding where no further action could be taken.</text:p>
      <text:p text:style-name="P8"><text:soft-page-break/>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 — like works that irregularly marked time towards absolutely nothing.</text:p>
      <text:p text:style-name="P8">Bastian knew better than to ask, but Gregory did not. “What’s our plan, Captain?”</text:p>
      <text:p text:style-name="P8">“Fuck, Gregory! Let me think.” She stared at the depth gauge, unblinking.</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way down,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P8">Percy stepped over to the sonar console. “I think if they had a torpedo that could swim this deep, they would have fired it already. No, I think they just want to be fucking sure we have not gone anywhere.”</text:p>
      <text:p text:style-name="P8">“They likely learned we are an unarmed boat at the depot as well,” said Hemi. “They no longer have any fear of pinging us.”</text:p>
      <text:p text:style-name="P8">Percy nodded and thought. “Yes…but I wonder if they would be so quick to ping without a storm overhead. Right now, they can reasonably assume there’s no other Authority’s craft around to hear them. If we can make our way out from under this storm, and into busier shipping channels, they might need to hide nearly as much as we do — and lay off the fucking pings.”</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text:span><text:soft-page-break/><text:span text:style-name="T1">considering their current situation, meant they could have, and maybe should have, submerged earlier — and thus avoided the encounter with the </text:span><text:span text:style-name="T2">Grackle</text:span><text:span text:style-name="T1">.</text:span></text:p>
      <text:p text:style-name="P8">“OK. Three knots, ten hours. Let’s see.” Percy measured a compass against a graduated straight edge and then deftly spun the compass against the chart, drawing an arced dashed line with the grease pencil. “That gets us somewhere along this line.”</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P8">“They are likely looking at the same chart and figuring they can simply wait out our batteries. They know we do not have a full charge since they caught us on the surface, and figure anything less than twenty hours comes out in their favor if they are patient about it,” said Hemi.</text:p>
      <text:p text:style-name="P8">“They might not be wrong.” Percy stood upright and smoked. “Fuck it. Here’s what we’re going to fucking do: we’re going to creep on a direct course towards Stilt City. If we can lose them, even briefly, we’ll surface and try to get in touch with Shakes — we’ll launch the fuckin’ pigeon.” She waved her hand in the air in a way that might indicate a bird fluttering off.</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text:soft-page-break/>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 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 “Captain Percy, don’t you think we should try talking them into </text:span><text:span text:style-name="T2">not</text:span><text:span text:style-name="T1"> shooting at us? Someone over there must be a reasonable person and realize we are an unarmed cargo sub.”</text:span></text:p>
      <text:p text:style-name="P8">“The best-case scenario if we can convince them not to shoot is we have to let them aboard for an inspection,” said Percy. “We aren’t going to pass any inspections with our current cargo. And something tells me those guys aren’t going to be open to a bribe either…” She trailed off. “Besides, they are out of ship-to-ship range now — probably trying to keep enough distance to fire a torpedo at us if we come back up above two hundred meters.</text:p>
      <text:p text:style-name="Text_20_body"><text:span text:style-name="T1">They settled into an extremely low-speed chase. The </text:span><text:span text:style-name="T2">Prospect</text:span><text:span text:style-name="T1"> quietly hummed along under 230 meters of water — 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P8">But every fifteen 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P8">Half an hour later, Gregory’s voice came over the PA saying food was ready. Captain Percy suggested Bastian and Cassandra should eat first, but Cassandra preferred to <text:soft-page-break/>stay at sonar. Bastian offered to bring a bowl of food up to her and sit at the sub controls while he ate. He was back from the galley in a matter of minutes with heaping bowls of steaming food for Cassandra and himself.</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P8">Dinner was a white mush of crushed-up hard biscuit mixed with water and fried with butter. Gregory had stirred in bits of dried salted meat and was making a pan of scrambled eggs to accompany the mush with at least a little nutrition. He kept making more eggs — in small batches, so at least they would be hot for the crew coming to eat.</text:p>
      <text:p text:style-name="P8">Hemi and Percy loaded up bowls of the hot glop — Hemi with twice as much as Percy — and, with two tin cups of coffee, sat down at the galley table. They ate in silence for a few minutes.</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P8">“Hmm,”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I am fairly certain they have chased us from one Authority territory into another, yet they continue on.”</text:p>
      <text:p text:style-name="P8">“And it looks like they have every fucking intention of pursuing us into a third…”</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 — </text:span><text:span text:style-name="T1">with a privateer’s warrant from some powerful Authority in his fist — believes he is empowered to pursue us as a prize regardless of Authority borders.”</text:span></text:p>
      <text:p text:style-name="Text_20_body"><text:soft-page-break/><text:span text:style-name="T1">“But surely whatever the warrant may </text:span><text:span text:style-name="T2">say</text:span><text:span text:style-name="T1">, other Authorities are not going to respect the rights of privateers to hunt us in their waters… S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 — 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P8">“And take control of global shipping — coordinated global shipping would eliminate the need for cargo submarines pretty fuckin’ quick.”</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P8">With a brief, noisy flutter of wings, Herschel flapped his way to the tabletop. Hemi balled up the scrapings of some leftover glop between his thumb and forefinger and tossed it onto the table in front of the pigeon. The bird pecked at the glob nonchalantly.</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P8">“I am not surprised,” Hemi replied. “Running this deep is putting a lot more pressure on the hull, so I would expect more water coming in. Those welds were never going to be perfect. How bad is it?”</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P8">“No fuckin’ way. It’s one of the fuckin’ originals that came with the fucking boat — decades old. The brushes on the pump motor are fucking shot.”</text:p>
      <text:p text:style-name="P8"><text:soft-page-break/>Captain Percy suddenly remembered the pump motor in the depot hardware shop that she had neglected to purchase. She looked down at her bowl and scraped together a spoonful of what remained.</text:p>
      <text:p text:style-name="P8">“Ah. Well…” Hemi turned heftily to look at Gregory. “Gregory, leave your eggs aside and go down to the cargo hold with Chips. Rig up one or two of the portable bilges to pump into the trim tanks. Hopefully that will hold us until we can come shallower.”</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P8">“Fuck, Hemi,” said Percy. “Now we have another factor we need to be thinking about in the equation.”</text:p>
      <text:p text:style-name="P8">“You mean the leaking hull? Or that Chips cannot even look at you?”</text:p>
      <text:p text:style-name="P8">“The fucking hull. I can’t deal with Chips’ fucking problems right now. We have a limited window — that is, how long our batteries will hold out — to find a way to lose these fuckers following us. I’m open to suggestions.”</text:p>
      <text:p text:style-name="P8">“We could try shutting down entirely — maybe they will fly right over the top of us?”</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P8">“We could speed up, get them to match our speed, then shut down and let them shoot past,” said Hemi. “That way they would be the ones moving out of range and relieve us of the effort.”</text:p>
      <text:p text:style-name="P8">“How fast would we have to get them going so that they are out of sonar range by their next ping?”</text:p>
      <text:p text:style-name="P8">“Assuming they keep pinging every fifteen minutes…” Hemi did some quick calculations, touching his thumb to his forefinger as he counted. “Fairly fast. Perhaps fifteen knots?”</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P8"><text:soft-page-break/>“But it fucking kills me to have no plan, Hemi.”</text:p>
      <text:p text:style-name="P8"> </text:p>
      <text:p text:style-name="P8">Percy and Hemi refilled their coffee cups and Hemi brought an extra one to Bastian in the control room, who gratefully accepted it into the long fingers of the hand that was not holding a smoldering cigarette. Hemi sat down in the planes control seat and swiveled to review the tank ballast control panel. He made some small adjustments to the ballast to trim the boat more level — probably, he thought, to account for the water they were once again taking in through the poorly-welded gash in the pressure hull.</text:p>
      <text:p text:style-name="P8">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 and marked down a single dash with the grease pencil to show the progress they had made in the last hour — a painfully small and slowly achieved progress.</text:p>
      <text:p text:style-name="P8">The crew sank quickly back into the mired boredom of the chase. In the control room, Bastian lit one cigarette off another as he awkwardly tried to lean back in the control chair and put his feet up on the panel in front of him. Despite the casual pose, he was professional enough that his eyes never left the gauges showing the status of the boat — even though the array of dials and their indicating needles had not moved in any substantial way for hours on end.</text:p>
      <text:p text:style-name="P8">The air thickened with smoke, became damp with the condensation of their breathing, and took on a shallow flatness after passing through carbon-dioxide scrubbers. The control room and sonar compartment felt hazy and wet. Hemi continually wiped water droplets from the ballast gauges with a grimy cotton rag.</text:p>
      <text:p text:style-name="P8">Hours passed. Hemi and Bastian tried to start conversations with each other, instinctively knowing that talking was a way to keep alert. But the thick atmosphere, red lighting, and the grinding drone of the motors continually dropped down over their conversations, stifling like a fire blanket. And precisely every fifteen minutes there was the piercing ping from their pursuers that reoriented their attention and their fear.</text:p>
      <text:p text:style-name="P8">At some point, Gregory returned to the control room from below and reported that the portable bilge pumps seemed to be overcoming the water oozing in through the welded seam, and they no longer had to worry about sinking — for the moment. Gregory took over the plane control seat from Hemi, while Hemi reminded him to keep an eye on the ballast tank they were pumping bilge water into, since it would need to be blown out at some point.</text:p>
      <text:p text:style-name="P8">With Gregory back in the control room, Percy put the crew on rotating half-hour breaks. “You’re each in the rack for two pings from those fuckers up there,” she said to them.</text:p>
      <text:p text:style-name="P8"><text:soft-page-break/>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 really. The ocean was getting quieter. At some point the pursuing sub might stop pinging simply because it 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P8">“Sylvia!” he called up to her, “that ping just echoed off the bottom — just a hundred meters or so below us.”</text:p>
      <text:p text:style-name="P8">“That’s fucking impossible, Hemi, there’s nothing but deep water…” In the control room she was looking at the depth-under-keel gauge, which suddenly in the wake of the ping had stood up from the “bottomless” pin and was now showing just ninety-six meters. She watched the gauge and it was slowly, slowly rising, like a gentle slope coming up under them.</text:p>
      <text:p text:style-name="P8">Percy lit a cheroot and stared at the gauges.</text:p>
      <text:p text:style-name="P8">“Another undersea mountain?” Bastian asked.</text:p>
      <text:p text:style-name="P8">“No…” said Percy, “this came out of nowhere, it’s something weird…” She hung her weight from the strap above her, and leaned over Bastian as she smoked, watching the depth-under-keel gauge slowly rise. “Give us a little more speed, Bastian—ten knots.”</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P8"><text:soft-page-break/>“Noted, Hemi, thank you.” Her eyes focused on the depth-under-keel gauge, which rolled back ever so slowly and then crossed the twenty-meter mark. Percy slammed her fist against the dive alarm. “Gregory, full down plane, now.”</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 to 240, to 245 meters deep.</text:span></text:p>
      <text:p text:style-name="P8">“Gregory, open the main ballast valves,” Percy said.</text:p>
      <text:p text:style-name="P8">“We’re dropping awfully fast. If we flood the main ballast, we’re going to hit the bottom and split apart!”</text:p>
      <text:p text:style-name="P8">“Sweet fucking hell! Obey your captain’s orders — it’s the oldest fucking rule in seafaring.” She reached over Gregory to the ballast tank control panel and rolled open the main ballast valves herself. They could hear a rush of air escaping above as water flooded into the boat from below.</text:p>
      <text:p text:style-name="Text_20_body"><text:span text:style-name="T1">It was a sound they heard all the time, but at this depth it reminded Gregory how unique this sound was to submarines — on any other ship, it was the sound of death. In this particular case,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 — all in directions that communicated nothing but doom for the boat. The depth was rapidly increasing, their speed was increasing, the ballast tanks were filling with water, and the bottom — 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P8">Bastian quietly wrapped his long fingers around the throttle control, ready to yank it back to reverse the motors…he willed the command to be given. His other hand reached out in front of him and pressed palm-forward against the steel of the console, in a near-subconscious gesture to brace himself.</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oft-page-break/><text:span text:style-name="T1">Gregory and Bastian winced, waiting for the breaking, popping shudder that would be what the end of the </text:span><text:span text:style-name="T2">Prospect</text:span><text:span text:style-name="T1"> felt like.</text:span></text:p>
      <text:p text:style-name="P8">Another second after that, the gauge spun wildly and pegged itself against “bottomless” on the other side of the dial. It flipped over with such force that Gregory could hear the hair-tap of the needle against the pin in the quiet of the control room. The depth gauge next to the depth-under-keel gauge continued to rise steadily past 250 meters.</text:p>
      <text:p text:style-name="Text_20_body"><text:span text:style-name="T1">The </text:span><text:span text:style-name="T2">Prospect</text:span><text:span text:style-name="T1"> let out a long low groan that tortured every surface of the boat.</text:span></text:p>
      <text:p text:style-name="P8">“Level her off!” said Percy. She had calmly and confidently driven her ship through the false bottom, but now they were up against the very limits of the depths the boat was capable of. A few more seconds of descending and they would fall unstoppably into the hole, and never see the surface again.</text:p>
      <text:p text:style-name="P8">Bastian immediately yanked the throttle into reverse, and Gregory spun the dive plane control wheel around in the opposite direction to steer the bow back upwards with one hand while twisting shut the main ballast valve switches on the tank control panel with the other.</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 she had full confidence in its ability to withstand 250 meters of depth — though she generally only tested that confidence in an emergency. Beyond that was the mystery of the death zone. The original engineers anticipated full collapse of the boat at 300 meters. But terrible things could happen in the range between 250 and 300 meters that they were passing into now.</text:span></text:p>
      <text:p text:style-name="Text_20_body"><text:span text:style-name="T1">Every ten meters further down added another atmosphere of pressure to the hull. The equivalent of another entire column of the weight of the air on the surface pressing down from space. And the measly one atmosphere of pressure inside the </text:span><text:span text:style-name="T2">Prospect</text:span><text:span text:style-name="T1">, reinforced with the strength of the steel pressure hull,</text:span><text:span text:style-name="T2"> </text:span><text:span text:style-name="T1">had to stand against that. On a boat a hundred meters long, like the </text:span><text:span text:style-name="T2">Prospect</text:span><text:span text:style-name="T1">, in a steep dive like this, the bow could easily already be under an entire atmosphere more pressure than what the depth gauge (which measured from the sail) was showing Percy. A small adjustment in the wrong direction of the huge planing fins that guided the sub up or down, or one valve accidentally left partially open and flooding a ballast tank, could in a matter of seconds take them down the last critical meters beyond what the boat could stand. Percy knew they were within meters of crossing the unknowable line beyond which critical parts of the </text:span><text:span text:style-name="T2">Prospect</text:span><text:span text:style-name="T1"> would fail, and they would never get the boat to rise again.</text:span></text:p>
      <text:p text:style-name="Text_20_body"><text:span text:style-name="T1">The </text:span><text:span text:style-name="T2">Prospect</text:span><text:span text:style-name="T1">’s motors were spinning the propeller in reverse now, pulling hard against the fall of the boat.</text:span></text:p>
      <text:p text:style-name="P8">“Watch the forward speed Bastian!” Percy warned. “If we start moving backwards with the dive planes set like that, you’ll swing the bow deeper instead of shallower. Don’t let her reverse direction.”</text:p>
      <text:p text:style-name="P8"><text:soft-page-break/>“On it,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p>
      <text:p text:style-name="P8">The climb of the depth gauge had slowed dramatically and was now only barely moving — but still moving — higher and deeper.</text:p>
      <text:p text:style-name="P8">“The ballast!” yelled Percy. She stepped to the tank control panel and flipped switches and spun open a selection of the dozen or so small valve control wheels in front of her. There was a hiss of air from deep in the boat as the high-pressure system blew water out of some of the trim tanks. The boat came back to almost completely level. Percy continued to work the tank ballast panel, pushing air back into the main ballast.</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 baby, we’ll take some of the fucking weight off soon.”</text:span></text:p>
      <text:p text:style-name="P8">“What happened back there?” asked Gregory. “I thought we were going to hit the bottom for sure.”</text:p>
      <text:p text:style-name="P8">“False bottom,” said Percy. “The deep scattering layer — billions and billions of tiny bony fish come up from the depths in the night to feed — such a fucking mass of them together that they reflect sonar back up, making them look like the bottom. We swam right through them and came out underneath.”</text:p>
      <text:p text:style-name="P8">“Just when you think submarining is fucking boring…” said Bastian.</text:p>
      <text:p text:style-name="Text_20_body"><text:span text:style-name="T1">Another ping from the pursuing submarine hit the </text:span><text:span text:style-name="T2">Prospect</text:span><text:span text:style-name="T1">, but this time it had a different quality to it — not just less powerful, but also diffuse and muted, as if it were coming from much farther away than the last ping.</text:span></text:p>
      <text:p text:style-name="P8">“So…they can’t see us now because of the layer of fish between us and them?” Gregory asked.</text:p>
      <text:p text:style-name="P8">“With any luck their active sonar is nothing more than a damned fish-finder now,” Percy replied. “And we’ll just keep ourselves very quiet for a few minutes here.”</text:p>
      <text:p text:style-name="P8">“Maybe I should go back to my bunk, then?” Cassandra asked, looking up at Percy from the compartment below, having returned from her short and harrowing break.</text:p>
      <text:p text:style-name="Text_20_body"><text:span text:style-name="T1">Another muted ping rang through the </text:span><text:span text:style-name="T2">Prospect</text:span><text:span text:style-name="T1">.</text:span></text:p>
      <text:p text:style-name="P8"><text:soft-page-break/>“I don’t think they are going to let you sleep, Cassandra,” said Percy. “Can you get back on sonar and see if you can figure out what their next move is?”</text:p>
      <text:p text:style-name="P8">“Sure, Captain Percy,” Cassandra said before flopping into the sonar station chair.</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P8">“They’ve got their motors going — pretty loud.” Cassandra listened for a few seconds as another ping passed through them. “They’re moving at a good clip… It sounds like they’re turning a circle?”</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fifteen minutes, every time he heard a ping from the </text:span><text:span text:style-name="T2">Grackle</text:span><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 and turned in a miles-long arc away from that point.</text:span></text:p>
      <text:p text:style-name="P8">“Percy,” Hemi called up to the control room as the latest ping showed their pursuers at nearly five nautical miles away. “It looks like they are at the apogee of their search arc. Now might be a good time to move.”</text:p>
      <text:p text:style-name="P8">“Thanks, Hemi. Keep plotting them. Can you also give me a random course in some direction away from them? True fuckin’ random, if you c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ext:span><text:soft-page-break/><text:span text:style-name="T1">the book to select a random number which he transposed into one of his dozen courses. “Here’s a true random bearing, Sylvia: 163 degrees.”</text:span></text:p>
      <text:p text:style-name="P8">“OK, Bastian, make it three knots, come about to 1-6-3.”</text:p>
      <text:p text:style-name="P8">Bastian shifted the throttle slightly forward and the speed needle raised slowly off its zero pin. He turned the rudder wheel and the boat leaned slightly into the turn.</text:p>
      <text:p text:style-name="P8">“Keep her fuckin’ level, Gregory — we’re too deep to make any mistakes,” said Percy.</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P8">Percy stood directly behind Gregory, carefully double-checking his every move to make sure they did not accidentally sink below the boat’s crush depth. After an hour, she personally relieved Gregory in the dive plane control seat and sent him to his rack for a break.</text:p>
      <text:p text:style-name="Text_20_body"><text:span text:style-name="T1">At three knots the </text:span><text:span text:style-name="T2">Prospect</text:span><text:span text:style-name="T1">’s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 — 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wo hundred 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 — barring another storm, </text:span><text:soft-page-break/><text:span text:style-name="T1">we’ll be bright targets — both visual </text:span><text:span text:style-name="T2">and</text:span><text:span text:style-name="T1"> radar — for those fuckers with the ram. They’ll be back on us before we can get the ballast tanks fully emptied.”</text:span></text:p>
      <text:p text:style-name="P8">“We could wait it out until nightfall without moving. We have enough power to keep the lights on at least.”</text:p>
      <text:p text:style-name="P8">“I’m worried we haven’t put enough distance between us for that. If they find us running on the surface, at least we can try to outrun them. If they find us deep with no battery, when they come back around on their next search circle, we’re done for.”</text:p>
      <text:p text:style-name="P8">“We would benefit from another piece of covering luck, like the deep scattering layer,” said Hemi.</text:p>
      <text:p text:style-name="P8">“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 and get me when we have only emergency reserves left.”</text:p>
      <text:p text:style-name="P8">Percy climbed down a deck and disappeared forward into the Captain’s cabin. She was out almost as soon as she fell into her rack. The ability to fall asleep instantly was a talent she had gained from long years of working with short sleep on subs.</text:p>
      <text:p text:style-name="P8"> </text:p>
      <text:p text:style-name="P8">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captain’s cabin and woke Percy. They returned to the sonar compartment together, updated their probable position on the chart — still a long way from anywhere — and decided to take the only reasonable action available to them: rise to periscope depth and have a look around.</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P8">“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 — much calmer now — rising and falling with the long frequency of deep ocean swells. “Would you fucking believe our luck is still with us? We have a thick fog bank. In every direction.”</text:p>
      <text:p text:style-name="P8"><text:soft-page-break/>Hemi smiled. “Makes sense — it was likely a big warm wall of air pushing that storm, and now all that hot air is sitting on the surface of the cold ocean, turning into cloud.”</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ightly-bound tension of the surface, and water washed off and over the curved sides.</text:span></text:p>
      <text:p text:style-name="P8">Hemi opened the hatch of the control room and climbed up to the bridge.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p>
      <text:p text:style-name="P8">A blinding fog was not a challenge for a submarine, though — which spent much of its time moving sightlessly through the pits of the world anyway — but a useful resource, transforming the surface into a similar dense covering medium as the deep ocean.</text:p>
      <text:p text:style-name="Text_20_body"><text:span text:style-name="T1">Percy called down to Bastian to start the engines, push the boat up to its maximum surface speed of fifteen 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P8">“‘Herschel,’” Percy repeated. “Do you think that little fella will be able to find Shakes in this fuckin’ fog?”</text:p>
      <text:p text:style-name="P8">“He has a better chance in this fog than he would have if we had sent him up into that storm. Though the truth is I am fairly skeptical about Shakes’s claims that Herschel can find a boat on the surface of the ocean. My understanding of homing pigeons is that they know instinctively how to fly home — I am not sure that works if ‘home’ is a moving target.”</text:p>
      <text:p text:style-name="P8">“Shakes said the pigeon had special training.”</text:p>
      <text:p text:style-name="P8">“It would have to be exceptionally special.”</text:p>
      <text:p text:style-name="P8"><text:soft-page-break/>“So we might just be sending the bird off to die on the fucking ocean?” For the first time, Percy’s face showed concern about the small animal.</text:p>
      <text:p text:style-name="P8">“If I thought that, I would not send Herschel out. The other thing I have heard about homing pigeons is they are capable of flying extraordinary distances. I am confident Herschel will eventually find some place to land. I am just not convinced we will ever see him again. Of course, I am not entirely convinced we will ever see Shakes again either.”</text:p>
      <text:p text:style-name="P8">“OK, Hemi, if you think the bird will be alright, and there’s a chance it will help us reconnect with Shakes, let’s launch him.”</text:p>
      <text:p text:style-name="P8">“What shall the message say?”</text:p>
      <text:p text:style-name="P8">“I noted on the chart the dock in Stilt City where we’re supposed to drop the cargo. I guess we’re close enough that at this point, you should just give him the dock info, and that our expected arrival is twenty-four hours or so from now. We’ll meet him there, if it’s at all fucking possible.”</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 — the black grime of her work ground into the seams of her knuckles and the cheroot smoking between her fingers. The coal of the tobacco glowed robustly now that the </text:span><text:span text:style-name="T2">Prospect</text:span><text:span text:style-name="T1">’s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P8">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 huge Hemi must have been hunched over the galley table, printing extremely small letters with a sharp pencil on a short roll of thin paper. She regretted missing that.</text:p>
      <text:p text:style-name="P8">“OK,” said Hemi. “Herschel is ready to go.”</text:p>
      <text:p text:style-name="P8">Percy watched him. “So…do you have to give the bird any instructions or anything?”</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ext:span><text:soft-page-break/><text:span text:style-name="T1">the sail of the </text:span><text:span text:style-name="T2">Prospect</text:span><text:span text:style-name="T1"> once as he selected a course, and disappeared straight into the fog.</text:span></text:p>
      <text:p text:style-name="P8">“I do hope we see Herschel again,” said Hemi.</text:p>
      <text:p text:style-name="P8">“It would be pretty fuckin’ miraculous if this works and we see him again… and even more so if we find Shakes at the dock in Stilt City.”<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six-hour daytime rotations,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span text:style-name="T1">’s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behind a gash of white wake through the black water.</text:span></text:p>
      <text:p text:style-name="P8">Hemi kept the chart accurate with their position, the dashed line straight and true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a higher risk of Authority interference, Percy put them back on three-hour nighttime shifts and kept someone on lookout agai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text:soft-page-break/>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P8">“Have you ever known me to be anything but a fuckin’ professional, Hemi? I may not be fucking happy about working on this fucking demon-driven boat, but I’m going to do the fuckin’ job I was fuckin’ hired to do until we hit the fuckin’ dock.”</text:p>
      <text:p text:style-name="P8">“And then what?”</text:p>
      <text:p text:style-name="P8">“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 Hemi?”</text:p>
      <text:p text:style-name="P8">“What happened with Owen could not be helped, Chips. I was there. Sylvia had to make a tough choice without a clearly correct course of action, and she did. I regret what happened to Owen. I really do. But this job is dangerous, he knew that.”</text:p>
      <text:p text:style-name="P8">“Don’t you fuckin’ defend her with your fuckin’ burden-of-command bullshit Hemi. This isn’t a fuckin’ war boat, it’s a commercial fuckin’ cargo sub. She had plenty of fuckin’ choices that could have ended with Owen alive. I’m all for moving cargo under the fuckin’ attention of Authorities, but not at the fuckin’ cost of people’s lives!</text:p>
      <text:p text:style-name="P8">“She could have turned this fuckin’ boat over to them. It’s not like they would fuckin’ execute us. We’d just be fucked back to land for a while. Eventually we could go the fuck back out on some other fuckin’ boat — no fuckin’ shortage of need for skilled submariners. There was no fuckin’ reason for anyone to die!”</text:p>
      <text:p text:style-name="P8">“They fired at us first, Chips. Owen was probably hit in the first barrage.”</text:p>
      <text:p text:style-name="Text_20_body"><text:span text:style-name="T1">“But he wasn’t fuckin’ dead, was he, Hemi? He was not fuckin’ dead. And she fuckin’ knew it — we </text:span><text:span text:style-name="T2">all</text:span><text:span text:style-name="T1"> knew it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P8"><text:soft-page-break/>Hemi looked off at the ocean. “But I did not. I made the decision I did in the moment. Aborting the dive did not even occur to me. I did what I was supposed to do as Deck Boss.”</text:p>
      <text:p text:style-name="P8">“And that right fuckin’ there is why I’m leaving this fuckin’ boat. I respect you, Hemi, and I like workin’ with you. But this boat is hers, from fuckin’ bridge to fuckin’ keel, and she’s a fuckin’ stubborn piece of fuckin’ dried shit the odor of which is foulin’ the fuckin’ air of my whole fucking life right now. Yours, too…Fuck.”</text:p>
      <text:p text:style-name="P8">Hemi looked through the sextant and adjusted it with slow, smooth motions, watching the bright star in the finder fall from the sky to meet the rising black pool of the horizon line. He noted their position on his clipboard and climbed silently down off the bridge.</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wenty years to the rapid growth of what had come to be known worldwide as Stilt City. This policing was also the root cause of the heavy contesting of the waters fa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P8">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from moving into or out of their port. The policy here was that policing the contents of cargo boats was a matter for the Authority forces on land.</text:p>
      <text:p text:style-name="Text_20_body"><text:span text:style-name="T1">The moniker “Stilt City” might have been somewhat pejorative, but it was accurate. It was built on a vast river delta which rapidly attenuated the big ocean rollers down to calm, flat, and brown water. The structures built on pylons began to appear relatively far out into the ocean — some in places where the water was dozens of meters deep. The buildings teetered high above the larger waves they needed to clear in those deeper waters. They stood atop artificial underwater forests of rigidly spaced trees, placed by the work of 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oft-page-break/><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P8">Virtually all the trade of Stilt City was done on the open water or on the docks. In many places, boats of all sizes were rafted up, and people traded goods across the networks of hulls.</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P8">“The river delta makes the water very shallow deep into the ocean. Most of the construction is built far enough up the delta that the waves of the ocean are completely flattened. But…there are many who worry that a really big storm could wipe the entire thing out. The residents here may simply be lucky that it has not happened yet.”</text:p>
      <text:p text:style-name="P8">“Where does all the material for building come from?”</text:p>
      <text:p text:style-name="Text_20_body"><text:soft-page-break/><text:span text:style-name="T1">“Mostly trees are cut down on shore and then floated out. That is why nearly everything is made of wood. I think they do sometimes pull sunken waterlogged trees up from the bottom,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ahead of them. On either side of the channel,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 which gave access to buildings and homes buried deep in the dense clumps of development.</text:span></text:p>
      <text:p text:style-name="P8">Every so often, the masses of huts were broken up by a large access channel running off the main channel. Around these access channels had risen most of the commercial trade, which had led to the building of long docks and piers, more substantial warehouses, and larger buildings — always sitting on stilts above the water. The fancier buildings had paid extra 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 — sometimes up onto the mainland and ground-based logistical connections.</text:p>
      <text:p text:style-name="P8">As they pushed their way slowly up the main channel and deeper into Stilt City, Percy became a little concerned. “Hemi, do you know how to find the fuckin’ dock we are supposed to unload at in all this fuckin’ mess?”</text:p>
      <text:p text:style-name="P8">“There is a system to the dock numbers,” said Hemi. “I am fairly certain that we are moving in the right direction. However, the system is complex and poorly maintained. We shall have to ask for guidance at some point.”</text:p>
      <text:p text:style-name="P8">Percy asked Cassandra to use the binoculars to scout out the hand-painted signs that indicated the dock numbers accessible from each access channel they passed, and report them to Hemi. The descending order of the dock numbers reassured Percy somewhat, but she would have been much more satisfied with a quality chart of Stilt City’s many passages and byways.</text:p>
      <text:p text:style-name="P8">The open lane of the oiler in front of them made navigating much easier. The local boats generally tried to stay out of the way of the bigger ships, knowing that the big ships were far less maneuverable and took much longer to stop. But a ship making its way up the channel still had a bit of a job clearing a path, whereas few local boats would try to cut between two ships moving up the channel.</text:p>
      <text:p text:style-name="Text_20_body"><text:soft-page-break/><text:span text:style-name="T1">One did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P8">“’Hoy there! Do you need a pilot?” he shouted up to the bridge of the sail as he continued to move towards them. “I can bring your sub marine in to where-the-fuck-ever. I know all the ways and docks around here. I can make sure you don’t ground — the water is very suddenly shallow in many places.”</text:p>
      <text:p text:style-name="P8">Hemi waved him up the sail, and he climbed quickly and nimbly up and over the fairing to join them. He was a small, thin man. His pure white, shortly trimmed beard and hair stood out in stark contrast to his leathery skin, which all the older locals developed after spending their adult working years on the unshaded open water. He was wearing an oddly fitted and assuredly ancient three-piece wool suit into which he was sweating profusely after climbing up the sail.</text:p>
      <text:p text:style-name="P8">“Name’s Sir Piero — pee-ahr-oh, at least that’s how most off-shore folks pronounce it.”</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P8">“Knighted by whom?” Hemi asked, then, letting that pass, 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p>
      <text:p text:style-name="P8">The man looked it over. “Surely. That’s no great fuckin’ way from here.”</text:p>
      <text:p text:style-name="P8">“Have you ever piloted a submarine before, Sir Piero?” Percy asked. “It’s not totally like fuckin’ surface ships.”</text:p>
      <text:p text:style-name="P8">“Surely! I piloted lots of sub marines in and out.” He pronounced “sub marine” like it was two separate words. “I’m a knighted pro-fessional, all manner of craft experienced. I even had a pilot’s license — back when those used to be more strictly required.”</text:p>
      <text:p text:style-name="P8">“How much money will it cost to hire you?” Hemi asked.</text:p>
      <text:p text:style-name="P8"><text:soft-page-break/>“Depends on what kind of money you have.”</text:p>
      <text:p text:style-name="P8">“Coin,” said Percy, showing him one from her pocket.</text:p>
      <text:p text:style-name="P8">“Ten coin. Both in and out. If you go back out today.”</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 — and with a great deal of confidence — he 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P8">“This is a short way,” he told her. “We will come out in a larger channel soon, but it is longer around to follow that way from the main channel.”</text:p>
      <text:p text:style-name="Text_20_body"><text:span text:style-name="T1">The </text:span><text:span text:style-name="T2">Prospect</text:span><text:span text:style-name="T1">, which so often felt like a small,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P8">Bastian suddenly called up from the control room with a sense of urgency. “Up on the bridge: the depth-under-keel has a warning light and is showing very shallow — two meters.”</text:p>
      <text:p text:style-name="P8">“Umm, Sir Piero… are you sure there’s enough fuckin’ water here?” Percy asked him.</text:p>
      <text:p text:style-name="P8"><text:soft-page-break/>“Plenty of water. I have taken many ships through here.”</text:p>
      <text:p text:style-name="P8">“But subs… we draft a little fucking deeper, you know.”</text:p>
      <text:p text:style-name="P8">“Sub marines. Ya, ya.”</text:p>
      <text:p text:style-name="P8">At that moment the grounding alarm buzzed loudly in the control room. Percy flew down the ladder and stood behind Bastian, staring at the wall of gauges. The depth-under-keel gauge had a bright red light lit next to it, and the needle was hovering just off the zero pin. Percy punched the button that silenced the annoying buzz of the alarm.</text:p>
      <text:p text:style-name="P8">“Piero!” she called up to the bridge. “There is very very little water under us!”</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P8">“Fuck!” Percy yelled, punching the alarm-silence button a second time. “Fucking fuck! Piero, you fucking amateur, what the fuck did you do? Bastian, power down the fucking motor before we’re driven permanently into the muck.”</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P8">“Captain Percy, this never happened before,” Piero said as she came through the hatch. “The silt underneath sometimes moves around. This channel has always been deep enough.”</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P8">“I’ll get you off, do not worry, Captain Percy.” He leaned over the hatch and cupped one small hand to the side of his mouth. “’Hoy! You at the throttle controls: reverse motor, two knots.”</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oft-page-break/><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 — but with much inertia — 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 — 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text:span><text:soft-page-break/><text:span text:style-name="T1">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 as well.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 though, since this area was far more heavily populated with cargo than people.</text:span></text:p>
      <text:p text:style-name="Text_20_body"><text:span text:style-name="T1">Finally,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span text:style-name="T1">’s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P8">The dock ran into a large and mostly empty platform. It was one of the platforms that had a roof built over it, supported on the same graying wood pylons as the dock, and roofed with roughly hewn old boards that had gaps and holes that let light, and presumably rain, pass through in many places. At the far end of the platform was a squat little cube of an office with a few stacks of crates near it, from which the business of the platform and dock was executed.</text:p>
      <text:p text:style-name="Text_20_body"><text:span text:style-name="T1">As soon as the lines were secured, Chips hauled two large and frayed canvas duffels containing all her gear up from the cargo hold catwalk and onto the deck. From there </text:span><text:soft-page-break/><text:span text:style-name="T1">she threw the heavy bags across to the dock, where Gregory made sure they landed without falling off into the water on the other side.</text:span></text:p>
      <text:p text:style-name="P8">Hemi joined her on the deck. “Take care of yourself, Irene.”</text:p>
      <text:p text:style-name="P8">“You too, Hemi. And this fuckin’ boat. Maybe it will be yours someday, and you’ll need an engineer who isn’t fuckin’ shit at their work.” She looked over at Gregory on the dock. “Watch out for those fuckin’ guys too. I don’t want this to become one of those fuckin’ premonition stories I have to tell in a fuckin bar someday, about how I got off this doomed boat just in the fuckin’ nick of time. But I can’t say I have a good feeling about y’all’s future prospects, as it fuckin’ were.”</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P8">After Chips had disappeared off the far side of the platform, Gregory was ready to get to work. “Should we set up the gangway, Hemi?”</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deck b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P8">The man let out a small sound of indignation. “Well, you can start unloading if you want to. I’ll bring my crew in to help. It’ll take them an hour or two to assemble though.”</text:p>
      <text:p text:style-name="P8">“Can we use your crane?”</text:p>
      <text:p text:style-name="Text_20_body"><text:soft-page-break/><text:span text:style-name="T1">“Sure, if you think you know how to drive it. I’m not fucking responsible if you damage your boat in any way, though, got it?”</text:span></text:p>
      <text:p text:style-name="P8">Hemi nodded.</text:p>
      <text:p text:style-name="P8">“There’s also some carts over there at the end of the platform. You can use them to offload cargo and move it onto the platform.”</text:p>
      <text:p text:style-name="P8">“OK… thank you,” said Hemi as he took Gregory’s arm and turned him back towards the dock.</text:p>
      <text:p text:style-name="Text_20_body"><text:span text:style-name="T1">“And, uh, be careful,” continued the dock boss.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 and when it was pouring black diesel smoke at a nice consistent rate out over the channel, he lowered the boom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s crew got there. So 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span text:style-name="T1">’s deck above and the grind of the crane’s diesel starting up. When Percy got down to the cargo hold, the deck boss’s crew of people — men and women, but all of a hefty dockworker build and wearing tough, undyed canvas clothing — 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ext:soft-page-break/>to a cart. Then a team of dockworkers hauled the creaking carts up to the platform where the team would unload and stack the crates by hand.</text:p>
      <text:p text:style-name="P8">The dock crew worked steadily at it for a few hours, with Percy and Hemi observing from the bridge of the sail where they could keep an eye on things without getting in the way. Generally, there was not much to say. Percy was getting sleepy in the warm and still afternoon air.</text:p>
      <text:p text:style-name="P8">Then Percy asked, “So Chips is fucking gone?”</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P8">“That’s why you’re my fuckin’ deck boss, Hemi — is there nothing you can’t do?”</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p>
      <text:p text:style-name="Text_20_body"><text:span text:style-name="T1">Into the middle of their conversation crept the roll of heavy diesels from a large ship moving up the channel. When a horn sounded,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P8">“Job completed, and unloading, as you can see,” said Percy. “How’d you find us, Shakes?”</text:p>
      <text:p text:style-name="Text_20_body"><text:span text:style-name="T1">“Captain Shakes, if you please. As for finding you: it was fuckin’ Herschel, of course! Hang on…” He disappeared into the sail and came back up with a little gray puff of feathers in his hand. Once he got his arms up above the sail, he tossed Herschel into </text:span><text:soft-page-break/><text:span text:style-name="T1">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P8">“Herschel was a total fucking champ! Found me cruising out in the middle of fucking endless expanse of green water. He gave me your message with the dock number…But Herschel was the easy part. The hard part was finding the dock on the way into Stilt City here. Had to stop and ask people probably a dozen fuckin’ times — and folks around here speak a strange fuckin’ mix of languages I don’t fuckin’ understand, mostly.”</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 — 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s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text:soft-page-break/>“It looks like the dockworkers have finished unloading.” Hemi noticed that small groups of them had begun to clump up in various places around the platform, idly smoking. “Let’s go find that dock boss and settle up.”</text:p>
      <text:p text:style-name="P8">“You two go on,” said Percy. “I’m going to check my cargo hold and make sure they didn’t fuck any shit up when they were swinging that iron hook around down there.”</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P8">“Hmm. Mr. Howell, the manifest says 215 crates, but I only count 212.” The dock boss gestured towards the stacks of crates.</text:p>
      <text:p text:style-name="P8">“I do not know what to tell you. Logistics is not an exact science,” said Hemi.</text:p>
      <text:p text:style-name="P8">“No, it clearly is not. I will adjust the payment based on your delivery.” He scribbled some figures with his pencil on the clipboard for a minute and showed it to Hemi. “Does that look right?”</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 — with Hemi double-checking every stack — 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s second deck-hand share.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P8">“We have to get the boats off, Shakes.”</text:p>
      <text:p text:style-name="P8">“Fuckin’ right we do.”</text:p>
      <text:p text:style-name="Text_20_body"><text:soft-page-break/><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P8">Hemi nodded as he accepted the bird into his big hands. He held Herschel in one hand as he ran up the gangway shouting to Percy on the bridge. Percy turned to look up the channel and from her height could easily see the approaching black sub. She could even see the strange, fiercely angled shape of the ram mounted on the bow sharply slicing the water.</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P8">Hemi turned back towards the sail, hearing a distant “fuck”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p>
      <text:p text:style-name="P8">“Our pursuing sub problem has arrived once again Bastian. Get the diesels started, we are leaving. Sir Piero: if you can pilot us back to the main channel in a hurry, there will be a significant bonus for you.”</text:p>
      <text:p text:style-name="P8">“Alright, Mister Hemi.” Sir Piero climbed the ladder up to the bridge from where his piloting would be carried out.</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text:span><text:soft-page-break/><text:span text:style-name="T1">securing lines from the gangway and undo the hawsers from the </text:span><text:span text:style-name="T2">Prospect’s</text:span><text:span text:style-name="T1"> deck cleats. As soon as they were loose, Percy shouted down to Bastian and Hemi in the control room to reverse thrust and start backing them away from the dock into the turnaround bay. As the </text:span><text:span text:style-name="T2">Prospect</text:span><text:span text:style-name="T1"> slipped away from the dock,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 where he had thrown the levers that switched the power system from diesel to battery. He stood with his head out of the sail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oft-page-break/><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it could maintain the speed it had gained moving up the channel and still drive into the turnaround bay. The ram turned towards the </text:span><text:span text:style-name="T2">Prospect</text:span><text:span text:style-name="T1">, and just as it had the angle set so the ram would split the rear quarter of the </text:span><text:span text:style-name="T2">Prospect — </text:span><text:span text:style-name="T1">just as Percy was imagining the crazy fully-uniformed sub commander giving the order to put on a turn of the throttle — 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P8">“OK, Sir Piero,” Percy said, “it’s all on you now, my new fuckin’ friend. Can you get us back to the main channel?”</text:p>
      <text:p text:style-name="P8">“Yes, yes. You think this is the first pursuit I have done through Stilt City? I have a few tricks up my suit sleeves.”</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ext:span><text:soft-page-break/><text:span text:style-name="T1">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P8">“How the fuck did they find us in Stilt City, Hemi?” Percy asked. “The place is a fucking labyrinth!”</text:p>
      <text:p text:style-name="Text_20_body"><text:span text:style-name="T1">“Either they have exceptional intelligence in a foreign Authority’s port — which seems unlikely — or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P8">“Well, maybe we can get them to follow him back out too. Sir Piero, can we take your shortcut again — back to the main channel?”</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P8">“Alright,” Hemi said. “I will raise Shakes on the ship-to-ship and let him know the pl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 and when Shakes heard him,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 Hemi climbed up to the sail and back down into the control room.</text:span></text:p>
      <text:p text:style-name="P8">“How much further do we have to go to the shortcut?” Percy asked Sir Piero.</text:p>
      <text:p text:style-name="Text_20_body"><text:soft-page-break/><text:span text:style-name="T1">“Just another quarter mile or so. We have to slow the boat down even before we get there — it is easy to miss a small lane like that, and also no turnaround.”</text:span></text:p>
      <text:p text:style-name="Text_20_body"><text:span text:style-name="T1">“OK. W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ending stream of instructions to Hemi and Bastian below, making tiny corrections in their course to keep them in the center of the narrow passage.</text:span></text:p>
      <text:p text:style-name="P8">Percy rode her boat facing the stern, on the lookout for the thing she feared — the black shadow of the sub rising up somewhere back in their wake, among the densely-clustered huts.</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text:span><text:soft-page-break/><text:span text:style-name="T1">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P8">“Sorry, Captain Percy, I am not destroying my neighbors’ homes for the sake of your boat.”</text:p>
      <text:p text:style-name="P8">“You aren’t going to ground us again, are you? We’re finished if we get stopped.”</text:p>
      <text:p text:style-name="P8">“No, no. No fucking way! Your boat was loaded before. It is unloaded now — lots of clearance.”</text:p>
      <text:p text:style-name="P8">“Unless the tide went out..,” said Percy.</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text:span><text:soft-page-break/><text:span text:style-name="T1">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P8">After that, the people on the bridge opened up on the locals — shot after shot rang across the water. Figures fell to the deck amid the mass of residents scrambling to get off the deck and back to their small boats and canoes alongside.</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fifteen knots.</text:span></text:p>
      <text:p text:style-name="Text_20_body"><text:span text:style-name="T1">“Careful, Captain Percy,” said Sir Piero. “I cannot recommend all this speed in the channel full of big heavy ships and small wobbly boats. If any Authority vessels spots the </text:span><text:span text:style-name="T2">Prospect</text:span><text:span text:style-name="T1">, they will intervene to try to keep order in the channel.”</text:span></text:p>
      <text:p text:style-name="Text_20_body"><text:soft-page-break/><text:span text:style-name="T1">“I fucking know it. But those fuckers behind us are certainly not going to take it easy in the channel — maybe the Authority will intervene with them instead!”</text:span></text:p>
      <text:p text:style-name="P8">“That seems true enough. Here I must leave you, then. If the Authority catches me piloting a craft at this speed in the channel, I will no longer be a pilot. Besides, there’s fifty meters of water in the channel, you do not need me any more — as long as you manage not to get crushed by a moving freighter.”</text:p>
      <text:p text:style-name="P8">“Well, fuck. That was as fine a bit of piloting as I have ever seen,” said Percy. She leaned over and called down to Hemi in the control room. “Hemi! Toss up the pay for Sir Piero.”</text:p>
      <text:p text:style-name="P8">Hemi underhanded a small cloth pouch clinking with coins up from the control room and Percy snatched it from the zenith of its rise.</text:p>
      <text:p text:style-name="P8">She handed it to Sir Piero. “You’ll find a generous gratuity in there for your work under tense conditions, Sir Piero.”</text:p>
      <text:p text:style-name="P8">“I am the best pilot in the city, Captain Percy! If you come in this way again, be sure to ask for me.”</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P8">“Sylvia,” said Hemi, “may I suggest that we send up Herschel with a rendezvous point for Shakes before we dive?”</text:p>
      <text:p text:style-name="Text_20_body"><text:soft-page-break/><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 — 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P8">Bastian flipped off the diesel engines and their rumble died away beneath their feet to leave only the much quieter hum of the electric motors. Gregory opened the main ballast valves. Hemi opened the hatch above the control room; a light on the hatch control panel lit up a brilliant red, and an alarm sounded because the main ballast valves were open at the same time as one of the boat hatches.</text:p>
      <text:p text:style-name="Text_20_body"><text:span text:style-name="T1">Hemi quickly climbed to the sail and tossed a fluttering Herschel up into the wind. Air was shooting out from the top of the deck in front of him, carrying long streams of mist from the ballast tanks as high as the </text:span><text:span text:style-name="T2">Prospect</text:span><text:span text:style-name="T1">’s sail, which blew back in his face. He took one last look at Herschel, who had rapidly gained altitude and was now heading directly back upriver, hopefully towards the </text:span><text:span text:style-name="T2">Gnat</text:span><text:span text:style-name="T1">.</text:span></text:p>
      <text:p text:style-name="P8">Hemi dropped below and resealed the hatch, silencing the alarm from the hatch control panel.</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hat running submerged would be safer than cruising on the surface.</text:span></text:p>
      <text:p text:style-name="Text_20_body"><text:span text:style-name="T1">The pursuing sub was not within visual range. It was possible that it had gotten stuck again while navigating one of the other shallow spots in Sir Piero’s shortcut. Percy </text:span><text:soft-page-break/><text:span text:style-name="T1">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 and hide in its shadow until we’re well the fuck out.”</text:span></text:p>
      <text:p text:style-name="P8">“It is a dangerous maneuver in these shallow waters, Sylvia,” said Hemi.</text:p>
      <text:p text:style-name="P8">“That’s why I need you on sonar. And their speed is pretty slow — that will make it a bit safer.”</text:p>
      <text:p text:style-name="P8">“Alright,” said Hemi. “I will get on sonar with Cassandra, it will be good training for her to listen to this.” Hemi climbed down to the sonar station and had Cassandra move into the second sonar seat so he could more easily manage the sonar controls and filters himself. They both put on the headsets and concentrated on the sounds coming in as Hemi rotated the sonar directional control around 360 degrees for a full picture of the surrounding traffic.</text:p>
      <text:p text:style-name="Text_20_body"><text:span text:style-name="T1">With Hemi settled on sonar, Percy brought the </text:span><text:span text:style-name="T2">Prospect</text:span><text:span text:style-name="T1"> down to twenty meters below the surface. In some ways this made Hemi’s job simpler, because all the traffic was now above them — there should be no other submerged submarines in the channel. But with only fifty meters of depth to play with, the sounds of the traffic above reflected off the bottom of the channel, back up, and then off in every direction, making the space they were moving through feel very compressed to Hemi.</text:span></text:p>
      <text:p text:style-name="P8">They had maintained a fast fifteen knots since submerging. One of the first things Hemi asked Percy to do was to slow the boat down — both because it would make the sonar clearer, and because even at six knots he estimated they would be doing twice the speed of the cargo ship above his head.</text:p>
      <text:p text:style-name="Text_20_body"><text:span text:style-name="T1">Hemi began a steady and careful dialogue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P8">“Bastian, do what you have to with the rudder; we have space to play with to our sides,” she said. “But Gregory: only make the most delicate moves on the dive planes — one degree up or down, maximum. We want to have lots of time to correct before we drive the bow into the muck or the sail into that steel wall above us.”</text:p>
      <text:p text:style-name="Text_20_body"><text:soft-page-break/><text:span text:style-name="T1">“Right, Captain,” said Gregory, gripping the dive plane wheel. His eyes darted back and forth from the boat level indicators to the depth indicator to the depth-under-keel gauge.</text:span></text:p>
      <text:p text:style-name="P8">After twemty 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p>
      <text:p text:style-name="Text_20_body"><text:span text:style-name="T1">Then a loud active sonar ping pierced through the </text:span><text:span text:style-name="T2">Prospect</text:span><text:span text:style-name="T1">’s hull.</text:span></text:p>
      <text:p text:style-name="P8">“Hemi!” Percy called down to sonar. “Where the fuck did that come from? Was it them?”</text:p>
      <text:p text:style-name="Text_20_body"><text:span text:style-name="T1">There was a brief silence while Hemi continued listening. Then he called back up to the control room, “T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 — miles wide. He also estimated that they would soon be passing the structures built at the furthest extent of Stilt City.</text:span></text:p>
      <text:p text:style-name="Text_20_body"><text:span text:style-name="T1">Percy watched the depth-under-keel dial closely for fifteen minutes or so as three more pings washed through them. The depth of the water was a fairly consistent fifty 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P8">She climbed down to the navigation station. “Hemi, how good are our charts for this area?” she asked as she leaned over with the magnifying glass. “Can we run close to the bottom without risking plowing into some uncharted feature?”</text:p>
      <text:p text:style-name="P8">Hemi and Cassandra looked over at her without removing their headsets.</text:p>
      <text:p text:style-name="P8">“The charts are good. We are also still on the continental shelf, there are not many features to begin with,” said Hemi.</text:p>
      <text:p text:style-name="Text_20_body"><text:soft-page-break/><text:span text:style-name="T1">Percy leaned over the chart. If it was accurate, then Hemi was right. It showed a flat unvarying plane, fifty to sixty meters deep, running out about two hundred miles from the port of Stilt City. There were much bigger shelf areas in the world, but two hundred miles was longer than most.</text:span></text:p>
      <text:p text:style-name="P8">“You are thinking we could hide from the pings if we are close enough to the bottom?” Hemi asked.</text:p>
      <text:p text:style-name="P8">Percy nodded. “Yeah. With all the fucking pinging, they are going to find us under the cargo ship any second now. Putting ourselves just off the bottom is the only other way I can think of that will let us hide from them.”</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P8">“They may have also just assumed we sunk back then.”</text:p>
      <text:p text:style-name="P8">“Well, unless you have a better fuckin’ idea…”</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 — 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P8">“Hang o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oft-page-break/><text:span text:style-name="T1">“Fuckin’ depth charges,” she said. And when his eyes took on a bit of prey-like fear, she added, “A little fuckin’ ways off, though.”</text:span></text:p>
      <text:p text:style-name="P8">“The Authority surface ships are dropping charges, Sylvia,” Hemi confirmed from the sonar compartment.</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P8">“Right, Cap,” said Bastian, rolling the rudder control wheel in his hands to port as the compass on the wall of gauges started to swing.</text:p>
      <text:p text:style-name="P8">Percy moved down to the sonar station, and for the next hour or so, Hemi reported charges being dropped in waves while Percy stood behind him,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span text:style-name="T1">’s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wenty nautical miles from the point where they had last heard the faintest echo of the depth charges. Percy felt that was enough of a cushion that they could start the diesels, and the engines were soon roaring below decks. Percy had them throttle up to fifteen knots, and Hemi calculated a precise easterly course that would bring them to </text:span><text:soft-page-break/><text:span text:style-name="T1">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P8">Even as the sun rose before them, Percy kept the boat on the surface,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p>
      <text:p text:style-name="Text_20_body"><text:span text:style-name="T1">A few hours later, Hemi announced they had arrived at the rendezvous point. They leveled the boat at twenty meters of depth and shut down the motors to wait. Everyone except Cassandra passed the midday and afternoon hours in lazy recuperation, catching up on sleep. Cassandra was stuck listening to sonar, trying to detect Shakes’s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s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P8">“Sure it fucking is, Captain Shakes,” said Bastian, through a cigarette in his mouth. “I think I smelled Gregory working on some fucking sticky glop or other in the galley when I was making my way down here. You’re hungry?”</text:p>
      <text:p text:style-name="P8">“Submarining is fucking hungry work, Bastian. Let’s go see what that feller is burning.”</text:p>
      <text:p text:style-name="P8">They made their way up the decks with the wrenches hanging from Shakes’s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 who was still on sonar duty.</text:p>
      <text:p text:style-name="Text_20_body"><text:soft-page-break/><text:span text:style-name="T1">After Shakes ate his third bowl, Gregory poured everyone a cup of the requisite coffee. Percy leaned back into the corner of the galley bench, stretching her arms.</text:span></text:p>
      <text:p text:style-name="Text_20_body"><text:span text:style-name="T1">“I see you made it out of that fuckin’ Stilt City,” said Shakes. “W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P8">“Well, the last job working for you was so fuckin’ profitable, I wasn’t going to let that go just because I thought y’all were fucking dead.”</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 Shakes — 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P8">“Alright,” said Shakes. “With the condition that you make Gregory continue to feed me, I’ll stick with y’all for now.”</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text:span><text:soft-page-break/><text:span text:style-name="T1">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P8">They kept a steady eastern course, moving deep into the central ocean. With both boats running their diesel engines ,they could sustain high speeds. Maintaining a steady fifteen-knot average, they covered the vast distances of the open ocean relatively quickly.</text:p>
      <text:p text:style-name="P8">Percy rode up on the bridge. Given the extreme darkness, she decided to forego putting a lookout in the ring. She had never felt like she had all the crew she needed to run the boat effectively, but having lost Owen and Chips, she was feeling more pinched than ever by too few hands.</text:p>
      <text:p text:style-name="P8">With no visibility on deck, and the sonar nearly useless over the volume of sound the diesel engines dumped into the water, the only real vision Percy had was on radar. So every twenty minutes, she had Cassandra turn on the radar for a few sweeps to make sure the ocean remained clear in front of themand that nobody was tailing behind.</text:p>
      <text:p text:style-name="P8">For the first few hours of the night, they settled into the monotonous drudgery of cruising. Gregory was in his rack, Cassandra listened to heavy noise in the sonar headset, Percy stared into the darkness from the bridge, and Hemi and Bastian stared at the wall of unmoving dials in the control room.</text:p>
      <text:p text:style-name="Text_20_body"><text:span text:style-name="T1">Toward midnight, Hemi climbed tiredly down to the sonar station and tapped Cassandra on the shoulder. She did not even look up, having been expecting Hemi’s signal that it was time to do another radar check. She leaned over and flipped the switch. The green light of the radar flashed across the scope, then swept slowly around,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P8">“Hmm. That is not alright. Bastian!” Hemi called to the control room. “Throttle back to five knots…and shut down the diesels!”</text:p>
      <text:p text:style-name="P8">The sound of the diesels faded. Percy arrived in the sonar compartment soon after, having been directed there from above by Bastian. “What the fuck is going on, Hemi?”</text:p>
      <text:p text:style-name="P8">He pointed to the scope as he adjusted the second sonar headset over his ears. “We are going to give that strange pile of radar contacts a listen.”</text:p>
      <text:p text:style-name="P8"><text:soft-page-break/>Percy flipped off the radar. “Let’s not give away our position more than we already fuckin’ have. What do you think, should we dive?”</text:p>
      <text:p text:style-name="P8">“I don’t hear anything, Captain Percy,” Cassandra interrupted. “At least, not above Shakes’ sengine.”</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 — —but I still don’t hear anything. It’s completely silent now.”</text:span></text:p>
      <text:p text:style-name="P8">“It is extremely unlikely that there is a fleet of dozens of ships and subs just floating without engines running,” said Hemi. “Something else is going on here…”</text:p>
      <text:p text:style-name="P8">In the sonar compartment they could hear Shakes’s voice crackling questions over the ship-to-ship in the control room and Bastian responding to him.</text:p>
      <text:p text:style-name="P8">“I suggest we make use of our friend Shakes as a resource,” Hemi said.</text:p>
      <text:p text:style-name="Text_20_body"><text:span text:style-name="T1">“Send the reckless risk-taker to check out the frightening unknown objects? That’s my kind of fuckin’ plan, Hemi.” Percy climbed up to the control room and took over the conversation with Shakes.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s spiky head at the top of the sail of the </text:span><text:span text:style-name="T2">Gnat</text:span><text:span text:style-name="T1">. Shakes ran the light beam forward and back along a black wall that rode up and down on the ocean swell ahead of him.</text:span></text:p>
      <text:p text:style-name="P8">At this range Cassandra was now able to hear the object on the sonar — water slapping against a steel void with the random regularity of ocean chop. She was convinced it was a ship.</text:p>
      <text:p text:style-name="Text_20_body"><text:span text:style-name="T1">Only a few minutes later, Shakes confirmed her guess over radio. “Yeah,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text:soft-page-break/>“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 — both above and below the surface. Hemi noted her reports on a clipboard and worked out a safe route forward.</text:span></text:p>
      <text:p text:style-name="P8">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housand-meter-deep ocean by clinging to the last desperate bubble of buoyancy yet retained from when the ships were living. Under Percy’s light, the vessels were typically low, black, curved, and oily forms, riding threateningly just under the surface, awash with waves that passed over and obscured them. Alternatively, they would take the figure of a low wall in the water, still showing the distinctive outline of the pointed form of a ship hull.</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did not immediately sink seemed to have made its way to this huge gyre of garbage. Pieces bumped eerily </text:span><text:soft-page-break/><text:span text:style-name="T1">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P8">Percy immediately switched off the light. She peered into the darkness in the direction Gregory indicated. For a moment it was a futile effort to see where there was no light for her eyes to receive. But then, a bright blue light outlined the shadow of a hunched gaunt figure in the middle-distance, just off to one side of the point she had been staring at in the darkness. It took her a moment to realize that she recognized the light of a cutting torch.</text:p>
      <text:p text:style-name="P8">“Scavengers, Gregory. Any source of scrap metal, no matter how remote, will also have someone who knows how to transform it into fucking treasure. It’s possible they live out here. Sometimes whole communities will develop around a resource like this.”</text:p>
      <text:p text:style-name="Text_20_body"><text:span text:style-name="T1">Percy turned the spot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felt uncomfortable about the racket the two ships were making, especially since every ping told anyone within a ten, maybe even twenty, mile radius precisely where they were. And, of course, even at a near-idle, the </text:span><text:span text:style-name="T2">Gnat’s</text:span><text:span text:style-name="T1"> diesel — which Shakes was now running again — growled loudly, with sympathetic vibrations from the abandoned ship hulls surrounding them. Captain Percy reassured herself that they were far off any routine shipping lanes, and most vessels would steer around this patch they had chosen to plunge into. This refuse patch, which increasingly appeared to be quite a massive obstacle.</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 — all the bunker fuels, engine lubricants, solvents and greases; all the specially developed chemical mixes that drove or eased the movements of the giant steel machines through the water — all eventually escaped from the rotting containers that held them and contaminated the pure sea water of the middle ocean. The contaminants floated on the surface, coating and binding together </text:span><text:soft-page-break/><text:span text:style-name="T1">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span text:style-name="T1">’s diesels shut down, and they submerged to 20 meters. It was much quieter underwater ,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 — while at the same time taking out the source sound of the </text:span><text:span text:style-name="T2">Prospect’s</text:span><text:span text:style-name="T1"> motors — she did a slow sweep in every direction, scribbling notes on a pad as she went. Toward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P8">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came back with such a concrete depiction of what surrounded them that her doubts would melt away with the fading sound of the ping.</text:p>
      <text:p text:style-name="Text_20_body"><text:span text:style-name="T1">By the end of the day, Cassandra’s confidence was growing as she started to understand that sonar was becoming second-nature to her. She closed her eyes, and her mind would travel out into the water. It was all blackness at first, but she relaxed and opened her mouth slightly to minimize the sound of her own breathing. Her heart rate </text:span><text:soft-page-break/><text:span text:style-name="T1">slowed. Her mind searched the water. Turning the directional wheel, she found her mind could follow the direction as if she were seeing out through the microphones. She no longer needed to look at the directional indicator to know whether the mics were oriented to the front, sides, or rear of the boat, she just </text:span><text:span text:style-name="T2">knew</text:span><text:span text:style-name="T1">, even with her eyes closed. The black pitch of the deep sea fell away, and in her mind it all lit up around her with a midday brightness that was entirely contained within her small skull. She watched the landscape with patience, like someone sitting in a rocker on a mountaintop porch. In her mind’s eye she could see with astonishing clarity the objects that marked the landscape: the smoothly curving walls of the hulls like the bodies of lanced leviathans, the crenelations of the superstructures, the sharply defined spaces between the refuse pieces. And from below, nothing. Always nothing.</text:span></text:p>
      <text:p text:style-name="P8">With confidence came a love of her job, and the long shift that Percy was currently asking her to do without breaks seemed like less of a burden than it had at first. She found time passed rapidly when her mind was out there swimming in the sea of sound.</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span text:style-name="T1">s batteries were about half discharged,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P8">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could read the gauges and knew she was on something. Cassandra looked up at him. She wrestled down her fear about the mistake she had made.</text:p>
      <text:p text:style-name="P8">She slipped a headphone off one ear. “Something’s there, Hemi.”</text:p>
      <text:p text:style-name="P8">“It does look like it, does it not?” he said. “Let me listen.” He picked up the second headset and adjusted the gain. He paused for a second, then flipped a couple of filters on and listened again.</text:p>
      <text:p text:style-name="Text_20_body"><text:soft-page-break/><text:span text:style-name="T1">“That’s them, isn’t it Hemi?” Cassandra asked. “I…I think I heard them earlier.”</text:span></text:p>
      <text:p text:style-name="P8">Hemi nodded as he patted Cassandra’s shoulder again. “Sylvia!” he bellowed upward as he stepped back, stretching out the wire of the headset. He looked up through the hatch to the control room.</text:p>
      <text:p text:style-name="P8">Percy squatted on her haunches, her face a meter above Hemi’s. “What the fuck is it this time?”</text:p>
      <text:p text:style-name="Text_20_body"><text:span text:style-name="T1">“The </text:span><text:span text:style-name="T2">Grackle…</text:span><text:span text:style-name="T1">it is back again.”</text:span></text:p>
      <text:p text:style-name="P8">“Sweet motherfucking fuck! Why? Why are they still fucking after us? We. Have. No. Cargo.” She breathed for a few seconds. “How far away are they?”</text:p>
      <text:p text:style-name="P8">“The contact is faint and distant. That is why Cassandra did not hear them before.” His eye caught Cassandra’s grateful face. “They are far enough away that the active ping is not returning a distance to them — or at least the active unit cannot sort it out from all the other objects in the water.”</text:p>
      <text:p text:style-name="Text_20_body"><text:span text:style-name="T1">“But the pinging we’ve been doing has probably been leading them along through this garbage patch I fuckin’ mistakenly believed would provide us cover — 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 Hemi Howell. Whenever you do that, it gives me the same crawling-nauseated feeling as sticking my hand in a toilet bowl full of unflushed shit. The ocean is plenty fucking dramatic enough without having to spread some kind of pretentious icing of bullshit modern literary sludge on top of it…alright? Now, are they gaining on us? How long before we have to start worrying about them putting a torpedo in the water?”</text:span></text:p>
      <text:p text:style-name="P8">“No way to tell just yet. They likely have the same difficulty as us — moving fast through the surface garbage puts them at risk of hitting something.”</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 — first go find fucking Shakes and get that leeching boat of his detached from my </text:span><text:span text:style-name="T2">Prospect</text:span><text:span text:style-name="T1">.”</text:span></text:p>
      <text:p text:style-name="Text_20_body"><text:soft-page-break/><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span text:style-name="T1">’s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his unnerving confidence in the coming demise of her boat.</text:span></text:p>
      <text:p text:style-name="Text_20_body"><text:span text:style-name="T1">In the middle of the night, Percy came down to the sonar compartment to check on the numbers once again. Cassandra showed her that the list of signal strengths had steadily increased with the closing of their pursuers. Percy broke out in another cold sweat, this time from the fear of the torpedo that she now realized could be released at any second. The </text:span><text:span text:style-name="T2">Grackle</text:span><text:span text:style-name="T1"> was rendering more clearly on the active sonar readouts — it had crept within ten nautical miles.</text:span></text:p>
      <text:p text:style-name="Text_20_body"><text:soft-page-break/><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clearly see 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 — they had to run slowly and more quietly to hear the </text:span><text:span text:style-name="T2">Prospect’s</text:span><text:span text:style-name="T1"> engine noise now.</text:span></text:p>
      <text:p text:style-name="P8"> </text:p>
      <text:p text:style-name="Text_20_body"><text:span text:style-name="T1">For the next two hours, Cassandra blearily focused on listening to the sonar contacts while shouting potential hazards in the water up to the control room. Gregory and Percy were required to constantly adjust 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he oaths ever fiercer longer-lasting.</text:span></text:p>
      <text:p text:style-name="Text_20_body"><text:span text:style-name="T1">By the time Hemi arrived back in the sonar compartment from his rack, Cassandra was clearly frayed. He consulted with her briefly to get caught up. He realized he would need to relieve her. But first he wanted to check in with Percy, so he climbed to the control room.</text:span></text:p>
      <text:p text:style-name="Text_20_body"><text:span text:style-name="T1">While he was on the ladder, the crunching sound of an impact — a recapitulation of the sound they all heard the first time the </text:span><text:span text:style-name="T2">Grackle</text:span><text:span text:style-name="T1"> had rammed them — 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 — that Cassandra had not heard the </text:span><text:span text:style-name="T2">Grackle</text:span><text:span text:style-name="T1"> charging at them. “Cassandra you little shit! You let them hit us!”</text:span></text:p>
      <text:p text:style-name="Text_20_body"><text:span text:style-name="T1">“No, Captain Percy!” Cassandra wailed with the deep-grained panic of someone who knows they had made a mistake. “I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text:soft-page-break/>eyes, first with her own eyes and then her whole body. She disappeared silently below decks.</text:p>
      <text:p text:style-name="Text_20_body"><text:span text:style-name="T1">Hemi put the sonar headset on and listened closely for a minute. “It was just a derelict… . . . Cassandra was right, the pursuing sub is still close to ten miles behind us.”</text:span></text:p>
      <text:p text:style-name="Text_20_body"><text:span text:style-name="T1">“She still fucked us,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 — fucking money is that it has opened up yet again, with that last little boneshaker.”</text:span></text:p>
      <text:p text:style-name="Text_20_body"><text:span text:style-name="T1">A few minutes later Gregory’s voice came crackling over the PA speaker above Percy’s head in the control room. “Fuck,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dubious look, but did not voice his doubt.</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surer that the </text:span><text:span text:style-name="T2">Grackle</text:span><text:span text:style-name="T1"> was back on the </text:span><text:span text:style-name="T2">Prospect’</text:span><text:span text:style-name="T1">s track and was gaining ground once again. Percy nervously watched the battery gauges as the needles dipped slowly down into the areas marked with red cross-hatching. The relatively fast speed they had kept </text:span><text:soft-page-break/><text:span text:style-name="T1">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 “W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And we’re going to fucking sink if we don’t find some power to run those forward bilges real soon. Give me options!”</text:span></text:p>
      <text:p text:style-name="Text_20_body"><text:span text:style-name="T1">“You could flip over the main power to draw from the emergency hotel batteries — 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 boys! Hemi, want to let some air into my girl?”</text:span></text:p>
      <text:p text:style-name="Text_20_body"><text:soft-page-break/><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 shadowed ship hulls in the dimly visible sea.</text:span></text:p>
      <text:p text:style-name="Text_20_body"><text:span text:style-name="T1">In the pre-dawn light, Percy scanned around with a pair of binoculars. Not seeing anything of note on the first pass, she circled 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 the eastern sky had lightened,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text:soft-page-break/>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climbed 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 the </text:span><text:span text:style-name="T2">Gnat’s</text:span><text:span text:style-name="T1"> engine started. Percy could hear it without aid through the hull of the </text:span><text:span text:style-name="T2">Prospect</text:span><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 — as soon as the </text:span><text:span text:style-name="T2">Gnat</text:span><text:span text:style-name="T1"> had moved far enough off that they could hear anything.</text:span></text:p>
      <text:p text:style-name="P8"> </text:p>
      <text:p text:style-name="Text_20_body"><text:span text:style-name="T1">Percy spent the next few hours in the control room</text:span><text:change-start text:change-id="ct94589946638864"/><text:span text:style-name="T1">,</text:span><text:change-end text:change-id="ct94589946638864"/><text:span text:style-name="T1"> sitting in the dive planes control chair and smoking one cheroot lit off another as sea water once again seeped into the cargo hold, and the bow of her boat slipped slowly f</text:span><text:change-start text:change-id="ct94589946650080"/><text:span text:style-name="T1">a</text:span><text:change-end text:change-id="ct94589946650080"/><text:change text:change-id="ct94589946650368"/><text:span text:style-name="T1">rther down into the water.</text:span></text:p>
      <text:p text:style-name="Text_20_body"><text:soft-page-break/><text:span text:style-name="T1">Hemi </text:span><text:change text:change-id="ct94589946650656"/><text:span text:style-name="T1">call</text:span><text:change-start text:change-id="ct94589946649744"/><text:span text:style-name="T1">ed</text:span><text:change-end text:change-id="ct94589946649744"/><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589946643248"/><text:span text:style-name="T1">s</text:span><text:change-end text:change-id="ct94589946643248"/><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589946667664"/><text:span text:style-name="T1">,</text:span><text:change-end text:change-id="ct94589946667664"/><text:span text:style-name="T1"> at first. But in another hour, Hemi’s reports made it clear that their pursuers were now familiar with the</text:span><text:change-start text:change-id="ct94589946673168"/><text:span text:style-name="T1">ir</text:span><text:change-end text:change-id="ct94589946673168"/><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589946665296"/><text:span text:style-name="T1">,</text:span><text:change-end text:change-id="ct94589946665296"/><text:span text:style-name="T1"> slowly</text:span><text:change-start text:change-id="ct94589946684256"/><text:span text:style-name="T1"> </text:span><text:change-end text:change-id="ct94589946684256"/><text:change text:change-id="ct94589946684544"/><text:span text:style-name="T1">searching circles. They returned to using active sonar. The pings once again unnervingly echo</text:span><text:change-start text:change-id="ct94589946686176"/><text:span text:style-name="T1">ed</text:span><text:change-end text:change-id="ct94589946686176"/><text:change text:change-id="ct94589946686464"/><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589945236992"/><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589946687792"/><text:span text:style-name="T1">,</text:span><text:change-end text:change-id="ct94589946687792"/><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589946652528"/><text:change-start text:change-id="ct94589940072512"/><text:span text:style-name="T1">—</text:span><text:change-end text:change-id="ct94589940072512"/><text:span text:style-name="T1">and in this world of discreet shipping</text:span><text:change-start text:change-id="ct94589946669696"/><text:span text:style-name="T1">,</text:span><text:change-end text:change-id="ct94589946669696"/><text:span text:style-name="T1"> this was the reason so much cargo now crawled across the </text:span><text:change text:change-id="ct94589946690288"/><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589946652816"/><text:span text:style-name="T1">,</text:span><text:change-end text:change-id="ct94589946652816"/><text:span text:style-name="T1"> Hemi joined Captain Percy on the bridge of the sail. Bastian had been sent off for much-needed rest, and Gregory was temporarily covering sonar for Hemi, who needed a break to clear his mind after the endless, numbing noise. Hemi </text:span><text:soft-page-break/><text:span text:style-name="T1">would have asked Cassandra to cover for him, but there was no way to know how Percy would react if she found Cassandra </text:span><text:change text:change-id="ct94589946717904"/><text:change-start text:change-id="ct94589946727552"/><text:span text:style-name="T1">back at</text:span><text:change-end text:change-id="ct94589946727552"/><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589946733552"/><text:change-start text:change-id="ct94589946728176"/><text:span text:style-name="T1">—</text:span><text:change-end text:change-id="ct94589946728176"/><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589946672832"/><text:change-start text:change-id="ct94589946736880"/><text:span text:style-name="T1">to </text:span><text:change-end text:change-id="ct94589946736880"/><text:span text:style-name="T1">cover</text:span><text:change text:change-id="ct94589946738064"/><text:span text:style-name="T1"> constantly operating in this fucked-up prey condition.”</text:span></text:p>
      <text:p text:style-name="Text_20_body"><text:span text:style-name="T1">“I have had the same thought. And I have an idea we could try</text:span><text:change text:change-id="ct94589946636112"/><text:change-start text:change-id="ct94589946728464"/><text:span text:style-name="T1">—</text:span><text:change-end text:change-id="ct94589946728464"/><text:span text:style-name="T1">though I warn you </text:span><text:change-start text:change-id="ct94589946743200"/><text:span text:style-name="T1">that </text:span><text:change-end text:change-id="ct94589946743200"/><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589946748336"/><text:change-start text:change-id="ct94589946749296"/><text:span text:style-name="T1">—</text:span><text:change-end text:change-id="ct94589946749296"/><text:span text:style-name="T1">and likely to get us killed.” He took a breath. “The magnetic warheads</text:span><text:change text:change-id="ct94589946750256"/><text:change-start text:change-id="ct94589946751216"/><text:span text:style-name="T1"> . . .</text:span><text:change-end text:change-id="ct94589946751216"/><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589946750544"/><text:change-start text:change-id="ct94589946758032"/><text:span text:style-name="T1">—</text:span><text:change-end text:change-id="ct94589946758032"/><text:span text:style-name="T1">as Miss Mai was so fond of pointing out to me. We can’t just underhand one over the water at them.”</text:span></text:p>
      <text:p text:style-name="Text_20_body"><text:span text:style-name="T1">“That is </text:span><text:change-start text:change-id="ct94589946750832"/><text:span text:style-name="T1">where </text:span><text:change-end text:change-id="ct94589946750832"/><text:span text:style-name="T1">the part of my idea that might get us killed comes in</text:span><text:change text:change-id="ct94589946759472"/><text:change-start text:change-id="ct94589946763168"/><text:span text:style-name="T1">—</text:span><text:change-end text:change-id="ct94589946763168"/><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589946763936"/><text:span text:style-name="T1">at least </text:span><text:change-start text:change-id="ct94589946771328"/><text:span text:style-name="T1">did </text:span><text:change-end text:change-id="ct94589946771328"/><text:span text:style-name="T1">not involve intentionally blowing the </text:span><text:span text:style-name="T2">Gnat</text:span><text:span text:style-name="T1"> up. It did, however, feature </text:span><text:change-start text:change-id="ct94589945235808"/><text:span text:style-name="T1">using </text:span><text:change-end text:change-id="ct94589945235808"/><text:span text:style-name="T1">the </text:span><text:span text:style-name="T2">Prospect</text:span><text:span text:style-name="T1"> as bait. It took some convincing on Hemi’s part for Percy to fully come around to </text:span><text:change text:change-id="ct94589946776960"/><text:span text:style-name="T1">the idea.</text:span></text:p>
      <text:p text:style-name="Text_20_body"><text:soft-page-break/><text:span text:style-name="T1">“OK. We’re going to try your</text:span><text:change text:change-id="ct94589946765952"/><text:change-start text:change-id="ct94589946775616"/><text:span text:style-name="T1">—</text:span><text:change-end text:change-id="ct94589946775616"/><text:span text:style-name="T1">frankly, fucking insane</text:span><text:change text:change-id="ct94589946778064"/><text:change-start text:change-id="ct94589946744640"/><text:span text:style-name="T1">—</text:span><text:change-end text:change-id="ct94589946744640"/><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589946794816"/><text:span text:style-name="T1">less-rusty </text:span><text:change-end text:change-id="ct94589946794816"/><text:span text:style-name="T1">ones </text:span><text:change text:change-id="ct94589946795104"/><text:span text:style-name="T1">and hauled them to a work</text:span><text:change text:change-id="ct94589946796064"/><text:span text:style-name="T1">table in the engine room. Each weighed about </text:span><text:change text:change-id="ct94589946797024"/><text:change-start text:change-id="ct94589946797984"/><text:span text:style-name="T1">twenty-five </text:span><text:change-end text:change-id="ct94589946797984"/><text:span text:style-name="T1">kilograms and consisted of a cylinder containing high explosives that was about </text:span><text:change text:change-id="ct94589946798944"/><text:change-start text:change-id="ct94589946799904"/><text:span text:style-name="T1">three hundred </text:span><text:change-end text:change-id="ct94589946799904"/><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589946659920"/><text:change-start text:change-id="ct94589946796352"/><text:span text:style-name="T1">could be understood and thus handled safely by any</text:span><text:change-end text:change-id="ct94589946796352"/><text:span text:style-name="T1"> idiotic naval deckhand</text:span><text:change text:change-id="ct94589946796640"/><text:span text:style-name="T1">. Details were printed right on the side of the explosives cylinder.</text:span></text:p>
      <text:p text:style-name="Text_20_body"><text:span text:style-name="T1">Adjusting his glasses and reading this block of text, Hemi learned </text:span><text:change-start text:change-id="ct94589946812720"/><text:span text:style-name="T1">that </text:span><text:change-end text:change-id="ct94589946812720"/><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589946798608"/><text:change-start text:change-id="ct94589946819200"/><text:span text:style-name="T1">In </text:span><text:change-end text:change-id="ct94589946819200"/><text:span text:style-name="T1">a forgotten storage compartment for parts in the engine room</text:span><text:change-start text:change-id="ct94589946821808"/><text:span text:style-name="T1">,</text:span><text:change-end text:change-id="ct94589946821808"/><text:span text:style-name="T1"> he found a pile of old mechanical timed switches that could be wound up and the timer set for when they would close the circuit. He wired these into the arming circuit on each warhead.</text:span></text:p>
      <text:p text:style-name="Text_20_body"><text:soft-page-break/><text:span text:style-name="T1">He made three more doubled-up units like this. With two magnetic warheads strapped together, each weighed more than </text:span><text:change text:change-id="ct94589946757696"/><text:change-start text:change-id="ct94589946820800"/><text:span text:style-name="T1">fifty </text:span><text:change-end text:change-id="ct94589946820800"/><text:span text:style-name="T1">kilograms. Then he plundered the many storage compartments throughout the boat</text:span><text:change-start text:change-id="ct94589946827280"/><text:span text:style-name="T1">,</text:span><text:change-end text:change-id="ct94589946827280"/><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589946803984"/><text:span text:style-name="T1"> gathered</text:span><text:change-end text:change-id="ct94589946803984"/><text:span text:style-name="T1"> most of the parts he needed </text:span><text:change text:change-id="ct94589946804336"/><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589946836528"/><text:span text:style-name="T1">his parts and equipment down to the </text:span><text:span text:style-name="T2">Prospect</text:span><text:change-start text:change-id="ct94589946838832"/><text:span text:style-name="T1">’s</text:span><text:change-end text:change-id="ct94589946838832"/><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589946821088"/><text:span text:style-name="T1">s</text:span><text:change-end text:change-id="ct94589946821088"/><text:span text:style-name="T1"> greasy-haired visage grinning up at them, Percy’s voice came back on the </text:span><text:span text:style-name="T2">Prospect</text:span><text:change-start text:change-id="ct94589946839456"/><text:span text:style-name="T1">’s</text:span><text:change-end text:change-id="ct94589946839456"/><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589946773440"/><text:span text:style-name="T1">,</text:span><text:change-end text:change-id="ct94589946773440"/><text:span text:style-name="T1"> man</text:span><text:change text:change-id="ct94589946839744"/><text:change-start text:change-id="ct94589946836816"/><text:span text:style-name="T1">—</text:span><text:change-end text:change-id="ct94589946836816"/><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589946837104"/><text:span text:style-name="T1">,</text:span><text:change-end text:change-id="ct94589946837104"/><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589946872464"/><text:span text:style-name="T1">he </text:span><text:change-end text:change-id="ct94589946872464"/><text:span text:style-name="T1">received the heavy explosive units that a straining Gregory and Shakes lowered down to him. After that, it </text:span><text:change text:change-id="ct94589946872752"/><text:change-start text:change-id="ct94589946873712"/><text:span text:style-name="T1">took </text:span><text:change-end text:change-id="ct94589946873712"/><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text:soft-page-break/>Shakes grinned.</text:p>
      <text:p text:style-name="Text_20_body"><text:span text:style-name="T1">“If y’all have everything, I’m going to seal these fuckin’ hatches</text:span><text:change-start text:change-id="ct94589946884992"/><text:span text:style-name="T1">,</text:span><text:change-end text:change-id="ct94589946884992"/><text:change text:change-id="ct94589946885280"/><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589946886528"/><text:span text:style-name="T1">,</text:span><text:change-end text:change-id="ct94589946886528"/><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589946898096"/><text:span text:style-name="T1">,</text:span><text:change-end text:change-id="ct94589946898096"/><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589946908320"/><text:span text:style-name="T1">,</text:span><text:change-end text:change-id="ct94589946908320"/><text:span text:style-name="T1"> the boat’s mating collar was still pressed firmly against the </text:span><text:span text:style-name="T2">Prospect</text:span><text:change-start text:change-id="ct94589946874816"/><text:span text:style-name="T1">’s</text:span><text:change-end text:change-id="ct94589946874816"/><text:span text:style-name="T1">. Hemi twisted open a valve and they could hear water pouring into the </text:span><text:span text:style-name="T2">Gnat</text:span><text:span text:style-name="T1">. </text:span><text:change text:change-id="ct94589946913216"/><text:change-start text:change-id="ct94589946914176"/><text:span text:style-name="T1">O</text:span><text:change-end text:change-id="ct94589946914176"/><text:span text:style-name="T1">nly seconds later</text:span><text:change-start text:change-id="ct94589946915808"/><text:span text:style-name="T1">,</text:span><text:change-end text:change-id="ct94589946915808"/><text:span text:style-name="T1"> </text:span><text:change text:change-id="ct94589946916768"/><text:span text:style-name="T1">the boat dropped a meter or two. Shakes gave the electric motor some throttle. Most of the dials in front of the two men suddenly came to life</text:span><text:change-start text:change-id="ct94589946919616"/><text:span text:style-name="T1">, </text:span><text:change-end text:change-id="ct94589946919616"/><text:change text:change-id="ct94589946919904"/><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589946909616"/><text:span text:style-name="T1">,</text:span><text:change-end text:change-id="ct94589946909616"/><text:span text:style-name="T1"> Sylvia.”</text:span></text:p>
      <text:p text:style-name="Text_20_body"><text:span text:style-name="T1">“I couldn’t let you two shitheads just go off and try this dumb-ass fuckin’ idea of yours without a proper send-off</text:span><text:change-start text:change-id="ct94589946912208"/><text:span text:style-name="T1">,</text:span><text:change-end text:change-id="ct94589946912208"/><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text:soft-page-break/>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589946952544"/><text:span text:style-name="T1">,</text:span><text:change-end text:change-id="ct94589946952544"/><text:span text:style-name="T1"> Hemi. I’ll grant you that she has learned fast enough to be perfectly capable of doing the sittin’ sonar watch job I hired her for</text:span><text:change text:change-id="ct94589946952832"/><text:change-start text:change-id="ct94589946954784"/><text:span text:style-name="T1">—</text:span><text:change-end text:change-id="ct94589946954784"/><text:span text:style-name="T1">I was the first to see her fuckin’ potential</text:span><text:change-start text:change-id="ct94589946956832"/><text:span text:style-name="T1">,</text:span><text:change-end text:change-id="ct94589946956832"/><text:span text:style-name="T1"> you know</text:span><text:change text:change-id="ct94589946957792"/><text:change-start text:change-id="ct94589946959024"/><text:span text:style-name="T1">—</text:span><text:change-end text:change-id="ct94589946959024"/><text:span text:style-name="T1">but in this situation where we live or die</text:span><text:change-start text:change-id="ct94589946961168"/><text:span text:style-name="T1">,</text:span><text:change-end text:change-id="ct94589946961168"/><text:span text:style-name="T1"> depending on what the sonar operator hears</text:span><text:change text:change-id="ct94589946962736"/><text:change-start text:change-id="ct94589946963696"/><text:span text:style-name="T1"> . . . </text:span><text:change-end text:change-id="ct94589946963696"/><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589946953120"/><text:change-start text:change-id="ct94589946953408"/><text:span text:style-name="T1">hundred-</text:span><text:change-end text:change-id="ct94589946953408"/><text:span text:style-name="T1">meter cargo sub with a crew of four</text:span><text:change text:change-id="ct94589946957456"/><text:change-start text:change-id="ct94589946962064"/><text:span text:style-name="T1">—</text:span><text:change-end text:change-id="ct94589946962064"/><text:span text:style-name="T1">and that is including Cassandra. During the wars, a boat the size of the </text:span><text:span text:style-name="T2">Prospect</text:span><text:span text:style-name="T1"> would have had a crew of </text:span><text:change text:change-id="ct94589946956528"/><text:change-start text:change-id="ct94589946975216"/><text:span text:style-name="T1">seventy</text:span><text:change-end text:change-id="ct94589946975216"/><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589946959312"/><text:change-start text:change-id="ct94589946962352"/><text:span text:style-name="T1">—</text:span><text:change-end text:change-id="ct94589946962352"/><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589946965072"/><text:span text:style-name="T1">A</text:span><text:change-end text:change-id="ct94589946965072"/><text:change text:change-id="ct94589946984240"/><text:span text:style-name="T1">lright</text:span><text:change-start text:change-id="ct94589946985536"/><text:span text:style-name="T1">,</text:span><text:change-end text:change-id="ct94589946985536"/><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oft-page-break/><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589946903952"/><text:change-start text:change-id="ct94589946999184"/><text:span text:style-name="T1"> . . . </text:span><text:change-end text:change-id="ct94589946999184"/><text:change text:change-id="ct94589946999472"/><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589947012672"/><text:span text:style-name="T1">,</text:span><text:change-end text:change-id="ct94589947012672"/><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589947022992"/><text:span text:style-name="T1">;</text:span><text:change-end text:change-id="ct94589947022992"/><text:change text:change-id="ct94589947023280"/><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589947027216"/><text:span text:style-name="T1">.</text:span><text:change-end text:change-id="ct94589947027216"/><text:change text:change-id="ct94589947027504"/><text:span text:style-name="T1"> “</text:span><text:change-start text:change-id="ct94589947029136"/><text:span text:style-name="T1">W</text:span><text:change-end text:change-id="ct94589947029136"/><text:change text:change-id="ct94589947029424"/><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589947028272"/><text:span text:style-name="T1">,</text:span><text:change-end text:change-id="ct94589947028272"/><text:span text:style-name="T1"> I won’t be able to hear a fucking thing up there. Here</text:span><text:change text:change-id="ct94589947034560"/><text:change-start text:change-id="ct94589947035520"/><text:span text:style-name="T1"> . . .</text:span><text:change-end text:change-id="ct94589947035520"/><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oft-page-break/><text:span text:style-name="T1">Hemi knew it would be loud. But he was not prepared for the sheer penetrating amplitude of the over-powered engine</text:span><text:change-start text:change-id="ct94589947034848"/><text:span text:style-name="T1">, which </text:span><text:change-end text:change-id="ct94589947034848"/><text:change text:change-id="ct94589947035136"/><text:span text:style-name="T1">had no muffler to speak of. It rolled and roared its way to life</text:span><text:change-start text:change-id="ct94589947042064"/><text:span text:style-name="T1">,</text:span><text:change-end text:change-id="ct94589947042064"/><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589947041728"/><text:span text:style-name="T1">’s</text:span><text:change-end text:change-id="ct94589947041728"/><text:span text:style-name="T1"> engine also shook the boat a lot more. Also</text:span><text:change-start text:change-id="ct94589947049216"/><text:span text:style-name="T1">,</text:span><text:change-end text:change-id="ct94589947049216"/><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589947041056"/><text:span text:style-name="T1">,</text:span><text:change-end text:change-id="ct94589947041056"/><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589947067664"/><text:span text:style-name="T1">s</text:span><text:change-end text:change-id="ct94589947067664"/><text:span text:style-name="T1">’s eye and pointed up to the hatch. Shakes nodded</text:span><text:change text:change-id="ct94589947067952"/><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text:span><text:soft-page-break/><text:span text:style-name="T1">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589947099392"/><text:span text:style-name="T1">,</text:span><text:change-end text:change-id="ct94589947099392"/><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589947106576"/><text:span text:style-name="T1"> and noted them on his clipboard. Then he connected an air hose to a valve of the </text:span><text:span text:style-name="T2">Gnat’s</text:span><text:span text:style-name="T1"> compressed air system</text:span><text:change text:change-id="ct94589947109552"/><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589947114016"/><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589947110224"/><text:span text:style-name="T1">, only</text:span><text:change-end text:change-id="ct94589947110224"/><text:span text:style-name="T1"> to see Hemi giving him a </text:span><text:change-start text:change-id="ct94589947123072"/><text:span text:style-name="T1">“</text:span><text:change-end text:change-id="ct94589947123072"/><text:change text:change-id="ct94589947123360"/><text:span text:style-name="T1">kill it</text:span><text:change-start text:change-id="ct94589947124992"/><text:span text:style-name="T1">”</text:span><text:change-end text:change-id="ct94589947124992"/><text:change text:change-id="ct94589947125280"/><text:span text:style-name="T1"> gesture. Shakes gave Hemi a thumbs up and </text:span><text:change text:change-id="ct94589947126240"/><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589947100384"/><text:change-start text:change-id="ct94589947125568"/><text:span text:style-name="T1">—</text:span><text:change-end text:change-id="ct94589947125568"/><text:span text:style-name="T1">silence like Hemi had never quite experienced before in all his years on submarines</text:span><text:change text:change-id="ct94589947127680"/><text:change-start text:change-id="ct94589947113536"/><text:span text:style-name="T1">—</text:span><text:change-end text:change-id="ct94589947113536"/><text:span text:style-name="T1">overtook the small boat.</text:span></text:p>
      <text:p text:style-name="Text_20_body"><text:span text:style-name="T1">The silence only lasted a second before Shakes’</text:span><text:change-start text:change-id="ct94589947138096"/><text:span text:style-name="T1">s</text:span><text:change-end text:change-id="ct94589947138096"/><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oft-page-break/><text:span text:style-name="T1">“OK</text:span><text:change text:change-id="ct94589947030528"/><text:change-start text:change-id="ct94589947142704"/><text:span text:style-name="T1"> . . . </text:span><text:change-end text:change-id="ct94589947142704"/><text:change text:change-id="ct94589947142992"/><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589947150304"/><text:change-start text:change-id="ct94589947151264"/><text:span text:style-name="T1">—</text:span><text:change-end text:change-id="ct94589947151264"/><text:span text:style-name="T1">Percy must be running very slowly. But swinging the mics around</text:span><text:change-start text:change-id="ct94589947153488"/><text:span text:style-name="T1">,</text:span><text:change-end text:change-id="ct94589947153488"/><text:span text:style-name="T1"> he found the </text:span><text:span text:style-name="T2">Grackle</text:span><text:span text:style-name="T1"> easily</text:span><text:change text:change-id="ct94589947155792"/><text:change-start text:change-id="ct94589947156752"/><text:span text:style-name="T1">—</text:span><text:change-end text:change-id="ct94589947156752"/><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589947155296"/><text:span text:style-name="T1">Percy</text:span><text:change-end text:change-id="ct94589947155296"/><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589947150016"/><text:span text:style-name="T1">,</text:span><text:change-end text:change-id="ct94589947150016"/><text:span text:style-name="T1"> Hemi. But</text:span><text:change text:change-id="ct94589946948480"/><text:change-start text:change-id="ct94589947154624"/><text:span text:style-name="T1"> . . . </text:span><text:change-end text:change-id="ct94589947154624"/><text:change text:change-id="ct94589947183296"/><text:span text:style-name="T1">now you absolutely have to tell me what the plan is.”</text:span></text:p>
      <text:p text:style-name="Text_20_body"><text:span text:style-name="T1">“Well</text:span><text:change text:change-id="ct94589947183584"/><text:change-start text:change-id="ct94589947200752"/><text:span text:style-name="T1"> . . .</text:span><text:change-end text:change-id="ct94589947200752"/><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ext:span><text:soft-page-break/><text:span text:style-name="T1">they should float at precisely </text:span><text:change text:change-id="ct94589947164208"/><text:change-start text:change-id="ct94589947112416"/><text:span text:style-name="T1">twenty-five </text:span><text:change-end text:change-id="ct94589947112416"/><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589947215808"/><text:span text:style-name="T1">,</text:span><text:change-end text:change-id="ct94589947215808"/><text:span text:style-name="T1"> though. I am confident the </text:span><text:span text:style-name="T2">Gnat</text:span><text:span text:style-name="T1"> </text:span><text:change text:change-id="ct94589947216096"/><text:change-start text:change-id="ct94589947217056"/><text:span text:style-name="T1">can do</text:span><text:change-end text:change-id="ct94589947217056"/><text:span text:style-name="T1"> </text:span><text:change text:change-id="ct94589947218016"/><text:span text:style-name="T1">the job.”</text:span></text:p>
      <text:p text:style-name="Text_20_body"><text:span text:style-name="T1">“Well</text:span><text:change-start text:change-id="ct94589947202528"/><text:span text:style-name="T1">,</text:span><text:change-end text:change-id="ct94589947202528"/><text:span text:style-name="T1"> of course this boat can </text:span><text:span text:style-name="T2">do</text:span><text:span text:style-name="T1"> it! </text:span><text:change text:change-id="ct94589947216384"/><text:change-start text:change-id="ct94589947217344"/><text:span text:style-name="T1">. . . </text:span><text:change-end text:change-id="ct94589947217344"/><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589947232176"/><text:span text:style-name="T1">,</text:span><text:change-end text:change-id="ct94589947232176"/><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589947235632"/><text:span text:style-name="T1"> and chase her. As soon as she heard us shut down the diesel</text:span><text:change-start text:change-id="ct94589947237552"/><text:span text:style-name="T1">,</text:span><text:change-end text:change-id="ct94589947237552"/><text:span text:style-name="T1"> she ramped the </text:span><text:span text:style-name="T2">Prospect</text:span><text:span text:style-name="T1"> up to something like ten knots</text:span><text:change text:change-id="ct94589946955072"/><text:change-start text:change-id="ct94589947240528"/><text:span text:style-name="T1">—</text:span><text:change-end text:change-id="ct94589947240528"/><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589947236544"/><text:change-start text:change-id="ct94589947238176"/><text:span text:style-name="T1">thirty </text:span><text:change-end text:change-id="ct94589947238176"/><text:span text:style-name="T1">meters down</text:span><text:change text:change-id="ct94589947239136"/><text:change-start text:change-id="ct94589947240096"/><text:span text:style-name="T1">—</text:span><text:change-end text:change-id="ct94589947240096"/><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589947241968"/><text:span text:style-name="T1">k</text:span><text:change-start text:change-id="ct94589947236896"/><text:span text:style-name="T1">e</text:span><text:change-end text:change-id="ct94589947236896"/><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589947250656"/><text:change-start text:change-id="ct94589947258048"/><text:span text:style-name="T1">Thiry </text:span><text:change-end text:change-id="ct94589947258048"/><text:span text:style-name="T1">meters. The </text:span><text:span text:style-name="T2">Grackle</text:span><text:span text:style-name="T1"> has clearly heard the </text:span><text:span text:style-name="T2">Prospect</text:span><text:change-start text:change-id="ct94589947260688"/><text:span text:style-name="T1">’s</text:span><text:change-end text:change-id="ct94589947260688"/><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ext:soft-page-break/>“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589947276048"/><text:span text:style-name="T1">in </text:span><text:change-end text:change-id="ct94589947276048"/><text:change text:change-id="ct94589946813008"/><text:span text:style-name="T1">all submarines</text:span><text:change-start text:change-id="ct94589946814608"/><text:span text:style-name="T1">’</text:span><text:change-end text:change-id="ct94589946814608"/><text:span text:style-name="T1"> </text:span><text:change text:change-id="ct94589947281120"/><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589947294160"/><text:span text:style-name="T1">-</text:span><text:change-end text:change-id="ct94589947294160"/><text:change text:change-id="ct94589947294448"/><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589940320704"/><text:span text:style-name="T1">interior of the </text:span><text:change-end text:change-id="ct94589940320704"/><text:span text:style-name="T1">hatch</text:span><text:change text:change-id="ct94589940371360"/><text:change-start text:change-id="ct94589943023152"/><text:span text:style-name="T1">, </text:span><text:change-end text:change-id="ct94589943023152"/><text:change text:change-id="ct94589942952128"/><text:span text:style-name="T1">intended </text:span><text:change text:change-id="ct94589942938560"/><text:change-start text:change-id="ct94589942935296"/><text:span text:style-name="T1">as</text:span><text:change-end text:change-id="ct94589942935296"/><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589941332480"/><text:change-start text:change-id="ct94589940316096"/><text:span text:style-name="T1">—</text:span><text:change-end text:change-id="ct94589940316096"/><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589943472384"/><text:span text:style-name="T1">,</text:span><text:change-end text:change-id="ct94589943472384"/><text:change text:change-id="ct94589943743584"/><text:change-start text:change-id="ct94589943106880"/><text:span text:style-name="T1"> </text:span><text:change-end text:change-id="ct94589943106880"/><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text:soft-page-break/>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589940289616"/><text:span text:style-name="T1">,</text:span><text:change-end text:change-id="ct94589940289616"/><text:span text:style-name="T1"> this ain’t no commercial sub with some kind of specs-mandated flood-and-pump escape trunk for getting a crew of </text:span><text:change text:change-id="ct94589943531296"/><text:change-start text:change-id="ct94589943522672"/><text:span text:style-name="T1">fifty </text:span><text:change-end text:change-id="ct94589943522672"/><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589943255744"/><text:span text:style-name="T1">,</text:span><text:change-end text:change-id="ct94589943255744"/><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589940336800"/><text:change-start text:change-id="ct94589940784864"/><text:span text:style-name="T1"> . . . </text:span><text:change-end text:change-id="ct94589940784864"/><text:change text:change-id="ct94589939889056"/><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589940356384"/><text:span text:style-name="T1">,</text:span><text:change-end text:change-id="ct94589940356384"/><text:span text:style-name="T1"> Hemi could see their position in the water, see where the </text:span><text:span text:style-name="T2">Prospect</text:span><text:span text:style-name="T1"> should be off to their port side, and see the </text:span><text:span text:style-name="T2">Grackle</text:span><text:change text:change-id="ct94589943781424"/><text:change-start text:change-id="ct94589943782000"/><text:span text:style-name="T1">—</text:span><text:change-end text:change-id="ct94589943782000"/><text:span text:style-name="T1">all black and fiercely toothy in the front in its </text:span><text:change-start text:change-id="ct94589943950944"/><text:span text:style-name="T1">entirely unnatural </text:span><text:change-end text:change-id="ct94589943950944"/><text:span text:style-name="T1">way</text:span><text:change text:change-id="ct94589943950400"/><text:change text:change-id="ct94589943221920"/><text:change-start text:change-id="ct94589943948928"/><text:span text:style-name="T1">—</text:span><text:change-end text:change-id="ct94589943948928"/><text:span text:style-name="T1">charging towards Shakes’</text:span><text:change-start text:change-id="ct94589943978496"/><text:span text:style-name="T1">s</text:span><text:change-end text:change-id="ct94589943978496"/><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589942193088"/><text:span text:style-name="T1">,</text:span><text:change-end text:change-id="ct94589942193088"/><text:span text:style-name="T1"> the boats were all in the exact position. His thick fingers tightened on the lever, and then the muscles all the way down his arm to his shoulder tightened</text:span><text:change text:change-id="ct94589941979376"/><text:change-start text:change-id="ct94589944181808"/><text:span text:style-name="T1">—</text:span><text:change-end text:change-id="ct94589944181808"/><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589944339072"/><text:span text:style-name="T1">,</text:span><text:change-end text:change-id="ct94589944339072"/><text:span text:style-name="T1"> Captain Shakes!”</text:span></text:p>
      <text:p text:style-name="Text_20_body"><text:span text:style-name="T1">“</text:span><text:change text:change-id="ct94589944338176"/><text:change-start text:change-id="ct94589943666944"/><text:span text:style-name="T1">. . . </text:span><text:change-end text:change-id="ct94589943666944"/><text:span text:style-name="T1">Are you sure about that? I’d hate to find out it’s stuck in there and arming itself.”</text:span></text:p>
      <text:p text:style-name="Text_20_body"><text:soft-page-break/><text:span text:style-name="T1">“I am as sure as I can be. Blow the tanks</text:span><text:change text:change-id="ct94589944456000"/><text:change-start text:change-id="ct94589944474336"/><text:span text:style-name="T1">—</text:span><text:change-end text:change-id="ct94589944474336"/><text:span text:style-name="T1">the surface is going to be the safest place for us in the next few minutes.”</text:span></text:p>
      <text:p text:style-name="Text_20_body"><text:span text:style-name="T1">“Aye</text:span><text:change-start text:change-id="ct94589944609376"/><text:span text:style-name="T1">,</text:span><text:change-end text:change-id="ct94589944609376"/><text:span text:style-name="T1"> Boss.” Shakes reached down and pulled up on the heavy red lever at his feet. The </text:span><text:span text:style-name="T2">Gnat</text:span><text:change-start text:change-id="ct94589944641280"/><text:span text:style-name="T1">’s</text:span><text:change-end text:change-id="ct94589944641280"/><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589944690608"/><text:change-start text:change-id="ct94589944702704"/><text:span text:style-name="T1">, </text:span><text:change-end text:change-id="ct94589944702704"/><text:span text:style-name="T1">slowly for a second</text:span><text:change text:change-id="ct94589944710976"/><text:change-start text:change-id="ct94589944754352"/><text:span text:style-name="T1">, </text:span><text:change-end text:change-id="ct94589944754352"/><text:span text:style-name="T1">and then a moment later gaining speed. “Hang on to something</text:span><text:change-start text:change-id="ct94589944764752"/><text:span text:style-name="T1">,</text:span><text:change-end text:change-id="ct94589944764752"/><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589944958688"/><text:change-start text:change-id="ct94589944980528"/><text:span text:style-name="T1">—</text:span><text:change-end text:change-id="ct94589944980528"/><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589945291744"/><text:span text:style-name="T1">,</text:span><text:change-end text:change-id="ct94589945291744"/><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589945401744"/><text:span text:style-name="T1">,</text:span><text:change-end text:change-id="ct94589945401744"/><text:change text:change-id="ct94589945404192"/><text:span text:style-name="T1"> then another. Shakes shaded his eyes against the brightness and scanned the water between him and the horizon line</text:span><text:change-start text:change-id="ct94589945405056"/><text:span text:style-name="T1">,</text:span><text:change-end text:change-id="ct94589945405056"/><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text:span><text:soft-page-break/><text:span text:style-name="T1">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589945654416"/><text:span text:style-name="T1">.</text:span><text:change-end text:change-id="ct94589945654416"/><text:change text:change-id="ct94589945599712"/><text:span text:style-name="T1"> “I am tracking the sub on sonar.”</text:span></text:p>
      <text:p text:style-name="Text_20_body"><text:span text:style-name="T1">Shakes’</text:span><text:change-start text:change-id="ct94589945763184"/><text:span text:style-name="T1">s</text:span><text:change-end text:change-id="ct94589945763184"/><text:span text:style-name="T1"> initial feeling of excitement that such a claptrap device actually functioned as intended subsided to be replaced by the more rational thought that detonating the device was one thing, </text:span><text:change-start text:change-id="ct94589945750208"/><text:span text:style-name="T1">while </text:span><text:change-end text:change-id="ct94589945750208"/><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589945794480"/><text:span text:style-name="T1"> and saw a long black shadow</text:span><text:change text:change-id="ct94589945819392"/><text:change-start text:change-id="ct94589945818576"/><text:span text:style-name="T1">—</text:span><text:change-end text:change-id="ct94589945818576"/><text:span text:style-name="T1">endlessly long and thin, it seemed to him</text:span><text:change text:change-id="ct94589945840864"/><text:change-start text:change-id="ct94589945840320"/><text:span text:style-name="T1">—</text:span><text:change-end text:change-id="ct94589945840320"/><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589946453680"/><text:span text:style-name="T1">,</text:span><text:change-end text:change-id="ct94589946453680"/><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text:soft-page-break/>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589940188928"/><text:span text:style-name="T1">.</text:span><text:change-end text:change-id="ct94589940188928"/><text:change text:change-id="ct94589940543616"/><text:span text:style-name="T1"> “</text:span><text:change-start text:change-id="ct94589940648464"/><text:span text:style-name="T1">T</text:span><text:change-end text:change-id="ct94589940648464"/><text:change text:change-id="ct94589943360160"/><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589942146704"/><text:change-start text:change-id="ct94589943053136"/><text:span text:style-name="T1"> . . .</text:span><text:change-end text:change-id="ct94589943053136"/><text:span text:style-name="T1">”</text:span></text:p>
      <text:p text:style-name="Text_20_body"><text:span text:style-name="T1">Percy sighed. “I know that</text:span><text:change-start text:change-id="ct94589943729680"/><text:span text:style-name="T1">,</text:span><text:change-end text:change-id="ct94589943729680"/><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589940418592"/><text:change-start text:change-id="ct94589943435200"/><text:span text:style-name="T1"> . . . </text:span><text:change-end text:change-id="ct94589943435200"/><text:change text:change-id="ct94589943229648"/><text:span text:style-name="T1">I can’t tell. There’s nothing but silence at the moment.”</text:span></text:p>
      <text:p text:style-name="Text_20_body"><text:span text:style-name="T1">“Figure it out</text:span><text:change-start text:change-id="ct94589944055888"/><text:span text:style-name="T1">,</text:span><text:change-end text:change-id="ct94589944055888"/><text:span text:style-name="T1"> Cassandra! I’m depending on you here.”</text:span></text:p>
      <text:p text:style-name="Text_20_body"><text:span text:style-name="T1">“The explosion definitely came from the pursuing sub</text:span><text:change text:change-id="ct94589943593008"/><text:change-start text:change-id="ct94589943726528"/><text:span text:style-name="T1">—</text:span><text:change-end text:change-id="ct94589943726528"/><text:span text:style-name="T1">I’d say they hit Hemi’s device. But</text:span><text:change text:change-id="ct94589940560896"/><text:change-start text:change-id="ct94589942069056"/><text:span text:style-name="T1"> . . .</text:span><text:change-end text:change-id="ct94589942069056"/><text:span text:style-name="T1">”</text:span></text:p>
      <text:p text:style-name="P8">A full minute passed.</text:p>
      <text:p text:style-name="Text_20_body"><text:span text:style-name="T1">“But what</text:span><text:change-start text:change-id="ct94589944178336"/><text:span text:style-name="T1">,</text:span><text:change-end text:change-id="ct94589944178336"/><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589944538784"/><text:span text:style-name="T1">.</text:span><text:change-end text:change-id="ct94589944538784"/><text:change text:change-id="ct94589944339616"/><text:span text:style-name="T1">” </text:span><text:change-start text:change-id="ct94589944309360"/><text:span text:style-name="T1">T</text:span><text:change-end text:change-id="ct94589944309360"/><text:change text:change-id="ct94589944251824"/><text:span text:style-name="T1">his, mostly to herself.</text:span></text:p>
      <text:p text:style-name="Text_20_body"><text:span text:style-name="T1">“Captain Percy!” Cassandra was shouting now</text:span><text:change-start text:change-id="ct94589944590608"/><text:span text:style-name="T1">.</text:span><text:change-end text:change-id="ct94589944590608"/><text:change text:change-id="ct94589944589712"/><text:span text:style-name="T1"> “</text:span><text:change-start text:change-id="ct94589944574560"/><text:span text:style-name="T1">T</text:span><text:change-end text:change-id="ct94589944574560"/><text:change text:change-id="ct94589944566832"/><text:span text:style-name="T1">here’s a torpedo in the water! They’ve fired at us!”</text:span></text:p>
      <text:p text:style-name="Text_20_body"><text:span text:style-name="T1">“Stay calm</text:span><text:change-start text:change-id="ct94589945027568"/><text:span text:style-name="T1">,</text:span><text:change-end text:change-id="ct94589945027568"/><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589945056592"/><text:span text:style-name="T1">,</text:span><text:change-end text:change-id="ct94589945056592"/><text:span text:style-name="T1"> Captain Percy!”</text:span></text:p>
      <text:p text:style-name="Text_20_body"><text:span text:style-name="T1">“Figure it out</text:span><text:change-start text:change-id="ct94589945332304"/><text:span text:style-name="T1">,</text:span><text:change-end text:change-id="ct94589945332304"/><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589945508496"/><text:span text:style-name="T1">m</text:span><text:change-end text:change-id="ct94589945508496"/><text:change text:change-id="ct94589945503888"/><text:span text:style-name="T1">ed in on the torpedo</text:span><text:change text:change-id="ct94589945525152"/><text:change-start text:change-id="ct94589945477936"/><text:span text:style-name="T1">—</text:span><text:change-end text:change-id="ct94589945477936"/><text:span text:style-name="T1">a high whining electric motor just off their rear port side. She wrapped her head around it, and in her mind she could see the machine</text:span><text:change text:change-id="ct94589945507552"/><text:change-start text:change-id="ct94589945622112"/><text:span text:style-name="T1">: </text:span><text:change-end text:change-id="ct94589945622112"/><text:span text:style-name="T1">a long, slick steel tube slipping through </text:span><text:soft-page-break/><text:span text:style-name="T1">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589946030928"/><text:span text:style-name="T1">,</text:span><text:change-end text:change-id="ct94589946030928"/><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589946398192"/><text:span text:style-name="T1">,</text:span><text:change-end text:change-id="ct94589946398192"/><text:span text:style-name="T1"> Percy</text:span><text:change text:change-id="ct94589946400432"/><text:change-start text:change-id="ct94589946403408"/><text:span text:style-name="T1">—</text:span><text:change-end text:change-id="ct94589946403408"/><text:span text:style-name="T1">no change to direction.”</text:span></text:p>
      <text:p text:style-name="Text_20_body"><text:span text:style-name="T1">“OK, it hasn’t acquired us</text:span><text:change text:change-id="ct94589945217952"/><text:change-start text:change-id="ct94589946999760"/><text:span text:style-name="T1"> . . . </text:span><text:change-end text:change-id="ct94589946999760"/><text:span text:style-name="T1"><text:s/>yet. What’s the range?”</text:span></text:p>
      <text:p text:style-name="Text_20_body"><text:span text:style-name="T1">Cassandra looked at the active sonar rig readout. “</text:span><text:change-start text:change-id="ct94589943641136"/><text:span text:style-name="T1">One-point-three</text:span><text:change-end text:change-id="ct94589943641136"/><text:change text:change-id="ct94589943450656"/><text:span text:style-name="T1"> miles.”</text:span></text:p>
      <text:p text:style-name="Text_20_body"><text:span text:style-name="T1">“That’s not very much room to play with</text:span><text:change-start text:change-id="ct94589943820304"/><text:span text:style-name="T1">,</text:span><text:change-end text:change-id="ct94589943820304"/><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589943227904"/><text:change-start text:change-id="ct94589940763728"/><text:span text:style-name="T1">certainty </text:span><text:change-end text:change-id="ct94589940763728"/><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589944177888"/><text:change-start text:change-id="ct94589944180512"/><text:span text:style-name="T1"> . . .</text:span><text:change-end text:change-id="ct94589944180512"/><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589944846832"/><text:span text:style-name="T1">,</text:span><text:change-end text:change-id="ct94589944846832"/><text:span text:style-name="T1"> Cassandra! They may not risk another torpedo on us in these waters. They wasted two already, and those things are expensive.”</text:span></text:p>
      <text:p text:style-name="Text_20_body"><text:soft-page-break/><text:span text:style-name="T1">“Great,” Gregory smirked</text:span><text:change-start text:change-id="ct94589944279888"/><text:span text:style-name="T1">.</text:span><text:change-end text:change-id="ct94589944279888"/><text:change text:change-id="ct94589944946864"/><text:span text:style-name="T1"> “</text:span><text:change-start text:change-id="ct94589944922096"/><text:span text:style-name="T1">S</text:span><text:change-end text:change-id="ct94589944922096"/><text:change text:change-id="ct94589944923680"/><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589944551024"/><text:span text:style-name="T1">Two-point-three</text:span><text:change-end text:change-id="ct94589944551024"/><text:change text:change-id="ct94589945762288"/><text:span text:style-name="T1"> nautical miles. And they are increasing speed now.”</text:span></text:p>
      <text:p text:style-name="Text_20_body"><text:span text:style-name="T1">“They’re trying to close on us. Your hunch about ramming might be right</text:span><text:change-start text:change-id="ct94589946323456"/><text:span text:style-name="T1">,</text:span><text:change-end text:change-id="ct94589946323456"/><text:span text:style-name="T1"> Gregory.” Percy glanced at the battery gauges. They were moving fast enough at ten knots that she could see the needles on the battery-charge gauges dropping steadily. Those gauges had passed into the hatched red zone. That </text:span><text:change text:change-id="ct94589946216528"/><text:change-start text:change-id="ct94589946821376"/><text:span text:style-name="T1">meant </text:span><text:change-end text:change-id="ct94589946821376"/><text:span text:style-name="T1">only a matter of </text:span><text:change text:change-id="ct94589943477776"/><text:change-start text:change-id="ct94589940218160"/><text:span text:style-name="T1">twenty </text:span><text:change-end text:change-id="ct94589940218160"/><text:span text:style-name="T1">minutes or so of battery remain</text:span><text:change-start text:change-id="ct94589943474016"/><text:span text:style-name="T1">ed</text:span><text:change-end text:change-id="ct94589943474016"/><text:change text:change-id="ct94589943630992"/><text:span text:style-name="T1">. After that, they would be forced to remain stationary or surface</text:span><text:change text:change-id="ct94589943757104"/><text:change-start text:change-id="ct94589940878112"/><text:span text:style-name="T1">—</text:span><text:change-end text:change-id="ct94589940878112"/><text:span text:style-name="T1">either way</text:span><text:change-start text:change-id="ct94589940980944"/><text:span text:style-name="T1">,</text:span><text:change-end text:change-id="ct94589940980944"/><text:span text:style-name="T1"> they would be an easy target for a final ramming.</text:span></text:p>
      <text:p text:style-name="Text_20_body"><text:span text:style-name="T1">“Let’s do what we can to conserve our remaining battery</text:span><text:change-start text:change-id="ct94589944565088"/><text:span text:style-name="T1">,</text:span><text:change-end text:change-id="ct94589944565088"/><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589945603520"/><text:span text:style-name="T1">’s</text:span><text:change-end text:change-id="ct94589945603520"/><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589945826720"/><text:span text:style-name="T1">out </text:span><text:change-end text:change-id="ct94589945826720"/><text:span text:style-name="T1">the </text:span><text:span text:style-name="T2">Prospect</text:span><text:change-start text:change-id="ct94589944181264"/><text:span text:style-name="T1">’s</text:span><text:change-end text:change-id="ct94589944181264"/><text:span text:style-name="T1"> motor noise</text:span><text:change text:change-id="ct94589944209840"/><text:span text:style-name="T1">, and then somehow landing the sonar mics precisely on the bearing of the </text:span><text:span text:style-name="T2">Gnat</text:span><text:span text:style-name="T1">. Cassandra flipped filters on and off</text:span><text:change text:change-id="ct94589946145024"/><text:span text:style-name="T1"> and adjusted the fine-control dials carefully. Eventually she managed to limit the noise wash from the </text:span><text:span text:style-name="T2">Prospect</text:span><text:span text:style-name="T1"> </text:span><text:change text:change-id="ct94589940063520"/><text:change-start text:change-id="ct94589947070576"/><text:span text:style-name="T1">enough to give</text:span><text:change-end text:change-id="ct94589947070576"/><text:span text:style-name="T1"> her </text:span><text:change text:change-id="ct94589946777728"/><text:change-start text:change-id="ct94589941308192"/><text:span text:style-name="T1">a </text:span><text:change-end text:change-id="ct94589941308192"/><text:span text:style-name="T1">sense </text:span><text:change-start text:change-id="ct94589943475056"/><text:span text:style-name="T1">that </text:span><text:change-end text:change-id="ct94589943475056"/><text:span text:style-name="T1">she might be able to hear her way around it.</text:span></text:p>
      <text:p text:style-name="Text_20_body"><text:span text:style-name="T1">She scanned and scanned, back and forth. All the way around the bow</text:span><text:change-start text:change-id="ct94589945588608"/><text:span text:style-name="T1">,</text:span><text:change-end text:change-id="ct94589945588608"/><text:span text:style-name="T1"> too, but mostly focusing on the direction behind</text:span><text:change-start text:change-id="ct94589946335856"/><text:span text:style-name="T1">,</text:span><text:change-end text:change-id="ct94589946335856"/><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589946652192"/><text:span text:style-name="T1">’s</text:span><text:change-end text:change-id="ct94589946652192"/><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589945702736"/><text:span text:style-name="T1"> and tracked it carefully for a minute. “I’ve got them</text:span><text:change-start text:change-id="ct94589945809632"/><text:span text:style-name="T1">,</text:span><text:change-end text:change-id="ct94589945809632"/><text:span text:style-name="T1"> Captain Percy. </text:span><text:change text:change-id="ct94589945409568"/><text:change-start text:change-id="ct94589940293632"/><text:span text:style-name="T1">Thirty </text:span><text:change-end text:change-id="ct94589940293632"/><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oft-page-break/><text:span text:style-name="T1">“Indeed. Unfortunately</text:span><text:change-start text:change-id="ct94589946738832"/><text:span text:style-name="T1">,</text:span><text:change-end text:change-id="ct94589946738832"/><text:span text:style-name="T1"> Gregory here has a theory that now the </text:span><text:span text:style-name="T2">Grackle</text:span><text:span text:style-name="T1"> is after us for another ramming. Based on the speed they’ve put on, I’m inclined to agree with him. So</text:span><text:change text:change-id="ct94589946758800"/><text:change-start text:change-id="ct94589946765616"/><text:span text:style-name="T1"> . . . </text:span><text:change-end text:change-id="ct94589946765616"/><text:change text:change-id="ct94589941792992"/><text:span text:style-name="T1">what’s the plan now?”</text:span></text:p>
      <text:p text:style-name="Text_20_body"><text:span text:style-name="T1">“Aye. Well</text:span><text:change-start text:change-id="ct94589946128592"/><text:span text:style-name="T1">,</text:span><text:change-end text:change-id="ct94589946128592"/><text:span text:style-name="T1"> Hemi says he still thinks he can take them down. He just needs to deliver one of his devices to a weaker part of their sub than the ram</text:span><text:change text:change-id="ct94589944420912"/><text:change-start text:change-id="ct94589946739120"/><text:span text:style-name="T1">—</text:span><text:change-end text:change-id="ct94589946739120"/><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589944863088"/><text:span text:style-name="T1">b</text:span><text:change-end text:change-id="ct94589944863088"/><text:change text:change-id="ct94589944243328"/><text:span text:style-name="T1">oss says. Hang on</text:span><text:change text:change-id="ct94589941540320"/><text:change-start text:change-id="ct94589942011712"/><text:span text:style-name="T1"> . . .</text:span><text:change-end text:change-id="ct94589942011712"/><text:span text:style-name="T1">” A few seconds of static came across the radio, and then Shakes picked up again. “Hemi says you should just keep running</text:span><text:change text:change-id="ct94589947162256"/><text:change-start text:change-id="ct94589945321824"/><text:span text:style-name="T1">—</text:span><text:change-end text:change-id="ct94589945321824"/><text:span text:style-name="T1">make evasive moves if you can. He’s going to maneuver us into position to deliver a second device.”</text:span></text:p>
      <text:p text:style-name="Text_20_body"><text:span text:style-name="T1">“OK. But keep in mind we’re down to maybe </text:span><text:change text:change-id="ct94589945776704"/><text:change-start text:change-id="ct94589941904384"/><text:span text:style-name="T1">fifteen </text:span><text:change-end text:change-id="ct94589941904384"/><text:span text:style-name="T1">minutes on the battery here. As soon as that’s gone, we’re a dead-in-the-water target for a boat with an intention to ram.”</text:span></text:p>
      <text:p text:style-name="Text_20_body"><text:span text:style-name="T1">Another second passed. “Hemi says</text:span><text:change text:change-id="ct94589947165968"/><text:change-start text:change-id="ct94589945940336"/><text:span text:style-name="T1">—</text:span><text:change-end text:change-id="ct94589945940336"/><text:span text:style-name="T1">get this</text:span><text:change text:change-id="ct94589945940624"/><text:change-start text:change-id="ct94589946024368"/><text:span text:style-name="T1">—</text:span><text:change-end text:change-id="ct94589946024368"/><text:change text:change-id="ct94589946024656"/><text:span text:style-name="T1">he will </text:span><text:change-start text:change-id="ct94589946040128"/><text:span text:style-name="T1">‘</text:span><text:change-end text:change-id="ct94589946040128"/><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589946024944"/><text:span text:style-name="T1">,</text:span><text:change-end text:change-id="ct94589946024944"/><text:span text:style-name="T1"> Captain Shakes</text:span><text:change text:change-id="ct94589946039456"/><text:change-start text:change-id="ct94589946039744"/><text:span text:style-name="T1">—</text:span><text:change-end text:change-id="ct94589946039744"/><text:span text:style-name="T1">I need Hemi back.”</text:span></text:p>
      <text:p text:style-name="Text_20_body"><text:span text:style-name="T1">“Don’t you sink either</text:span><text:change-start text:change-id="ct94589947235920"/><text:span text:style-name="T1">,</text:span><text:change-end text:change-id="ct94589947235920"/><text:span text:style-name="T1"> Captain Percy</text:span><text:change text:change-id="ct94589946484432"/><text:change-start text:change-id="ct94589946759088"/><text:span text:style-name="T1">—</text:span><text:change-end text:change-id="ct94589946759088"/><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589944796496"/><text:change-start text:change-id="ct94589941829472"/><text:span text:style-name="T1">Fifty </text:span><text:change-end text:change-id="ct94589941829472"/><text:span text:style-name="T1">meters.”</text:span></text:p>
      <text:p text:style-name="Text_20_body"><text:span text:style-name="T1">“Ain’t gonna happen</text:span><text:change-start text:change-id="ct94589945287552"/><text:span text:style-name="T1">,</text:span><text:change-end text:change-id="ct94589945287552"/><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589945429280"/><text:change-start text:change-id="ct94589945996688"/><text:span text:style-name="T1">thirty </text:span><text:change-end text:change-id="ct94589945996688"/><text:span text:style-name="T1">and the seams start splitting. </text:span><text:change text:change-id="ct94589945287840"/><text:change-start text:change-id="ct94589940610384"/><text:span text:style-name="T1">Fifty </text:span><text:change-end text:change-id="ct94589940610384"/><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589946915136"/><text:span text:style-name="T1">,</text:span><text:change-end text:change-id="ct94589946915136"/><text:span text:style-name="T1"> though</text:span><text:change text:change-id="ct94589947108544"/><text:change-start text:change-id="ct94589947152144"/><text:span text:style-name="T1">—</text:span><text:change-end text:change-id="ct94589947152144"/><text:span text:style-name="T1">if we can get it to detonate right in the middle of their sub</text:span><text:change text:change-id="ct94589947152768"/><text:change-start text:change-id="ct94589944736272"/><text:span text:style-name="T1">—</text:span><text:change-end text:change-id="ct94589944736272"/><text:span text:style-name="T1">the upward force of the explosion will blow through the middle and break the sub’s back. Snap it in half. And all the watertight compartments in the world will not help them at that point. At least</text:span><text:change-start text:change-id="ct94589944715664"/><text:span text:style-name="T1">,</text:span><text:change-end text:change-id="ct94589944715664"/><text:span text:style-name="T1"> in theory.”</text:span></text:p>
      <text:p text:style-name="Text_20_body"><text:soft-page-break/><text:span text:style-name="T1">“That sounds to me like the </text:span><text:span text:style-name="T2">Gnat</text:span><text:span text:style-name="T1"> would have to be directly under them, release the mine, and have it go off almost immediately. How are we surviving that</text:span><text:change-start text:change-id="ct94589944735936"/><text:span text:style-name="T1">,</text:span><text:change-end text:change-id="ct94589944735936"/><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589947152432"/><text:change-start text:change-id="ct94589944736896"/><text:span text:style-name="T1">—</text:span><text:change-end text:change-id="ct94589944736896"/><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589946158992"/><text:span text:style-name="T1">,</text:span><text:change-end text:change-id="ct94589946158992"/><text:span text:style-name="T1"> Captain Shakes.”</text:span></text:p>
      <text:p text:style-name="Text_20_body"><text:span text:style-name="T1">“</text:span><text:change text:change-id="ct94589946042176"/><text:change-start text:change-id="ct94589946290896"/><text:span text:style-name="T1">. . . </text:span><text:change-end text:change-id="ct94589946290896"/><text:span text:style-name="T1">Down beyond a depth I never intended to take it.”</text:span></text:p>
      <text:p text:style-name="Text_20_body"><text:span text:style-name="T1">Hemi pounded on one of the roughly</text:span><text:change-start text:change-id="ct94589945229552"/><text:span text:style-name="T1"> </text:span><text:change-end text:change-id="ct94589945229552"/><text:change text:change-id="ct94589945229840"/><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589946292000"/><text:span text:style-name="T1">,</text:span><text:change-end text:change-id="ct94589946292000"/><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589946292288"/><text:span text:style-name="T1">s</text:span><text:change-end text:change-id="ct94589946292288"/><text:span text:style-name="T1"> eyes peered out into the murky water, and scanned upwards. There was nothing to see, but Shakes could never resist the temptation to try.</text:span></text:p>
      <text:p text:style-name="Text_20_body"><text:span text:style-name="T1">“</text:span><text:change text:change-id="ct94589946215472"/><text:change-start text:change-id="ct94589944164240"/><text:span text:style-name="T1">Ten </text:span><text:change-end text:change-id="ct94589944164240"/><text:span text:style-name="T1">minutes,” said Hemi, speaking softly</text:span><text:change-start text:change-id="ct94589944822208"/><text:span text:style-name="T1">,</text:span><text:change-end text:change-id="ct94589944822208"/><text:span text:style-name="T1"> since he was less than a meter from Shakes’ head. “We need to start descending now.”</text:span></text:p>
      <text:p text:style-name="Text_20_body"><text:span text:style-name="T1">“Just curious</text:span><text:change-start text:change-id="ct94589944164528"/><text:span text:style-name="T1">,</text:span><text:change-end text:change-id="ct94589944164528"/><text:span text:style-name="T1"> Hemi, how deep do you think it is here?”</text:span></text:p>
      <text:p text:style-name="Text_20_body"><text:span text:style-name="T1">“More than </text:span><text:change text:change-id="ct94589946159760"/><text:change-start text:change-id="ct94589945002976"/><text:span text:style-name="T1">a thousand </text:span><text:change-end text:change-id="ct94589945002976"/><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589944148784"/><text:change-start text:change-id="ct94589940704592"/><text:span text:style-name="T1">—</text:span><text:change-end text:change-id="ct94589940704592"/><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oft-page-break/><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589946291664"/><text:change-start text:change-id="ct94589944526032"/><text:span text:style-name="T1">Forty </text:span><text:change-end text:change-id="ct94589944526032"/><text:span text:style-name="T1">meters.”</text:span></text:p>
      <text:p text:style-name="Text_20_body"><text:span text:style-name="T1">“The boat is doing great</text:span><text:change-start text:change-id="ct94589944597824"/><text:span text:style-name="T1">,</text:span><text:change-end text:change-id="ct94589944597824"/><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589944750640"/><text:span text:style-name="T1">,</text:span><text:change-end text:change-id="ct94589944750640"/><text:span text:style-name="T1"> man.” Shakes’ hands were sweating. He put a cigarette to his lips</text:span><text:change text:change-id="ct94589944751600"/><text:span text:style-name="T1"> but forgot to light it.</text:span></text:p>
      <text:p text:style-name="P8">Hemi stared at his ticking watch.</text:p>
      <text:p text:style-name="Text_20_body"><text:span text:style-name="T1">“</text:span><text:change text:change-id="ct94589944410960"/><text:change-start text:change-id="ct94589944741504"/><text:span text:style-name="T1">Forty-five </text:span><text:change-end text:change-id="ct94589944741504"/><text:span text:style-name="T1">meters.”</text:span></text:p>
      <text:p text:style-name="Text_20_body"><text:span text:style-name="T1">“OK, start leveling out,” said Hemi</text:span><text:change-start text:change-id="ct94589944741792"/><text:span text:style-name="T1">.</text:span><text:change-end text:change-id="ct94589944741792"/><text:change text:change-id="ct94589940866704"/><text:span text:style-name="T1"> “I think you can stay just above </text:span><text:change text:change-id="ct94589945089440"/><text:change-start text:change-id="ct94589945090064"/><text:span text:style-name="T1">fifty</text:span><text:change-end text:change-id="ct94589945090064"/><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589945091168"/><text:span text:style-name="T1">“</text:span><text:change-end text:change-id="ct94589945091168"/><text:change text:change-id="ct94589940237856"/><text:span text:style-name="T1">noisy</text:span><text:change-start text:change-id="ct94589945348544"/><text:span text:style-name="T1">”</text:span><text:change-end text:change-id="ct94589945348544"/><text:change text:change-id="ct94589940241776"/><text:span text:style-name="T1"> when they went deep</text:span><text:change text:change-id="ct94589945358944"/><text:change-start text:change-id="ct94589945544576"/><text:span text:style-name="T1">—</text:span><text:change-end text:change-id="ct94589945544576"/><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589945544864"/><text:change-start text:change-id="ct94589945598144"/><text:span text:style-name="T1"> . . . </text:span><text:change-end text:change-id="ct94589945598144"/><text:change text:change-id="ct94589945559840"/><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589945745328"/><text:span text:style-name="T1">,</text:span><text:change-end text:change-id="ct94589945745328"/><text:span text:style-name="T1"> Hemi. I’m not sure how much longer we can stay this deep.”</text:span></text:p>
      <text:p text:style-name="Text_20_body"><text:span text:style-name="T1">Hemi looked at the stopwatch. “</text:span><text:change-start text:change-id="ct94589946001936"/><text:span text:style-name="T1">Three</text:span><text:change-end text:change-id="ct94589946001936"/><text:change text:change-id="ct94589946002288"/><text:span text:style-name="T1"> minutes. Just hold the boat right at the level and speed you have</text:span><text:change text:change-id="ct94589946043104"/><text:change-start text:change-id="ct94589946043728"/><text:span text:style-name="T1">—</text:span><text:change-end text:change-id="ct94589946043728"/><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589946332032"/><text:change-start text:change-id="ct94589946313328"/><text:span text:style-name="T1">Thirty </text:span><text:change-end text:change-id="ct94589946313328"/><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ext:soft-page-break/>“That hatch is not open!” Hemi yelled forward, true panic slipping into the baritone of his voice.</text:p>
      <text:p text:style-name="Text_20_body"><text:span text:style-name="T1">“The pressure</text:span><text:change-start text:change-id="ct94589946447568"/><text:span text:style-name="T1">,</text:span><text:change-end text:change-id="ct94589946447568"/><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589945215200"/><text:change-start text:change-id="ct94589946044832"/><text:span text:style-name="T1"> . . .</text:span><text:change-end text:change-id="ct94589946044832"/><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589945204912"/><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text:soft-page-break/>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589945479248"/><text:span text:style-name="T1">,</text:span><text:change-end text:change-id="ct94589945479248"/><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589945565824"/><text:span text:style-name="T1">s</text:span><text:change-end text:change-id="ct94589945565824"/><text:span text:style-name="T1"> and Hemi’s ears. Whatever small cracks </text:span><text:change text:change-id="ct94589946087184"/><text:span text:style-name="T1">had opened in the seams before now split wide</text:span><text:change-start text:change-id="ct94589947158880"/><text:span text:style-name="T1">,</text:span><text:change-end text:change-id="ct94589947158880"/><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589944246288"/><text:span text:style-name="T1">,</text:span><text:change-end text:change-id="ct94589944246288"/><text:span text:style-name="T1"> Captain Percy</text:span><text:change text:change-id="ct94589944464144"/><text:change-start text:change-id="ct94589944465104"/><text:span text:style-name="T1"> . . .</text:span><text:change-end text:change-id="ct94589944465104"/><text:span text:style-name="T1"> I’m hearing a lot of popping and crackling. Hold on</text:span><text:change text:change-id="ct94589944625216"/><text:change-start text:change-id="ct94589944626176"/><text:span text:style-name="T1"> . . .</text:span><text:change-end text:change-id="ct94589944626176"/><text:span text:style-name="T1">” She scanned the sonar. The soundscape was a confusing mess: massive churning bubbles of air rising towards the surface, creaking and cracking metal, rushing water </text:span><text:change text:change-id="ct94589944627136"/><text:change-start text:change-id="ct94589944644656"/><text:span text:style-name="T1">. . . </text:span><text:change-end text:change-id="ct94589944644656"/><text:span text:style-name="T1">and distant screams of terror. “Captain Percy: I’m almost certain the </text:span><text:span text:style-name="T2">Grackle</text:span><text:span text:style-name="T1"> is finished. I’m hearing nothing but</text:span><text:change text:change-id="ct94589944852672"/><text:change-start text:change-id="ct94589944865616"/><text:span text:style-name="T1"> . . . </text:span><text:change-end text:change-id="ct94589944865616"/><text:change text:change-id="ct94589944865904"/><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589947160096"/><text:change-start text:change-id="ct94589940274496"/><text:span text:style-name="T1"> . . .</text:span><text:change-end text:change-id="ct94589940274496"/><text:span text:style-name="T1">”</text:span></text:p>
      <text:p text:style-name="P8">Percy’s eyes snapped up to the ship-to-ship. It was not the voice of Hemi or Shakes.</text:p>
      <text:p text:style-name="Text_20_body"><text:span text:style-name="T1">“Sylvia</text:span><text:change text:change-id="ct94589944625840"/><text:change-start text:change-id="ct94589944644320"/><text:span text:style-name="T1"> . . . </text:span><text:change-end text:change-id="ct94589944644320"/><text:change text:change-id="ct94589944247056"/><text:span text:style-name="T1">are you leaving me to die a second time?” The voice came riding on a background of wailing klaxons, creaking metal, and shouting men.</text:span></text:p>
      <text:p text:style-name="Text_20_body"><text:soft-page-break/><text:span text:style-name="T1">Sylvia slowly reached a hand up to take the mic. She thumbed the transmitter. “</text:span><text:change text:change-id="ct94589940288496"/><text:change-start text:change-id="ct94589945445920"/><text:span text:style-name="T1">. . . </text:span><text:change-end text:change-id="ct94589945445920"/><text:span text:style-name="T1">Owen? </text:span><text:change text:change-id="ct94589945578768"/><text:change-start text:change-id="ct94589945579728"/><text:span text:style-name="T1">. . . </text:span><text:change-end text:change-id="ct94589945579728"/><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589945594256"/><text:change-start text:change-id="ct94589945594880"/><text:span text:style-name="T1">—</text:span><text:change-end text:change-id="ct94589945594880"/><text:span text:style-name="T1">thinking there was no way I could survive.</text:span></text:p>
      <text:p text:style-name="Text_20_body"><text:span text:style-name="T1">“And I would have died in that storm, just as you expected. Probably within a matter of minutes</text:span><text:change text:change-id="ct94589945571504"/><text:change-start text:change-id="ct94589946871936"/><text:span text:style-name="T1">—</text:span><text:change-end text:change-id="ct94589946871936"/><text:span text:style-name="T1">except by sheer luck I washed aboard the deck of the </text:span><text:span text:style-name="T2">Grackle</text:span><text:change text:change-id="ct94589945592912"/><text:change text:change-id="ct94589945593200"/><text:change-start text:change-id="ct94589945593488"/><text:span text:style-name="T1"> . . . </text:span><text:change-end text:change-id="ct94589945593488"/><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589946356144"/><text:change-start text:change-id="ct94589946451216"/><text:span text:style-name="T1">—</text:span><text:change-end text:change-id="ct94589946451216"/><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589945590656"/><text:change-start text:change-id="ct94589945571792"/><text:span text:style-name="T1"> . . . </text:span><text:change-end text:change-id="ct94589945571792"/><text:span text:style-name="T1"><text:s/>I didn’t know</text:span><text:change text:change-id="ct94589946355472"/><text:change-start text:change-id="ct94589946355760"/><text:span text:style-name="T1"> . . .</text:span><text:change-end text:change-id="ct94589946355760"/><text:span text:style-name="T1">” Her thumb fell off the transmitter. The radio remained dead for a few seconds.</text:span></text:p>
      <text:p text:style-name="Text_20_body"><text:span text:style-name="T1">The radio dial re-lit. “</text:span><text:change text:change-id="ct94589946715136"/><text:change-start text:change-id="ct94589946306032"/><text:span text:style-name="T1">. . . </text:span><text:change-end text:change-id="ct94589946306032"/><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589943947504"/><text:span text:style-name="T1">,</text:span><text:change-end text:change-id="ct94589943947504"/><text:span text:style-name="T1"> Sylvia. But now</text:span><text:change text:change-id="ct94589943980656"/><text:change-start text:change-id="ct94589943947792"/><text:span text:style-name="T1"> . . . </text:span><text:change-end text:change-id="ct94589943947792"/><text:change text:change-id="ct94589940312064"/><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589945590320"/><text:change-start text:change-id="ct94589940314944"/><text:span text:style-name="T1">. . . </text:span><text:change-end text:change-id="ct94589940314944"/><text:span text:style-name="T1">Everyone eventually. But for me, the pit is only a few seconds away now. Know this</text:span><text:change-start text:change-id="ct94589946714688"/><text:span text:style-name="T1">,</text:span><text:change-end text:change-id="ct94589946714688"/><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text:span><text:soft-page-break/><text:span text:style-name="T1">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589945075856"/><text:span text:style-name="T1">’s</text:span><text:change-end text:change-id="ct94589945075856"/><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589945076144"/><text:change-start text:change-id="ct94589945378464"/><text:span text:style-name="T1">—</text:span><text:change-end text:change-id="ct94589945378464"/><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589944852336"/><text:change-start text:change-id="ct94589945077344"/><text:span text:style-name="T1">—</text:span><text:change-end text:change-id="ct94589945077344"/><text:span text:style-name="T1">pegged at </text:span><text:change text:change-id="ct94589943980320"/><text:change-start text:change-id="ct94589945500672"/><text:span text:style-name="T1">one hundred </text:span><text:change-end text:change-id="ct94589945500672"/><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589944810368"/><text:change-start text:change-id="ct94589940325312"/><text:span text:style-name="T1">—</text:span><text:change-end text:change-id="ct94589940325312"/><text:span text:style-name="T1">all machines</text:span><text:change text:change-id="ct94589945615296"/><text:change-start text:change-id="ct94589945616256"/><text:span text:style-name="T1">—</text:span><text:change-end text:change-id="ct94589945616256"/><text:span text:style-name="T1">do what he wanted them to. But this particular one was failing him now. Shakes’</text:span><text:change-start text:change-id="ct94589945650592"/><text:span text:style-name="T1">s</text:span><text:change-end text:change-id="ct94589945650592"/><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589945717632"/><text:span text:style-name="T1">where </text:span><text:change-end text:change-id="ct94589945717632"/><text:span text:style-name="T1">he had grown up</text:span><text:change text:change-id="ct94589945738976"/><text:span text:style-name="T1">. All his years on rusting and leaking submarines, and running water</text:span><text:change text:change-id="ct94589945718336"/><text:change-start text:change-id="ct94589945651712"/><text:span text:style-name="T1">—</text:span><text:change-end text:change-id="ct94589945651712"/><text:span text:style-name="T1">a sound of death on submarines</text:span><text:change text:change-id="ct94589945987408"/><text:change-start text:change-id="ct94589946162048"/><text:span text:style-name="T1">—</text:span><text:change-end text:change-id="ct94589946162048"/><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oft-page-break/><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589946161728"/><text:change-start text:change-id="ct94589945616544"/><text:span text:style-name="T1"> . . .</text:span><text:change-end text:change-id="ct94589945616544"/><text:span text:style-name="T1">” said Shakes.</text:span></text:p>
      <text:p text:style-name="Text_20_body"><text:span text:style-name="T1">“</text:span><text:change text:change-id="ct94589945189936"/><text:change-start text:change-id="ct94589946630832"/><text:span text:style-name="T1">. . . </text:span><text:change-end text:change-id="ct94589946630832"/><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589946631120"/><text:span text:style-name="T1">”</text:span><text:change-end text:change-id="ct94589946631120"/></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589946882304"/><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589945740800"/><text:span text:style-name="T1">,</text:span><text:change-end text:change-id="ct94589945740800"/><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589947146464"/><text:span text:style-name="T1">,</text:span><text:change-end text:change-id="ct94589947146464"/><text:span text:style-name="T1"> of course! She managed to pick Shake</text:span><text:change-start text:change-id="ct94589944203984"/><text:span text:style-name="T1">s</text:span><text:change-end text:change-id="ct94589944203984"/><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589944223280"/><text:span text:style-name="T1">,</text:span><text:change-end text:change-id="ct94589944223280"/><text:span text:style-name="T1"> too! Our batteries flat</text:span><text:change text:change-id="ct94589944213904"/><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589946631408"/><text:span text:style-name="T1">’s</text:span><text:change-end text:change-id="ct94589946631408"/><text:span text:style-name="T1"> sail out in the gloom.</text:span><text:bookmark-end text:name="garbage-gyre"/></text:p>
      <text:h text:style-name="P7" text:outline-level="2"><text:soft-page-break/>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589946450576"/><text:span text:style-name="T1">’s</text:span><text:change-end text:change-id="ct94589946450576"/><text:span text:style-name="T1"> sail charging out over the water at an angle from the boat, the sea had turned a bright shade of slate</text:span><text:change-start text:change-id="ct94589944622608"/><text:span text:style-name="T1"> </text:span><text:change-end text:change-id="ct94589944622608"/><text:change text:change-id="ct94589944534288"/><text:span text:style-name="T1">blue. A long slow deep-ocean swell rose and fell all around, giving the impression of passing through a landscape of low hills</text:span><text:change text:change-id="ct94589944623568"/><text:change-start text:change-id="ct94589944693088"/><text:span text:style-name="T1">—</text:span><text:change-end text:change-id="ct94589944693088"/><text:span text:style-name="T1">though in a queasy way where the traveler </text:span><text:change text:change-id="ct94589944624192"/><text:change-start text:change-id="ct94589944693376"/><text:span text:style-name="T1">is</text:span><text:change-end text:change-id="ct94589944693376"/><text:span text:style-name="T1"> standing still</text:span><text:change text:change-id="ct94589944800336"/><text:span text:style-name="T1"> and the landscape is moving around </text:span><text:change text:change-id="ct94589944683472"/><text:change-start text:change-id="ct94589944801040"/><text:span text:style-name="T1">her, </text:span><text:change-end text:change-id="ct94589944801040"/><text:span text:style-name="T1">rather than the other way around.</text:span></text:p>
      <text:p text:style-name="Text_20_body"><text:span text:style-name="T1">Even though it was bright daylight</text:span><text:change-start text:change-id="ct94589944800624"/><text:span text:style-name="T1">,</text:span><text:change-end text:change-id="ct94589944800624"/><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589944685488"/><text:span text:style-name="T1">’s</text:span><text:change-end text:change-id="ct94589944685488"/><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589945143808"/><text:span text:style-name="T1">’s</text:span><text:change-end text:change-id="ct94589945143808"/><text:span text:style-name="T1"> deck that morning, cataloging the damage to his boat. It was beginning to look like the </text:span><text:span text:style-name="T2">Gnat</text:span><text:span text:style-name="T1"> might end up being more weld than plate</text:span><text:change text:change-id="ct94589945254976"/><text:change-start text:change-id="ct94589944215648"/><text:span text:style-name="T1">—</text:span><text:change-end text:change-id="ct94589944215648"/><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589945306048"/><text:span text:style-name="T1">s</text:span><text:change-end text:change-id="ct94589945306048"/><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589945282624"/><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589945305632"/><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oft-page-break/><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589946034592"/><text:change-start text:change-id="ct94589945214912"/><text:span text:style-name="T1"> . . . </text:span><text:change-end text:change-id="ct94589945214912"/><text:change text:change-id="ct94589944205072"/><text:span text:style-name="T1">you know, I left him for fucking dead.”</text:span></text:p>
      <text:p text:style-name="P8">“Do you feel that was a mistake?”</text:p>
      <text:p text:style-name="Text_20_body"><text:span text:style-name="T1">“Fuck no</text:span><text:change-start text:change-id="ct94589946036096"/><text:span text:style-name="T1">,</text:span><text:change-end text:change-id="ct94589946036096"/><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589946074304"/><text:change-start text:change-id="ct94589946076256"/><text:span text:style-name="T1">—</text:span><text:change-end text:change-id="ct94589946076256"/><text:span text:style-name="T1">he swears himself to wreak vengeance on me? Repeatedly tries to kill me? And all of you in my crew along with me? No, Hemi. I have no regrets. I’ll say it again: fuck Owen. And fuck his ghost.”</text:span></text:p>
      <text:p text:style-name="P8"><text:soft-page-break/>“I do not believe it possible for souls to wander uneasily, except in the minds of the living. I simply wanted to be sure the events with Owen will not keep you awake nights.”</text:p>
      <text:p text:style-name="Text_20_body"><text:span text:style-name="T1">“Trust me</text:span><text:change-start text:change-id="ct94589946110656"/><text:span text:style-name="T1">,</text:span><text:change-end text:change-id="ct94589946110656"/><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589946344960"/><text:span text:style-name="T2">“</text:span><text:change-end text:change-id="ct94589946344960"/><text:change text:change-id="ct94589946241408"/><text:span text:style-name="T2">free</text:span><text:change-start text:change-id="ct94589947198736"/><text:span text:style-name="T2">,”</text:span><text:change-end text:change-id="ct94589947198736"/><text:change text:change-id="ct94589940381152"/><text:span text:style-name="T2"> as in you paid nothing for it. If you read the e-book, you probably didn’t pay anything. But if you read a paper copy, you might have paid a little something. That’s good</text:span><text:change-start text:change-id="ct94589947271776"/><text:span text:style-name="T2">—</text:span><text:change-end text:change-id="ct94589947271776"/><text:change text:change-id="ct94589947272064"/><text:span text:style-name="T2">it helps cover the real cost of printing on paper and whatnot. But the book is “free” </text:span><text:change text:change-id="ct94589947273136"/><text:span text:style-name="T2">in </text:span><text:change-start text:change-id="ct94589944544096"/><text:span text:style-name="T2">that </text:span><text:change-end text:change-id="ct94589944544096"/><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589946345248"/><text:span text:style-name="T2">“</text:span><text:change-end text:change-id="ct94589946345248"/><text:change text:change-id="ct94589946345536"/><text:span text:style-name="T2">Which software?</text:span><text:change-start text:change-id="ct94589945797984"/><text:span text:style-name="T2">”</text:span><text:change-end text:change-id="ct94589945797984"/><text:change text:change-id="ct94589944554368"/><text:span text:style-name="T2"> the nerds among you ask: vim, markdown, pandoc, git, make, Inkscape, Gimp, tmux, screen, mupdf, and of course all of the various Linux distros that are my daily driver desktop computers.) But I’m not much of a programmer</text:span><text:change-start text:change-id="ct94589947197728"/><text:span text:style-name="T2">,</text:span><text:change-end text:change-id="ct94589947197728"/><text:span text:style-name="T2"> so I can’t give back to the open source world (other than </text:span><text:change-start text:change-id="ct94589947199696"/><text:span text:style-name="T2">through </text:span><text:change-end text:change-id="ct94589947199696"/><text:span text:style-name="T2">boring </text:span><text:change text:change-id="ct94589946293840"/><text:change-start text:change-id="ct94589946272064"/><text:span text:style-name="T2">financial means</text:span><text:change-end text:change-id="ct94589946272064"/><text:span text:style-name="T2">). I did write this novel</text:span><text:change-start text:change-id="ct94589946295072"/><text:span text:style-name="T2">,</text:span><text:change-end text:change-id="ct94589946295072"/><text:span text:style-name="T2"> though. I put a lot of work into it. I hope it has got a good amount of entertainment value. I hope that by putting it out for free</text:span><text:change-start text:change-id="ct94589946456560"/><text:span text:style-name="T2">,</text:span><text:change-end text:change-id="ct94589946456560"/><text:span text:style-name="T2"> it entertains lots of people</text:span><text:change text:change-id="ct94589944151200"/><text:change-start text:change-id="ct94589946454496"/><text:span text:style-name="T2">—</text:span><text:change-end text:change-id="ct94589946454496"/><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text:soft-page-break/>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text:soft-page-break/>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3639424732"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text:soft-page-break/>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232420689418847" text:continue-list="list3639424732" text:style-name="WWNum22">
        <text:list-item text:start-value="1">
          <text:p text:style-name="P14">License grant.</text:p>
        </text:list-item>
      </text:list>
      <text:list xml:id="list3387465637"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232421556864909" text:continue-list="list232420689418847"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232420533650769" text:continue-list="list3387465637"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text:soft-page-break/>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232420130324583" text:continue-list="list232420533650769" text:style-name="WWNum4">
        <text:list-item>
          <text:list>
            <text:list-item>
              <text:p text:style-name="P18">Downstream recipients.</text:p>
            </text:list-item>
          </text:list>
        </text:list-item>
      </text:list>
      <text:list xml:id="list232421632387318" text:continue-list="list232421556864909"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232421671549550" text:continue-list="list232420130324583"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232420222231701" text:continue-list="list232421632387318" text:style-name="WWNum30">
        <text:list-item>
          <text:p text:style-name="P22">Other rights.</text:p>
        </text:list-item>
      </text:list>
      <text:list xml:id="list232420201126864" text:continue-list="list232421671549550"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ext:soft-page-break/>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232420093634432" text:continue-list="list232420222231701" text:style-name="WWNum34">
        <text:list-item text:start-value="1">
          <text:p text:style-name="P26">Attribution.</text:p>
        </text:list-item>
      </text:list>
      <text:list xml:id="list232421655733151" text:continue-list="list232420201126864" text:style-name="WWNum35">
        <text:list-item>
          <text:list>
            <text:list-item text:start-value="1">
              <text:p text:style-name="P27">If You Share the Licensed Material (including in modified form), You must:</text:p>
            </text:list-item>
          </text:list>
        </text:list-item>
      </text:list>
      <text:list xml:id="list232420534869306" text:continue-list="list232420093634432"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3359023295"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232421476735143" text:continue-list="list232420534869306"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232421275909336" text:continue-list="list232421655733151"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232421398617526" text:continue-list="list232421476735143" text:style-name="WWNum42">
        <text:list-item>
          <text:p text:style-name="P35"><text:soft-page-break/>ShareAlike.</text:p>
        </text:list-item>
      </text:list>
      <text:list xml:id="list2028907529" text:style-name="WWNum1">
        <text:list-item>
          <text:p text:style-name="P36">In addition to the conditions in Section 3(a), if You Share Adapted Material You produce, the following conditions also apply.</text:p>
        </text:list-item>
      </text:list>
      <text:list xml:id="list232420964238862" text:continue-list="list232421275909336"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232421857041648" text:continue-list="list232421398617526"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232421483704481" text:continue-list="list232421857041648"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text:soft-page-break/>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232421930640857" text:continue-list="list232421483704481"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232420934931686" text:continue-list="list232420964238862"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2028907529" text:style-name="WWNum1">
        <text:list-item>
          <text:p text:style-name="P36">For the avoidance of doubt, this Section 6(b) does not affect any right the Licensor may have to seek remedies for Your violations of this Public License.</text:p>
        </text:list-item>
      </text:list>
      <text:list xml:id="list232421740305540" text:continue-list="list232421930640857"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232420280124952" text:continue-list="list232421740305540" text:style-name="WWNum58">
        <text:list-item text:start-value="1">
          <text:p text:style-name="P52">The Licensor shall not be bound by any additional or different terms or conditions communicated by You unless expressly agreed.</text:p>
        </text:list-item>
        <text:list-item text:style-override="WWNum59">
          <text:p text:style-name="P53"><text:soft-page-break/>Any arrangements, understandings, or agreements regarding the Licensed Material not stated herein are separate from and independent of the terms and conditions of this Public License.</text:p>
        </text:list-item>
      </text:list>
      <text:p text:style-name="P6">Section 8 – Interpretation.</text:p>
      <text:list xml:id="list232420189038270" text:continue-list="list232420280124952"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214</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65</meta:editing-cycles>
    <meta:creation-date>2023-10-01T15:32:00</meta:creation-date>
    <dc:date>2023-12-13T23:24:19.266463385</dc:date>
    <dc:language>en-US</dc:language>
    <meta:editing-duration>P1DT16H29M13S</meta:editing-duration>
    <meta:generator>LibreOffice/7.6.4.1$Linux_X86_64 LibreOffice_project/60$Build-1</meta:generator>
    <meta:document-statistic meta:table-count="0" meta:image-count="0" meta:object-count="0" meta:page-count="252" meta:paragraph-count="2896" meta:word-count="120163" meta:character-count="666189" meta:non-whitespace-character-count="548459"/>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